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8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86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89.46pt" svg:height="405.84pt" svg:x="416.15pt" svg:y="807.9pt">
            <loext:p draw:notify-on-update-of-ranges="Sheet2.F1:Sheet2.F1 Sheet2.F2:Sheet2.F62 Sheet2.G1:Sheet2.G1 Sheet2.G2:Sheet2.G62 Sheet2.H1:Sheet2.H1 Sheet2.H2:Sheet2.H62 Sheet2.I1:Sheet2.I1 Sheet2.I2:Sheet2.I62 Sheet2.J1:Sheet2.J1 Sheet2.J2:Sheet2.J62 Sheet2.K1:Sheet2.K1 Sheet2.K2:Sheet2.K62 Sheet2.L1:Sheet2.L1 Sheet2.L2:Sheet2.L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46pt" svg:height="405.84pt" svg:x="1092.02pt" svg:y="806.43pt">
            <loext:p draw:notify-on-update-of-ranges="Sheet2.N1:Sheet2.N1 Sheet2.N2:Sheet2.N62 Sheet2.O1:Sheet2.O1 Sheet2.O2:Sheet2.O62 Sheet2.P1:Sheet2.P1 Sheet2.P2:Sheet2.P62 Sheet2.Q1:Sheet2.Q1 Sheet2.Q2:Sheet2.Q62 Sheet2.R1:Sheet2.R1 Sheet2.R2:Sheet2.R62 Sheet2.S1:Sheet2.S1 Sheet2.S2:Sheet2.S62 Sheet2.T1:Sheet2.T1 Sheet2.T2:Sheet2.T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9.46pt" svg:height="405.84pt" svg:x="1766.13pt" svg:y="806.43pt">
            <loext:p draw:notify-on-update-of-ranges="Sheet2.V1:Sheet2.V1 Sheet2.V2:Sheet2.V62 Sheet2.W1:Sheet2.W1 Sheet2.W2:Sheet2.W62 Sheet2.X1:Sheet2.X1 Sheet2.X2:Sheet2.X62 Sheet2.Y1:Sheet2.Y1 Sheet2.Y2:Sheet2.Y62 Sheet2.Z1:Sheet2.Z1 Sheet2.Z2:Sheet2.Z62 Sheet2.AA1:Sheet2.AA1 Sheet2.AA2:Sheet2.AA62 Sheet2.AB1:Sheet2.AB1 Sheet2.AB2:Sheet2.AB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1.0318119603" calcext:value-type="float">
            <text:p>1.03181196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64003861" calcext:value-type="float">
            <text:p>0.0864003861</text:p>
          </table:table-cell>
          <table:table-cell office:value-type="float" office:value="10114" calcext:value-type="float">
            <text:p>10114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$B1]" office:value-type="float" office:value="1.0318119603" calcext:value-type="float">
            <text:p>1.0318119603</text:p>
          </table:table-cell>
          <table:table-cell table:formula="of:=[.$B62]" office:value-type="float" office:value="1.1928479065" calcext:value-type="float">
            <text:p>1.1928479065</text:p>
          </table:table-cell>
          <table:table-cell table:formula="of:=[.$B123]" office:value-type="float" office:value="0.8821" calcext:value-type="float">
            <text:p>0.8821</text:p>
          </table:table-cell>
          <table:table-cell table:formula="of:=[.$B184]" office:value-type="float" office:value="1.9789835869" calcext:value-type="float">
            <text:p>1.9789835869</text:p>
          </table:table-cell>
          <table:table-cell table:formula="of:=[.$B245]" office:value-type="float" office:value="2.8272832548" calcext:value-type="float">
            <text:p>2.8272832548</text:p>
          </table:table-cell>
          <table:table-cell table:formula="of:=[.$B306]" office:value-type="float" office:value="0.413818343" calcext:value-type="float">
            <text:p>0.413818343</text:p>
          </table:table-cell>
          <table:table-cell table:formula="of:=[.$B367]" office:value-type="float" office:value="0.4057744757" calcext:value-type="float">
            <text:p>0.405774475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0003" calcext:value-type="float">
            <text:p>10003</text:p>
          </table:table-cell>
          <table:table-cell office:value-type="float" office:value="10004" calcext:value-type="float">
            <text:p>10004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6" calcext:value-type="float">
            <text:p>10006</text:p>
          </table:table-cell>
          <table:table-cell/>
          <table:table-cell table:formula="of:=[.$D1]" office:value-type="float" office:value="0" calcext:value-type="float">
            <text:p>0</text:p>
          </table:table-cell>
          <table:table-cell table:formula="of:=[.$D62]" office:value-type="float" office:value="0" calcext:value-type="float">
            <text:p>0</text:p>
          </table:table-cell>
          <table:table-cell table:formula="of:=[.$D123]" office:value-type="float" office:value="0" calcext:value-type="float">
            <text:p>0</text:p>
          </table:table-cell>
          <table:table-cell table:formula="of:=[.$D184]" office:value-type="float" office:value="0" calcext:value-type="float">
            <text:p>0</text:p>
          </table:table-cell>
          <table:table-cell table:formula="of:=[.$D245]" office:value-type="float" office:value="0" calcext:value-type="float">
            <text:p>0</text:p>
          </table:table-cell>
          <table:table-cell table:formula="of:=[.$D306]" office:value-type="float" office:value="0" calcext:value-type="float">
            <text:p>0</text:p>
          </table:table-cell>
          <table:table-cell table:formula="of:=[.$D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71685801" calcext:value-type="float">
            <text:p>0.0771685801</text:p>
          </table:table-cell>
          <table:table-cell office:value-type="float" office:value="10093" calcext:value-type="float">
            <text:p>10093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$B2]" office:value-type="float" office:value="0.0864003861" calcext:value-type="float">
            <text:p>0.0864003861</text:p>
          </table:table-cell>
          <table:table-cell table:formula="of:=[.$B63]" office:value-type="float" office:value="0.0654805046" calcext:value-type="float">
            <text:p>0.0654805046</text:p>
          </table:table-cell>
          <table:table-cell table:formula="of:=[.$B124]" office:value-type="float" office:value="0.0044123099" calcext:value-type="float">
            <text:p>0.0044123099</text:p>
          </table:table-cell>
          <table:table-cell table:formula="of:=[.$B185]" office:value-type="float" office:value="0.1038244476" calcext:value-type="float">
            <text:p>0.1038244476</text:p>
          </table:table-cell>
          <table:table-cell table:formula="of:=[.$B246]" office:value-type="float" office:value="0.0306741834" calcext:value-type="float">
            <text:p>0.0306741834</text:p>
          </table:table-cell>
          <table:table-cell table:formula="of:=[.$B307]" office:value-type="float" office:value="0.1789894818" calcext:value-type="float">
            <text:p>0.1789894818</text:p>
          </table:table-cell>
          <table:table-cell table:formula="of:=[.$B368]" office:value-type="float" office:value="0.0265615659" calcext:value-type="float">
            <text:p>0.0265615659</text:p>
          </table:table-cell>
          <table:table-cell/>
          <table:table-cell table:formula="of:=[.$C2]" office:value-type="float" office:value="10114" calcext:value-type="float">
            <text:p>10114</text:p>
          </table:table-cell>
          <table:table-cell table:formula="of:=[.$C63]" office:value-type="float" office:value="10052" calcext:value-type="float">
            <text:p>10052</text:p>
          </table:table-cell>
          <table:table-cell table:formula="of:=[.$C124]" office:value-type="float" office:value="10143" calcext:value-type="float">
            <text:p>10143</text:p>
          </table:table-cell>
          <table:table-cell table:formula="of:=[.$C185]" office:value-type="float" office:value="10129" calcext:value-type="float">
            <text:p>10129</text:p>
          </table:table-cell>
          <table:table-cell table:formula="of:=[.$C246]" office:value-type="float" office:value="10001" calcext:value-type="float">
            <text:p>10001</text:p>
          </table:table-cell>
          <table:table-cell table:formula="of:=[.$C307]" office:value-type="float" office:value="10032" calcext:value-type="float">
            <text:p>10032</text:p>
          </table:table-cell>
          <table:table-cell table:formula="of:=[.$C368]" office:value-type="float" office:value="10078" calcext:value-type="float">
            <text:p>10078</text:p>
          </table:table-cell>
          <table:table-cell/>
          <table:table-cell table:formula="of:=[.$D2]" office:value-type="float" office:value="79" calcext:value-type="float">
            <text:p>79</text:p>
          </table:table-cell>
          <table:table-cell table:formula="of:=[.$D63]" office:value-type="float" office:value="60" calcext:value-type="float">
            <text:p>60</text:p>
          </table:table-cell>
          <table:table-cell table:formula="of:=[.$D124]" office:value-type="float" office:value="45" calcext:value-type="float">
            <text:p>45</text:p>
          </table:table-cell>
          <table:table-cell table:formula="of:=[.$D185]" office:value-type="float" office:value="33" calcext:value-type="float">
            <text:p>33</text:p>
          </table:table-cell>
          <table:table-cell table:formula="of:=[.$D246]" office:value-type="float" office:value="556" calcext:value-type="float">
            <text:p>556</text:p>
          </table:table-cell>
          <table:table-cell table:formula="of:=[.$D307]" office:value-type="float" office:value="174" calcext:value-type="float">
            <text:p>174</text:p>
          </table:table-cell>
          <table:table-cell table:formula="of:=[.$D368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34645807" calcext:value-type="float">
            <text:p>0.0734645807</text:p>
          </table:table-cell>
          <table:table-cell office:value-type="float" office:value="10029" calcext:value-type="float">
            <text:p>10029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$B3]" office:value-type="float" office:value="0.0771685801" calcext:value-type="float">
            <text:p>0.0771685801</text:p>
          </table:table-cell>
          <table:table-cell table:formula="of:=[.$B64]" office:value-type="float" office:value="0.06035718" calcext:value-type="float">
            <text:p>0.06035718</text:p>
          </table:table-cell>
          <table:table-cell table:formula="of:=[.$B125]" office:value-type="float" office:value="0.0014279585" calcext:value-type="float">
            <text:p>0.0014279585</text:p>
          </table:table-cell>
          <table:table-cell table:formula="of:=[.$B186]" office:value-type="float" office:value="0.0737329114" calcext:value-type="float">
            <text:p>0.0737329114</text:p>
          </table:table-cell>
          <table:table-cell table:formula="of:=[.$B247]" office:value-type="float" office:value="0.0216987696" calcext:value-type="float">
            <text:p>0.0216987696</text:p>
          </table:table-cell>
          <table:table-cell table:formula="of:=[.$B308]" office:value-type="float" office:value="0.0811693902" calcext:value-type="float">
            <text:p>0.0811693902</text:p>
          </table:table-cell>
          <table:table-cell table:formula="of:=[.$B369]" office:value-type="float" office:value="0.0032889334" calcext:value-type="float">
            <text:p>0.0032889334</text:p>
          </table:table-cell>
          <table:table-cell/>
          <table:table-cell table:formula="of:=[.$C3]" office:value-type="float" office:value="10093" calcext:value-type="float">
            <text:p>10093</text:p>
          </table:table-cell>
          <table:table-cell table:formula="of:=[.$C64]" office:value-type="float" office:value="10120" calcext:value-type="float">
            <text:p>10120</text:p>
          </table:table-cell>
          <table:table-cell table:formula="of:=[.$C125]" office:value-type="float" office:value="10050" calcext:value-type="float">
            <text:p>10050</text:p>
          </table:table-cell>
          <table:table-cell table:formula="of:=[.$C186]" office:value-type="float" office:value="10027" calcext:value-type="float">
            <text:p>10027</text:p>
          </table:table-cell>
          <table:table-cell table:formula="of:=[.$C247]" office:value-type="float" office:value="10006" calcext:value-type="float">
            <text:p>10006</text:p>
          </table:table-cell>
          <table:table-cell table:formula="of:=[.$C308]" office:value-type="float" office:value="10018" calcext:value-type="float">
            <text:p>10018</text:p>
          </table:table-cell>
          <table:table-cell table:formula="of:=[.$C369]" office:value-type="float" office:value="10124" calcext:value-type="float">
            <text:p>10124</text:p>
          </table:table-cell>
          <table:table-cell/>
          <table:table-cell table:formula="of:=[.$D3]" office:value-type="float" office:value="161" calcext:value-type="float">
            <text:p>161</text:p>
          </table:table-cell>
          <table:table-cell table:formula="of:=[.$D64]" office:value-type="float" office:value="120" calcext:value-type="float">
            <text:p>120</text:p>
          </table:table-cell>
          <table:table-cell table:formula="of:=[.$D125]" office:value-type="float" office:value="91" calcext:value-type="float">
            <text:p>91</text:p>
          </table:table-cell>
          <table:table-cell table:formula="of:=[.$D186]" office:value-type="float" office:value="66" calcext:value-type="float">
            <text:p>66</text:p>
          </table:table-cell>
          <table:table-cell table:formula="of:=[.$D247]" office:value-type="float" office:value="1103" calcext:value-type="float">
            <text:p>1103</text:p>
          </table:table-cell>
          <table:table-cell table:formula="of:=[.$D308]" office:value-type="float" office:value="342" calcext:value-type="float">
            <text:p>342</text:p>
          </table:table-cell>
          <table:table-cell table:formula="of:=[.$D369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575149" calcext:value-type="float">
            <text:p>0.0719575149</text:p>
          </table:table-cell>
          <table:table-cell office:value-type="float" office:value="10078" calcext:value-type="float">
            <text:p>1007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$B4]" office:value-type="float" office:value="0.0734645807" calcext:value-type="float">
            <text:p>0.0734645807</text:p>
          </table:table-cell>
          <table:table-cell table:formula="of:=[.$B65]" office:value-type="float" office:value="0.058685545" calcext:value-type="float">
            <text:p>0.058685545</text:p>
          </table:table-cell>
          <table:table-cell table:formula="of:=[.$B126]" office:value-type="float" office:value="0.0021299369" calcext:value-type="float">
            <text:p>0.0021299369</text:p>
          </table:table-cell>
          <table:table-cell table:formula="of:=[.$B187]" office:value-type="float" office:value="0.0682252832" calcext:value-type="float">
            <text:p>0.0682252832</text:p>
          </table:table-cell>
          <table:table-cell table:formula="of:=[.$B248]" office:value-type="float" office:value="0.0186780625" calcext:value-type="float">
            <text:p>0.0186780625</text:p>
          </table:table-cell>
          <table:table-cell table:formula="of:=[.$B309]" office:value-type="float" office:value="0.0395406411" calcext:value-type="float">
            <text:p>0.0395406411</text:p>
          </table:table-cell>
          <table:table-cell table:formula="of:=[.$B370]" office:value-type="float" office:value="0.0000476" calcext:value-type="float">
            <text:p>0.0000476</text:p>
          </table:table-cell>
          <table:table-cell/>
          <table:table-cell table:formula="of:=[.$C4]" office:value-type="float" office:value="10029" calcext:value-type="float">
            <text:p>10029</text:p>
          </table:table-cell>
          <table:table-cell table:formula="of:=[.$C65]" office:value-type="float" office:value="10153" calcext:value-type="float">
            <text:p>10153</text:p>
          </table:table-cell>
          <table:table-cell table:formula="of:=[.$C126]" office:value-type="float" office:value="10195" calcext:value-type="float">
            <text:p>10195</text:p>
          </table:table-cell>
          <table:table-cell table:formula="of:=[.$C187]" office:value-type="float" office:value="10158" calcext:value-type="float">
            <text:p>10158</text:p>
          </table:table-cell>
          <table:table-cell table:formula="of:=[.$C248]" office:value-type="float" office:value="10023" calcext:value-type="float">
            <text:p>10023</text:p>
          </table:table-cell>
          <table:table-cell table:formula="of:=[.$C309]" office:value-type="float" office:value="10056" calcext:value-type="float">
            <text:p>10056</text:p>
          </table:table-cell>
          <table:table-cell table:formula="of:=[.$C370]" office:value-type="float" office:value="10059" calcext:value-type="float">
            <text:p>10059</text:p>
          </table:table-cell>
          <table:table-cell/>
          <table:table-cell table:formula="of:=[.$D4]" office:value-type="float" office:value="240" calcext:value-type="float">
            <text:p>240</text:p>
          </table:table-cell>
          <table:table-cell table:formula="of:=[.$D65]" office:value-type="float" office:value="183" calcext:value-type="float">
            <text:p>183</text:p>
          </table:table-cell>
          <table:table-cell table:formula="of:=[.$D126]" office:value-type="float" office:value="137" calcext:value-type="float">
            <text:p>137</text:p>
          </table:table-cell>
          <table:table-cell table:formula="of:=[.$D187]" office:value-type="float" office:value="99" calcext:value-type="float">
            <text:p>99</text:p>
          </table:table-cell>
          <table:table-cell table:formula="of:=[.$D248]" office:value-type="float" office:value="1635" calcext:value-type="float">
            <text:p>1635</text:p>
          </table:table-cell>
          <table:table-cell table:formula="of:=[.$D309]" office:value-type="float" office:value="503" calcext:value-type="float">
            <text:p>503</text:p>
          </table:table-cell>
          <table:table-cell table:formula="of:=[.$D37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2194353" calcext:value-type="float">
            <text:p>0.0712194353</text:p>
          </table:table-cell>
          <table:table-cell office:value-type="float" office:value="10046" calcext:value-type="float">
            <text:p>10046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$B5]" office:value-type="float" office:value="0.0719575149" calcext:value-type="float">
            <text:p>0.0719575149</text:p>
          </table:table-cell>
          <table:table-cell table:formula="of:=[.$B66]" office:value-type="float" office:value="0.0591921326" calcext:value-type="float">
            <text:p>0.0591921326</text:p>
          </table:table-cell>
          <table:table-cell table:formula="of:=[.$B127]" office:value-type="float" office:value="0.0030156002" calcext:value-type="float">
            <text:p>0.0030156002</text:p>
          </table:table-cell>
          <table:table-cell table:formula="of:=[.$B188]" office:value-type="float" office:value="0.0646412399" calcext:value-type="float">
            <text:p>0.0646412399</text:p>
          </table:table-cell>
          <table:table-cell table:formula="of:=[.$B249]" office:value-type="float" office:value="0.0171279332" calcext:value-type="float">
            <text:p>0.0171279332</text:p>
          </table:table-cell>
          <table:table-cell table:formula="of:=[.$B310]" office:value-type="float" office:value="0.0272565079" calcext:value-type="float">
            <text:p>0.0272565079</text:p>
          </table:table-cell>
          <table:table-cell table:formula="of:=[.$B371]" office:value-type="float" office:value="0.00000613" calcext:value-type="float">
            <text:p>0.00000613</text:p>
          </table:table-cell>
          <table:table-cell/>
          <table:table-cell table:formula="of:=[.$C5]" office:value-type="float" office:value="10078" calcext:value-type="float">
            <text:p>10078</text:p>
          </table:table-cell>
          <table:table-cell table:formula="of:=[.$C66]" office:value-type="float" office:value="10038" calcext:value-type="float">
            <text:p>10038</text:p>
          </table:table-cell>
          <table:table-cell table:formula="of:=[.$C127]" office:value-type="float" office:value="10163" calcext:value-type="float">
            <text:p>10163</text:p>
          </table:table-cell>
          <table:table-cell table:formula="of:=[.$C188]" office:value-type="float" office:value="10001" calcext:value-type="float">
            <text:p>10001</text:p>
          </table:table-cell>
          <table:table-cell table:formula="of:=[.$C249]" office:value-type="float" office:value="10010" calcext:value-type="float">
            <text:p>10010</text:p>
          </table:table-cell>
          <table:table-cell table:formula="of:=[.$C310]" office:value-type="float" office:value="10044" calcext:value-type="float">
            <text:p>10044</text:p>
          </table:table-cell>
          <table:table-cell table:formula="of:=[.$C371]" office:value-type="float" office:value="10154" calcext:value-type="float">
            <text:p>10154</text:p>
          </table:table-cell>
          <table:table-cell/>
          <table:table-cell table:formula="of:=[.$D5]" office:value-type="float" office:value="323" calcext:value-type="float">
            <text:p>323</text:p>
          </table:table-cell>
          <table:table-cell table:formula="of:=[.$D66]" office:value-type="float" office:value="241" calcext:value-type="float">
            <text:p>241</text:p>
          </table:table-cell>
          <table:table-cell table:formula="of:=[.$D127]" office:value-type="float" office:value="194" calcext:value-type="float">
            <text:p>194</text:p>
          </table:table-cell>
          <table:table-cell table:formula="of:=[.$D188]" office:value-type="float" office:value="132" calcext:value-type="float">
            <text:p>132</text:p>
          </table:table-cell>
          <table:table-cell table:formula="of:=[.$D249]" office:value-type="float" office:value="2108" calcext:value-type="float">
            <text:p>2108</text:p>
          </table:table-cell>
          <table:table-cell table:formula="of:=[.$D310]" office:value-type="float" office:value="672" calcext:value-type="float">
            <text:p>672</text:p>
          </table:table-cell>
          <table:table-cell table:formula="of:=[.$D371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5935369" calcext:value-type="float">
            <text:p>0.0705935369</text:p>
          </table:table-cell>
          <table:table-cell office:value-type="float" office:value="10073" calcext:value-type="float">
            <text:p>10073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$B6]" office:value-type="float" office:value="0.0712194353" calcext:value-type="float">
            <text:p>0.0712194353</text:p>
          </table:table-cell>
          <table:table-cell table:formula="of:=[.$B67]" office:value-type="float" office:value="0.0602312229" calcext:value-type="float">
            <text:p>0.0602312229</text:p>
          </table:table-cell>
          <table:table-cell table:formula="of:=[.$B128]" office:value-type="float" office:value="0.0013398137" calcext:value-type="float">
            <text:p>0.0013398137</text:p>
          </table:table-cell>
          <table:table-cell table:formula="of:=[.$B189]" office:value-type="float" office:value="0.0564804628" calcext:value-type="float">
            <text:p>0.0564804628</text:p>
          </table:table-cell>
          <table:table-cell table:formula="of:=[.$B250]" office:value-type="float" office:value="0.0155043686" calcext:value-type="float">
            <text:p>0.0155043686</text:p>
          </table:table-cell>
          <table:table-cell table:formula="of:=[.$B311]" office:value-type="float" office:value="0.0227188601" calcext:value-type="float">
            <text:p>0.0227188601</text:p>
          </table:table-cell>
          <table:table-cell table:formula="of:=[.$B372]" office:value-type="float" office:value="0.0000033" calcext:value-type="float">
            <text:p>0.0000033</text:p>
          </table:table-cell>
          <table:table-cell/>
          <table:table-cell table:formula="of:=[.$C6]" office:value-type="float" office:value="10046" calcext:value-type="float">
            <text:p>10046</text:p>
          </table:table-cell>
          <table:table-cell table:formula="of:=[.$C67]" office:value-type="float" office:value="10072" calcext:value-type="float">
            <text:p>10072</text:p>
          </table:table-cell>
          <table:table-cell table:formula="of:=[.$C128]" office:value-type="float" office:value="10088" calcext:value-type="float">
            <text:p>10088</text:p>
          </table:table-cell>
          <table:table-cell table:formula="of:=[.$C189]" office:value-type="float" office:value="10197" calcext:value-type="float">
            <text:p>10197</text:p>
          </table:table-cell>
          <table:table-cell table:formula="of:=[.$C250]" office:value-type="float" office:value="10012" calcext:value-type="float">
            <text:p>10012</text:p>
          </table:table-cell>
          <table:table-cell table:formula="of:=[.$C311]" office:value-type="float" office:value="10067" calcext:value-type="float">
            <text:p>10067</text:p>
          </table:table-cell>
          <table:table-cell table:formula="of:=[.$C372]" office:value-type="float" office:value="10104" calcext:value-type="float">
            <text:p>10104</text:p>
          </table:table-cell>
          <table:table-cell/>
          <table:table-cell table:formula="of:=[.$D6]" office:value-type="float" office:value="405" calcext:value-type="float">
            <text:p>405</text:p>
          </table:table-cell>
          <table:table-cell table:formula="of:=[.$D67]" office:value-type="float" office:value="300" calcext:value-type="float">
            <text:p>300</text:p>
          </table:table-cell>
          <table:table-cell table:formula="of:=[.$D128]" office:value-type="float" office:value="239" calcext:value-type="float">
            <text:p>239</text:p>
          </table:table-cell>
          <table:table-cell table:formula="of:=[.$D189]" office:value-type="float" office:value="165" calcext:value-type="float">
            <text:p>165</text:p>
          </table:table-cell>
          <table:table-cell table:formula="of:=[.$D250]" office:value-type="float" office:value="2665" calcext:value-type="float">
            <text:p>2665</text:p>
          </table:table-cell>
          <table:table-cell table:formula="of:=[.$D311]" office:value-type="float" office:value="841" calcext:value-type="float">
            <text:p>841</text:p>
          </table:table-cell>
          <table:table-cell table:formula="of:=[.$D372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4909109" calcext:value-type="float">
            <text:p>0.0704909109</text:p>
          </table:table-cell>
          <table:table-cell office:value-type="float" office:value="10087" calcext:value-type="float">
            <text:p>10087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$B7]" office:value-type="float" office:value="0.0705935369" calcext:value-type="float">
            <text:p>0.0705935369</text:p>
          </table:table-cell>
          <table:table-cell table:formula="of:=[.$B68]" office:value-type="float" office:value="0.0597482701" calcext:value-type="float">
            <text:p>0.0597482701</text:p>
          </table:table-cell>
          <table:table-cell table:formula="of:=[.$B129]" office:value-type="float" office:value="0.0011771428" calcext:value-type="float">
            <text:p>0.0011771428</text:p>
          </table:table-cell>
          <table:table-cell table:formula="of:=[.$B190]" office:value-type="float" office:value="0.0577310498" calcext:value-type="float">
            <text:p>0.0577310498</text:p>
          </table:table-cell>
          <table:table-cell table:formula="of:=[.$B251]" office:value-type="float" office:value="0.0130892436" calcext:value-type="float">
            <text:p>0.0130892436</text:p>
          </table:table-cell>
          <table:table-cell table:formula="of:=[.$B312]" office:value-type="float" office:value="0.0194453842" calcext:value-type="float">
            <text:p>0.0194453842</text:p>
          </table:table-cell>
          <table:table-cell table:formula="of:=[.$B373]" office:value-type="float" office:value="0.00000225" calcext:value-type="float">
            <text:p>0.00000225</text:p>
          </table:table-cell>
          <table:table-cell/>
          <table:table-cell table:formula="of:=[.$C7]" office:value-type="float" office:value="10073" calcext:value-type="float">
            <text:p>10073</text:p>
          </table:table-cell>
          <table:table-cell table:formula="of:=[.$C68]" office:value-type="float" office:value="10061" calcext:value-type="float">
            <text:p>10061</text:p>
          </table:table-cell>
          <table:table-cell table:formula="of:=[.$C129]" office:value-type="float" office:value="10046" calcext:value-type="float">
            <text:p>10046</text:p>
          </table:table-cell>
          <table:table-cell table:formula="of:=[.$C190]" office:value-type="float" office:value="10204" calcext:value-type="float">
            <text:p>10204</text:p>
          </table:table-cell>
          <table:table-cell table:formula="of:=[.$C251]" office:value-type="float" office:value="10016" calcext:value-type="float">
            <text:p>10016</text:p>
          </table:table-cell>
          <table:table-cell table:formula="of:=[.$C312]" office:value-type="float" office:value="10004" calcext:value-type="float">
            <text:p>10004</text:p>
          </table:table-cell>
          <table:table-cell table:formula="of:=[.$C373]" office:value-type="float" office:value="10204" calcext:value-type="float">
            <text:p>10204</text:p>
          </table:table-cell>
          <table:table-cell/>
          <table:table-cell table:formula="of:=[.$D7]" office:value-type="float" office:value="488" calcext:value-type="float">
            <text:p>488</text:p>
          </table:table-cell>
          <table:table-cell table:formula="of:=[.$D68]" office:value-type="float" office:value="359" calcext:value-type="float">
            <text:p>359</text:p>
          </table:table-cell>
          <table:table-cell table:formula="of:=[.$D129]" office:value-type="float" office:value="283" calcext:value-type="float">
            <text:p>283</text:p>
          </table:table-cell>
          <table:table-cell table:formula="of:=[.$D190]" office:value-type="float" office:value="200" calcext:value-type="float">
            <text:p>200</text:p>
          </table:table-cell>
          <table:table-cell table:formula="of:=[.$D251]" office:value-type="float" office:value="3151" calcext:value-type="float">
            <text:p>3151</text:p>
          </table:table-cell>
          <table:table-cell table:formula="of:=[.$D312]" office:value-type="float" office:value="1001" calcext:value-type="float">
            <text:p>1001</text:p>
          </table:table-cell>
          <table:table-cell table:formula="of:=[.$D373]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8418008" calcext:value-type="float">
            <text:p>0.0708418008</text:p>
          </table:table-cell>
          <table:table-cell office:value-type="float" office:value="10091" calcext:value-type="float">
            <text:p>1009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$B8]" office:value-type="float" office:value="0.0704909109" calcext:value-type="float">
            <text:p>0.0704909109</text:p>
          </table:table-cell>
          <table:table-cell table:formula="of:=[.$B69]" office:value-type="float" office:value="0.0595849921" calcext:value-type="float">
            <text:p>0.0595849921</text:p>
          </table:table-cell>
          <table:table-cell table:formula="of:=[.$B130]" office:value-type="float" office:value="0.000672" calcext:value-type="float">
            <text:p>0.000672</text:p>
          </table:table-cell>
          <table:table-cell table:formula="of:=[.$B191]" office:value-type="float" office:value="0.0562260206" calcext:value-type="float">
            <text:p>0.0562260206</text:p>
          </table:table-cell>
          <table:table-cell table:formula="of:=[.$B252]" office:value-type="float" office:value="0.0121721643" calcext:value-type="float">
            <text:p>0.0121721643</text:p>
          </table:table-cell>
          <table:table-cell table:formula="of:=[.$B313]" office:value-type="float" office:value="0.017046921" calcext:value-type="float">
            <text:p>0.017046921</text:p>
          </table:table-cell>
          <table:table-cell table:formula="of:=[.$B374]" office:value-type="float" office:value="0.00000173" calcext:value-type="float">
            <text:p>0.00000173</text:p>
          </table:table-cell>
          <table:table-cell/>
          <table:table-cell table:formula="of:=[.$C8]" office:value-type="float" office:value="10087" calcext:value-type="float">
            <text:p>10087</text:p>
          </table:table-cell>
          <table:table-cell table:formula="of:=[.$C69]" office:value-type="float" office:value="10049" calcext:value-type="float">
            <text:p>10049</text:p>
          </table:table-cell>
          <table:table-cell table:formula="of:=[.$C130]" office:value-type="float" office:value="10152" calcext:value-type="float">
            <text:p>10152</text:p>
          </table:table-cell>
          <table:table-cell table:formula="of:=[.$C191]" office:value-type="float" office:value="10073" calcext:value-type="float">
            <text:p>10073</text:p>
          </table:table-cell>
          <table:table-cell table:formula="of:=[.$C252]" office:value-type="float" office:value="10009" calcext:value-type="float">
            <text:p>10009</text:p>
          </table:table-cell>
          <table:table-cell table:formula="of:=[.$C313]" office:value-type="float" office:value="10048" calcext:value-type="float">
            <text:p>10048</text:p>
          </table:table-cell>
          <table:table-cell table:formula="of:=[.$C374]" office:value-type="float" office:value="10068" calcext:value-type="float">
            <text:p>10068</text:p>
          </table:table-cell>
          <table:table-cell/>
          <table:table-cell table:formula="of:=[.$D8]" office:value-type="float" office:value="569" calcext:value-type="float">
            <text:p>569</text:p>
          </table:table-cell>
          <table:table-cell table:formula="of:=[.$D69]" office:value-type="float" office:value="419" calcext:value-type="float">
            <text:p>419</text:p>
          </table:table-cell>
          <table:table-cell table:formula="of:=[.$D130]" office:value-type="float" office:value="326" calcext:value-type="float">
            <text:p>326</text:p>
          </table:table-cell>
          <table:table-cell table:formula="of:=[.$D191]" office:value-type="float" office:value="232" calcext:value-type="float">
            <text:p>232</text:p>
          </table:table-cell>
          <table:table-cell table:formula="of:=[.$D252]" office:value-type="float" office:value="3724" calcext:value-type="float">
            <text:p>3724</text:p>
          </table:table-cell>
          <table:table-cell table:formula="of:=[.$D313]" office:value-type="float" office:value="1159" calcext:value-type="float">
            <text:p>1159</text:p>
          </table:table-cell>
          <table:table-cell table:formula="of:=[.$D374]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8272309" calcext:value-type="float">
            <text:p>0.0708272309</text:p>
          </table:table-cell>
          <table:table-cell office:value-type="float" office:value="10004" calcext:value-type="float">
            <text:p>10004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$B9]" office:value-type="float" office:value="0.0708418008" calcext:value-type="float">
            <text:p>0.0708418008</text:p>
          </table:table-cell>
          <table:table-cell table:formula="of:=[.$B70]" office:value-type="float" office:value="0.0606335547" calcext:value-type="float">
            <text:p>0.0606335547</text:p>
          </table:table-cell>
          <table:table-cell table:formula="of:=[.$B131]" office:value-type="float" office:value="0.00058" calcext:value-type="float">
            <text:p>0.00058</text:p>
          </table:table-cell>
          <table:table-cell table:formula="of:=[.$B192]" office:value-type="float" office:value="0.0522568066" calcext:value-type="float">
            <text:p>0.0522568066</text:p>
          </table:table-cell>
          <table:table-cell table:formula="of:=[.$B253]" office:value-type="float" office:value="0.0114401635" calcext:value-type="float">
            <text:p>0.0114401635</text:p>
          </table:table-cell>
          <table:table-cell table:formula="of:=[.$B314]" office:value-type="float" office:value="0.0155238435" calcext:value-type="float">
            <text:p>0.0155238435</text:p>
          </table:table-cell>
          <table:table-cell table:formula="of:=[.$B375]" office:value-type="float" office:value="0.00000139" calcext:value-type="float">
            <text:p>0.00000139</text:p>
          </table:table-cell>
          <table:table-cell/>
          <table:table-cell table:formula="of:=[.$C9]" office:value-type="float" office:value="10091" calcext:value-type="float">
            <text:p>10091</text:p>
          </table:table-cell>
          <table:table-cell table:formula="of:=[.$C70]" office:value-type="float" office:value="10119" calcext:value-type="float">
            <text:p>10119</text:p>
          </table:table-cell>
          <table:table-cell table:formula="of:=[.$C131]" office:value-type="float" office:value="10093" calcext:value-type="float">
            <text:p>10093</text:p>
          </table:table-cell>
          <table:table-cell table:formula="of:=[.$C192]" office:value-type="float" office:value="10329" calcext:value-type="float">
            <text:p>10329</text:p>
          </table:table-cell>
          <table:table-cell table:formula="of:=[.$C253]" office:value-type="float" office:value="10017" calcext:value-type="float">
            <text:p>10017</text:p>
          </table:table-cell>
          <table:table-cell table:formula="of:=[.$C314]" office:value-type="float" office:value="10065" calcext:value-type="float">
            <text:p>10065</text:p>
          </table:table-cell>
          <table:table-cell table:formula="of:=[.$C375]" office:value-type="float" office:value="10023" calcext:value-type="float">
            <text:p>10023</text:p>
          </table:table-cell>
          <table:table-cell/>
          <table:table-cell table:formula="of:=[.$D9]" office:value-type="float" office:value="650" calcext:value-type="float">
            <text:p>650</text:p>
          </table:table-cell>
          <table:table-cell table:formula="of:=[.$D70]" office:value-type="float" office:value="478" calcext:value-type="float">
            <text:p>478</text:p>
          </table:table-cell>
          <table:table-cell table:formula="of:=[.$D131]" office:value-type="float" office:value="370" calcext:value-type="float">
            <text:p>370</text:p>
          </table:table-cell>
          <table:table-cell table:formula="of:=[.$D192]" office:value-type="float" office:value="266" calcext:value-type="float">
            <text:p>266</text:p>
          </table:table-cell>
          <table:table-cell table:formula="of:=[.$D253]" office:value-type="float" office:value="4277" calcext:value-type="float">
            <text:p>4277</text:p>
          </table:table-cell>
          <table:table-cell table:formula="of:=[.$D314]" office:value-type="float" office:value="1326" calcext:value-type="float">
            <text:p>1326</text:p>
          </table:table-cell>
          <table:table-cell table:formula="of:=[.$D375]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7974424" calcext:value-type="float">
            <text:p>0.0707974424</text:p>
          </table:table-cell>
          <table:table-cell office:value-type="float" office:value="10031" calcext:value-type="float">
            <text:p>10031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$B10]" office:value-type="float" office:value="0.0708272309" calcext:value-type="float">
            <text:p>0.0708272309</text:p>
          </table:table-cell>
          <table:table-cell table:formula="of:=[.$B71]" office:value-type="float" office:value="0.062352931" calcext:value-type="float">
            <text:p>0.062352931</text:p>
          </table:table-cell>
          <table:table-cell table:formula="of:=[.$B132]" office:value-type="float" office:value="0.0023022862" calcext:value-type="float">
            <text:p>0.0023022862</text:p>
          </table:table-cell>
          <table:table-cell table:formula="of:=[.$B193]" office:value-type="float" office:value="0.0482282967" calcext:value-type="float">
            <text:p>0.0482282967</text:p>
          </table:table-cell>
          <table:table-cell table:formula="of:=[.$B254]" office:value-type="float" office:value="0.0109336213" calcext:value-type="float">
            <text:p>0.0109336213</text:p>
          </table:table-cell>
          <table:table-cell table:formula="of:=[.$B315]" office:value-type="float" office:value="0.0147876536" calcext:value-type="float">
            <text:p>0.0147876536</text:p>
          </table:table-cell>
          <table:table-cell table:formula="of:=[.$B376]" office:value-type="float" office:value="0.00000116" calcext:value-type="float">
            <text:p>0.00000116</text:p>
          </table:table-cell>
          <table:table-cell/>
          <table:table-cell table:formula="of:=[.$C10]" office:value-type="float" office:value="10004" calcext:value-type="float">
            <text:p>10004</text:p>
          </table:table-cell>
          <table:table-cell table:formula="of:=[.$C71]" office:value-type="float" office:value="10151" calcext:value-type="float">
            <text:p>10151</text:p>
          </table:table-cell>
          <table:table-cell table:formula="of:=[.$C132]" office:value-type="float" office:value="10227" calcext:value-type="float">
            <text:p>10227</text:p>
          </table:table-cell>
          <table:table-cell table:formula="of:=[.$C193]" office:value-type="float" office:value="10114" calcext:value-type="float">
            <text:p>10114</text:p>
          </table:table-cell>
          <table:table-cell table:formula="of:=[.$C254]" office:value-type="float" office:value="10005" calcext:value-type="float">
            <text:p>10005</text:p>
          </table:table-cell>
          <table:table-cell table:formula="of:=[.$C315]" office:value-type="float" office:value="10055" calcext:value-type="float">
            <text:p>10055</text:p>
          </table:table-cell>
          <table:table-cell table:formula="of:=[.$C376]" office:value-type="float" office:value="10072" calcext:value-type="float">
            <text:p>10072</text:p>
          </table:table-cell>
          <table:table-cell/>
          <table:table-cell table:formula="of:=[.$D10]" office:value-type="float" office:value="730" calcext:value-type="float">
            <text:p>730</text:p>
          </table:table-cell>
          <table:table-cell table:formula="of:=[.$D71]" office:value-type="float" office:value="540" calcext:value-type="float">
            <text:p>540</text:p>
          </table:table-cell>
          <table:table-cell table:formula="of:=[.$D132]" office:value-type="float" office:value="413" calcext:value-type="float">
            <text:p>413</text:p>
          </table:table-cell>
          <table:table-cell table:formula="of:=[.$D193]" office:value-type="float" office:value="299" calcext:value-type="float">
            <text:p>299</text:p>
          </table:table-cell>
          <table:table-cell table:formula="of:=[.$D254]" office:value-type="float" office:value="4751" calcext:value-type="float">
            <text:p>4751</text:p>
          </table:table-cell>
          <table:table-cell table:formula="of:=[.$D315]" office:value-type="float" office:value="1493" calcext:value-type="float">
            <text:p>1493</text:p>
          </table:table-cell>
          <table:table-cell table:formula="of:=[.$D376]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6983423" calcext:value-type="float">
            <text:p>0.0706983423</text:p>
          </table:table-cell>
          <table:table-cell office:value-type="float" office:value="10106" calcext:value-type="float">
            <text:p>10106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$B11]" office:value-type="float" office:value="0.0707974424" calcext:value-type="float">
            <text:p>0.0707974424</text:p>
          </table:table-cell>
          <table:table-cell table:formula="of:=[.$B72]" office:value-type="float" office:value="0.0626033781" calcext:value-type="float">
            <text:p>0.0626033781</text:p>
          </table:table-cell>
          <table:table-cell table:formula="of:=[.$B133]" office:value-type="float" office:value="0.000497" calcext:value-type="float">
            <text:p>0.000497</text:p>
          </table:table-cell>
          <table:table-cell table:formula="of:=[.$B194]" office:value-type="float" office:value="0.0512749358" calcext:value-type="float">
            <text:p>0.0512749358</text:p>
          </table:table-cell>
          <table:table-cell table:formula="of:=[.$B255]" office:value-type="float" office:value="0.0104022871" calcext:value-type="float">
            <text:p>0.0104022871</text:p>
          </table:table-cell>
          <table:table-cell table:formula="of:=[.$B316]" office:value-type="float" office:value="0.0144386171" calcext:value-type="float">
            <text:p>0.0144386171</text:p>
          </table:table-cell>
          <table:table-cell table:formula="of:=[.$B377]" office:value-type="float" office:value="0.000000997" calcext:value-type="float">
            <text:p>0.000000997</text:p>
          </table:table-cell>
          <table:table-cell/>
          <table:table-cell table:formula="of:=[.$C11]" office:value-type="float" office:value="10031" calcext:value-type="float">
            <text:p>10031</text:p>
          </table:table-cell>
          <table:table-cell table:formula="of:=[.$C72]" office:value-type="float" office:value="10090" calcext:value-type="float">
            <text:p>10090</text:p>
          </table:table-cell>
          <table:table-cell table:formula="of:=[.$C133]" office:value-type="float" office:value="10009" calcext:value-type="float">
            <text:p>10009</text:p>
          </table:table-cell>
          <table:table-cell table:formula="of:=[.$C194]" office:value-type="float" office:value="10282" calcext:value-type="float">
            <text:p>10282</text:p>
          </table:table-cell>
          <table:table-cell table:formula="of:=[.$C255]" office:value-type="float" office:value="10001" calcext:value-type="float">
            <text:p>10001</text:p>
          </table:table-cell>
          <table:table-cell table:formula="of:=[.$C316]" office:value-type="float" office:value="10045" calcext:value-type="float">
            <text:p>10045</text:p>
          </table:table-cell>
          <table:table-cell table:formula="of:=[.$C377]" office:value-type="float" office:value="10222" calcext:value-type="float">
            <text:p>10222</text:p>
          </table:table-cell>
          <table:table-cell/>
          <table:table-cell table:formula="of:=[.$D11]" office:value-type="float" office:value="809" calcext:value-type="float">
            <text:p>809</text:p>
          </table:table-cell>
          <table:table-cell table:formula="of:=[.$D72]" office:value-type="float" office:value="599" calcext:value-type="float">
            <text:p>599</text:p>
          </table:table-cell>
          <table:table-cell table:formula="of:=[.$D133]" office:value-type="float" office:value="451" calcext:value-type="float">
            <text:p>451</text:p>
          </table:table-cell>
          <table:table-cell table:formula="of:=[.$D194]" office:value-type="float" office:value="332" calcext:value-type="float">
            <text:p>332</text:p>
          </table:table-cell>
          <table:table-cell table:formula="of:=[.$D255]" office:value-type="float" office:value="5256" calcext:value-type="float">
            <text:p>5256</text:p>
          </table:table-cell>
          <table:table-cell table:formula="of:=[.$D316]" office:value-type="float" office:value="1660" calcext:value-type="float">
            <text:p>1660</text:p>
          </table:table-cell>
          <table:table-cell table:formula="of:=[.$D377]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5776094" calcext:value-type="float">
            <text:p>0.0705776094</text:p>
          </table:table-cell>
          <table:table-cell office:value-type="float" office:value="10081" calcext:value-type="float">
            <text:p>10081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$B12]" office:value-type="float" office:value="0.0706983423" calcext:value-type="float">
            <text:p>0.0706983423</text:p>
          </table:table-cell>
          <table:table-cell table:formula="of:=[.$B73]" office:value-type="float" office:value="0.0636391013" calcext:value-type="float">
            <text:p>0.0636391013</text:p>
          </table:table-cell>
          <table:table-cell table:formula="of:=[.$B134]" office:value-type="float" office:value="0.0006" calcext:value-type="float">
            <text:p>0.0006</text:p>
          </table:table-cell>
          <table:table-cell table:formula="of:=[.$B195]" office:value-type="float" office:value="0.0462023004" calcext:value-type="float">
            <text:p>0.0462023004</text:p>
          </table:table-cell>
          <table:table-cell table:formula="of:=[.$B256]" office:value-type="float" office:value="0.0096225081" calcext:value-type="float">
            <text:p>0.0096225081</text:p>
          </table:table-cell>
          <table:table-cell table:formula="of:=[.$B317]" office:value-type="float" office:value="0.0140267542" calcext:value-type="float">
            <text:p>0.0140267542</text:p>
          </table:table-cell>
          <table:table-cell table:formula="of:=[.$B378]" office:value-type="float" office:value="0.000000881" calcext:value-type="float">
            <text:p>0.000000881</text:p>
          </table:table-cell>
          <table:table-cell/>
          <table:table-cell table:formula="of:=[.$C12]" office:value-type="float" office:value="10106" calcext:value-type="float">
            <text:p>10106</text:p>
          </table:table-cell>
          <table:table-cell table:formula="of:=[.$C73]" office:value-type="float" office:value="10102" calcext:value-type="float">
            <text:p>10102</text:p>
          </table:table-cell>
          <table:table-cell table:formula="of:=[.$C134]" office:value-type="float" office:value="10047" calcext:value-type="float">
            <text:p>10047</text:p>
          </table:table-cell>
          <table:table-cell table:formula="of:=[.$C195]" office:value-type="float" office:value="10218" calcext:value-type="float">
            <text:p>10218</text:p>
          </table:table-cell>
          <table:table-cell table:formula="of:=[.$C256]" office:value-type="float" office:value="10005" calcext:value-type="float">
            <text:p>10005</text:p>
          </table:table-cell>
          <table:table-cell table:formula="of:=[.$C317]" office:value-type="float" office:value="10053" calcext:value-type="float">
            <text:p>10053</text:p>
          </table:table-cell>
          <table:table-cell table:formula="of:=[.$C378]" office:value-type="float" office:value="10067" calcext:value-type="float">
            <text:p>10067</text:p>
          </table:table-cell>
          <table:table-cell/>
          <table:table-cell table:formula="of:=[.$D12]" office:value-type="float" office:value="885" calcext:value-type="float">
            <text:p>885</text:p>
          </table:table-cell>
          <table:table-cell table:formula="of:=[.$D73]" office:value-type="float" office:value="660" calcext:value-type="float">
            <text:p>660</text:p>
          </table:table-cell>
          <table:table-cell table:formula="of:=[.$D134]" office:value-type="float" office:value="491" calcext:value-type="float">
            <text:p>491</text:p>
          </table:table-cell>
          <table:table-cell table:formula="of:=[.$D195]" office:value-type="float" office:value="366" calcext:value-type="float">
            <text:p>366</text:p>
          </table:table-cell>
          <table:table-cell table:formula="of:=[.$D256]" office:value-type="float" office:value="5830" calcext:value-type="float">
            <text:p>5830</text:p>
          </table:table-cell>
          <table:table-cell table:formula="of:=[.$D317]" office:value-type="float" office:value="1821" calcext:value-type="float">
            <text:p>1821</text:p>
          </table:table-cell>
          <table:table-cell table:formula="of:=[.$D378]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5756186" calcext:value-type="float">
            <text:p>0.0705756186</text:p>
          </table:table-cell>
          <table:table-cell office:value-type="float" office:value="10042" calcext:value-type="float">
            <text:p>10042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[.$B13]" office:value-type="float" office:value="0.0705776094" calcext:value-type="float">
            <text:p>0.0705776094</text:p>
          </table:table-cell>
          <table:table-cell table:formula="of:=[.$B74]" office:value-type="float" office:value="0.0652609304" calcext:value-type="float">
            <text:p>0.0652609304</text:p>
          </table:table-cell>
          <table:table-cell table:formula="of:=[.$B135]" office:value-type="float" office:value="0.000518" calcext:value-type="float">
            <text:p>0.000518</text:p>
          </table:table-cell>
          <table:table-cell table:formula="of:=[.$B196]" office:value-type="float" office:value="0.0456959228" calcext:value-type="float">
            <text:p>0.0456959228</text:p>
          </table:table-cell>
          <table:table-cell table:formula="of:=[.$B257]" office:value-type="float" office:value="0.0090605436" calcext:value-type="float">
            <text:p>0.0090605436</text:p>
          </table:table-cell>
          <table:table-cell table:formula="of:=[.$B318]" office:value-type="float" office:value="0.0139248339" calcext:value-type="float">
            <text:p>0.0139248339</text:p>
          </table:table-cell>
          <table:table-cell table:formula="of:=[.$B379]" office:value-type="float" office:value="0.000000782" calcext:value-type="float">
            <text:p>0.000000782</text:p>
          </table:table-cell>
          <table:table-cell/>
          <table:table-cell table:formula="of:=[.$C13]" office:value-type="float" office:value="10081" calcext:value-type="float">
            <text:p>10081</text:p>
          </table:table-cell>
          <table:table-cell table:formula="of:=[.$C74]" office:value-type="float" office:value="10139" calcext:value-type="float">
            <text:p>10139</text:p>
          </table:table-cell>
          <table:table-cell table:formula="of:=[.$C135]" office:value-type="float" office:value="10088" calcext:value-type="float">
            <text:p>10088</text:p>
          </table:table-cell>
          <table:table-cell table:formula="of:=[.$C196]" office:value-type="float" office:value="10278" calcext:value-type="float">
            <text:p>10278</text:p>
          </table:table-cell>
          <table:table-cell table:formula="of:=[.$C257]" office:value-type="float" office:value="10011" calcext:value-type="float">
            <text:p>10011</text:p>
          </table:table-cell>
          <table:table-cell table:formula="of:=[.$C318]" office:value-type="float" office:value="10034" calcext:value-type="float">
            <text:p>10034</text:p>
          </table:table-cell>
          <table:table-cell table:formula="of:=[.$C379]" office:value-type="float" office:value="10003" calcext:value-type="float">
            <text:p>10003</text:p>
          </table:table-cell>
          <table:table-cell/>
          <table:table-cell table:formula="of:=[.$D13]" office:value-type="float" office:value="960" calcext:value-type="float">
            <text:p>960</text:p>
          </table:table-cell>
          <table:table-cell table:formula="of:=[.$D74]" office:value-type="float" office:value="719" calcext:value-type="float">
            <text:p>719</text:p>
          </table:table-cell>
          <table:table-cell table:formula="of:=[.$D135]" office:value-type="float" office:value="534" calcext:value-type="float">
            <text:p>534</text:p>
          </table:table-cell>
          <table:table-cell table:formula="of:=[.$D196]" office:value-type="float" office:value="399" calcext:value-type="float">
            <text:p>399</text:p>
          </table:table-cell>
          <table:table-cell table:formula="of:=[.$D257]" office:value-type="float" office:value="6305" calcext:value-type="float">
            <text:p>6305</text:p>
          </table:table-cell>
          <table:table-cell table:formula="of:=[.$D318]" office:value-type="float" office:value="1983" calcext:value-type="float">
            <text:p>1983</text:p>
          </table:table-cell>
          <table:table-cell table:formula="of:=[.$D379]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7763657" calcext:value-type="float">
            <text:p>0.0707763657</text:p>
          </table:table-cell>
          <table:table-cell office:value-type="float" office:value="10034" calcext:value-type="float">
            <text:p>10034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$B14]" office:value-type="float" office:value="0.0705756186" calcext:value-type="float">
            <text:p>0.0705756186</text:p>
          </table:table-cell>
          <table:table-cell table:formula="of:=[.$B75]" office:value-type="float" office:value="0.0657956032" calcext:value-type="float">
            <text:p>0.0657956032</text:p>
          </table:table-cell>
          <table:table-cell table:formula="of:=[.$B136]" office:value-type="float" office:value="0.000391" calcext:value-type="float">
            <text:p>0.000391</text:p>
          </table:table-cell>
          <table:table-cell table:formula="of:=[.$B197]" office:value-type="float" office:value="0.0490580269" calcext:value-type="float">
            <text:p>0.0490580269</text:p>
          </table:table-cell>
          <table:table-cell table:formula="of:=[.$B258]" office:value-type="float" office:value="0.0086465805" calcext:value-type="float">
            <text:p>0.0086465805</text:p>
          </table:table-cell>
          <table:table-cell table:formula="of:=[.$B319]" office:value-type="float" office:value="0.0137011664" calcext:value-type="float">
            <text:p>0.0137011664</text:p>
          </table:table-cell>
          <table:table-cell table:formula="of:=[.$B380]" office:value-type="float" office:value="0.000000705" calcext:value-type="float">
            <text:p>0.000000705</text:p>
          </table:table-cell>
          <table:table-cell/>
          <table:table-cell table:formula="of:=[.$C14]" office:value-type="float" office:value="10042" calcext:value-type="float">
            <text:p>10042</text:p>
          </table:table-cell>
          <table:table-cell table:formula="of:=[.$C75]" office:value-type="float" office:value="10097" calcext:value-type="float">
            <text:p>10097</text:p>
          </table:table-cell>
          <table:table-cell table:formula="of:=[.$C136]" office:value-type="float" office:value="10244" calcext:value-type="float">
            <text:p>10244</text:p>
          </table:table-cell>
          <table:table-cell table:formula="of:=[.$C197]" office:value-type="float" office:value="10015" calcext:value-type="float">
            <text:p>10015</text:p>
          </table:table-cell>
          <table:table-cell table:formula="of:=[.$C258]" office:value-type="float" office:value="10008" calcext:value-type="float">
            <text:p>10008</text:p>
          </table:table-cell>
          <table:table-cell table:formula="of:=[.$C319]" office:value-type="float" office:value="10027" calcext:value-type="float">
            <text:p>10027</text:p>
          </table:table-cell>
          <table:table-cell table:formula="of:=[.$C380]" office:value-type="float" office:value="10028" calcext:value-type="float">
            <text:p>10028</text:p>
          </table:table-cell>
          <table:table-cell/>
          <table:table-cell table:formula="of:=[.$D14]" office:value-type="float" office:value="1038" calcext:value-type="float">
            <text:p>1038</text:p>
          </table:table-cell>
          <table:table-cell table:formula="of:=[.$D75]" office:value-type="float" office:value="782" calcext:value-type="float">
            <text:p>782</text:p>
          </table:table-cell>
          <table:table-cell table:formula="of:=[.$D136]" office:value-type="float" office:value="578" calcext:value-type="float">
            <text:p>578</text:p>
          </table:table-cell>
          <table:table-cell table:formula="of:=[.$D197]" office:value-type="float" office:value="432" calcext:value-type="float">
            <text:p>432</text:p>
          </table:table-cell>
          <table:table-cell table:formula="of:=[.$D258]" office:value-type="float" office:value="6832" calcext:value-type="float">
            <text:p>6832</text:p>
          </table:table-cell>
          <table:table-cell table:formula="of:=[.$D319]" office:value-type="float" office:value="2162" calcext:value-type="float">
            <text:p>2162</text:p>
          </table:table-cell>
          <table:table-cell table:formula="of:=[.$D380]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7962627" calcext:value-type="float">
            <text:p>0.0707962627</text:p>
          </table:table-cell>
          <table:table-cell office:value-type="float" office:value="10041" calcext:value-type="float">
            <text:p>10041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$B15]" office:value-type="float" office:value="0.0707763657" calcext:value-type="float">
            <text:p>0.0707763657</text:p>
          </table:table-cell>
          <table:table-cell table:formula="of:=[.$B76]" office:value-type="float" office:value="0.0660684413" calcext:value-type="float">
            <text:p>0.0660684413</text:p>
          </table:table-cell>
          <table:table-cell table:formula="of:=[.$B137]" office:value-type="float" office:value="0.00043" calcext:value-type="float">
            <text:p>0.00043</text:p>
          </table:table-cell>
          <table:table-cell table:formula="of:=[.$B198]" office:value-type="float" office:value="0.0386468424" calcext:value-type="float">
            <text:p>0.0386468424</text:p>
          </table:table-cell>
          <table:table-cell table:formula="of:=[.$B259]" office:value-type="float" office:value="0.0082387805" calcext:value-type="float">
            <text:p>0.0082387805</text:p>
          </table:table-cell>
          <table:table-cell table:formula="of:=[.$B320]" office:value-type="float" office:value="0.0135559826" calcext:value-type="float">
            <text:p>0.0135559826</text:p>
          </table:table-cell>
          <table:table-cell table:formula="of:=[.$B381]" office:value-type="float" office:value="0.000000638" calcext:value-type="float">
            <text:p>0.000000638</text:p>
          </table:table-cell>
          <table:table-cell/>
          <table:table-cell table:formula="of:=[.$C15]" office:value-type="float" office:value="10034" calcext:value-type="float">
            <text:p>10034</text:p>
          </table:table-cell>
          <table:table-cell table:formula="of:=[.$C76]" office:value-type="float" office:value="10143" calcext:value-type="float">
            <text:p>10143</text:p>
          </table:table-cell>
          <table:table-cell table:formula="of:=[.$C137]" office:value-type="float" office:value="10059" calcext:value-type="float">
            <text:p>10059</text:p>
          </table:table-cell>
          <table:table-cell table:formula="of:=[.$C198]" office:value-type="float" office:value="10010" calcext:value-type="float">
            <text:p>10010</text:p>
          </table:table-cell>
          <table:table-cell table:formula="of:=[.$C259]" office:value-type="float" office:value="10024" calcext:value-type="float">
            <text:p>10024</text:p>
          </table:table-cell>
          <table:table-cell table:formula="of:=[.$C320]" office:value-type="float" office:value="10034" calcext:value-type="float">
            <text:p>10034</text:p>
          </table:table-cell>
          <table:table-cell table:formula="of:=[.$C381]" office:value-type="float" office:value="10035" calcext:value-type="float">
            <text:p>10035</text:p>
          </table:table-cell>
          <table:table-cell/>
          <table:table-cell table:formula="of:=[.$D15]" office:value-type="float" office:value="1116" calcext:value-type="float">
            <text:p>1116</text:p>
          </table:table-cell>
          <table:table-cell table:formula="of:=[.$D76]" office:value-type="float" office:value="841" calcext:value-type="float">
            <text:p>841</text:p>
          </table:table-cell>
          <table:table-cell table:formula="of:=[.$D137]" office:value-type="float" office:value="625" calcext:value-type="float">
            <text:p>625</text:p>
          </table:table-cell>
          <table:table-cell table:formula="of:=[.$D198]" office:value-type="float" office:value="466" calcext:value-type="float">
            <text:p>466</text:p>
          </table:table-cell>
          <table:table-cell table:formula="of:=[.$D259]" office:value-type="float" office:value="7377" calcext:value-type="float">
            <text:p>7377</text:p>
          </table:table-cell>
          <table:table-cell table:formula="of:=[.$D320]" office:value-type="float" office:value="2326" calcext:value-type="float">
            <text:p>2326</text:p>
          </table:table-cell>
          <table:table-cell table:formula="of:=[.$D381]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09328358" calcext:value-type="float">
            <text:p>0.0709328358</text:p>
          </table:table-cell>
          <table:table-cell office:value-type="float" office:value="10070" calcext:value-type="float">
            <text:p>10070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[.$B16]" office:value-type="float" office:value="0.0707962627" calcext:value-type="float">
            <text:p>0.0707962627</text:p>
          </table:table-cell>
          <table:table-cell table:formula="of:=[.$B77]" office:value-type="float" office:value="0.0664046443" calcext:value-type="float">
            <text:p>0.0664046443</text:p>
          </table:table-cell>
          <table:table-cell table:formula="of:=[.$B138]" office:value-type="float" office:value="0.0014278656" calcext:value-type="float">
            <text:p>0.0014278656</text:p>
          </table:table-cell>
          <table:table-cell table:formula="of:=[.$B199]" office:value-type="float" office:value="0.0430295219" calcext:value-type="float">
            <text:p>0.0430295219</text:p>
          </table:table-cell>
          <table:table-cell table:formula="of:=[.$B260]" office:value-type="float" office:value="0.0079610847" calcext:value-type="float">
            <text:p>0.0079610847</text:p>
          </table:table-cell>
          <table:table-cell table:formula="of:=[.$B321]" office:value-type="float" office:value="0.0133496659" calcext:value-type="float">
            <text:p>0.0133496659</text:p>
          </table:table-cell>
          <table:table-cell table:formula="of:=[.$B382]" office:value-type="float" office:value="0.000000583" calcext:value-type="float">
            <text:p>0.000000583</text:p>
          </table:table-cell>
          <table:table-cell/>
          <table:table-cell table:formula="of:=[.$C16]" office:value-type="float" office:value="10041" calcext:value-type="float">
            <text:p>10041</text:p>
          </table:table-cell>
          <table:table-cell table:formula="of:=[.$C77]" office:value-type="float" office:value="10141" calcext:value-type="float">
            <text:p>10141</text:p>
          </table:table-cell>
          <table:table-cell table:formula="of:=[.$C138]" office:value-type="float" office:value="10198" calcext:value-type="float">
            <text:p>10198</text:p>
          </table:table-cell>
          <table:table-cell table:formula="of:=[.$C199]" office:value-type="float" office:value="10280" calcext:value-type="float">
            <text:p>10280</text:p>
          </table:table-cell>
          <table:table-cell table:formula="of:=[.$C260]" office:value-type="float" office:value="10004" calcext:value-type="float">
            <text:p>10004</text:p>
          </table:table-cell>
          <table:table-cell table:formula="of:=[.$C321]" office:value-type="float" office:value="10053" calcext:value-type="float">
            <text:p>10053</text:p>
          </table:table-cell>
          <table:table-cell table:formula="of:=[.$C382]" office:value-type="float" office:value="10021" calcext:value-type="float">
            <text:p>10021</text:p>
          </table:table-cell>
          <table:table-cell/>
          <table:table-cell table:formula="of:=[.$D16]" office:value-type="float" office:value="1192" calcext:value-type="float">
            <text:p>1192</text:p>
          </table:table-cell>
          <table:table-cell table:formula="of:=[.$D77]" office:value-type="float" office:value="900" calcext:value-type="float">
            <text:p>900</text:p>
          </table:table-cell>
          <table:table-cell table:formula="of:=[.$D138]" office:value-type="float" office:value="672" calcext:value-type="float">
            <text:p>672</text:p>
          </table:table-cell>
          <table:table-cell table:formula="of:=[.$D199]" office:value-type="float" office:value="500" calcext:value-type="float">
            <text:p>500</text:p>
          </table:table-cell>
          <table:table-cell table:formula="of:=[.$D260]" office:value-type="float" office:value="7845" calcext:value-type="float">
            <text:p>7845</text:p>
          </table:table-cell>
          <table:table-cell table:formula="of:=[.$D321]" office:value-type="float" office:value="2491" calcext:value-type="float">
            <text:p>2491</text:p>
          </table:table-cell>
          <table:table-cell table:formula="of:=[.$D382]"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0416392" calcext:value-type="float">
            <text:p>0.0710416392</text:p>
          </table:table-cell>
          <table:table-cell office:value-type="float" office:value="10012" calcext:value-type="float">
            <text:p>10012</text:p>
          </table:table-cell>
          <table:table-cell office:value-type="float" office:value="1351" calcext:value-type="float">
            <text:p>1351</text:p>
          </table:table-cell>
          <table:table-cell/>
          <table:table-cell table:formula="of:=[.$B17]" office:value-type="float" office:value="0.0709328358" calcext:value-type="float">
            <text:p>0.0709328358</text:p>
          </table:table-cell>
          <table:table-cell table:formula="of:=[.$B78]" office:value-type="float" office:value="0.0675040802" calcext:value-type="float">
            <text:p>0.0675040802</text:p>
          </table:table-cell>
          <table:table-cell table:formula="of:=[.$B139]" office:value-type="float" office:value="0.0026727202" calcext:value-type="float">
            <text:p>0.0026727202</text:p>
          </table:table-cell>
          <table:table-cell table:formula="of:=[.$B200]" office:value-type="float" office:value="0.0439984738" calcext:value-type="float">
            <text:p>0.0439984738</text:p>
          </table:table-cell>
          <table:table-cell table:formula="of:=[.$B261]" office:value-type="float" office:value="0.0076840232" calcext:value-type="float">
            <text:p>0.0076840232</text:p>
          </table:table-cell>
          <table:table-cell table:formula="of:=[.$B322]" office:value-type="float" office:value="0.0131555485" calcext:value-type="float">
            <text:p>0.0131555485</text:p>
          </table:table-cell>
          <table:table-cell table:formula="of:=[.$B383]" office:value-type="float" office:value="0.000000535" calcext:value-type="float">
            <text:p>0.000000535</text:p>
          </table:table-cell>
          <table:table-cell/>
          <table:table-cell table:formula="of:=[.$C17]" office:value-type="float" office:value="10070" calcext:value-type="float">
            <text:p>10070</text:p>
          </table:table-cell>
          <table:table-cell table:formula="of:=[.$C78]" office:value-type="float" office:value="10158" calcext:value-type="float">
            <text:p>10158</text:p>
          </table:table-cell>
          <table:table-cell table:formula="of:=[.$C139]" office:value-type="float" office:value="10206" calcext:value-type="float">
            <text:p>10206</text:p>
          </table:table-cell>
          <table:table-cell table:formula="of:=[.$C200]" office:value-type="float" office:value="10164" calcext:value-type="float">
            <text:p>10164</text:p>
          </table:table-cell>
          <table:table-cell table:formula="of:=[.$C261]" office:value-type="float" office:value="10004" calcext:value-type="float">
            <text:p>10004</text:p>
          </table:table-cell>
          <table:table-cell table:formula="of:=[.$C322]" office:value-type="float" office:value="10060" calcext:value-type="float">
            <text:p>10060</text:p>
          </table:table-cell>
          <table:table-cell table:formula="of:=[.$C383]" office:value-type="float" office:value="10024" calcext:value-type="float">
            <text:p>10024</text:p>
          </table:table-cell>
          <table:table-cell/>
          <table:table-cell table:formula="of:=[.$D17]" office:value-type="float" office:value="1273" calcext:value-type="float">
            <text:p>1273</text:p>
          </table:table-cell>
          <table:table-cell table:formula="of:=[.$D78]" office:value-type="float" office:value="960" calcext:value-type="float">
            <text:p>960</text:p>
          </table:table-cell>
          <table:table-cell table:formula="of:=[.$D139]" office:value-type="float" office:value="716" calcext:value-type="float">
            <text:p>716</text:p>
          </table:table-cell>
          <table:table-cell table:formula="of:=[.$D200]" office:value-type="float" office:value="535" calcext:value-type="float">
            <text:p>535</text:p>
          </table:table-cell>
          <table:table-cell table:formula="of:=[.$D261]" office:value-type="float" office:value="8443" calcext:value-type="float">
            <text:p>8443</text:p>
          </table:table-cell>
          <table:table-cell table:formula="of:=[.$D322]" office:value-type="float" office:value="2664" calcext:value-type="float">
            <text:p>2664</text:p>
          </table:table-cell>
          <table:table-cell table:formula="of:=[.$D383]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0642624" calcext:value-type="float">
            <text:p>0.0710642624</text:p>
          </table:table-cell>
          <table:table-cell office:value-type="float" office:value="10031" calcext:value-type="float">
            <text:p>10031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[.$B18]" office:value-type="float" office:value="0.0710416392" calcext:value-type="float">
            <text:p>0.0710416392</text:p>
          </table:table-cell>
          <table:table-cell table:formula="of:=[.$B79]" office:value-type="float" office:value="0.0685298486" calcext:value-type="float">
            <text:p>0.0685298486</text:p>
          </table:table-cell>
          <table:table-cell table:formula="of:=[.$B140]" office:value-type="float" office:value="0.001311405" calcext:value-type="float">
            <text:p>0.001311405</text:p>
          </table:table-cell>
          <table:table-cell table:formula="of:=[.$B201]" office:value-type="float" office:value="0.042440038" calcext:value-type="float">
            <text:p>0.042440038</text:p>
          </table:table-cell>
          <table:table-cell table:formula="of:=[.$B262]" office:value-type="float" office:value="0.0074895041" calcext:value-type="float">
            <text:p>0.0074895041</text:p>
          </table:table-cell>
          <table:table-cell table:formula="of:=[.$B323]" office:value-type="float" office:value="0.0130703421" calcext:value-type="float">
            <text:p>0.0130703421</text:p>
          </table:table-cell>
          <table:table-cell table:formula="of:=[.$B384]" office:value-type="float" office:value="0.000000497" calcext:value-type="float">
            <text:p>0.000000497</text:p>
          </table:table-cell>
          <table:table-cell/>
          <table:table-cell table:formula="of:=[.$C18]" office:value-type="float" office:value="10012" calcext:value-type="float">
            <text:p>10012</text:p>
          </table:table-cell>
          <table:table-cell table:formula="of:=[.$C79]" office:value-type="float" office:value="10195" calcext:value-type="float">
            <text:p>10195</text:p>
          </table:table-cell>
          <table:table-cell table:formula="of:=[.$C140]" office:value-type="float" office:value="10153" calcext:value-type="float">
            <text:p>10153</text:p>
          </table:table-cell>
          <table:table-cell table:formula="of:=[.$C201]" office:value-type="float" office:value="10221" calcext:value-type="float">
            <text:p>10221</text:p>
          </table:table-cell>
          <table:table-cell table:formula="of:=[.$C262]" office:value-type="float" office:value="10006" calcext:value-type="float">
            <text:p>10006</text:p>
          </table:table-cell>
          <table:table-cell table:formula="of:=[.$C323]" office:value-type="float" office:value="10045" calcext:value-type="float">
            <text:p>10045</text:p>
          </table:table-cell>
          <table:table-cell table:formula="of:=[.$C384]" office:value-type="float" office:value="10156" calcext:value-type="float">
            <text:p>10156</text:p>
          </table:table-cell>
          <table:table-cell/>
          <table:table-cell table:formula="of:=[.$D18]" office:value-type="float" office:value="1351" calcext:value-type="float">
            <text:p>1351</text:p>
          </table:table-cell>
          <table:table-cell table:formula="of:=[.$D79]" office:value-type="float" office:value="1021" calcext:value-type="float">
            <text:p>1021</text:p>
          </table:table-cell>
          <table:table-cell table:formula="of:=[.$D140]" office:value-type="float" office:value="759" calcext:value-type="float">
            <text:p>759</text:p>
          </table:table-cell>
          <table:table-cell table:formula="of:=[.$D201]" office:value-type="float" office:value="569" calcext:value-type="float">
            <text:p>569</text:p>
          </table:table-cell>
          <table:table-cell table:formula="of:=[.$D262]" office:value-type="float" office:value="8966" calcext:value-type="float">
            <text:p>8966</text:p>
          </table:table-cell>
          <table:table-cell table:formula="of:=[.$D323]" office:value-type="float" office:value="2831" calcext:value-type="float">
            <text:p>2831</text:p>
          </table:table-cell>
          <table:table-cell table:formula="of:=[.$D384]"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031952" calcext:value-type="float">
            <text:p>0.071031952</text:p>
          </table:table-cell>
          <table:table-cell office:value-type="float" office:value="10076" calcext:value-type="float">
            <text:p>10076</text:p>
          </table:table-cell>
          <table:table-cell office:value-type="float" office:value="1507" calcext:value-type="float">
            <text:p>1507</text:p>
          </table:table-cell>
          <table:table-cell/>
          <table:table-cell table:formula="of:=[.$B19]" office:value-type="float" office:value="0.0710642624" calcext:value-type="float">
            <text:p>0.0710642624</text:p>
          </table:table-cell>
          <table:table-cell table:formula="of:=[.$B80]" office:value-type="float" office:value="0.0694770007" calcext:value-type="float">
            <text:p>0.0694770007</text:p>
          </table:table-cell>
          <table:table-cell table:formula="of:=[.$B141]" office:value-type="float" office:value="0.000368" calcext:value-type="float">
            <text:p>0.000368</text:p>
          </table:table-cell>
          <table:table-cell table:formula="of:=[.$B202]" office:value-type="float" office:value="0.0396031634" calcext:value-type="float">
            <text:p>0.0396031634</text:p>
          </table:table-cell>
          <table:table-cell table:formula="of:=[.$B263]" office:value-type="float" office:value="0.0073230677" calcext:value-type="float">
            <text:p>0.0073230677</text:p>
          </table:table-cell>
          <table:table-cell table:formula="of:=[.$B324]" office:value-type="float" office:value="0.0128574599" calcext:value-type="float">
            <text:p>0.0128574599</text:p>
          </table:table-cell>
          <table:table-cell table:formula="of:=[.$B385]" office:value-type="float" office:value="0.000000467" calcext:value-type="float">
            <text:p>0.000000467</text:p>
          </table:table-cell>
          <table:table-cell/>
          <table:table-cell table:formula="of:=[.$C19]" office:value-type="float" office:value="10031" calcext:value-type="float">
            <text:p>10031</text:p>
          </table:table-cell>
          <table:table-cell table:formula="of:=[.$C80]" office:value-type="float" office:value="10063" calcext:value-type="float">
            <text:p>10063</text:p>
          </table:table-cell>
          <table:table-cell table:formula="of:=[.$C141]" office:value-type="float" office:value="10014" calcext:value-type="float">
            <text:p>10014</text:p>
          </table:table-cell>
          <table:table-cell table:formula="of:=[.$C202]" office:value-type="float" office:value="10036" calcext:value-type="float">
            <text:p>10036</text:p>
          </table:table-cell>
          <table:table-cell table:formula="of:=[.$C263]" office:value-type="float" office:value="10006" calcext:value-type="float">
            <text:p>10006</text:p>
          </table:table-cell>
          <table:table-cell table:formula="of:=[.$C324]" office:value-type="float" office:value="10017" calcext:value-type="float">
            <text:p>10017</text:p>
          </table:table-cell>
          <table:table-cell table:formula="of:=[.$C385]" office:value-type="float" office:value="10024" calcext:value-type="float">
            <text:p>10024</text:p>
          </table:table-cell>
          <table:table-cell/>
          <table:table-cell table:formula="of:=[.$D19]" office:value-type="float" office:value="1428" calcext:value-type="float">
            <text:p>1428</text:p>
          </table:table-cell>
          <table:table-cell table:formula="of:=[.$D80]" office:value-type="float" office:value="1081" calcext:value-type="float">
            <text:p>1081</text:p>
          </table:table-cell>
          <table:table-cell table:formula="of:=[.$D141]" office:value-type="float" office:value="803" calcext:value-type="float">
            <text:p>803</text:p>
          </table:table-cell>
          <table:table-cell table:formula="of:=[.$D202]" office:value-type="float" office:value="602" calcext:value-type="float">
            <text:p>602</text:p>
          </table:table-cell>
          <table:table-cell table:formula="of:=[.$D263]" office:value-type="float" office:value="9451" calcext:value-type="float">
            <text:p>9451</text:p>
          </table:table-cell>
          <table:table-cell table:formula="of:=[.$D324]" office:value-type="float" office:value="2993" calcext:value-type="float">
            <text:p>2993</text:p>
          </table:table-cell>
          <table:table-cell table:formula="of:=[.$D385]"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0995087" calcext:value-type="float">
            <text:p>0.0710995087</text:p>
          </table:table-cell>
          <table:table-cell office:value-type="float" office:value="10042" calcext:value-type="float">
            <text:p>10042</text:p>
          </table:table-cell>
          <table:table-cell office:value-type="float" office:value="1587" calcext:value-type="float">
            <text:p>1587</text:p>
          </table:table-cell>
          <table:table-cell/>
          <table:table-cell table:formula="of:=[.$B20]" office:value-type="float" office:value="0.071031952" calcext:value-type="float">
            <text:p>0.071031952</text:p>
          </table:table-cell>
          <table:table-cell table:formula="of:=[.$B81]" office:value-type="float" office:value="0.0702210905" calcext:value-type="float">
            <text:p>0.0702210905</text:p>
          </table:table-cell>
          <table:table-cell table:formula="of:=[.$B142]" office:value-type="float" office:value="0.000553" calcext:value-type="float">
            <text:p>0.000553</text:p>
          </table:table-cell>
          <table:table-cell table:formula="of:=[.$B203]" office:value-type="float" office:value="0.0382172185" calcext:value-type="float">
            <text:p>0.0382172185</text:p>
          </table:table-cell>
          <table:table-cell table:formula="of:=[.$B264]" office:value-type="float" office:value="0.0071436324" calcext:value-type="float">
            <text:p>0.0071436324</text:p>
          </table:table-cell>
          <table:table-cell table:formula="of:=[.$B325]" office:value-type="float" office:value="0.0124374493" calcext:value-type="float">
            <text:p>0.0124374493</text:p>
          </table:table-cell>
          <table:table-cell table:formula="of:=[.$B386]" office:value-type="float" office:value="0.000000437" calcext:value-type="float">
            <text:p>0.000000437</text:p>
          </table:table-cell>
          <table:table-cell/>
          <table:table-cell table:formula="of:=[.$C20]" office:value-type="float" office:value="10076" calcext:value-type="float">
            <text:p>10076</text:p>
          </table:table-cell>
          <table:table-cell table:formula="of:=[.$C81]" office:value-type="float" office:value="10101" calcext:value-type="float">
            <text:p>10101</text:p>
          </table:table-cell>
          <table:table-cell table:formula="of:=[.$C142]" office:value-type="float" office:value="10219" calcext:value-type="float">
            <text:p>10219</text:p>
          </table:table-cell>
          <table:table-cell table:formula="of:=[.$C203]" office:value-type="float" office:value="10146" calcext:value-type="float">
            <text:p>10146</text:p>
          </table:table-cell>
          <table:table-cell table:formula="of:=[.$C264]" office:value-type="float" office:value="10008" calcext:value-type="float">
            <text:p>10008</text:p>
          </table:table-cell>
          <table:table-cell table:formula="of:=[.$C325]" office:value-type="float" office:value="10049" calcext:value-type="float">
            <text:p>10049</text:p>
          </table:table-cell>
          <table:table-cell table:formula="of:=[.$C386]" office:value-type="float" office:value="10164" calcext:value-type="float">
            <text:p>10164</text:p>
          </table:table-cell>
          <table:table-cell/>
          <table:table-cell table:formula="of:=[.$D20]" office:value-type="float" office:value="1507" calcext:value-type="float">
            <text:p>1507</text:p>
          </table:table-cell>
          <table:table-cell table:formula="of:=[.$D81]" office:value-type="float" office:value="1145" calcext:value-type="float">
            <text:p>1145</text:p>
          </table:table-cell>
          <table:table-cell table:formula="of:=[.$D142]" office:value-type="float" office:value="845" calcext:value-type="float">
            <text:p>845</text:p>
          </table:table-cell>
          <table:table-cell table:formula="of:=[.$D203]" office:value-type="float" office:value="636" calcext:value-type="float">
            <text:p>636</text:p>
          </table:table-cell>
          <table:table-cell table:formula="of:=[.$D264]" office:value-type="float" office:value="9999" calcext:value-type="float">
            <text:p>9999</text:p>
          </table:table-cell>
          <table:table-cell table:formula="of:=[.$D325]" office:value-type="float" office:value="3161" calcext:value-type="float">
            <text:p>3161</text:p>
          </table:table-cell>
          <table:table-cell table:formula="of:=[.$D386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1356363" calcext:value-type="float">
            <text:p>0.0711356363</text:p>
          </table:table-cell>
          <table:table-cell office:value-type="float" office:value="10028" calcext:value-type="float">
            <text:p>10028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$B21]" office:value-type="float" office:value="0.0710995087" calcext:value-type="float">
            <text:p>0.0710995087</text:p>
          </table:table-cell>
          <table:table-cell table:formula="of:=[.$B82]" office:value-type="float" office:value="0.071338411" calcext:value-type="float">
            <text:p>0.071338411</text:p>
          </table:table-cell>
          <table:table-cell table:formula="of:=[.$B143]" office:value-type="float" office:value="0.00077" calcext:value-type="float">
            <text:p>0.00077</text:p>
          </table:table-cell>
          <table:table-cell table:formula="of:=[.$B204]" office:value-type="float" office:value="0.0305797822" calcext:value-type="float">
            <text:p>0.0305797822</text:p>
          </table:table-cell>
          <table:table-cell table:formula="of:=[.$B265]" office:value-type="float" office:value="0.0069972819" calcext:value-type="float">
            <text:p>0.0069972819</text:p>
          </table:table-cell>
          <table:table-cell table:formula="of:=[.$B326]" office:value-type="float" office:value="0.0124207796" calcext:value-type="float">
            <text:p>0.0124207796</text:p>
          </table:table-cell>
          <table:table-cell table:formula="of:=[.$B387]" office:value-type="float" office:value="0.000000414" calcext:value-type="float">
            <text:p>0.000000414</text:p>
          </table:table-cell>
          <table:table-cell/>
          <table:table-cell table:formula="of:=[.$C21]" office:value-type="float" office:value="10042" calcext:value-type="float">
            <text:p>10042</text:p>
          </table:table-cell>
          <table:table-cell table:formula="of:=[.$C82]" office:value-type="float" office:value="10102" calcext:value-type="float">
            <text:p>10102</text:p>
          </table:table-cell>
          <table:table-cell table:formula="of:=[.$C143]" office:value-type="float" office:value="10136" calcext:value-type="float">
            <text:p>10136</text:p>
          </table:table-cell>
          <table:table-cell table:formula="of:=[.$C204]" office:value-type="float" office:value="10024" calcext:value-type="float">
            <text:p>10024</text:p>
          </table:table-cell>
          <table:table-cell table:formula="of:=[.$C265]" office:value-type="float" office:value="10011" calcext:value-type="float">
            <text:p>10011</text:p>
          </table:table-cell>
          <table:table-cell table:formula="of:=[.$C326]" office:value-type="float" office:value="10003" calcext:value-type="float">
            <text:p>10003</text:p>
          </table:table-cell>
          <table:table-cell table:formula="of:=[.$C387]" office:value-type="float" office:value="10180" calcext:value-type="float">
            <text:p>10180</text:p>
          </table:table-cell>
          <table:table-cell/>
          <table:table-cell table:formula="of:=[.$D21]" office:value-type="float" office:value="1587" calcext:value-type="float">
            <text:p>1587</text:p>
          </table:table-cell>
          <table:table-cell table:formula="of:=[.$D82]" office:value-type="float" office:value="1207" calcext:value-type="float">
            <text:p>1207</text:p>
          </table:table-cell>
          <table:table-cell table:formula="of:=[.$D143]" office:value-type="float" office:value="888" calcext:value-type="float">
            <text:p>888</text:p>
          </table:table-cell>
          <table:table-cell table:formula="of:=[.$D204]" office:value-type="float" office:value="670" calcext:value-type="float">
            <text:p>670</text:p>
          </table:table-cell>
          <table:table-cell table:formula="of:=[.$D265]" office:value-type="float" office:value="10540" calcext:value-type="float">
            <text:p>10540</text:p>
          </table:table-cell>
          <table:table-cell table:formula="of:=[.$D326]" office:value-type="float" office:value="3327" calcext:value-type="float">
            <text:p>3327</text:p>
          </table:table-cell>
          <table:table-cell table:formula="of:=[.$D387]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2274997" calcext:value-type="float">
            <text:p>0.0712274997</text:p>
          </table:table-cell>
          <table:table-cell office:value-type="float" office:value="10056" calcext:value-type="float">
            <text:p>10056</text:p>
          </table:table-cell>
          <table:table-cell office:value-type="float" office:value="1742" calcext:value-type="float">
            <text:p>1742</text:p>
          </table:table-cell>
          <table:table-cell/>
          <table:table-cell table:formula="of:=[.$B22]" office:value-type="float" office:value="0.0711356363" calcext:value-type="float">
            <text:p>0.0711356363</text:p>
          </table:table-cell>
          <table:table-cell table:formula="of:=[.$B83]" office:value-type="float" office:value="0.0724287736" calcext:value-type="float">
            <text:p>0.0724287736</text:p>
          </table:table-cell>
          <table:table-cell table:formula="of:=[.$B144]" office:value-type="float" office:value="0.0010753883" calcext:value-type="float">
            <text:p>0.0010753883</text:p>
          </table:table-cell>
          <table:table-cell table:formula="of:=[.$B205]" office:value-type="float" office:value="0.0333224325" calcext:value-type="float">
            <text:p>0.0333224325</text:p>
          </table:table-cell>
          <table:table-cell table:formula="of:=[.$B266]" office:value-type="float" office:value="0.0068717271" calcext:value-type="float">
            <text:p>0.0068717271</text:p>
          </table:table-cell>
          <table:table-cell table:formula="of:=[.$B327]" office:value-type="float" office:value="0.012411897" calcext:value-type="float">
            <text:p>0.012411897</text:p>
          </table:table-cell>
          <table:table-cell table:formula="of:=[.$B388]" office:value-type="float" office:value="0.000000395" calcext:value-type="float">
            <text:p>0.000000395</text:p>
          </table:table-cell>
          <table:table-cell/>
          <table:table-cell table:formula="of:=[.$C22]" office:value-type="float" office:value="10028" calcext:value-type="float">
            <text:p>10028</text:p>
          </table:table-cell>
          <table:table-cell table:formula="of:=[.$C83]" office:value-type="float" office:value="10032" calcext:value-type="float">
            <text:p>10032</text:p>
          </table:table-cell>
          <table:table-cell table:formula="of:=[.$C144]" office:value-type="float" office:value="10208" calcext:value-type="float">
            <text:p>10208</text:p>
          </table:table-cell>
          <table:table-cell table:formula="of:=[.$C205]" office:value-type="float" office:value="10222" calcext:value-type="float">
            <text:p>10222</text:p>
          </table:table-cell>
          <table:table-cell table:formula="of:=[.$C266]" office:value-type="float" office:value="10003" calcext:value-type="float">
            <text:p>10003</text:p>
          </table:table-cell>
          <table:table-cell table:formula="of:=[.$C327]" office:value-type="float" office:value="10037" calcext:value-type="float">
            <text:p>10037</text:p>
          </table:table-cell>
          <table:table-cell table:formula="of:=[.$C388]" office:value-type="float" office:value="10112" calcext:value-type="float">
            <text:p>10112</text:p>
          </table:table-cell>
          <table:table-cell/>
          <table:table-cell table:formula="of:=[.$D22]" office:value-type="float" office:value="1664" calcext:value-type="float">
            <text:p>1664</text:p>
          </table:table-cell>
          <table:table-cell table:formula="of:=[.$D83]" office:value-type="float" office:value="1266" calcext:value-type="float">
            <text:p>1266</text:p>
          </table:table-cell>
          <table:table-cell table:formula="of:=[.$D144]" office:value-type="float" office:value="931" calcext:value-type="float">
            <text:p>931</text:p>
          </table:table-cell>
          <table:table-cell table:formula="of:=[.$D205]" office:value-type="float" office:value="703" calcext:value-type="float">
            <text:p>703</text:p>
          </table:table-cell>
          <table:table-cell table:formula="of:=[.$D266]" office:value-type="float" office:value="11060" calcext:value-type="float">
            <text:p>11060</text:p>
          </table:table-cell>
          <table:table-cell table:formula="of:=[.$D327]" office:value-type="float" office:value="3483" calcext:value-type="float">
            <text:p>3483</text:p>
          </table:table-cell>
          <table:table-cell table:formula="of:=[.$D388]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3134229" calcext:value-type="float">
            <text:p>0.0713134229</text:p>
          </table:table-cell>
          <table:table-cell office:value-type="float" office:value="10052" calcext:value-type="float">
            <text:p>10052</text:p>
          </table:table-cell>
          <table:table-cell office:value-type="float" office:value="1818" calcext:value-type="float">
            <text:p>1818</text:p>
          </table:table-cell>
          <table:table-cell/>
          <table:table-cell table:formula="of:=[.$B23]" office:value-type="float" office:value="0.0712274997" calcext:value-type="float">
            <text:p>0.0712274997</text:p>
          </table:table-cell>
          <table:table-cell table:formula="of:=[.$B84]" office:value-type="float" office:value="0.0729687561" calcext:value-type="float">
            <text:p>0.0729687561</text:p>
          </table:table-cell>
          <table:table-cell table:formula="of:=[.$B145]" office:value-type="float" office:value="0.000475" calcext:value-type="float">
            <text:p>0.000475</text:p>
          </table:table-cell>
          <table:table-cell table:formula="of:=[.$B206]" office:value-type="float" office:value="0.0330530579" calcext:value-type="float">
            <text:p>0.0330530579</text:p>
          </table:table-cell>
          <table:table-cell table:formula="of:=[.$B267]" office:value-type="float" office:value="0.0067551509" calcext:value-type="float">
            <text:p>0.0067551509</text:p>
          </table:table-cell>
          <table:table-cell table:formula="of:=[.$B328]" office:value-type="float" office:value="0.0124064965" calcext:value-type="float">
            <text:p>0.0124064965</text:p>
          </table:table-cell>
          <table:table-cell table:formula="of:=[.$B389]" office:value-type="float" office:value="0.000000379" calcext:value-type="float">
            <text:p>0.000000379</text:p>
          </table:table-cell>
          <table:table-cell/>
          <table:table-cell table:formula="of:=[.$C23]" office:value-type="float" office:value="10056" calcext:value-type="float">
            <text:p>10056</text:p>
          </table:table-cell>
          <table:table-cell table:formula="of:=[.$C84]" office:value-type="float" office:value="10063" calcext:value-type="float">
            <text:p>10063</text:p>
          </table:table-cell>
          <table:table-cell table:formula="of:=[.$C145]" office:value-type="float" office:value="10053" calcext:value-type="float">
            <text:p>10053</text:p>
          </table:table-cell>
          <table:table-cell table:formula="of:=[.$C206]" office:value-type="float" office:value="10247" calcext:value-type="float">
            <text:p>10247</text:p>
          </table:table-cell>
          <table:table-cell table:formula="of:=[.$C267]" office:value-type="float" office:value="10016" calcext:value-type="float">
            <text:p>10016</text:p>
          </table:table-cell>
          <table:table-cell table:formula="of:=[.$C328]" office:value-type="float" office:value="10015" calcext:value-type="float">
            <text:p>10015</text:p>
          </table:table-cell>
          <table:table-cell table:formula="of:=[.$C389]" office:value-type="float" office:value="10110" calcext:value-type="float">
            <text:p>10110</text:p>
          </table:table-cell>
          <table:table-cell/>
          <table:table-cell table:formula="of:=[.$D23]" office:value-type="float" office:value="1742" calcext:value-type="float">
            <text:p>1742</text:p>
          </table:table-cell>
          <table:table-cell table:formula="of:=[.$D84]" office:value-type="float" office:value="1331" calcext:value-type="float">
            <text:p>1331</text:p>
          </table:table-cell>
          <table:table-cell table:formula="of:=[.$D145]" office:value-type="float" office:value="973" calcext:value-type="float">
            <text:p>973</text:p>
          </table:table-cell>
          <table:table-cell table:formula="of:=[.$D206]" office:value-type="float" office:value="736" calcext:value-type="float">
            <text:p>736</text:p>
          </table:table-cell>
          <table:table-cell table:formula="of:=[.$D267]" office:value-type="float" office:value="11586" calcext:value-type="float">
            <text:p>11586</text:p>
          </table:table-cell>
          <table:table-cell table:formula="of:=[.$D328]" office:value-type="float" office:value="3647" calcext:value-type="float">
            <text:p>3647</text:p>
          </table:table-cell>
          <table:table-cell table:formula="of:=[.$D389]"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3782263" calcext:value-type="float">
            <text:p>0.0713782263</text:p>
          </table:table-cell>
          <table:table-cell office:value-type="float" office:value="10108" calcext:value-type="float">
            <text:p>10108</text:p>
          </table:table-cell>
          <table:table-cell office:value-type="float" office:value="1895" calcext:value-type="float">
            <text:p>1895</text:p>
          </table:table-cell>
          <table:table-cell/>
          <table:table-cell table:formula="of:=[.$B24]" office:value-type="float" office:value="0.0713134229" calcext:value-type="float">
            <text:p>0.0713134229</text:p>
          </table:table-cell>
          <table:table-cell table:formula="of:=[.$B85]" office:value-type="float" office:value="0.0734664411" calcext:value-type="float">
            <text:p>0.0734664411</text:p>
          </table:table-cell>
          <table:table-cell table:formula="of:=[.$B146]" office:value-type="float" office:value="0.000239" calcext:value-type="float">
            <text:p>0.000239</text:p>
          </table:table-cell>
          <table:table-cell table:formula="of:=[.$B207]" office:value-type="float" office:value="0.0334891121" calcext:value-type="float">
            <text:p>0.0334891121</text:p>
          </table:table-cell>
          <table:table-cell table:formula="of:=[.$B268]" office:value-type="float" office:value="0.0066460356" calcext:value-type="float">
            <text:p>0.0066460356</text:p>
          </table:table-cell>
          <table:table-cell table:formula="of:=[.$B329]" office:value-type="float" office:value="0.0123972238" calcext:value-type="float">
            <text:p>0.0123972238</text:p>
          </table:table-cell>
          <table:table-cell table:formula="of:=[.$B390]" office:value-type="float" office:value="0.000000362" calcext:value-type="float">
            <text:p>0.000000362</text:p>
          </table:table-cell>
          <table:table-cell/>
          <table:table-cell table:formula="of:=[.$C24]" office:value-type="float" office:value="10052" calcext:value-type="float">
            <text:p>10052</text:p>
          </table:table-cell>
          <table:table-cell table:formula="of:=[.$C85]" office:value-type="float" office:value="10044" calcext:value-type="float">
            <text:p>10044</text:p>
          </table:table-cell>
          <table:table-cell table:formula="of:=[.$C146]" office:value-type="float" office:value="10194" calcext:value-type="float">
            <text:p>10194</text:p>
          </table:table-cell>
          <table:table-cell table:formula="of:=[.$C207]" office:value-type="float" office:value="10132" calcext:value-type="float">
            <text:p>10132</text:p>
          </table:table-cell>
          <table:table-cell table:formula="of:=[.$C268]" office:value-type="float" office:value="10001" calcext:value-type="float">
            <text:p>10001</text:p>
          </table:table-cell>
          <table:table-cell table:formula="of:=[.$C329]" office:value-type="float" office:value="10075" calcext:value-type="float">
            <text:p>10075</text:p>
          </table:table-cell>
          <table:table-cell table:formula="of:=[.$C390]" office:value-type="float" office:value="10115" calcext:value-type="float">
            <text:p>10115</text:p>
          </table:table-cell>
          <table:table-cell/>
          <table:table-cell table:formula="of:=[.$D24]" office:value-type="float" office:value="1818" calcext:value-type="float">
            <text:p>1818</text:p>
          </table:table-cell>
          <table:table-cell table:formula="of:=[.$D85]" office:value-type="float" office:value="1390" calcext:value-type="float">
            <text:p>1390</text:p>
          </table:table-cell>
          <table:table-cell table:formula="of:=[.$D146]" office:value-type="float" office:value="1019" calcext:value-type="float">
            <text:p>1019</text:p>
          </table:table-cell>
          <table:table-cell table:formula="of:=[.$D207]" office:value-type="float" office:value="770" calcext:value-type="float">
            <text:p>770</text:p>
          </table:table-cell>
          <table:table-cell table:formula="of:=[.$D268]" office:value-type="float" office:value="12103" calcext:value-type="float">
            <text:p>12103</text:p>
          </table:table-cell>
          <table:table-cell table:formula="of:=[.$D329]" office:value-type="float" office:value="3826" calcext:value-type="float">
            <text:p>3826</text:p>
          </table:table-cell>
          <table:table-cell table:formula="of:=[.$D390]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4170067" calcext:value-type="float">
            <text:p>0.0714170067</text:p>
          </table:table-cell>
          <table:table-cell office:value-type="float" office:value="10056" calcext:value-type="float">
            <text:p>10056</text:p>
          </table:table-cell>
          <table:table-cell office:value-type="float" office:value="1975" calcext:value-type="float">
            <text:p>1975</text:p>
          </table:table-cell>
          <table:table-cell/>
          <table:table-cell table:formula="of:=[.$B25]" office:value-type="float" office:value="0.0713782263" calcext:value-type="float">
            <text:p>0.0713782263</text:p>
          </table:table-cell>
          <table:table-cell table:formula="of:=[.$B86]" office:value-type="float" office:value="0.0746090086" calcext:value-type="float">
            <text:p>0.0746090086</text:p>
          </table:table-cell>
          <table:table-cell table:formula="of:=[.$B147]" office:value-type="float" office:value="0.000357" calcext:value-type="float">
            <text:p>0.000357</text:p>
          </table:table-cell>
          <table:table-cell table:formula="of:=[.$B208]" office:value-type="float" office:value="0.0302053499" calcext:value-type="float">
            <text:p>0.0302053499</text:p>
          </table:table-cell>
          <table:table-cell table:formula="of:=[.$B269]" office:value-type="float" office:value="0.0065469607" calcext:value-type="float">
            <text:p>0.0065469607</text:p>
          </table:table-cell>
          <table:table-cell table:formula="of:=[.$B330]" office:value-type="float" office:value="0.012051541" calcext:value-type="float">
            <text:p>0.012051541</text:p>
          </table:table-cell>
          <table:table-cell table:formula="of:=[.$B391]" office:value-type="float" office:value="0.00000035" calcext:value-type="float">
            <text:p>0.00000035</text:p>
          </table:table-cell>
          <table:table-cell/>
          <table:table-cell table:formula="of:=[.$C25]" office:value-type="float" office:value="10108" calcext:value-type="float">
            <text:p>10108</text:p>
          </table:table-cell>
          <table:table-cell table:formula="of:=[.$C86]" office:value-type="float" office:value="10043" calcext:value-type="float">
            <text:p>10043</text:p>
          </table:table-cell>
          <table:table-cell table:formula="of:=[.$C147]" office:value-type="float" office:value="10126" calcext:value-type="float">
            <text:p>10126</text:p>
          </table:table-cell>
          <table:table-cell table:formula="of:=[.$C208]" office:value-type="float" office:value="10250" calcext:value-type="float">
            <text:p>10250</text:p>
          </table:table-cell>
          <table:table-cell table:formula="of:=[.$C269]" office:value-type="float" office:value="10010" calcext:value-type="float">
            <text:p>10010</text:p>
          </table:table-cell>
          <table:table-cell table:formula="of:=[.$C330]" office:value-type="float" office:value="10065" calcext:value-type="float">
            <text:p>10065</text:p>
          </table:table-cell>
          <table:table-cell table:formula="of:=[.$C391]" office:value-type="float" office:value="10042" calcext:value-type="float">
            <text:p>10042</text:p>
          </table:table-cell>
          <table:table-cell/>
          <table:table-cell table:formula="of:=[.$D25]" office:value-type="float" office:value="1895" calcext:value-type="float">
            <text:p>1895</text:p>
          </table:table-cell>
          <table:table-cell table:formula="of:=[.$D86]" office:value-type="float" office:value="1448" calcext:value-type="float">
            <text:p>1448</text:p>
          </table:table-cell>
          <table:table-cell table:formula="of:=[.$D147]" office:value-type="float" office:value="1062" calcext:value-type="float">
            <text:p>1062</text:p>
          </table:table-cell>
          <table:table-cell table:formula="of:=[.$D208]" office:value-type="float" office:value="803" calcext:value-type="float">
            <text:p>803</text:p>
          </table:table-cell>
          <table:table-cell table:formula="of:=[.$D269]" office:value-type="float" office:value="12622" calcext:value-type="float">
            <text:p>12622</text:p>
          </table:table-cell>
          <table:table-cell table:formula="of:=[.$D330]" office:value-type="float" office:value="3990" calcext:value-type="float">
            <text:p>3990</text:p>
          </table:table-cell>
          <table:table-cell table:formula="of:=[.$D391]"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4269362" calcext:value-type="float">
            <text:p>0.0714269362</text:p>
          </table:table-cell>
          <table:table-cell office:value-type="float" office:value="10060" calcext:value-type="float">
            <text:p>10060</text:p>
          </table:table-cell>
          <table:table-cell office:value-type="float" office:value="2053" calcext:value-type="float">
            <text:p>2053</text:p>
          </table:table-cell>
          <table:table-cell/>
          <table:table-cell table:formula="of:=[.$B26]" office:value-type="float" office:value="0.0714170067" calcext:value-type="float">
            <text:p>0.0714170067</text:p>
          </table:table-cell>
          <table:table-cell table:formula="of:=[.$B87]" office:value-type="float" office:value="0.0751375901" calcext:value-type="float">
            <text:p>0.0751375901</text:p>
          </table:table-cell>
          <table:table-cell table:formula="of:=[.$B148]" office:value-type="float" office:value="0.0015602901" calcext:value-type="float">
            <text:p>0.0015602901</text:p>
          </table:table-cell>
          <table:table-cell table:formula="of:=[.$B209]" office:value-type="float" office:value="0.0270397152" calcext:value-type="float">
            <text:p>0.0270397152</text:p>
          </table:table-cell>
          <table:table-cell table:formula="of:=[.$B270]" office:value-type="float" office:value="0.0064557208" calcext:value-type="float">
            <text:p>0.0064557208</text:p>
          </table:table-cell>
          <table:table-cell table:formula="of:=[.$B331]" office:value-type="float" office:value="0.0119849725" calcext:value-type="float">
            <text:p>0.0119849725</text:p>
          </table:table-cell>
          <table:table-cell table:formula="of:=[.$B392]" office:value-type="float" office:value="0.000000336" calcext:value-type="float">
            <text:p>0.000000336</text:p>
          </table:table-cell>
          <table:table-cell/>
          <table:table-cell table:formula="of:=[.$C26]" office:value-type="float" office:value="10056" calcext:value-type="float">
            <text:p>10056</text:p>
          </table:table-cell>
          <table:table-cell table:formula="of:=[.$C87]" office:value-type="float" office:value="10156" calcext:value-type="float">
            <text:p>10156</text:p>
          </table:table-cell>
          <table:table-cell table:formula="of:=[.$C148]" office:value-type="float" office:value="10064" calcext:value-type="float">
            <text:p>10064</text:p>
          </table:table-cell>
          <table:table-cell table:formula="of:=[.$C209]" office:value-type="float" office:value="10224" calcext:value-type="float">
            <text:p>10224</text:p>
          </table:table-cell>
          <table:table-cell table:formula="of:=[.$C270]" office:value-type="float" office:value="10004" calcext:value-type="float">
            <text:p>10004</text:p>
          </table:table-cell>
          <table:table-cell table:formula="of:=[.$C331]" office:value-type="float" office:value="10046" calcext:value-type="float">
            <text:p>10046</text:p>
          </table:table-cell>
          <table:table-cell table:formula="of:=[.$C392]" office:value-type="float" office:value="10088" calcext:value-type="float">
            <text:p>10088</text:p>
          </table:table-cell>
          <table:table-cell/>
          <table:table-cell table:formula="of:=[.$D26]" office:value-type="float" office:value="1975" calcext:value-type="float">
            <text:p>1975</text:p>
          </table:table-cell>
          <table:table-cell table:formula="of:=[.$D87]" office:value-type="float" office:value="1510" calcext:value-type="float">
            <text:p>1510</text:p>
          </table:table-cell>
          <table:table-cell table:formula="of:=[.$D148]" office:value-type="float" office:value="1105" calcext:value-type="float">
            <text:p>1105</text:p>
          </table:table-cell>
          <table:table-cell table:formula="of:=[.$D209]" office:value-type="float" office:value="836" calcext:value-type="float">
            <text:p>836</text:p>
          </table:table-cell>
          <table:table-cell table:formula="of:=[.$D270]" office:value-type="float" office:value="13156" calcext:value-type="float">
            <text:p>13156</text:p>
          </table:table-cell>
          <table:table-cell table:formula="of:=[.$D331]" office:value-type="float" office:value="4154" calcext:value-type="float">
            <text:p>4154</text:p>
          </table:table-cell>
          <table:table-cell table:formula="of:=[.$D392]"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4372165" calcext:value-type="float">
            <text:p>0.0714372165</text:p>
          </table:table-cell>
          <table:table-cell office:value-type="float" office:value="10016" calcext:value-type="float">
            <text:p>10016</text:p>
          </table:table-cell>
          <table:table-cell office:value-type="float" office:value="2134" calcext:value-type="float">
            <text:p>2134</text:p>
          </table:table-cell>
          <table:table-cell/>
          <table:table-cell table:formula="of:=[.$B27]" office:value-type="float" office:value="0.0714269362" calcext:value-type="float">
            <text:p>0.0714269362</text:p>
          </table:table-cell>
          <table:table-cell table:formula="of:=[.$B88]" office:value-type="float" office:value="0.0752792662" calcext:value-type="float">
            <text:p>0.0752792662</text:p>
          </table:table-cell>
          <table:table-cell table:formula="of:=[.$B149]" office:value-type="float" office:value="0.000483" calcext:value-type="float">
            <text:p>0.000483</text:p>
          </table:table-cell>
          <table:table-cell table:formula="of:=[.$B210]" office:value-type="float" office:value="0.0265936136" calcext:value-type="float">
            <text:p>0.0265936136</text:p>
          </table:table-cell>
          <table:table-cell table:formula="of:=[.$B271]" office:value-type="float" office:value="0.0063715689" calcext:value-type="float">
            <text:p>0.0063715689</text:p>
          </table:table-cell>
          <table:table-cell table:formula="of:=[.$B332]" office:value-type="float" office:value="0.011753933" calcext:value-type="float">
            <text:p>0.011753933</text:p>
          </table:table-cell>
          <table:table-cell table:formula="of:=[.$B393]" office:value-type="float" office:value="0.000000323" calcext:value-type="float">
            <text:p>0.000000323</text:p>
          </table:table-cell>
          <table:table-cell/>
          <table:table-cell table:formula="of:=[.$C27]" office:value-type="float" office:value="10060" calcext:value-type="float">
            <text:p>10060</text:p>
          </table:table-cell>
          <table:table-cell table:formula="of:=[.$C88]" office:value-type="float" office:value="10169" calcext:value-type="float">
            <text:p>10169</text:p>
          </table:table-cell>
          <table:table-cell table:formula="of:=[.$C149]" office:value-type="float" office:value="10200" calcext:value-type="float">
            <text:p>10200</text:p>
          </table:table-cell>
          <table:table-cell table:formula="of:=[.$C210]" office:value-type="float" office:value="10108" calcext:value-type="float">
            <text:p>10108</text:p>
          </table:table-cell>
          <table:table-cell table:formula="of:=[.$C271]" office:value-type="float" office:value="10021" calcext:value-type="float">
            <text:p>10021</text:p>
          </table:table-cell>
          <table:table-cell table:formula="of:=[.$C332]" office:value-type="float" office:value="10049" calcext:value-type="float">
            <text:p>10049</text:p>
          </table:table-cell>
          <table:table-cell table:formula="of:=[.$C393]" office:value-type="float" office:value="10100" calcext:value-type="float">
            <text:p>10100</text:p>
          </table:table-cell>
          <table:table-cell/>
          <table:table-cell table:formula="of:=[.$D27]" office:value-type="float" office:value="2053" calcext:value-type="float">
            <text:p>2053</text:p>
          </table:table-cell>
          <table:table-cell table:formula="of:=[.$D88]" office:value-type="float" office:value="1569" calcext:value-type="float">
            <text:p>1569</text:p>
          </table:table-cell>
          <table:table-cell table:formula="of:=[.$D149]" office:value-type="float" office:value="1147" calcext:value-type="float">
            <text:p>1147</text:p>
          </table:table-cell>
          <table:table-cell table:formula="of:=[.$D210]" office:value-type="float" office:value="869" calcext:value-type="float">
            <text:p>869</text:p>
          </table:table-cell>
          <table:table-cell table:formula="of:=[.$D271]" office:value-type="float" office:value="13684" calcext:value-type="float">
            <text:p>13684</text:p>
          </table:table-cell>
          <table:table-cell table:formula="of:=[.$D332]" office:value-type="float" office:value="4319" calcext:value-type="float">
            <text:p>4319</text:p>
          </table:table-cell>
          <table:table-cell table:formula="of:=[.$D393]"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4575277" calcext:value-type="float">
            <text:p>0.0714575277</text:p>
          </table:table-cell>
          <table:table-cell office:value-type="float" office:value="10094" calcext:value-type="float">
            <text:p>10094</text:p>
          </table:table-cell>
          <table:table-cell office:value-type="float" office:value="2209" calcext:value-type="float">
            <text:p>2209</text:p>
          </table:table-cell>
          <table:table-cell/>
          <table:table-cell table:formula="of:=[.$B28]" office:value-type="float" office:value="0.0714372165" calcext:value-type="float">
            <text:p>0.0714372165</text:p>
          </table:table-cell>
          <table:table-cell table:formula="of:=[.$B89]" office:value-type="float" office:value="0.0758710118" calcext:value-type="float">
            <text:p>0.0758710118</text:p>
          </table:table-cell>
          <table:table-cell table:formula="of:=[.$B150]" office:value-type="float" office:value="0.0018875082" calcext:value-type="float">
            <text:p>0.0018875082</text:p>
          </table:table-cell>
          <table:table-cell table:formula="of:=[.$B211]" office:value-type="float" office:value="0.0254511274" calcext:value-type="float">
            <text:p>0.0254511274</text:p>
          </table:table-cell>
          <table:table-cell table:formula="of:=[.$B272]" office:value-type="float" office:value="0.0062914527" calcext:value-type="float">
            <text:p>0.0062914527</text:p>
          </table:table-cell>
          <table:table-cell table:formula="of:=[.$B333]" office:value-type="float" office:value="0.0117413409" calcext:value-type="float">
            <text:p>0.0117413409</text:p>
          </table:table-cell>
          <table:table-cell table:style-name="ce1" table:formula="of:=[.$B394]" office:value-type="float" office:value="0.000000313" calcext:value-type="float">
            <text:p>3.13E-07</text:p>
          </table:table-cell>
          <table:table-cell/>
          <table:table-cell table:formula="of:=[.$C28]" office:value-type="float" office:value="10016" calcext:value-type="float">
            <text:p>10016</text:p>
          </table:table-cell>
          <table:table-cell table:formula="of:=[.$C89]" office:value-type="float" office:value="10004" calcext:value-type="float">
            <text:p>10004</text:p>
          </table:table-cell>
          <table:table-cell table:formula="of:=[.$C150]" office:value-type="float" office:value="10019" calcext:value-type="float">
            <text:p>10019</text:p>
          </table:table-cell>
          <table:table-cell table:formula="of:=[.$C211]" office:value-type="float" office:value="10274" calcext:value-type="float">
            <text:p>10274</text:p>
          </table:table-cell>
          <table:table-cell table:formula="of:=[.$C272]" office:value-type="float" office:value="10033" calcext:value-type="float">
            <text:p>10033</text:p>
          </table:table-cell>
          <table:table-cell table:formula="of:=[.$C333]" office:value-type="float" office:value="10036" calcext:value-type="float">
            <text:p>10036</text:p>
          </table:table-cell>
          <table:table-cell table:formula="of:=[.$C394]" office:value-type="float" office:value="10015" calcext:value-type="float">
            <text:p>10015</text:p>
          </table:table-cell>
          <table:table-cell/>
          <table:table-cell table:formula="of:=[.$D28]" office:value-type="float" office:value="2134" calcext:value-type="float">
            <text:p>2134</text:p>
          </table:table-cell>
          <table:table-cell table:formula="of:=[.$D89]" office:value-type="float" office:value="1628" calcext:value-type="float">
            <text:p>1628</text:p>
          </table:table-cell>
          <table:table-cell table:formula="of:=[.$D150]" office:value-type="float" office:value="1191" calcext:value-type="float">
            <text:p>1191</text:p>
          </table:table-cell>
          <table:table-cell table:formula="of:=[.$D211]" office:value-type="float" office:value="902" calcext:value-type="float">
            <text:p>902</text:p>
          </table:table-cell>
          <table:table-cell table:formula="of:=[.$D272]" office:value-type="float" office:value="14202" calcext:value-type="float">
            <text:p>14202</text:p>
          </table:table-cell>
          <table:table-cell table:formula="of:=[.$D333]" office:value-type="float" office:value="4486" calcext:value-type="float">
            <text:p>4486</text:p>
          </table:table-cell>
          <table:table-cell table:formula="of:=[.$D394]"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4604379" calcext:value-type="float">
            <text:p>0.0714604379</text:p>
          </table:table-cell>
          <table:table-cell office:value-type="float" office:value="10084" calcext:value-type="float">
            <text:p>10084</text:p>
          </table:table-cell>
          <table:table-cell office:value-type="float" office:value="2284" calcext:value-type="float">
            <text:p>2284</text:p>
          </table:table-cell>
          <table:table-cell/>
          <table:table-cell table:formula="of:=[.$B29]" office:value-type="float" office:value="0.0714575277" calcext:value-type="float">
            <text:p>0.0714575277</text:p>
          </table:table-cell>
          <table:table-cell table:formula="of:=[.$B90]" office:value-type="float" office:value="0.0760795426" calcext:value-type="float">
            <text:p>0.0760795426</text:p>
          </table:table-cell>
          <table:table-cell table:formula="of:=[.$B151]" office:value-type="float" office:value="0.000968" calcext:value-type="float">
            <text:p>0.000968</text:p>
          </table:table-cell>
          <table:table-cell table:formula="of:=[.$B212]" office:value-type="float" office:value="0.0224622536" calcext:value-type="float">
            <text:p>0.0224622536</text:p>
          </table:table-cell>
          <table:table-cell table:formula="of:=[.$B273]" office:value-type="float" office:value="0.0062191143" calcext:value-type="float">
            <text:p>0.0062191143</text:p>
          </table:table-cell>
          <table:table-cell table:formula="of:=[.$B334]" office:value-type="float" office:value="0.0117318814" calcext:value-type="float">
            <text:p>0.0117318814</text:p>
          </table:table-cell>
          <table:table-cell table:style-name="ce1" table:formula="of:=[.$B395]" office:value-type="float" office:value="0.000000302" calcext:value-type="float">
            <text:p>3.02E-07</text:p>
          </table:table-cell>
          <table:table-cell/>
          <table:table-cell table:formula="of:=[.$C29]" office:value-type="float" office:value="10094" calcext:value-type="float">
            <text:p>10094</text:p>
          </table:table-cell>
          <table:table-cell table:formula="of:=[.$C90]" office:value-type="float" office:value="10028" calcext:value-type="float">
            <text:p>10028</text:p>
          </table:table-cell>
          <table:table-cell table:formula="of:=[.$C151]" office:value-type="float" office:value="10128" calcext:value-type="float">
            <text:p>10128</text:p>
          </table:table-cell>
          <table:table-cell table:formula="of:=[.$C212]" office:value-type="float" office:value="10197" calcext:value-type="float">
            <text:p>10197</text:p>
          </table:table-cell>
          <table:table-cell table:formula="of:=[.$C273]" office:value-type="float" office:value="10001" calcext:value-type="float">
            <text:p>10001</text:p>
          </table:table-cell>
          <table:table-cell table:formula="of:=[.$C334]" office:value-type="float" office:value="10012" calcext:value-type="float">
            <text:p>10012</text:p>
          </table:table-cell>
          <table:table-cell table:formula="of:=[.$C395]" office:value-type="float" office:value="10068" calcext:value-type="float">
            <text:p>10068</text:p>
          </table:table-cell>
          <table:table-cell/>
          <table:table-cell table:formula="of:=[.$D29]" office:value-type="float" office:value="2209" calcext:value-type="float">
            <text:p>2209</text:p>
          </table:table-cell>
          <table:table-cell table:formula="of:=[.$D90]" office:value-type="float" office:value="1687" calcext:value-type="float">
            <text:p>1687</text:p>
          </table:table-cell>
          <table:table-cell table:formula="of:=[.$D151]" office:value-type="float" office:value="1233" calcext:value-type="float">
            <text:p>1233</text:p>
          </table:table-cell>
          <table:table-cell table:formula="of:=[.$D212]" office:value-type="float" office:value="936" calcext:value-type="float">
            <text:p>936</text:p>
          </table:table-cell>
          <table:table-cell table:formula="of:=[.$D273]" office:value-type="float" office:value="14684" calcext:value-type="float">
            <text:p>14684</text:p>
          </table:table-cell>
          <table:table-cell table:formula="of:=[.$D334]" office:value-type="float" office:value="4658" calcext:value-type="float">
            <text:p>4658</text:p>
          </table:table-cell>
          <table:table-cell table:formula="of:=[.$D395]"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4846852" calcext:value-type="float">
            <text:p>0.0714846852</text:p>
          </table:table-cell>
          <table:table-cell office:value-type="float" office:value="10073" calcext:value-type="float">
            <text:p>10073</text:p>
          </table:table-cell>
          <table:table-cell office:value-type="float" office:value="2362" calcext:value-type="float">
            <text:p>2362</text:p>
          </table:table-cell>
          <table:table-cell/>
          <table:table-cell table:formula="of:=[.$B30]" office:value-type="float" office:value="0.0714604379" calcext:value-type="float">
            <text:p>0.0714604379</text:p>
          </table:table-cell>
          <table:table-cell table:formula="of:=[.$B91]" office:value-type="float" office:value="0.0769470518" calcext:value-type="float">
            <text:p>0.0769470518</text:p>
          </table:table-cell>
          <table:table-cell table:formula="of:=[.$B152]" office:value-type="float" office:value="0.000933" calcext:value-type="float">
            <text:p>0.000933</text:p>
          </table:table-cell>
          <table:table-cell table:formula="of:=[.$B213]" office:value-type="float" office:value="0.0232666281" calcext:value-type="float">
            <text:p>0.0232666281</text:p>
          </table:table-cell>
          <table:table-cell table:formula="of:=[.$B274]" office:value-type="float" office:value="0.0061423789" calcext:value-type="float">
            <text:p>0.0061423789</text:p>
          </table:table-cell>
          <table:table-cell table:formula="of:=[.$B335]" office:value-type="float" office:value="0.0117250834" calcext:value-type="float">
            <text:p>0.0117250834</text:p>
          </table:table-cell>
          <table:table-cell table:style-name="ce1" table:formula="of:=[.$B396]" office:value-type="float" office:value="0.000000293" calcext:value-type="float">
            <text:p>2.93E-07</text:p>
          </table:table-cell>
          <table:table-cell/>
          <table:table-cell table:formula="of:=[.$C30]" office:value-type="float" office:value="10084" calcext:value-type="float">
            <text:p>10084</text:p>
          </table:table-cell>
          <table:table-cell table:formula="of:=[.$C91]" office:value-type="float" office:value="10118" calcext:value-type="float">
            <text:p>10118</text:p>
          </table:table-cell>
          <table:table-cell table:formula="of:=[.$C152]" office:value-type="float" office:value="10193" calcext:value-type="float">
            <text:p>10193</text:p>
          </table:table-cell>
          <table:table-cell table:formula="of:=[.$C213]" office:value-type="float" office:value="10199" calcext:value-type="float">
            <text:p>10199</text:p>
          </table:table-cell>
          <table:table-cell table:formula="of:=[.$C274]" office:value-type="float" office:value="10010" calcext:value-type="float">
            <text:p>10010</text:p>
          </table:table-cell>
          <table:table-cell table:formula="of:=[.$C335]" office:value-type="float" office:value="10050" calcext:value-type="float">
            <text:p>10050</text:p>
          </table:table-cell>
          <table:table-cell table:formula="of:=[.$C396]" office:value-type="float" office:value="10120" calcext:value-type="float">
            <text:p>10120</text:p>
          </table:table-cell>
          <table:table-cell/>
          <table:table-cell table:formula="of:=[.$D30]" office:value-type="float" office:value="2284" calcext:value-type="float">
            <text:p>2284</text:p>
          </table:table-cell>
          <table:table-cell table:formula="of:=[.$D91]" office:value-type="float" office:value="1746" calcext:value-type="float">
            <text:p>1746</text:p>
          </table:table-cell>
          <table:table-cell table:formula="of:=[.$D152]" office:value-type="float" office:value="1277" calcext:value-type="float">
            <text:p>1277</text:p>
          </table:table-cell>
          <table:table-cell table:formula="of:=[.$D213]" office:value-type="float" office:value="970" calcext:value-type="float">
            <text:p>970</text:p>
          </table:table-cell>
          <table:table-cell table:formula="of:=[.$D274]" office:value-type="float" office:value="15243" calcext:value-type="float">
            <text:p>15243</text:p>
          </table:table-cell>
          <table:table-cell table:formula="of:=[.$D335]" office:value-type="float" office:value="4825" calcext:value-type="float">
            <text:p>4825</text:p>
          </table:table-cell>
          <table:table-cell table:formula="of:=[.$D396]"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5124672" calcext:value-type="float">
            <text:p>0.0715124672</text:p>
          </table:table-cell>
          <table:table-cell office:value-type="float" office:value="10104" calcext:value-type="float">
            <text:p>10104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$B31]" office:value-type="float" office:value="0.0714846852" calcext:value-type="float">
            <text:p>0.0714846852</text:p>
          </table:table-cell>
          <table:table-cell table:formula="of:=[.$B92]" office:value-type="float" office:value="0.0773079965" calcext:value-type="float">
            <text:p>0.0773079965</text:p>
          </table:table-cell>
          <table:table-cell table:formula="of:=[.$B153]" office:value-type="float" office:value="0.0027545532" calcext:value-type="float">
            <text:p>0.0027545532</text:p>
          </table:table-cell>
          <table:table-cell table:formula="of:=[.$B214]" office:value-type="float" office:value="0.0191425613" calcext:value-type="float">
            <text:p>0.0191425613</text:p>
          </table:table-cell>
          <table:table-cell table:formula="of:=[.$B275]" office:value-type="float" office:value="0.0060683469" calcext:value-type="float">
            <text:p>0.0060683469</text:p>
          </table:table-cell>
          <table:table-cell table:formula="of:=[.$B336]" office:value-type="float" office:value="0.0117189213" calcext:value-type="float">
            <text:p>0.0117189213</text:p>
          </table:table-cell>
          <table:table-cell table:style-name="ce1" table:formula="of:=[.$B397]" office:value-type="float" office:value="0.000000284" calcext:value-type="float">
            <text:p>2.84E-07</text:p>
          </table:table-cell>
          <table:table-cell/>
          <table:table-cell table:formula="of:=[.$C31]" office:value-type="float" office:value="10073" calcext:value-type="float">
            <text:p>10073</text:p>
          </table:table-cell>
          <table:table-cell table:formula="of:=[.$C92]" office:value-type="float" office:value="10022" calcext:value-type="float">
            <text:p>10022</text:p>
          </table:table-cell>
          <table:table-cell table:formula="of:=[.$C153]" office:value-type="float" office:value="10137" calcext:value-type="float">
            <text:p>10137</text:p>
          </table:table-cell>
          <table:table-cell table:formula="of:=[.$C214]" office:value-type="float" office:value="10119" calcext:value-type="float">
            <text:p>10119</text:p>
          </table:table-cell>
          <table:table-cell table:formula="of:=[.$C275]" office:value-type="float" office:value="10014" calcext:value-type="float">
            <text:p>10014</text:p>
          </table:table-cell>
          <table:table-cell table:formula="of:=[.$C336]" office:value-type="float" office:value="10016" calcext:value-type="float">
            <text:p>10016</text:p>
          </table:table-cell>
          <table:table-cell table:formula="of:=[.$C397]" office:value-type="float" office:value="10137" calcext:value-type="float">
            <text:p>10137</text:p>
          </table:table-cell>
          <table:table-cell/>
          <table:table-cell table:formula="of:=[.$D31]" office:value-type="float" office:value="2362" calcext:value-type="float">
            <text:p>2362</text:p>
          </table:table-cell>
          <table:table-cell table:formula="of:=[.$D92]" office:value-type="float" office:value="1803" calcext:value-type="float">
            <text:p>1803</text:p>
          </table:table-cell>
          <table:table-cell table:formula="of:=[.$D153]" office:value-type="float" office:value="1319" calcext:value-type="float">
            <text:p>1319</text:p>
          </table:table-cell>
          <table:table-cell table:formula="of:=[.$D214]" office:value-type="float" office:value="1003" calcext:value-type="float">
            <text:p>1003</text:p>
          </table:table-cell>
          <table:table-cell table:formula="of:=[.$D275]" office:value-type="float" office:value="15773" calcext:value-type="float">
            <text:p>15773</text:p>
          </table:table-cell>
          <table:table-cell table:formula="of:=[.$D336]" office:value-type="float" office:value="4996" calcext:value-type="float">
            <text:p>4996</text:p>
          </table:table-cell>
          <table:table-cell table:formula="of:=[.$D397]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5411405" calcext:value-type="float">
            <text:p>0.0715411405</text:p>
          </table:table-cell>
          <table:table-cell office:value-type="float" office:value="10072" calcext:value-type="float">
            <text:p>10072</text:p>
          </table:table-cell>
          <table:table-cell office:value-type="float" office:value="2516" calcext:value-type="float">
            <text:p>2516</text:p>
          </table:table-cell>
          <table:table-cell/>
          <table:table-cell table:formula="of:=[.$B32]" office:value-type="float" office:value="0.0715124672" calcext:value-type="float">
            <text:p>0.0715124672</text:p>
          </table:table-cell>
          <table:table-cell table:formula="of:=[.$B93]" office:value-type="float" office:value="0.0773033702" calcext:value-type="float">
            <text:p>0.0773033702</text:p>
          </table:table-cell>
          <table:table-cell table:formula="of:=[.$B154]" office:value-type="float" office:value="0.0013019396" calcext:value-type="float">
            <text:p>0.0013019396</text:p>
          </table:table-cell>
          <table:table-cell table:formula="of:=[.$B215]" office:value-type="float" office:value="0.0168637684" calcext:value-type="float">
            <text:p>0.0168637684</text:p>
          </table:table-cell>
          <table:table-cell table:formula="of:=[.$B276]" office:value-type="float" office:value="0.00596345" calcext:value-type="float">
            <text:p>0.00596345</text:p>
          </table:table-cell>
          <table:table-cell table:formula="of:=[.$B337]" office:value-type="float" office:value="0.0117150002" calcext:value-type="float">
            <text:p>0.0117150002</text:p>
          </table:table-cell>
          <table:table-cell table:style-name="ce1" table:formula="of:=[.$B398]" office:value-type="float" office:value="0.000000276" calcext:value-type="float">
            <text:p>2.76E-07</text:p>
          </table:table-cell>
          <table:table-cell/>
          <table:table-cell table:formula="of:=[.$C32]" office:value-type="float" office:value="10104" calcext:value-type="float">
            <text:p>10104</text:p>
          </table:table-cell>
          <table:table-cell table:formula="of:=[.$C93]" office:value-type="float" office:value="10170" calcext:value-type="float">
            <text:p>10170</text:p>
          </table:table-cell>
          <table:table-cell table:formula="of:=[.$C154]" office:value-type="float" office:value="10128" calcext:value-type="float">
            <text:p>10128</text:p>
          </table:table-cell>
          <table:table-cell table:formula="of:=[.$C215]" office:value-type="float" office:value="10241" calcext:value-type="float">
            <text:p>10241</text:p>
          </table:table-cell>
          <table:table-cell table:formula="of:=[.$C276]" office:value-type="float" office:value="10010" calcext:value-type="float">
            <text:p>10010</text:p>
          </table:table-cell>
          <table:table-cell table:formula="of:=[.$C337]" office:value-type="float" office:value="10016" calcext:value-type="float">
            <text:p>10016</text:p>
          </table:table-cell>
          <table:table-cell table:formula="of:=[.$C398]" office:value-type="float" office:value="10001" calcext:value-type="float">
            <text:p>10001</text:p>
          </table:table-cell>
          <table:table-cell/>
          <table:table-cell table:formula="of:=[.$D32]" office:value-type="float" office:value="2439" calcext:value-type="float">
            <text:p>2439</text:p>
          </table:table-cell>
          <table:table-cell table:formula="of:=[.$D93]" office:value-type="float" office:value="1863" calcext:value-type="float">
            <text:p>1863</text:p>
          </table:table-cell>
          <table:table-cell table:formula="of:=[.$D154]" office:value-type="float" office:value="1361" calcext:value-type="float">
            <text:p>1361</text:p>
          </table:table-cell>
          <table:table-cell table:formula="of:=[.$D215]" office:value-type="float" office:value="1036" calcext:value-type="float">
            <text:p>1036</text:p>
          </table:table-cell>
          <table:table-cell table:formula="of:=[.$D276]" office:value-type="float" office:value="16306" calcext:value-type="float">
            <text:p>16306</text:p>
          </table:table-cell>
          <table:table-cell table:formula="of:=[.$D337]" office:value-type="float" office:value="5171" calcext:value-type="float">
            <text:p>5171</text:p>
          </table:table-cell>
          <table:table-cell table:formula="of:=[.$D398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5657223" calcext:value-type="float">
            <text:p>0.0715657223</text:p>
          </table:table-cell>
          <table:table-cell office:value-type="float" office:value="10022" calcext:value-type="float">
            <text:p>10022</text:p>
          </table:table-cell>
          <table:table-cell office:value-type="float" office:value="2596" calcext:value-type="float">
            <text:p>2596</text:p>
          </table:table-cell>
          <table:table-cell/>
          <table:table-cell table:formula="of:=[.$B33]" office:value-type="float" office:value="0.0715411405" calcext:value-type="float">
            <text:p>0.0715411405</text:p>
          </table:table-cell>
          <table:table-cell table:formula="of:=[.$B94]" office:value-type="float" office:value="0.0775588028" calcext:value-type="float">
            <text:p>0.0775588028</text:p>
          </table:table-cell>
          <table:table-cell table:formula="of:=[.$B155]" office:value-type="float" office:value="0.001342613" calcext:value-type="float">
            <text:p>0.001342613</text:p>
          </table:table-cell>
          <table:table-cell table:formula="of:=[.$B216]" office:value-type="float" office:value="0.0154118934" calcext:value-type="float">
            <text:p>0.0154118934</text:p>
          </table:table-cell>
          <table:table-cell table:formula="of:=[.$B277]" office:value-type="float" office:value="0.0059017835" calcext:value-type="float">
            <text:p>0.0059017835</text:p>
          </table:table-cell>
          <table:table-cell table:formula="of:=[.$B338]" office:value-type="float" office:value="0.0117114084" calcext:value-type="float">
            <text:p>0.0117114084</text:p>
          </table:table-cell>
          <table:table-cell table:style-name="ce1" table:formula="of:=[.$B399]" office:value-type="float" office:value="0.000000268" calcext:value-type="float">
            <text:p>2.68E-07</text:p>
          </table:table-cell>
          <table:table-cell/>
          <table:table-cell table:formula="of:=[.$C33]" office:value-type="float" office:value="10072" calcext:value-type="float">
            <text:p>10072</text:p>
          </table:table-cell>
          <table:table-cell table:formula="of:=[.$C94]" office:value-type="float" office:value="10105" calcext:value-type="float">
            <text:p>10105</text:p>
          </table:table-cell>
          <table:table-cell table:formula="of:=[.$C155]" office:value-type="float" office:value="10140" calcext:value-type="float">
            <text:p>10140</text:p>
          </table:table-cell>
          <table:table-cell table:formula="of:=[.$C216]" office:value-type="float" office:value="10284" calcext:value-type="float">
            <text:p>10284</text:p>
          </table:table-cell>
          <table:table-cell table:formula="of:=[.$C277]" office:value-type="float" office:value="10015" calcext:value-type="float">
            <text:p>10015</text:p>
          </table:table-cell>
          <table:table-cell table:formula="of:=[.$C338]" office:value-type="float" office:value="10019" calcext:value-type="float">
            <text:p>10019</text:p>
          </table:table-cell>
          <table:table-cell table:formula="of:=[.$C399]" office:value-type="float" office:value="10130" calcext:value-type="float">
            <text:p>10130</text:p>
          </table:table-cell>
          <table:table-cell/>
          <table:table-cell table:formula="of:=[.$D33]" office:value-type="float" office:value="2516" calcext:value-type="float">
            <text:p>2516</text:p>
          </table:table-cell>
          <table:table-cell table:formula="of:=[.$D94]" office:value-type="float" office:value="1922" calcext:value-type="float">
            <text:p>1922</text:p>
          </table:table-cell>
          <table:table-cell table:formula="of:=[.$D155]" office:value-type="float" office:value="1404" calcext:value-type="float">
            <text:p>1404</text:p>
          </table:table-cell>
          <table:table-cell table:formula="of:=[.$D216]" office:value-type="float" office:value="1070" calcext:value-type="float">
            <text:p>1070</text:p>
          </table:table-cell>
          <table:table-cell table:formula="of:=[.$D277]" office:value-type="float" office:value="16799" calcext:value-type="float">
            <text:p>16799</text:p>
          </table:table-cell>
          <table:table-cell table:formula="of:=[.$D338]" office:value-type="float" office:value="5327" calcext:value-type="float">
            <text:p>5327</text:p>
          </table:table-cell>
          <table:table-cell table:formula="of:=[.$D399]"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5828787" calcext:value-type="float">
            <text:p>0.0715828787</text:p>
          </table:table-cell>
          <table:table-cell office:value-type="float" office:value="10010" calcext:value-type="float">
            <text:p>10010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$B34]" office:value-type="float" office:value="0.0715657223" calcext:value-type="float">
            <text:p>0.0715657223</text:p>
          </table:table-cell>
          <table:table-cell table:formula="of:=[.$B95]" office:value-type="float" office:value="0.0783917347" calcext:value-type="float">
            <text:p>0.0783917347</text:p>
          </table:table-cell>
          <table:table-cell table:formula="of:=[.$B156]" office:value-type="float" office:value="0.000645" calcext:value-type="float">
            <text:p>0.000645</text:p>
          </table:table-cell>
          <table:table-cell table:formula="of:=[.$B217]" office:value-type="float" office:value="0.017604081" calcext:value-type="float">
            <text:p>0.017604081</text:p>
          </table:table-cell>
          <table:table-cell table:formula="of:=[.$B278]" office:value-type="float" office:value="0.0058431936" calcext:value-type="float">
            <text:p>0.0058431936</text:p>
          </table:table-cell>
          <table:table-cell table:formula="of:=[.$B339]" office:value-type="float" office:value="0.0117058696" calcext:value-type="float">
            <text:p>0.0117058696</text:p>
          </table:table-cell>
          <table:table-cell table:style-name="ce1" table:formula="of:=[.$B400]" office:value-type="float" office:value="0.000000262" calcext:value-type="float">
            <text:p>2.62E-07</text:p>
          </table:table-cell>
          <table:table-cell/>
          <table:table-cell table:formula="of:=[.$C34]" office:value-type="float" office:value="10022" calcext:value-type="float">
            <text:p>10022</text:p>
          </table:table-cell>
          <table:table-cell table:formula="of:=[.$C95]" office:value-type="float" office:value="10071" calcext:value-type="float">
            <text:p>10071</text:p>
          </table:table-cell>
          <table:table-cell table:formula="of:=[.$C156]" office:value-type="float" office:value="10141" calcext:value-type="float">
            <text:p>10141</text:p>
          </table:table-cell>
          <table:table-cell table:formula="of:=[.$C217]" office:value-type="float" office:value="10149" calcext:value-type="float">
            <text:p>10149</text:p>
          </table:table-cell>
          <table:table-cell table:formula="of:=[.$C278]" office:value-type="float" office:value="10000" calcext:value-type="float">
            <text:p>10000</text:p>
          </table:table-cell>
          <table:table-cell table:formula="of:=[.$C339]" office:value-type="float" office:value="10023" calcext:value-type="float">
            <text:p>10023</text:p>
          </table:table-cell>
          <table:table-cell table:formula="of:=[.$C400]" office:value-type="float" office:value="10208" calcext:value-type="float">
            <text:p>10208</text:p>
          </table:table-cell>
          <table:table-cell/>
          <table:table-cell table:formula="of:=[.$D34]" office:value-type="float" office:value="2596" calcext:value-type="float">
            <text:p>2596</text:p>
          </table:table-cell>
          <table:table-cell table:formula="of:=[.$D95]" office:value-type="float" office:value="1982" calcext:value-type="float">
            <text:p>1982</text:p>
          </table:table-cell>
          <table:table-cell table:formula="of:=[.$D156]" office:value-type="float" office:value="1448" calcext:value-type="float">
            <text:p>1448</text:p>
          </table:table-cell>
          <table:table-cell table:formula="of:=[.$D217]" office:value-type="float" office:value="1102" calcext:value-type="float">
            <text:p>1102</text:p>
          </table:table-cell>
          <table:table-cell table:formula="of:=[.$D278]" office:value-type="float" office:value="17294" calcext:value-type="float">
            <text:p>17294</text:p>
          </table:table-cell>
          <table:table-cell table:formula="of:=[.$D339]" office:value-type="float" office:value="5497" calcext:value-type="float">
            <text:p>5497</text:p>
          </table:table-cell>
          <table:table-cell table:formula="of:=[.$D400]"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6021077" calcext:value-type="float">
            <text:p>0.0716021077</text:p>
          </table:table-cell>
          <table:table-cell office:value-type="float" office:value="10118" calcext:value-type="float">
            <text:p>10118</text:p>
          </table:table-cell>
          <table:table-cell office:value-type="float" office:value="2747" calcext:value-type="float">
            <text:p>2747</text:p>
          </table:table-cell>
          <table:table-cell/>
          <table:table-cell table:formula="of:=[.$B35]" office:value-type="float" office:value="0.0715828787" calcext:value-type="float">
            <text:p>0.0715828787</text:p>
          </table:table-cell>
          <table:table-cell table:formula="of:=[.$B96]" office:value-type="float" office:value="0.0786909676" calcext:value-type="float">
            <text:p>0.0786909676</text:p>
          </table:table-cell>
          <table:table-cell table:formula="of:=[.$B157]" office:value-type="float" office:value="0.0013361268" calcext:value-type="float">
            <text:p>0.0013361268</text:p>
          </table:table-cell>
          <table:table-cell table:formula="of:=[.$B218]" office:value-type="float" office:value="0.0144089475" calcext:value-type="float">
            <text:p>0.0144089475</text:p>
          </table:table-cell>
          <table:table-cell table:formula="of:=[.$B279]" office:value-type="float" office:value="0.0057609422" calcext:value-type="float">
            <text:p>0.0057609422</text:p>
          </table:table-cell>
          <table:table-cell table:formula="of:=[.$B340]" office:value-type="float" office:value="0.0117027468" calcext:value-type="float">
            <text:p>0.0117027468</text:p>
          </table:table-cell>
          <table:table-cell table:style-name="ce1" table:formula="of:=[.$B401]" office:value-type="float" office:value="0.000000255" calcext:value-type="float">
            <text:p>2.55E-07</text:p>
          </table:table-cell>
          <table:table-cell/>
          <table:table-cell table:formula="of:=[.$C35]" office:value-type="float" office:value="10010" calcext:value-type="float">
            <text:p>10010</text:p>
          </table:table-cell>
          <table:table-cell table:formula="of:=[.$C96]" office:value-type="float" office:value="10043" calcext:value-type="float">
            <text:p>10043</text:p>
          </table:table-cell>
          <table:table-cell table:formula="of:=[.$C157]" office:value-type="float" office:value="10140" calcext:value-type="float">
            <text:p>10140</text:p>
          </table:table-cell>
          <table:table-cell table:formula="of:=[.$C218]" office:value-type="float" office:value="10067" calcext:value-type="float">
            <text:p>10067</text:p>
          </table:table-cell>
          <table:table-cell table:formula="of:=[.$C279]" office:value-type="float" office:value="10001" calcext:value-type="float">
            <text:p>10001</text:p>
          </table:table-cell>
          <table:table-cell table:formula="of:=[.$C340]" office:value-type="float" office:value="10043" calcext:value-type="float">
            <text:p>10043</text:p>
          </table:table-cell>
          <table:table-cell table:formula="of:=[.$C401]" office:value-type="float" office:value="10006" calcext:value-type="float">
            <text:p>10006</text:p>
          </table:table-cell>
          <table:table-cell/>
          <table:table-cell table:formula="of:=[.$D35]" office:value-type="float" office:value="2672" calcext:value-type="float">
            <text:p>2672</text:p>
          </table:table-cell>
          <table:table-cell table:formula="of:=[.$D96]" office:value-type="float" office:value="2042" calcext:value-type="float">
            <text:p>2042</text:p>
          </table:table-cell>
          <table:table-cell table:formula="of:=[.$D157]" office:value-type="float" office:value="1491" calcext:value-type="float">
            <text:p>1491</text:p>
          </table:table-cell>
          <table:table-cell table:formula="of:=[.$D218]" office:value-type="float" office:value="1135" calcext:value-type="float">
            <text:p>1135</text:p>
          </table:table-cell>
          <table:table-cell table:formula="of:=[.$D279]" office:value-type="float" office:value="17802" calcext:value-type="float">
            <text:p>17802</text:p>
          </table:table-cell>
          <table:table-cell table:formula="of:=[.$D340]" office:value-type="float" office:value="5676" calcext:value-type="float">
            <text:p>5676</text:p>
          </table:table-cell>
          <table:table-cell table:formula="of:=[.$D401]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6358688" calcext:value-type="float">
            <text:p>0.0716358688</text:p>
          </table:table-cell>
          <table:table-cell office:value-type="float" office:value="10033" calcext:value-type="float">
            <text:p>10033</text:p>
          </table:table-cell>
          <table:table-cell office:value-type="float" office:value="2821" calcext:value-type="float">
            <text:p>2821</text:p>
          </table:table-cell>
          <table:table-cell/>
          <table:table-cell table:formula="of:=[.$B36]" office:value-type="float" office:value="0.0716021077" calcext:value-type="float">
            <text:p>0.0716021077</text:p>
          </table:table-cell>
          <table:table-cell table:formula="of:=[.$B97]" office:value-type="float" office:value="0.0787999016" calcext:value-type="float">
            <text:p>0.0787999016</text:p>
          </table:table-cell>
          <table:table-cell table:formula="of:=[.$B158]" office:value-type="float" office:value="0.0013703568" calcext:value-type="float">
            <text:p>0.0013703568</text:p>
          </table:table-cell>
          <table:table-cell table:formula="of:=[.$B219]" office:value-type="float" office:value="0.0151696162" calcext:value-type="float">
            <text:p>0.0151696162</text:p>
          </table:table-cell>
          <table:table-cell table:formula="of:=[.$B280]" office:value-type="float" office:value="0.0056990994" calcext:value-type="float">
            <text:p>0.0056990994</text:p>
          </table:table-cell>
          <table:table-cell table:formula="of:=[.$B341]" office:value-type="float" office:value="0.0117004011" calcext:value-type="float">
            <text:p>0.0117004011</text:p>
          </table:table-cell>
          <table:table-cell table:style-name="ce1" table:formula="of:=[.$B402]" office:value-type="float" office:value="0.000000248" calcext:value-type="float">
            <text:p>2.48E-07</text:p>
          </table:table-cell>
          <table:table-cell/>
          <table:table-cell table:formula="of:=[.$C36]" office:value-type="float" office:value="10118" calcext:value-type="float">
            <text:p>10118</text:p>
          </table:table-cell>
          <table:table-cell table:formula="of:=[.$C97]" office:value-type="float" office:value="10130" calcext:value-type="float">
            <text:p>10130</text:p>
          </table:table-cell>
          <table:table-cell table:formula="of:=[.$C158]" office:value-type="float" office:value="10215" calcext:value-type="float">
            <text:p>10215</text:p>
          </table:table-cell>
          <table:table-cell table:formula="of:=[.$C219]" office:value-type="float" office:value="10294" calcext:value-type="float">
            <text:p>10294</text:p>
          </table:table-cell>
          <table:table-cell table:formula="of:=[.$C280]" office:value-type="float" office:value="10004" calcext:value-type="float">
            <text:p>10004</text:p>
          </table:table-cell>
          <table:table-cell table:formula="of:=[.$C341]" office:value-type="float" office:value="10021" calcext:value-type="float">
            <text:p>10021</text:p>
          </table:table-cell>
          <table:table-cell table:formula="of:=[.$C402]" office:value-type="float" office:value="10105" calcext:value-type="float">
            <text:p>10105</text:p>
          </table:table-cell>
          <table:table-cell/>
          <table:table-cell table:formula="of:=[.$D36]" office:value-type="float" office:value="2747" calcext:value-type="float">
            <text:p>2747</text:p>
          </table:table-cell>
          <table:table-cell table:formula="of:=[.$D97]" office:value-type="float" office:value="2100" calcext:value-type="float">
            <text:p>2100</text:p>
          </table:table-cell>
          <table:table-cell table:formula="of:=[.$D158]" office:value-type="float" office:value="1533" calcext:value-type="float">
            <text:p>1533</text:p>
          </table:table-cell>
          <table:table-cell table:formula="of:=[.$D219]" office:value-type="float" office:value="1169" calcext:value-type="float">
            <text:p>1169</text:p>
          </table:table-cell>
          <table:table-cell table:formula="of:=[.$D280]" office:value-type="float" office:value="18345" calcext:value-type="float">
            <text:p>18345</text:p>
          </table:table-cell>
          <table:table-cell table:formula="of:=[.$D341]" office:value-type="float" office:value="5842" calcext:value-type="float">
            <text:p>5842</text:p>
          </table:table-cell>
          <table:table-cell table:formula="of:=[.$D402]"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6573997" calcext:value-type="float">
            <text:p>0.0716573997</text:p>
          </table:table-cell>
          <table:table-cell office:value-type="float" office:value="10042" calcext:value-type="float">
            <text:p>10042</text:p>
          </table:table-cell>
          <table:table-cell office:value-type="float" office:value="2895" calcext:value-type="float">
            <text:p>2895</text:p>
          </table:table-cell>
          <table:table-cell/>
          <table:table-cell table:formula="of:=[.$B37]" office:value-type="float" office:value="0.0716358688" calcext:value-type="float">
            <text:p>0.0716358688</text:p>
          </table:table-cell>
          <table:table-cell table:formula="of:=[.$B98]" office:value-type="float" office:value="0.0791508404" calcext:value-type="float">
            <text:p>0.0791508404</text:p>
          </table:table-cell>
          <table:table-cell table:formula="of:=[.$B159]" office:value-type="float" office:value="0.0010696938" calcext:value-type="float">
            <text:p>0.0010696938</text:p>
          </table:table-cell>
          <table:table-cell table:formula="of:=[.$B220]" office:value-type="float" office:value="0.0151619299" calcext:value-type="float">
            <text:p>0.0151619299</text:p>
          </table:table-cell>
          <table:table-cell table:formula="of:=[.$B281]" office:value-type="float" office:value="0.0056493403" calcext:value-type="float">
            <text:p>0.0056493403</text:p>
          </table:table-cell>
          <table:table-cell table:formula="of:=[.$B342]" office:value-type="float" office:value="0.0116981399" calcext:value-type="float">
            <text:p>0.0116981399</text:p>
          </table:table-cell>
          <table:table-cell table:style-name="ce1" table:formula="of:=[.$B403]" office:value-type="float" office:value="0.000000243" calcext:value-type="float">
            <text:p>2.43E-07</text:p>
          </table:table-cell>
          <table:table-cell/>
          <table:table-cell table:formula="of:=[.$C37]" office:value-type="float" office:value="10033" calcext:value-type="float">
            <text:p>10033</text:p>
          </table:table-cell>
          <table:table-cell table:formula="of:=[.$C98]" office:value-type="float" office:value="10179" calcext:value-type="float">
            <text:p>10179</text:p>
          </table:table-cell>
          <table:table-cell table:formula="of:=[.$C159]" office:value-type="float" office:value="10187" calcext:value-type="float">
            <text:p>10187</text:p>
          </table:table-cell>
          <table:table-cell table:formula="of:=[.$C220]" office:value-type="float" office:value="10061" calcext:value-type="float">
            <text:p>10061</text:p>
          </table:table-cell>
          <table:table-cell table:formula="of:=[.$C281]" office:value-type="float" office:value="10002" calcext:value-type="float">
            <text:p>10002</text:p>
          </table:table-cell>
          <table:table-cell table:formula="of:=[.$C342]" office:value-type="float" office:value="10036" calcext:value-type="float">
            <text:p>10036</text:p>
          </table:table-cell>
          <table:table-cell table:formula="of:=[.$C403]" office:value-type="float" office:value="10154" calcext:value-type="float">
            <text:p>10154</text:p>
          </table:table-cell>
          <table:table-cell/>
          <table:table-cell table:formula="of:=[.$D37]" office:value-type="float" office:value="2821" calcext:value-type="float">
            <text:p>2821</text:p>
          </table:table-cell>
          <table:table-cell table:formula="of:=[.$D98]" office:value-type="float" office:value="2161" calcext:value-type="float">
            <text:p>2161</text:p>
          </table:table-cell>
          <table:table-cell table:formula="of:=[.$D159]" office:value-type="float" office:value="1576" calcext:value-type="float">
            <text:p>1576</text:p>
          </table:table-cell>
          <table:table-cell table:formula="of:=[.$D220]" office:value-type="float" office:value="1201" calcext:value-type="float">
            <text:p>1201</text:p>
          </table:table-cell>
          <table:table-cell table:formula="of:=[.$D281]" office:value-type="float" office:value="18823" calcext:value-type="float">
            <text:p>18823</text:p>
          </table:table-cell>
          <table:table-cell table:formula="of:=[.$D342]" office:value-type="float" office:value="6001" calcext:value-type="float">
            <text:p>6001</text:p>
          </table:table-cell>
          <table:table-cell table:formula="of:=[.$D403]"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7063578" calcext:value-type="float">
            <text:p>0.0717063578</text:p>
          </table:table-cell>
          <table:table-cell office:value-type="float" office:value="10015" calcext:value-type="float">
            <text:p>10015</text:p>
          </table:table-cell>
          <table:table-cell office:value-type="float" office:value="2971" calcext:value-type="float">
            <text:p>2971</text:p>
          </table:table-cell>
          <table:table-cell/>
          <table:table-cell table:formula="of:=[.$B38]" office:value-type="float" office:value="0.0716573997" calcext:value-type="float">
            <text:p>0.0716573997</text:p>
          </table:table-cell>
          <table:table-cell table:formula="of:=[.$B99]" office:value-type="float" office:value="0.079144529" calcext:value-type="float">
            <text:p>0.079144529</text:p>
          </table:table-cell>
          <table:table-cell table:formula="of:=[.$B160]" office:value-type="float" office:value="0.0051384057" calcext:value-type="float">
            <text:p>0.0051384057</text:p>
          </table:table-cell>
          <table:table-cell table:formula="of:=[.$B221]" office:value-type="float" office:value="0.0169274379" calcext:value-type="float">
            <text:p>0.0169274379</text:p>
          </table:table-cell>
          <table:table-cell table:formula="of:=[.$B282]" office:value-type="float" office:value="0.0055975518" calcext:value-type="float">
            <text:p>0.0055975518</text:p>
          </table:table-cell>
          <table:table-cell table:formula="of:=[.$B343]" office:value-type="float" office:value="0.0116960063" calcext:value-type="float">
            <text:p>0.0116960063</text:p>
          </table:table-cell>
          <table:table-cell table:style-name="ce1" table:formula="of:=[.$B404]" office:value-type="float" office:value="0.000000238" calcext:value-type="float">
            <text:p>2.38E-07</text:p>
          </table:table-cell>
          <table:table-cell/>
          <table:table-cell table:formula="of:=[.$C38]" office:value-type="float" office:value="10042" calcext:value-type="float">
            <text:p>10042</text:p>
          </table:table-cell>
          <table:table-cell table:formula="of:=[.$C99]" office:value-type="float" office:value="10053" calcext:value-type="float">
            <text:p>10053</text:p>
          </table:table-cell>
          <table:table-cell table:formula="of:=[.$C160]" office:value-type="float" office:value="10201" calcext:value-type="float">
            <text:p>10201</text:p>
          </table:table-cell>
          <table:table-cell table:formula="of:=[.$C221]" office:value-type="float" office:value="10009" calcext:value-type="float">
            <text:p>10009</text:p>
          </table:table-cell>
          <table:table-cell table:formula="of:=[.$C282]" office:value-type="float" office:value="10003" calcext:value-type="float">
            <text:p>10003</text:p>
          </table:table-cell>
          <table:table-cell table:formula="of:=[.$C343]" office:value-type="float" office:value="10018" calcext:value-type="float">
            <text:p>10018</text:p>
          </table:table-cell>
          <table:table-cell table:formula="of:=[.$C404]" office:value-type="float" office:value="10168" calcext:value-type="float">
            <text:p>10168</text:p>
          </table:table-cell>
          <table:table-cell/>
          <table:table-cell table:formula="of:=[.$D38]" office:value-type="float" office:value="2895" calcext:value-type="float">
            <text:p>2895</text:p>
          </table:table-cell>
          <table:table-cell table:formula="of:=[.$D99]" office:value-type="float" office:value="2223" calcext:value-type="float">
            <text:p>2223</text:p>
          </table:table-cell>
          <table:table-cell table:formula="of:=[.$D160]" office:value-type="float" office:value="1618" calcext:value-type="float">
            <text:p>1618</text:p>
          </table:table-cell>
          <table:table-cell table:formula="of:=[.$D221]" office:value-type="float" office:value="1234" calcext:value-type="float">
            <text:p>1234</text:p>
          </table:table-cell>
          <table:table-cell table:formula="of:=[.$D282]" office:value-type="float" office:value="19337" calcext:value-type="float">
            <text:p>19337</text:p>
          </table:table-cell>
          <table:table-cell table:formula="of:=[.$D343]" office:value-type="float" office:value="6162" calcext:value-type="float">
            <text:p>6162</text:p>
          </table:table-cell>
          <table:table-cell table:formula="of:=[.$D404]"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7348518" calcext:value-type="float">
            <text:p>0.0717348518</text:p>
          </table:table-cell>
          <table:table-cell office:value-type="float" office:value="10037" calcext:value-type="float">
            <text:p>10037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$B39]" office:value-type="float" office:value="0.0717063578" calcext:value-type="float">
            <text:p>0.0717063578</text:p>
          </table:table-cell>
          <table:table-cell table:formula="of:=[.$B100]" office:value-type="float" office:value="0.0798607487" calcext:value-type="float">
            <text:p>0.0798607487</text:p>
          </table:table-cell>
          <table:table-cell table:formula="of:=[.$B161]" office:value-type="float" office:value="0.0033119553" calcext:value-type="float">
            <text:p>0.0033119553</text:p>
          </table:table-cell>
          <table:table-cell table:formula="of:=[.$B222]" office:value-type="float" office:value="0.0151027638" calcext:value-type="float">
            <text:p>0.0151027638</text:p>
          </table:table-cell>
          <table:table-cell table:formula="of:=[.$B283]" office:value-type="float" office:value="0.0055503447" calcext:value-type="float">
            <text:p>0.0055503447</text:p>
          </table:table-cell>
          <table:table-cell table:formula="of:=[.$B344]" office:value-type="float" office:value="0.0116945363" calcext:value-type="float">
            <text:p>0.0116945363</text:p>
          </table:table-cell>
          <table:table-cell table:style-name="ce1" table:formula="of:=[.$B405]" office:value-type="float" office:value="0.000000234" calcext:value-type="float">
            <text:p>2.34E-07</text:p>
          </table:table-cell>
          <table:table-cell/>
          <table:table-cell table:formula="of:=[.$C39]" office:value-type="float" office:value="10015" calcext:value-type="float">
            <text:p>10015</text:p>
          </table:table-cell>
          <table:table-cell table:formula="of:=[.$C100]" office:value-type="float" office:value="10013" calcext:value-type="float">
            <text:p>10013</text:p>
          </table:table-cell>
          <table:table-cell table:formula="of:=[.$C161]" office:value-type="float" office:value="10165" calcext:value-type="float">
            <text:p>10165</text:p>
          </table:table-cell>
          <table:table-cell table:formula="of:=[.$C222]" office:value-type="float" office:value="10073" calcext:value-type="float">
            <text:p>10073</text:p>
          </table:table-cell>
          <table:table-cell table:formula="of:=[.$C283]" office:value-type="float" office:value="10018" calcext:value-type="float">
            <text:p>10018</text:p>
          </table:table-cell>
          <table:table-cell table:formula="of:=[.$C344]" office:value-type="float" office:value="10010" calcext:value-type="float">
            <text:p>10010</text:p>
          </table:table-cell>
          <table:table-cell table:formula="of:=[.$C405]" office:value-type="float" office:value="10123" calcext:value-type="float">
            <text:p>10123</text:p>
          </table:table-cell>
          <table:table-cell/>
          <table:table-cell table:formula="of:=[.$D39]" office:value-type="float" office:value="2971" calcext:value-type="float">
            <text:p>2971</text:p>
          </table:table-cell>
          <table:table-cell table:formula="of:=[.$D100]" office:value-type="float" office:value="2283" calcext:value-type="float">
            <text:p>2283</text:p>
          </table:table-cell>
          <table:table-cell table:formula="of:=[.$D161]" office:value-type="float" office:value="1660" calcext:value-type="float">
            <text:p>1660</text:p>
          </table:table-cell>
          <table:table-cell table:formula="of:=[.$D222]" office:value-type="float" office:value="1267" calcext:value-type="float">
            <text:p>1267</text:p>
          </table:table-cell>
          <table:table-cell table:formula="of:=[.$D283]" office:value-type="float" office:value="19826" calcext:value-type="float">
            <text:p>19826</text:p>
          </table:table-cell>
          <table:table-cell table:formula="of:=[.$D344]" office:value-type="float" office:value="6324" calcext:value-type="float">
            <text:p>6324</text:p>
          </table:table-cell>
          <table:table-cell table:formula="of:=[.$D405]"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7658419" calcext:value-type="float">
            <text:p>0.0717658419</text:p>
          </table:table-cell>
          <table:table-cell office:value-type="float" office:value="10043" calcext:value-type="float">
            <text:p>10043</text:p>
          </table:table-cell>
          <table:table-cell office:value-type="float" office:value="3123" calcext:value-type="float">
            <text:p>3123</text:p>
          </table:table-cell>
          <table:table-cell/>
          <table:table-cell table:formula="of:=[.$B40]" office:value-type="float" office:value="0.0717348518" calcext:value-type="float">
            <text:p>0.0717348518</text:p>
          </table:table-cell>
          <table:table-cell table:formula="of:=[.$B101]" office:value-type="float" office:value="0.0806986553" calcext:value-type="float">
            <text:p>0.0806986553</text:p>
          </table:table-cell>
          <table:table-cell table:style-name="ce1" table:formula="of:=[.$B162]" office:value-type="float" office:value="0.0025213242" calcext:value-type="float">
            <text:p>2.52E-03</text:p>
          </table:table-cell>
          <table:table-cell table:formula="of:=[.$B223]" office:value-type="float" office:value="0.0147577291" calcext:value-type="float">
            <text:p>0.0147577291</text:p>
          </table:table-cell>
          <table:table-cell table:formula="of:=[.$B284]" office:value-type="float" office:value="0.005504287" calcext:value-type="float">
            <text:p>0.005504287</text:p>
          </table:table-cell>
          <table:table-cell table:formula="of:=[.$B345]" office:value-type="float" office:value="0.011693017" calcext:value-type="float">
            <text:p>0.011693017</text:p>
          </table:table-cell>
          <table:table-cell table:style-name="ce1" table:formula="of:=[.$B406]" office:value-type="float" office:value="0.000000229" calcext:value-type="float">
            <text:p>2.29E-07</text:p>
          </table:table-cell>
          <table:table-cell/>
          <table:table-cell table:formula="of:=[.$C40]" office:value-type="float" office:value="10037" calcext:value-type="float">
            <text:p>10037</text:p>
          </table:table-cell>
          <table:table-cell table:formula="of:=[.$C101]" office:value-type="float" office:value="10113" calcext:value-type="float">
            <text:p>10113</text:p>
          </table:table-cell>
          <table:table-cell table:formula="of:=[.$C162]" office:value-type="float" office:value="10074" calcext:value-type="float">
            <text:p>10074</text:p>
          </table:table-cell>
          <table:table-cell table:formula="of:=[.$C223]" office:value-type="float" office:value="10136" calcext:value-type="float">
            <text:p>10136</text:p>
          </table:table-cell>
          <table:table-cell table:formula="of:=[.$C284]" office:value-type="float" office:value="10006" calcext:value-type="float">
            <text:p>10006</text:p>
          </table:table-cell>
          <table:table-cell table:formula="of:=[.$C345]" office:value-type="float" office:value="10021" calcext:value-type="float">
            <text:p>10021</text:p>
          </table:table-cell>
          <table:table-cell table:formula="of:=[.$C406]" office:value-type="float" office:value="10094" calcext:value-type="float">
            <text:p>10094</text:p>
          </table:table-cell>
          <table:table-cell/>
          <table:table-cell table:formula="of:=[.$D40]" office:value-type="float" office:value="3047" calcext:value-type="float">
            <text:p>3047</text:p>
          </table:table-cell>
          <table:table-cell table:formula="of:=[.$D101]" office:value-type="float" office:value="2343" calcext:value-type="float">
            <text:p>2343</text:p>
          </table:table-cell>
          <table:table-cell table:formula="of:=[.$D162]" office:value-type="float" office:value="1702" calcext:value-type="float">
            <text:p>1702</text:p>
          </table:table-cell>
          <table:table-cell table:formula="of:=[.$D223]" office:value-type="float" office:value="1300" calcext:value-type="float">
            <text:p>1300</text:p>
          </table:table-cell>
          <table:table-cell table:formula="of:=[.$D284]" office:value-type="float" office:value="20335" calcext:value-type="float">
            <text:p>20335</text:p>
          </table:table-cell>
          <table:table-cell table:formula="of:=[.$D345]" office:value-type="float" office:value="6495" calcext:value-type="float">
            <text:p>6495</text:p>
          </table:table-cell>
          <table:table-cell table:formula="of:=[.$D406]"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7643563" calcext:value-type="float">
            <text:p>0.0717643563</text:p>
          </table:table-cell>
          <table:table-cell office:value-type="float" office:value="10016" calcext:value-type="float">
            <text:p>10016</text:p>
          </table:table-cell>
          <table:table-cell office:value-type="float" office:value="3198" calcext:value-type="float">
            <text:p>3198</text:p>
          </table:table-cell>
          <table:table-cell/>
          <table:table-cell table:formula="of:=[.$B41]" office:value-type="float" office:value="0.0717658419" calcext:value-type="float">
            <text:p>0.0717658419</text:p>
          </table:table-cell>
          <table:table-cell table:formula="of:=[.$B102]" office:value-type="float" office:value="0.0813088247" calcext:value-type="float">
            <text:p>0.0813088247</text:p>
          </table:table-cell>
          <table:table-cell table:formula="of:=[.$B163]" office:value-type="float" office:value="0.000986" calcext:value-type="float">
            <text:p>0.000986</text:p>
          </table:table-cell>
          <table:table-cell table:formula="of:=[.$B224]" office:value-type="float" office:value="0.0166793899" calcext:value-type="float">
            <text:p>0.0166793899</text:p>
          </table:table-cell>
          <table:table-cell table:formula="of:=[.$B285]" office:value-type="float" office:value="0.0054605594" calcext:value-type="float">
            <text:p>0.0054605594</text:p>
          </table:table-cell>
          <table:table-cell table:formula="of:=[.$B346]" office:value-type="float" office:value="0.0116920665" calcext:value-type="float">
            <text:p>0.0116920665</text:p>
          </table:table-cell>
          <table:table-cell table:style-name="ce1" table:formula="of:=[.$B407]" office:value-type="float" office:value="0.000000224" calcext:value-type="float">
            <text:p>2.24E-07</text:p>
          </table:table-cell>
          <table:table-cell/>
          <table:table-cell table:formula="of:=[.$C41]" office:value-type="float" office:value="10043" calcext:value-type="float">
            <text:p>10043</text:p>
          </table:table-cell>
          <table:table-cell table:formula="of:=[.$C102]" office:value-type="float" office:value="10007" calcext:value-type="float">
            <text:p>10007</text:p>
          </table:table-cell>
          <table:table-cell table:formula="of:=[.$C163]" office:value-type="float" office:value="10072" calcext:value-type="float">
            <text:p>10072</text:p>
          </table:table-cell>
          <table:table-cell table:formula="of:=[.$C224]" office:value-type="float" office:value="10010" calcext:value-type="float">
            <text:p>10010</text:p>
          </table:table-cell>
          <table:table-cell table:formula="of:=[.$C285]" office:value-type="float" office:value="10029" calcext:value-type="float">
            <text:p>10029</text:p>
          </table:table-cell>
          <table:table-cell table:formula="of:=[.$C346]" office:value-type="float" office:value="10013" calcext:value-type="float">
            <text:p>10013</text:p>
          </table:table-cell>
          <table:table-cell table:formula="of:=[.$C407]" office:value-type="float" office:value="10205" calcext:value-type="float">
            <text:p>10205</text:p>
          </table:table-cell>
          <table:table-cell/>
          <table:table-cell table:formula="of:=[.$D41]" office:value-type="float" office:value="3123" calcext:value-type="float">
            <text:p>3123</text:p>
          </table:table-cell>
          <table:table-cell table:formula="of:=[.$D102]" office:value-type="float" office:value="2404" calcext:value-type="float">
            <text:p>2404</text:p>
          </table:table-cell>
          <table:table-cell table:formula="of:=[.$D163]" office:value-type="float" office:value="1746" calcext:value-type="float">
            <text:p>1746</text:p>
          </table:table-cell>
          <table:table-cell table:formula="of:=[.$D224]" office:value-type="float" office:value="1332" calcext:value-type="float">
            <text:p>1332</text:p>
          </table:table-cell>
          <table:table-cell table:formula="of:=[.$D285]" office:value-type="float" office:value="20833" calcext:value-type="float">
            <text:p>20833</text:p>
          </table:table-cell>
          <table:table-cell table:formula="of:=[.$D346]" office:value-type="float" office:value="6651" calcext:value-type="float">
            <text:p>6651</text:p>
          </table:table-cell>
          <table:table-cell table:formula="of:=[.$D407]"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7784391" calcext:value-type="float">
            <text:p>0.0717784391</text:p>
          </table:table-cell>
          <table:table-cell office:value-type="float" office:value="10032" calcext:value-type="float">
            <text:p>10032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$B42]" office:value-type="float" office:value="0.0717643563" calcext:value-type="float">
            <text:p>0.0717643563</text:p>
          </table:table-cell>
          <table:table-cell table:formula="of:=[.$B103]" office:value-type="float" office:value="0.0815551543" calcext:value-type="float">
            <text:p>0.0815551543</text:p>
          </table:table-cell>
          <table:table-cell table:style-name="ce1" table:formula="of:=[.$B164]" office:value-type="float" office:value="0.000775" calcext:value-type="float">
            <text:p>7.75E-04</text:p>
          </table:table-cell>
          <table:table-cell table:formula="of:=[.$B225]" office:value-type="float" office:value="0.0157304007" calcext:value-type="float">
            <text:p>0.0157304007</text:p>
          </table:table-cell>
          <table:table-cell table:formula="of:=[.$B286]" office:value-type="float" office:value="0.005415183" calcext:value-type="float">
            <text:p>0.005415183</text:p>
          </table:table-cell>
          <table:table-cell table:formula="of:=[.$B347]" office:value-type="float" office:value="0.0116910187" calcext:value-type="float">
            <text:p>0.0116910187</text:p>
          </table:table-cell>
          <table:table-cell table:style-name="ce1" table:formula="of:=[.$B408]" office:value-type="float" office:value="0.00000022" calcext:value-type="float">
            <text:p>2.20E-07</text:p>
          </table:table-cell>
          <table:table-cell/>
          <table:table-cell table:formula="of:=[.$C42]" office:value-type="float" office:value="10016" calcext:value-type="float">
            <text:p>10016</text:p>
          </table:table-cell>
          <table:table-cell table:formula="of:=[.$C103]" office:value-type="float" office:value="10114" calcext:value-type="float">
            <text:p>10114</text:p>
          </table:table-cell>
          <table:table-cell table:formula="of:=[.$C164]" office:value-type="float" office:value="10010" calcext:value-type="float">
            <text:p>10010</text:p>
          </table:table-cell>
          <table:table-cell table:formula="of:=[.$C225]" office:value-type="float" office:value="10120" calcext:value-type="float">
            <text:p>10120</text:p>
          </table:table-cell>
          <table:table-cell table:formula="of:=[.$C286]" office:value-type="float" office:value="10022" calcext:value-type="float">
            <text:p>10022</text:p>
          </table:table-cell>
          <table:table-cell table:formula="of:=[.$C347]" office:value-type="float" office:value="10004" calcext:value-type="float">
            <text:p>10004</text:p>
          </table:table-cell>
          <table:table-cell table:formula="of:=[.$C408]" office:value-type="float" office:value="10005" calcext:value-type="float">
            <text:p>10005</text:p>
          </table:table-cell>
          <table:table-cell/>
          <table:table-cell table:formula="of:=[.$D42]" office:value-type="float" office:value="3198" calcext:value-type="float">
            <text:p>3198</text:p>
          </table:table-cell>
          <table:table-cell table:formula="of:=[.$D103]" office:value-type="float" office:value="2461" calcext:value-type="float">
            <text:p>2461</text:p>
          </table:table-cell>
          <table:table-cell table:formula="of:=[.$D164]" office:value-type="float" office:value="1789" calcext:value-type="float">
            <text:p>1789</text:p>
          </table:table-cell>
          <table:table-cell table:formula="of:=[.$D225]" office:value-type="float" office:value="1364" calcext:value-type="float">
            <text:p>1364</text:p>
          </table:table-cell>
          <table:table-cell table:formula="of:=[.$D286]" office:value-type="float" office:value="21363" calcext:value-type="float">
            <text:p>21363</text:p>
          </table:table-cell>
          <table:table-cell table:formula="of:=[.$D347]" office:value-type="float" office:value="6816" calcext:value-type="float">
            <text:p>6816</text:p>
          </table:table-cell>
          <table:table-cell table:formula="of:=[.$D408]"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790121" calcext:value-type="float">
            <text:p>0.071790121</text:p>
          </table:table-cell>
          <table:table-cell office:value-type="float" office:value="10087" calcext:value-type="float">
            <text:p>10087</text:p>
          </table:table-cell>
          <table:table-cell office:value-type="float" office:value="3357" calcext:value-type="float">
            <text:p>3357</text:p>
          </table:table-cell>
          <table:table-cell/>
          <table:table-cell table:formula="of:=[.$B43]" office:value-type="float" office:value="0.0717784391" calcext:value-type="float">
            <text:p>0.0717784391</text:p>
          </table:table-cell>
          <table:table-cell table:formula="of:=[.$B104]" office:value-type="float" office:value="0.081835753" calcext:value-type="float">
            <text:p>0.081835753</text:p>
          </table:table-cell>
          <table:table-cell table:style-name="ce1" table:formula="of:=[.$B165]" office:value-type="float" office:value="0.000555" calcext:value-type="float">
            <text:p>5.55E-04</text:p>
          </table:table-cell>
          <table:table-cell table:formula="of:=[.$B226]" office:value-type="float" office:value="0.0137628081" calcext:value-type="float">
            <text:p>0.0137628081</text:p>
          </table:table-cell>
          <table:table-cell table:formula="of:=[.$B287]" office:value-type="float" office:value="0.0053763051" calcext:value-type="float">
            <text:p>0.0053763051</text:p>
          </table:table-cell>
          <table:table-cell table:formula="of:=[.$B348]" office:value-type="float" office:value="0.0116876641" calcext:value-type="float">
            <text:p>0.0116876641</text:p>
          </table:table-cell>
          <table:table-cell table:style-name="ce1" table:formula="of:=[.$B409]" office:value-type="float" office:value="0.000000217" calcext:value-type="float">
            <text:p>2.17E-07</text:p>
          </table:table-cell>
          <table:table-cell/>
          <table:table-cell table:formula="of:=[.$C43]" office:value-type="float" office:value="10032" calcext:value-type="float">
            <text:p>10032</text:p>
          </table:table-cell>
          <table:table-cell table:formula="of:=[.$C104]" office:value-type="float" office:value="10120" calcext:value-type="float">
            <text:p>10120</text:p>
          </table:table-cell>
          <table:table-cell table:formula="of:=[.$C165]" office:value-type="float" office:value="10159" calcext:value-type="float">
            <text:p>10159</text:p>
          </table:table-cell>
          <table:table-cell table:formula="of:=[.$C226]" office:value-type="float" office:value="10240" calcext:value-type="float">
            <text:p>10240</text:p>
          </table:table-cell>
          <table:table-cell table:formula="of:=[.$C287]" office:value-type="float" office:value="10007" calcext:value-type="float">
            <text:p>10007</text:p>
          </table:table-cell>
          <table:table-cell table:formula="of:=[.$C348]" office:value-type="float" office:value="10035" calcext:value-type="float">
            <text:p>10035</text:p>
          </table:table-cell>
          <table:table-cell table:formula="of:=[.$C409]" office:value-type="float" office:value="10060" calcext:value-type="float">
            <text:p>10060</text:p>
          </table:table-cell>
          <table:table-cell/>
          <table:table-cell table:formula="of:=[.$D43]" office:value-type="float" office:value="3276" calcext:value-type="float">
            <text:p>3276</text:p>
          </table:table-cell>
          <table:table-cell table:formula="of:=[.$D104]" office:value-type="float" office:value="2523" calcext:value-type="float">
            <text:p>2523</text:p>
          </table:table-cell>
          <table:table-cell table:formula="of:=[.$D165]" office:value-type="float" office:value="1833" calcext:value-type="float">
            <text:p>1833</text:p>
          </table:table-cell>
          <table:table-cell table:formula="of:=[.$D226]" office:value-type="float" office:value="1396" calcext:value-type="float">
            <text:p>1396</text:p>
          </table:table-cell>
          <table:table-cell table:formula="of:=[.$D287]" office:value-type="float" office:value="21838" calcext:value-type="float">
            <text:p>21838</text:p>
          </table:table-cell>
          <table:table-cell table:formula="of:=[.$D348]" office:value-type="float" office:value="6974" calcext:value-type="float">
            <text:p>6974</text:p>
          </table:table-cell>
          <table:table-cell table:formula="of:=[.$D409]"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001755" calcext:value-type="float">
            <text:p>0.0718001755</text:p>
          </table:table-cell>
          <table:table-cell office:value-type="float" office:value="10112" calcext:value-type="float">
            <text:p>10112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$B44]" office:value-type="float" office:value="0.071790121" calcext:value-type="float">
            <text:p>0.071790121</text:p>
          </table:table-cell>
          <table:table-cell table:formula="of:=[.$B105]" office:value-type="float" office:value="0.0822977596" calcext:value-type="float">
            <text:p>0.0822977596</text:p>
          </table:table-cell>
          <table:table-cell table:style-name="ce1" table:formula="of:=[.$B166]" office:value-type="float" office:value="0.0010101558" calcext:value-type="float">
            <text:p>1.01E-03</text:p>
          </table:table-cell>
          <table:table-cell table:formula="of:=[.$B227]" office:value-type="float" office:value="0.0138407722" calcext:value-type="float">
            <text:p>0.0138407722</text:p>
          </table:table-cell>
          <table:table-cell table:formula="of:=[.$B288]" office:value-type="float" office:value="0.0053247529" calcext:value-type="float">
            <text:p>0.0053247529</text:p>
          </table:table-cell>
          <table:table-cell table:formula="of:=[.$B349]" office:value-type="float" office:value="0.01168459" calcext:value-type="float">
            <text:p>0.01168459</text:p>
          </table:table-cell>
          <table:table-cell table:style-name="ce1" table:formula="of:=[.$B410]" office:value-type="float" office:value="0.000000214" calcext:value-type="float">
            <text:p>2.14E-07</text:p>
          </table:table-cell>
          <table:table-cell/>
          <table:table-cell table:formula="of:=[.$C44]" office:value-type="float" office:value="10087" calcext:value-type="float">
            <text:p>10087</text:p>
          </table:table-cell>
          <table:table-cell table:formula="of:=[.$C105]" office:value-type="float" office:value="10151" calcext:value-type="float">
            <text:p>10151</text:p>
          </table:table-cell>
          <table:table-cell table:formula="of:=[.$C166]" office:value-type="float" office:value="10211" calcext:value-type="float">
            <text:p>10211</text:p>
          </table:table-cell>
          <table:table-cell table:formula="of:=[.$C227]" office:value-type="float" office:value="10218" calcext:value-type="float">
            <text:p>10218</text:p>
          </table:table-cell>
          <table:table-cell table:formula="of:=[.$C288]" office:value-type="float" office:value="10010" calcext:value-type="float">
            <text:p>10010</text:p>
          </table:table-cell>
          <table:table-cell table:formula="of:=[.$C349]" office:value-type="float" office:value="10017" calcext:value-type="float">
            <text:p>10017</text:p>
          </table:table-cell>
          <table:table-cell table:formula="of:=[.$C410]" office:value-type="float" office:value="10185" calcext:value-type="float">
            <text:p>10185</text:p>
          </table:table-cell>
          <table:table-cell/>
          <table:table-cell table:formula="of:=[.$D44]" office:value-type="float" office:value="3357" calcext:value-type="float">
            <text:p>3357</text:p>
          </table:table-cell>
          <table:table-cell table:formula="of:=[.$D105]" office:value-type="float" office:value="2583" calcext:value-type="float">
            <text:p>2583</text:p>
          </table:table-cell>
          <table:table-cell table:formula="of:=[.$D166]" office:value-type="float" office:value="1876" calcext:value-type="float">
            <text:p>1876</text:p>
          </table:table-cell>
          <table:table-cell table:formula="of:=[.$D227]" office:value-type="float" office:value="1428" calcext:value-type="float">
            <text:p>1428</text:p>
          </table:table-cell>
          <table:table-cell table:formula="of:=[.$D288]" office:value-type="float" office:value="22429" calcext:value-type="float">
            <text:p>22429</text:p>
          </table:table-cell>
          <table:table-cell table:formula="of:=[.$D349]" office:value-type="float" office:value="7151" calcext:value-type="float">
            <text:p>7151</text:p>
          </table:table-cell>
          <table:table-cell table:formula="of:=[.$D410]"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17237" calcext:value-type="float">
            <text:p>0.071817237</text:p>
          </table:table-cell>
          <table:table-cell office:value-type="float" office:value="10020" calcext:value-type="float">
            <text:p>10020</text:p>
          </table:table-cell>
          <table:table-cell office:value-type="float" office:value="3516" calcext:value-type="float">
            <text:p>3516</text:p>
          </table:table-cell>
          <table:table-cell/>
          <table:table-cell table:formula="of:=[.$B45]" office:value-type="float" office:value="0.0718001755" calcext:value-type="float">
            <text:p>0.0718001755</text:p>
          </table:table-cell>
          <table:table-cell table:formula="of:=[.$B106]" office:value-type="float" office:value="0.082821538" calcext:value-type="float">
            <text:p>0.082821538</text:p>
          </table:table-cell>
          <table:table-cell table:style-name="ce1" table:formula="of:=[.$B167]" office:value-type="float" office:value="0.000512" calcext:value-type="float">
            <text:p>5.12E-04</text:p>
          </table:table-cell>
          <table:table-cell table:formula="of:=[.$B228]" office:value-type="float" office:value="0.0143571674" calcext:value-type="float">
            <text:p>0.0143571674</text:p>
          </table:table-cell>
          <table:table-cell table:formula="of:=[.$B289]" office:value-type="float" office:value="0.0052529999" calcext:value-type="float">
            <text:p>0.0052529999</text:p>
          </table:table-cell>
          <table:table-cell table:formula="of:=[.$B350]" office:value-type="float" office:value="0.0116840179" calcext:value-type="float">
            <text:p>0.0116840179</text:p>
          </table:table-cell>
          <table:table-cell table:style-name="ce1" table:formula="of:=[.$B411]" office:value-type="float" office:value="0.000000211" calcext:value-type="float">
            <text:p>2.11E-07</text:p>
          </table:table-cell>
          <table:table-cell/>
          <table:table-cell table:formula="of:=[.$C45]" office:value-type="float" office:value="10112" calcext:value-type="float">
            <text:p>10112</text:p>
          </table:table-cell>
          <table:table-cell table:formula="of:=[.$C106]" office:value-type="float" office:value="10121" calcext:value-type="float">
            <text:p>10121</text:p>
          </table:table-cell>
          <table:table-cell table:formula="of:=[.$C167]" office:value-type="float" office:value="10096" calcext:value-type="float">
            <text:p>10096</text:p>
          </table:table-cell>
          <table:table-cell table:formula="of:=[.$C228]" office:value-type="float" office:value="10162" calcext:value-type="float">
            <text:p>10162</text:p>
          </table:table-cell>
          <table:table-cell table:formula="of:=[.$C289]" office:value-type="float" office:value="10000" calcext:value-type="float">
            <text:p>10000</text:p>
          </table:table-cell>
          <table:table-cell table:formula="of:=[.$C350]" office:value-type="float" office:value="10030" calcext:value-type="float">
            <text:p>10030</text:p>
          </table:table-cell>
          <table:table-cell table:formula="of:=[.$C411]" office:value-type="float" office:value="10123" calcext:value-type="float">
            <text:p>10123</text:p>
          </table:table-cell>
          <table:table-cell/>
          <table:table-cell table:formula="of:=[.$D45]" office:value-type="float" office:value="3436" calcext:value-type="float">
            <text:p>3436</text:p>
          </table:table-cell>
          <table:table-cell table:formula="of:=[.$D106]" office:value-type="float" office:value="2643" calcext:value-type="float">
            <text:p>2643</text:p>
          </table:table-cell>
          <table:table-cell table:formula="of:=[.$D167]" office:value-type="float" office:value="1922" calcext:value-type="float">
            <text:p>1922</text:p>
          </table:table-cell>
          <table:table-cell table:formula="of:=[.$D228]" office:value-type="float" office:value="1460" calcext:value-type="float">
            <text:p>1460</text:p>
          </table:table-cell>
          <table:table-cell table:formula="of:=[.$D289]" office:value-type="float" office:value="22962" calcext:value-type="float">
            <text:p>22962</text:p>
          </table:table-cell>
          <table:table-cell table:formula="of:=[.$D350]" office:value-type="float" office:value="7315" calcext:value-type="float">
            <text:p>7315</text:p>
          </table:table-cell>
          <table:table-cell table:formula="of:=[.$D411]"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271049" calcext:value-type="float">
            <text:p>0.0718271049</text:p>
          </table:table-cell>
          <table:table-cell office:value-type="float" office:value="10034" calcext:value-type="float">
            <text:p>10034</text:p>
          </table:table-cell>
          <table:table-cell office:value-type="float" office:value="3594" calcext:value-type="float">
            <text:p>3594</text:p>
          </table:table-cell>
          <table:table-cell/>
          <table:table-cell table:formula="of:=[.$B46]" office:value-type="float" office:value="0.071817237" calcext:value-type="float">
            <text:p>0.071817237</text:p>
          </table:table-cell>
          <table:table-cell table:formula="of:=[.$B107]" office:value-type="float" office:value="0.0833991272" calcext:value-type="float">
            <text:p>0.0833991272</text:p>
          </table:table-cell>
          <table:table-cell table:formula="of:=[.$B168]" office:value-type="float" office:value="0.000616" calcext:value-type="float">
            <text:p>0.000616</text:p>
          </table:table-cell>
          <table:table-cell table:formula="of:=[.$B229]" office:value-type="float" office:value="0.0123630591" calcext:value-type="float">
            <text:p>0.0123630591</text:p>
          </table:table-cell>
          <table:table-cell table:formula="of:=[.$B290]" office:value-type="float" office:value="0.0052083262" calcext:value-type="float">
            <text:p>0.0052083262</text:p>
          </table:table-cell>
          <table:table-cell table:formula="of:=[.$B351]" office:value-type="float" office:value="0.0116833373" calcext:value-type="float">
            <text:p>0.0116833373</text:p>
          </table:table-cell>
          <table:table-cell table:style-name="ce1" table:formula="of:=[.$B412]" office:value-type="float" office:value="0.000000207" calcext:value-type="float">
            <text:p>2.07E-07</text:p>
          </table:table-cell>
          <table:table-cell/>
          <table:table-cell table:formula="of:=[.$C46]" office:value-type="float" office:value="10020" calcext:value-type="float">
            <text:p>10020</text:p>
          </table:table-cell>
          <table:table-cell table:formula="of:=[.$C107]" office:value-type="float" office:value="10114" calcext:value-type="float">
            <text:p>10114</text:p>
          </table:table-cell>
          <table:table-cell table:formula="of:=[.$C168]" office:value-type="float" office:value="10186" calcext:value-type="float">
            <text:p>10186</text:p>
          </table:table-cell>
          <table:table-cell table:formula="of:=[.$C229]" office:value-type="float" office:value="10117" calcext:value-type="float">
            <text:p>10117</text:p>
          </table:table-cell>
          <table:table-cell table:formula="of:=[.$C290]" office:value-type="float" office:value="10002" calcext:value-type="float">
            <text:p>10002</text:p>
          </table:table-cell>
          <table:table-cell table:formula="of:=[.$C351]" office:value-type="float" office:value="10034" calcext:value-type="float">
            <text:p>10034</text:p>
          </table:table-cell>
          <table:table-cell table:formula="of:=[.$C412]" office:value-type="float" office:value="10111" calcext:value-type="float">
            <text:p>10111</text:p>
          </table:table-cell>
          <table:table-cell/>
          <table:table-cell table:formula="of:=[.$D46]" office:value-type="float" office:value="3516" calcext:value-type="float">
            <text:p>3516</text:p>
          </table:table-cell>
          <table:table-cell table:formula="of:=[.$D107]" office:value-type="float" office:value="2703" calcext:value-type="float">
            <text:p>2703</text:p>
          </table:table-cell>
          <table:table-cell table:formula="of:=[.$D168]" office:value-type="float" office:value="1965" calcext:value-type="float">
            <text:p>1965</text:p>
          </table:table-cell>
          <table:table-cell table:formula="of:=[.$D229]" office:value-type="float" office:value="1492" calcext:value-type="float">
            <text:p>1492</text:p>
          </table:table-cell>
          <table:table-cell table:formula="of:=[.$D290]" office:value-type="float" office:value="23512" calcext:value-type="float">
            <text:p>23512</text:p>
          </table:table-cell>
          <table:table-cell table:formula="of:=[.$D351]" office:value-type="float" office:value="7484" calcext:value-type="float">
            <text:p>7484</text:p>
          </table:table-cell>
          <table:table-cell table:formula="of:=[.$D412]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512449" calcext:value-type="float">
            <text:p>0.0718512449</text:p>
          </table:table-cell>
          <table:table-cell office:value-type="float" office:value="10031" calcext:value-type="float">
            <text:p>10031</text:p>
          </table:table-cell>
          <table:table-cell office:value-type="float" office:value="3673" calcext:value-type="float">
            <text:p>3673</text:p>
          </table:table-cell>
          <table:table-cell/>
          <table:table-cell table:formula="of:=[.$B47]" office:value-type="float" office:value="0.0718271049" calcext:value-type="float">
            <text:p>0.0718271049</text:p>
          </table:table-cell>
          <table:table-cell table:formula="of:=[.$B108]" office:value-type="float" office:value="0.084230402" calcext:value-type="float">
            <text:p>0.084230402</text:p>
          </table:table-cell>
          <table:table-cell table:style-name="ce1" table:formula="of:=[.$B169]" office:value-type="float" office:value="0.000512" calcext:value-type="float">
            <text:p>5.12E-04</text:p>
          </table:table-cell>
          <table:table-cell table:formula="of:=[.$B230]" office:value-type="float" office:value="0.0155078819" calcext:value-type="float">
            <text:p>0.0155078819</text:p>
          </table:table-cell>
          <table:table-cell table:formula="of:=[.$B291]" office:value-type="float" office:value="0.0051669788" calcext:value-type="float">
            <text:p>0.0051669788</text:p>
          </table:table-cell>
          <table:table-cell table:formula="of:=[.$B352]" office:value-type="float" office:value="0.0116828595" calcext:value-type="float">
            <text:p>0.0116828595</text:p>
          </table:table-cell>
          <table:table-cell table:style-name="ce1" table:formula="of:=[.$B413]" office:value-type="float" office:value="0.000000203" calcext:value-type="float">
            <text:p>2.03E-07</text:p>
          </table:table-cell>
          <table:table-cell/>
          <table:table-cell table:formula="of:=[.$C47]" office:value-type="float" office:value="10034" calcext:value-type="float">
            <text:p>10034</text:p>
          </table:table-cell>
          <table:table-cell table:formula="of:=[.$C108]" office:value-type="float" office:value="10079" calcext:value-type="float">
            <text:p>10079</text:p>
          </table:table-cell>
          <table:table-cell table:formula="of:=[.$C169]" office:value-type="float" office:value="10018" calcext:value-type="float">
            <text:p>10018</text:p>
          </table:table-cell>
          <table:table-cell table:formula="of:=[.$C230]" office:value-type="float" office:value="10097" calcext:value-type="float">
            <text:p>10097</text:p>
          </table:table-cell>
          <table:table-cell table:formula="of:=[.$C291]" office:value-type="float" office:value="10002" calcext:value-type="float">
            <text:p>10002</text:p>
          </table:table-cell>
          <table:table-cell table:formula="of:=[.$C352]" office:value-type="float" office:value="10040" calcext:value-type="float">
            <text:p>10040</text:p>
          </table:table-cell>
          <table:table-cell table:formula="of:=[.$C413]" office:value-type="float" office:value="10199" calcext:value-type="float">
            <text:p>10199</text:p>
          </table:table-cell>
          <table:table-cell/>
          <table:table-cell table:formula="of:=[.$D47]" office:value-type="float" office:value="3594" calcext:value-type="float">
            <text:p>3594</text:p>
          </table:table-cell>
          <table:table-cell table:formula="of:=[.$D108]" office:value-type="float" office:value="2767" calcext:value-type="float">
            <text:p>2767</text:p>
          </table:table-cell>
          <table:table-cell table:formula="of:=[.$D169]" office:value-type="float" office:value="2006" calcext:value-type="float">
            <text:p>2006</text:p>
          </table:table-cell>
          <table:table-cell table:formula="of:=[.$D230]" office:value-type="float" office:value="1525" calcext:value-type="float">
            <text:p>1525</text:p>
          </table:table-cell>
          <table:table-cell table:formula="of:=[.$D291]" office:value-type="float" office:value="24036" calcext:value-type="float">
            <text:p>24036</text:p>
          </table:table-cell>
          <table:table-cell table:formula="of:=[.$D352]" office:value-type="float" office:value="7644" calcext:value-type="float">
            <text:p>7644</text:p>
          </table:table-cell>
          <table:table-cell table:formula="of:=[.$D413]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6357" calcext:value-type="float">
            <text:p>0.07186357</text:p>
          </table:table-cell>
          <table:table-cell office:value-type="float" office:value="10038" calcext:value-type="float">
            <text:p>10038</text:p>
          </table:table-cell>
          <table:table-cell office:value-type="float" office:value="3752" calcext:value-type="float">
            <text:p>3752</text:p>
          </table:table-cell>
          <table:table-cell/>
          <table:table-cell table:formula="of:=[.$B48]" office:value-type="float" office:value="0.0718512449" calcext:value-type="float">
            <text:p>0.0718512449</text:p>
          </table:table-cell>
          <table:table-cell table:formula="of:=[.$B109]" office:value-type="float" office:value="0.0842115597" calcext:value-type="float">
            <text:p>0.0842115597</text:p>
          </table:table-cell>
          <table:table-cell table:style-name="ce1" table:formula="of:=[.$B170]" office:value-type="float" office:value="0.000453" calcext:value-type="float">
            <text:p>4.53E-04</text:p>
          </table:table-cell>
          <table:table-cell table:formula="of:=[.$B231]" office:value-type="float" office:value="0.0135129114" calcext:value-type="float">
            <text:p>0.0135129114</text:p>
          </table:table-cell>
          <table:table-cell table:formula="of:=[.$B292]" office:value-type="float" office:value="0.005124306" calcext:value-type="float">
            <text:p>0.005124306</text:p>
          </table:table-cell>
          <table:table-cell table:formula="of:=[.$B353]" office:value-type="float" office:value="0.0116822975" calcext:value-type="float">
            <text:p>0.0116822975</text:p>
          </table:table-cell>
          <table:table-cell table:style-name="ce1" table:formula="of:=[.$B414]" office:value-type="float" office:value="0.000000203" calcext:value-type="float">
            <text:p>2.03E-07</text:p>
          </table:table-cell>
          <table:table-cell/>
          <table:table-cell table:formula="of:=[.$C48]" office:value-type="float" office:value="10031" calcext:value-type="float">
            <text:p>10031</text:p>
          </table:table-cell>
          <table:table-cell table:formula="of:=[.$C109]" office:value-type="float" office:value="10050" calcext:value-type="float">
            <text:p>10050</text:p>
          </table:table-cell>
          <table:table-cell table:formula="of:=[.$C170]" office:value-type="float" office:value="10118" calcext:value-type="float">
            <text:p>10118</text:p>
          </table:table-cell>
          <table:table-cell table:formula="of:=[.$C231]" office:value-type="float" office:value="10271" calcext:value-type="float">
            <text:p>10271</text:p>
          </table:table-cell>
          <table:table-cell table:formula="of:=[.$C292]" office:value-type="float" office:value="10001" calcext:value-type="float">
            <text:p>10001</text:p>
          </table:table-cell>
          <table:table-cell table:formula="of:=[.$C353]" office:value-type="float" office:value="10003" calcext:value-type="float">
            <text:p>10003</text:p>
          </table:table-cell>
          <table:table-cell table:formula="of:=[.$C414]" office:value-type="float" office:value="10033" calcext:value-type="float">
            <text:p>10033</text:p>
          </table:table-cell>
          <table:table-cell/>
          <table:table-cell table:formula="of:=[.$D48]" office:value-type="float" office:value="3673" calcext:value-type="float">
            <text:p>3673</text:p>
          </table:table-cell>
          <table:table-cell table:formula="of:=[.$D109]" office:value-type="float" office:value="2824" calcext:value-type="float">
            <text:p>2824</text:p>
          </table:table-cell>
          <table:table-cell table:formula="of:=[.$D170]" office:value-type="float" office:value="2050" calcext:value-type="float">
            <text:p>2050</text:p>
          </table:table-cell>
          <table:table-cell table:formula="of:=[.$D231]" office:value-type="float" office:value="1558" calcext:value-type="float">
            <text:p>1558</text:p>
          </table:table-cell>
          <table:table-cell table:formula="of:=[.$D292]" office:value-type="float" office:value="24596" calcext:value-type="float">
            <text:p>24596</text:p>
          </table:table-cell>
          <table:table-cell table:formula="of:=[.$D353]" office:value-type="float" office:value="7807" calcext:value-type="float">
            <text:p>7807</text:p>
          </table:table-cell>
          <table:table-cell table:formula="of:=[.$D414]"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367196" calcext:value-type="float">
            <text:p>0.0718367196</text:p>
          </table:table-cell>
          <table:table-cell office:value-type="float" office:value="10062" calcext:value-type="float">
            <text:p>10062</text:p>
          </table:table-cell>
          <table:table-cell office:value-type="float" office:value="3830" calcext:value-type="float">
            <text:p>3830</text:p>
          </table:table-cell>
          <table:table-cell/>
          <table:table-cell table:formula="of:=[.$B49]" office:value-type="float" office:value="0.07186357" calcext:value-type="float">
            <text:p>0.07186357</text:p>
          </table:table-cell>
          <table:table-cell table:formula="of:=[.$B110]" office:value-type="float" office:value="0.0841804249" calcext:value-type="float">
            <text:p>0.0841804249</text:p>
          </table:table-cell>
          <table:table-cell table:style-name="ce1" table:formula="of:=[.$B171]" office:value-type="float" office:value="0.000403" calcext:value-type="float">
            <text:p>4.03E-04</text:p>
          </table:table-cell>
          <table:table-cell table:formula="of:=[.$B232]" office:value-type="float" office:value="0.0128114381" calcext:value-type="float">
            <text:p>0.0128114381</text:p>
          </table:table-cell>
          <table:table-cell table:formula="of:=[.$B293]" office:value-type="float" office:value="0.0050876865" calcext:value-type="float">
            <text:p>0.0050876865</text:p>
          </table:table-cell>
          <table:table-cell table:formula="of:=[.$B354]" office:value-type="float" office:value="0.0116817535" calcext:value-type="float">
            <text:p>0.0116817535</text:p>
          </table:table-cell>
          <table:table-cell table:style-name="ce1" table:formula="of:=[.$B415]" office:value-type="float" office:value="0.000000198" calcext:value-type="float">
            <text:p>1.98E-07</text:p>
          </table:table-cell>
          <table:table-cell/>
          <table:table-cell table:formula="of:=[.$C49]" office:value-type="float" office:value="10038" calcext:value-type="float">
            <text:p>10038</text:p>
          </table:table-cell>
          <table:table-cell table:formula="of:=[.$C110]" office:value-type="float" office:value="10020" calcext:value-type="float">
            <text:p>10020</text:p>
          </table:table-cell>
          <table:table-cell table:formula="of:=[.$C171]" office:value-type="float" office:value="10093" calcext:value-type="float">
            <text:p>10093</text:p>
          </table:table-cell>
          <table:table-cell table:formula="of:=[.$C232]" office:value-type="float" office:value="10160" calcext:value-type="float">
            <text:p>10160</text:p>
          </table:table-cell>
          <table:table-cell table:formula="of:=[.$C293]" office:value-type="float" office:value="10017" calcext:value-type="float">
            <text:p>10017</text:p>
          </table:table-cell>
          <table:table-cell table:formula="of:=[.$C354]" office:value-type="float" office:value="10051" calcext:value-type="float">
            <text:p>10051</text:p>
          </table:table-cell>
          <table:table-cell table:formula="of:=[.$C415]" office:value-type="float" office:value="10083" calcext:value-type="float">
            <text:p>10083</text:p>
          </table:table-cell>
          <table:table-cell/>
          <table:table-cell table:formula="of:=[.$D49]" office:value-type="float" office:value="3752" calcext:value-type="float">
            <text:p>3752</text:p>
          </table:table-cell>
          <table:table-cell table:formula="of:=[.$D110]" office:value-type="float" office:value="2881" calcext:value-type="float">
            <text:p>2881</text:p>
          </table:table-cell>
          <table:table-cell table:formula="of:=[.$D171]" office:value-type="float" office:value="2092" calcext:value-type="float">
            <text:p>2092</text:p>
          </table:table-cell>
          <table:table-cell table:formula="of:=[.$D232]" office:value-type="float" office:value="1589" calcext:value-type="float">
            <text:p>1589</text:p>
          </table:table-cell>
          <table:table-cell table:formula="of:=[.$D293]" office:value-type="float" office:value="25063" calcext:value-type="float">
            <text:p>25063</text:p>
          </table:table-cell>
          <table:table-cell table:formula="of:=[.$D354]" office:value-type="float" office:value="7970" calcext:value-type="float">
            <text:p>7970</text:p>
          </table:table-cell>
          <table:table-cell table:formula="of:=[.$D415]"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509503" calcext:value-type="float">
            <text:p>0.0718509503</text:p>
          </table:table-cell>
          <table:table-cell office:value-type="float" office:value="10120" calcext:value-type="float">
            <text:p>10120</text:p>
          </table:table-cell>
          <table:table-cell office:value-type="float" office:value="3911" calcext:value-type="float">
            <text:p>3911</text:p>
          </table:table-cell>
          <table:table-cell/>
          <table:table-cell table:formula="of:=[.$B50]" office:value-type="float" office:value="0.0718367196" calcext:value-type="float">
            <text:p>0.0718367196</text:p>
          </table:table-cell>
          <table:table-cell table:formula="of:=[.$B111]" office:value-type="float" office:value="0.0839335559" calcext:value-type="float">
            <text:p>0.0839335559</text:p>
          </table:table-cell>
          <table:table-cell table:style-name="ce1" table:formula="of:=[.$B172]" office:value-type="float" office:value="0.000483" calcext:value-type="float">
            <text:p>4.83E-04</text:p>
          </table:table-cell>
          <table:table-cell table:formula="of:=[.$B233]" office:value-type="float" office:value="0.0112509944" calcext:value-type="float">
            <text:p>0.0112509944</text:p>
          </table:table-cell>
          <table:table-cell table:formula="of:=[.$B294]" office:value-type="float" office:value="0.0050455112" calcext:value-type="float">
            <text:p>0.0050455112</text:p>
          </table:table-cell>
          <table:table-cell table:formula="of:=[.$B355]" office:value-type="float" office:value="0.0116813477" calcext:value-type="float">
            <text:p>0.0116813477</text:p>
          </table:table-cell>
          <table:table-cell table:style-name="ce1" table:formula="of:=[.$B416]" office:value-type="float" office:value="0.000000196" calcext:value-type="float">
            <text:p>1.96E-07</text:p>
          </table:table-cell>
          <table:table-cell/>
          <table:table-cell table:formula="of:=[.$C50]" office:value-type="float" office:value="10062" calcext:value-type="float">
            <text:p>10062</text:p>
          </table:table-cell>
          <table:table-cell table:formula="of:=[.$C111]" office:value-type="float" office:value="10060" calcext:value-type="float">
            <text:p>10060</text:p>
          </table:table-cell>
          <table:table-cell table:formula="of:=[.$C172]" office:value-type="float" office:value="10028" calcext:value-type="float">
            <text:p>10028</text:p>
          </table:table-cell>
          <table:table-cell table:formula="of:=[.$C233]" office:value-type="float" office:value="10119" calcext:value-type="float">
            <text:p>10119</text:p>
          </table:table-cell>
          <table:table-cell table:formula="of:=[.$C294]" office:value-type="float" office:value="10014" calcext:value-type="float">
            <text:p>10014</text:p>
          </table:table-cell>
          <table:table-cell table:formula="of:=[.$C355]" office:value-type="float" office:value="10015" calcext:value-type="float">
            <text:p>10015</text:p>
          </table:table-cell>
          <table:table-cell table:formula="of:=[.$C416]" office:value-type="float" office:value="10057" calcext:value-type="float">
            <text:p>10057</text:p>
          </table:table-cell>
          <table:table-cell/>
          <table:table-cell table:formula="of:=[.$D50]" office:value-type="float" office:value="3830" calcext:value-type="float">
            <text:p>3830</text:p>
          </table:table-cell>
          <table:table-cell table:formula="of:=[.$D111]" office:value-type="float" office:value="2940" calcext:value-type="float">
            <text:p>2940</text:p>
          </table:table-cell>
          <table:table-cell table:formula="of:=[.$D172]" office:value-type="float" office:value="2133" calcext:value-type="float">
            <text:p>2133</text:p>
          </table:table-cell>
          <table:table-cell table:formula="of:=[.$D233]" office:value-type="float" office:value="1620" calcext:value-type="float">
            <text:p>1620</text:p>
          </table:table-cell>
          <table:table-cell table:formula="of:=[.$D294]" office:value-type="float" office:value="25596" calcext:value-type="float">
            <text:p>25596</text:p>
          </table:table-cell>
          <table:table-cell table:formula="of:=[.$D355]" office:value-type="float" office:value="8148" calcext:value-type="float">
            <text:p>8148</text:p>
          </table:table-cell>
          <table:table-cell table:formula="of:=[.$D416]"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542582" calcext:value-type="float">
            <text:p>0.0718542582</text:p>
          </table:table-cell>
          <table:table-cell office:value-type="float" office:value="10077" calcext:value-type="float">
            <text:p>10077</text:p>
          </table:table-cell>
          <table:table-cell office:value-type="float" office:value="3986" calcext:value-type="float">
            <text:p>3986</text:p>
          </table:table-cell>
          <table:table-cell/>
          <table:table-cell table:formula="of:=[.$B51]" office:value-type="float" office:value="0.0718509503" calcext:value-type="float">
            <text:p>0.0718509503</text:p>
          </table:table-cell>
          <table:table-cell table:formula="of:=[.$B112]" office:value-type="float" office:value="0.0840766188" calcext:value-type="float">
            <text:p>0.0840766188</text:p>
          </table:table-cell>
          <table:table-cell table:style-name="ce1" table:formula="of:=[.$B173]" office:value-type="float" office:value="0.0014378922" calcext:value-type="float">
            <text:p>1.44E-03</text:p>
          </table:table-cell>
          <table:table-cell table:formula="of:=[.$B234]" office:value-type="float" office:value="0.0103298759" calcext:value-type="float">
            <text:p>0.0103298759</text:p>
          </table:table-cell>
          <table:table-cell table:formula="of:=[.$B295]" office:value-type="float" office:value="0.0050010121" calcext:value-type="float">
            <text:p>0.0050010121</text:p>
          </table:table-cell>
          <table:table-cell table:formula="of:=[.$B356]" office:value-type="float" office:value="0.0116809654" calcext:value-type="float">
            <text:p>0.0116809654</text:p>
          </table:table-cell>
          <table:table-cell table:style-name="ce1" table:formula="of:=[.$B417]" office:value-type="float" office:value="0.000000193" calcext:value-type="float">
            <text:p>1.93E-07</text:p>
          </table:table-cell>
          <table:table-cell/>
          <table:table-cell table:formula="of:=[.$C51]" office:value-type="float" office:value="10120" calcext:value-type="float">
            <text:p>10120</text:p>
          </table:table-cell>
          <table:table-cell table:formula="of:=[.$C112]" office:value-type="float" office:value="10175" calcext:value-type="float">
            <text:p>10175</text:p>
          </table:table-cell>
          <table:table-cell table:formula="of:=[.$C173]" office:value-type="float" office:value="10042" calcext:value-type="float">
            <text:p>10042</text:p>
          </table:table-cell>
          <table:table-cell table:formula="of:=[.$C234]" office:value-type="float" office:value="10288" calcext:value-type="float">
            <text:p>10288</text:p>
          </table:table-cell>
          <table:table-cell table:formula="of:=[.$C295]" office:value-type="float" office:value="10007" calcext:value-type="float">
            <text:p>10007</text:p>
          </table:table-cell>
          <table:table-cell table:formula="of:=[.$C356]" office:value-type="float" office:value="10069" calcext:value-type="float">
            <text:p>10069</text:p>
          </table:table-cell>
          <table:table-cell table:formula="of:=[.$C417]" office:value-type="float" office:value="10153" calcext:value-type="float">
            <text:p>10153</text:p>
          </table:table-cell>
          <table:table-cell/>
          <table:table-cell table:formula="of:=[.$D51]" office:value-type="float" office:value="3911" calcext:value-type="float">
            <text:p>3911</text:p>
          </table:table-cell>
          <table:table-cell table:formula="of:=[.$D112]" office:value-type="float" office:value="3003" calcext:value-type="float">
            <text:p>3003</text:p>
          </table:table-cell>
          <table:table-cell table:formula="of:=[.$D173]" office:value-type="float" office:value="2175" calcext:value-type="float">
            <text:p>2175</text:p>
          </table:table-cell>
          <table:table-cell table:formula="of:=[.$D234]" office:value-type="float" office:value="1652" calcext:value-type="float">
            <text:p>1652</text:p>
          </table:table-cell>
          <table:table-cell table:formula="of:=[.$D295]" office:value-type="float" office:value="26136" calcext:value-type="float">
            <text:p>26136</text:p>
          </table:table-cell>
          <table:table-cell table:formula="of:=[.$D356]" office:value-type="float" office:value="8326" calcext:value-type="float">
            <text:p>8326</text:p>
          </table:table-cell>
          <table:table-cell table:formula="of:=[.$D417]"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23205" calcext:value-type="float">
            <text:p>0.071823205</text:p>
          </table:table-cell>
          <table:table-cell office:value-type="float" office:value="10097" calcext:value-type="float">
            <text:p>10097</text:p>
          </table:table-cell>
          <table:table-cell office:value-type="float" office:value="4065" calcext:value-type="float">
            <text:p>4065</text:p>
          </table:table-cell>
          <table:table-cell/>
          <table:table-cell table:formula="of:=[.$B52]" office:value-type="float" office:value="0.0718542582" calcext:value-type="float">
            <text:p>0.0718542582</text:p>
          </table:table-cell>
          <table:table-cell table:formula="of:=[.$B113]" office:value-type="float" office:value="0.0846741332" calcext:value-type="float">
            <text:p>0.0846741332</text:p>
          </table:table-cell>
          <table:table-cell table:style-name="ce1" table:formula="of:=[.$B174]" office:value-type="float" office:value="0.000791" calcext:value-type="float">
            <text:p>7.91E-04</text:p>
          </table:table-cell>
          <table:table-cell table:formula="of:=[.$B235]" office:value-type="float" office:value="0.0117951829" calcext:value-type="float">
            <text:p>0.0117951829</text:p>
          </table:table-cell>
          <table:table-cell table:formula="of:=[.$B296]" office:value-type="float" office:value="0.0049129399" calcext:value-type="float">
            <text:p>0.0049129399</text:p>
          </table:table-cell>
          <table:table-cell table:formula="of:=[.$B357]" office:value-type="float" office:value="0.0116805766" calcext:value-type="float">
            <text:p>0.0116805766</text:p>
          </table:table-cell>
          <table:table-cell table:style-name="ce1" table:formula="of:=[.$B418]" office:value-type="float" office:value="0.000000191" calcext:value-type="float">
            <text:p>1.91E-07</text:p>
          </table:table-cell>
          <table:table-cell/>
          <table:table-cell table:formula="of:=[.$C52]" office:value-type="float" office:value="10077" calcext:value-type="float">
            <text:p>10077</text:p>
          </table:table-cell>
          <table:table-cell table:formula="of:=[.$C113]" office:value-type="float" office:value="10119" calcext:value-type="float">
            <text:p>10119</text:p>
          </table:table-cell>
          <table:table-cell table:formula="of:=[.$C174]" office:value-type="float" office:value="10034" calcext:value-type="float">
            <text:p>10034</text:p>
          </table:table-cell>
          <table:table-cell table:formula="of:=[.$C235]" office:value-type="float" office:value="10182" calcext:value-type="float">
            <text:p>10182</text:p>
          </table:table-cell>
          <table:table-cell table:formula="of:=[.$C296]" office:value-type="float" office:value="10003" calcext:value-type="float">
            <text:p>10003</text:p>
          </table:table-cell>
          <table:table-cell table:formula="of:=[.$C357]" office:value-type="float" office:value="10046" calcext:value-type="float">
            <text:p>10046</text:p>
          </table:table-cell>
          <table:table-cell table:formula="of:=[.$C418]" office:value-type="float" office:value="10120" calcext:value-type="float">
            <text:p>10120</text:p>
          </table:table-cell>
          <table:table-cell/>
          <table:table-cell table:formula="of:=[.$D52]" office:value-type="float" office:value="3986" calcext:value-type="float">
            <text:p>3986</text:p>
          </table:table-cell>
          <table:table-cell table:formula="of:=[.$D113]" office:value-type="float" office:value="3061" calcext:value-type="float">
            <text:p>3061</text:p>
          </table:table-cell>
          <table:table-cell table:formula="of:=[.$D174]" office:value-type="float" office:value="2217" calcext:value-type="float">
            <text:p>2217</text:p>
          </table:table-cell>
          <table:table-cell table:formula="of:=[.$D235]" office:value-type="float" office:value="1688" calcext:value-type="float">
            <text:p>1688</text:p>
          </table:table-cell>
          <table:table-cell table:formula="of:=[.$D296]" office:value-type="float" office:value="26646" calcext:value-type="float">
            <text:p>26646</text:p>
          </table:table-cell>
          <table:table-cell table:formula="of:=[.$D357]" office:value-type="float" office:value="8490" calcext:value-type="float">
            <text:p>8490</text:p>
          </table:table-cell>
          <table:table-cell table:formula="of:=[.$D418]"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536988" calcext:value-type="float">
            <text:p>0.0718536988</text:p>
          </table:table-cell>
          <table:table-cell office:value-type="float" office:value="10115" calcext:value-type="float">
            <text:p>10115</text:p>
          </table:table-cell>
          <table:table-cell office:value-type="float" office:value="4142" calcext:value-type="float">
            <text:p>4142</text:p>
          </table:table-cell>
          <table:table-cell/>
          <table:table-cell table:formula="of:=[.$B53]" office:value-type="float" office:value="0.071823205" calcext:value-type="float">
            <text:p>0.071823205</text:p>
          </table:table-cell>
          <table:table-cell table:formula="of:=[.$B114]" office:value-type="float" office:value="0.0854238904" calcext:value-type="float">
            <text:p>0.0854238904</text:p>
          </table:table-cell>
          <table:table-cell table:style-name="ce1" table:formula="of:=[.$B175]" office:value-type="float" office:value="0.0042672034" calcext:value-type="float">
            <text:p>4.27E-03</text:p>
          </table:table-cell>
          <table:table-cell table:formula="of:=[.$B236]" office:value-type="float" office:value="0.0119467006" calcext:value-type="float">
            <text:p>0.0119467006</text:p>
          </table:table-cell>
          <table:table-cell table:formula="of:=[.$B297]" office:value-type="float" office:value="0.0048564478" calcext:value-type="float">
            <text:p>0.0048564478</text:p>
          </table:table-cell>
          <table:table-cell table:formula="of:=[.$B358]" office:value-type="float" office:value="0.0116802492" calcext:value-type="float">
            <text:p>0.0116802492</text:p>
          </table:table-cell>
          <table:table-cell table:style-name="ce1" table:formula="of:=[.$B419]" office:value-type="float" office:value="0.000000187" calcext:value-type="float">
            <text:p>1.87E-07</text:p>
          </table:table-cell>
          <table:table-cell/>
          <table:table-cell table:formula="of:=[.$C53]" office:value-type="float" office:value="10097" calcext:value-type="float">
            <text:p>10097</text:p>
          </table:table-cell>
          <table:table-cell table:formula="of:=[.$C114]" office:value-type="float" office:value="10052" calcext:value-type="float">
            <text:p>10052</text:p>
          </table:table-cell>
          <table:table-cell table:formula="of:=[.$C175]" office:value-type="float" office:value="10000" calcext:value-type="float">
            <text:p>10000</text:p>
          </table:table-cell>
          <table:table-cell table:formula="of:=[.$C236]" office:value-type="float" office:value="10187" calcext:value-type="float">
            <text:p>10187</text:p>
          </table:table-cell>
          <table:table-cell table:formula="of:=[.$C297]" office:value-type="float" office:value="10027" calcext:value-type="float">
            <text:p>10027</text:p>
          </table:table-cell>
          <table:table-cell table:formula="of:=[.$C358]" office:value-type="float" office:value="10042" calcext:value-type="float">
            <text:p>10042</text:p>
          </table:table-cell>
          <table:table-cell table:formula="of:=[.$C419]" office:value-type="float" office:value="10100" calcext:value-type="float">
            <text:p>10100</text:p>
          </table:table-cell>
          <table:table-cell/>
          <table:table-cell table:formula="of:=[.$D53]" office:value-type="float" office:value="4065" calcext:value-type="float">
            <text:p>4065</text:p>
          </table:table-cell>
          <table:table-cell table:formula="of:=[.$D114]" office:value-type="float" office:value="3126" calcext:value-type="float">
            <text:p>3126</text:p>
          </table:table-cell>
          <table:table-cell table:formula="of:=[.$D175]" office:value-type="float" office:value="2261" calcext:value-type="float">
            <text:p>2261</text:p>
          </table:table-cell>
          <table:table-cell table:formula="of:=[.$D236]" office:value-type="float" office:value="1721" calcext:value-type="float">
            <text:p>1721</text:p>
          </table:table-cell>
          <table:table-cell table:formula="of:=[.$D297]" office:value-type="float" office:value="27179" calcext:value-type="float">
            <text:p>27179</text:p>
          </table:table-cell>
          <table:table-cell table:formula="of:=[.$D358]" office:value-type="float" office:value="8656" calcext:value-type="float">
            <text:p>8656</text:p>
          </table:table-cell>
          <table:table-cell table:formula="of:=[.$D419]"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8681656" calcext:value-type="float">
            <text:p>0.0718681656</text:p>
          </table:table-cell>
          <table:table-cell office:value-type="float" office:value="10060" calcext:value-type="float">
            <text:p>10060</text:p>
          </table:table-cell>
          <table:table-cell office:value-type="float" office:value="4218" calcext:value-type="float">
            <text:p>4218</text:p>
          </table:table-cell>
          <table:table-cell/>
          <table:table-cell table:formula="of:=[.$B54]" office:value-type="float" office:value="0.0718536988" calcext:value-type="float">
            <text:p>0.0718536988</text:p>
          </table:table-cell>
          <table:table-cell table:formula="of:=[.$B115]" office:value-type="float" office:value="0.0858381795" calcext:value-type="float">
            <text:p>0.0858381795</text:p>
          </table:table-cell>
          <table:table-cell table:style-name="ce1" table:formula="of:=[.$B176]" office:value-type="float" office:value="0.0120044318" calcext:value-type="float">
            <text:p>1.20E-02</text:p>
          </table:table-cell>
          <table:table-cell table:formula="of:=[.$B237]" office:value-type="float" office:value="0.0107945593" calcext:value-type="float">
            <text:p>0.0107945593</text:p>
          </table:table-cell>
          <table:table-cell table:formula="of:=[.$B298]" office:value-type="float" office:value="0.0048086103" calcext:value-type="float">
            <text:p>0.0048086103</text:p>
          </table:table-cell>
          <table:table-cell table:formula="of:=[.$B359]" office:value-type="float" office:value="0.0116799818" calcext:value-type="float">
            <text:p>0.0116799818</text:p>
          </table:table-cell>
          <table:table-cell table:style-name="ce1" table:formula="of:=[.$B420]" office:value-type="float" office:value="0.000000185" calcext:value-type="float">
            <text:p>1.85E-07</text:p>
          </table:table-cell>
          <table:table-cell/>
          <table:table-cell table:formula="of:=[.$C54]" office:value-type="float" office:value="10115" calcext:value-type="float">
            <text:p>10115</text:p>
          </table:table-cell>
          <table:table-cell table:formula="of:=[.$C115]" office:value-type="float" office:value="10147" calcext:value-type="float">
            <text:p>10147</text:p>
          </table:table-cell>
          <table:table-cell table:formula="of:=[.$C176]" office:value-type="float" office:value="10044" calcext:value-type="float">
            <text:p>10044</text:p>
          </table:table-cell>
          <table:table-cell table:formula="of:=[.$C237]" office:value-type="float" office:value="10282" calcext:value-type="float">
            <text:p>10282</text:p>
          </table:table-cell>
          <table:table-cell table:formula="of:=[.$C298]" office:value-type="float" office:value="10023" calcext:value-type="float">
            <text:p>10023</text:p>
          </table:table-cell>
          <table:table-cell table:formula="of:=[.$C359]" office:value-type="float" office:value="10039" calcext:value-type="float">
            <text:p>10039</text:p>
          </table:table-cell>
          <table:table-cell table:formula="of:=[.$C420]" office:value-type="float" office:value="10113" calcext:value-type="float">
            <text:p>10113</text:p>
          </table:table-cell>
          <table:table-cell/>
          <table:table-cell table:formula="of:=[.$D54]" office:value-type="float" office:value="4142" calcext:value-type="float">
            <text:p>4142</text:p>
          </table:table-cell>
          <table:table-cell table:formula="of:=[.$D115]" office:value-type="float" office:value="3186" calcext:value-type="float">
            <text:p>3186</text:p>
          </table:table-cell>
          <table:table-cell table:formula="of:=[.$D176]" office:value-type="float" office:value="2303" calcext:value-type="float">
            <text:p>2303</text:p>
          </table:table-cell>
          <table:table-cell table:formula="of:=[.$D237]" office:value-type="float" office:value="1754" calcext:value-type="float">
            <text:p>1754</text:p>
          </table:table-cell>
          <table:table-cell table:formula="of:=[.$D298]" office:value-type="float" office:value="27675" calcext:value-type="float">
            <text:p>27675</text:p>
          </table:table-cell>
          <table:table-cell table:formula="of:=[.$D359]" office:value-type="float" office:value="8811" calcext:value-type="float">
            <text:p>8811</text:p>
          </table:table-cell>
          <table:table-cell table:formula="of:=[.$D420]"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078207" calcext:value-type="float">
            <text:p>0.0719078207</text:p>
          </table:table-cell>
          <table:table-cell office:value-type="float" office:value="10100" calcext:value-type="float">
            <text:p>10100</text:p>
          </table:table-cell>
          <table:table-cell office:value-type="float" office:value="4298" calcext:value-type="float">
            <text:p>4298</text:p>
          </table:table-cell>
          <table:table-cell/>
          <table:table-cell table:formula="of:=[.$B55]" office:value-type="float" office:value="0.0718681656" calcext:value-type="float">
            <text:p>0.0718681656</text:p>
          </table:table-cell>
          <table:table-cell table:formula="of:=[.$B116]" office:value-type="float" office:value="0.0862357468" calcext:value-type="float">
            <text:p>0.0862357468</text:p>
          </table:table-cell>
          <table:table-cell table:style-name="ce1" table:formula="of:=[.$B177]" office:value-type="float" office:value="0.007108914" calcext:value-type="float">
            <text:p>7.11E-03</text:p>
          </table:table-cell>
          <table:table-cell table:formula="of:=[.$B238]" office:value-type="float" office:value="0.0103577381" calcext:value-type="float">
            <text:p>0.0103577381</text:p>
          </table:table-cell>
          <table:table-cell table:formula="of:=[.$B299]" office:value-type="float" office:value="0.0047617717" calcext:value-type="float">
            <text:p>0.0047617717</text:p>
          </table:table-cell>
          <table:table-cell table:formula="of:=[.$B360]" office:value-type="float" office:value="0.011679712" calcext:value-type="float">
            <text:p>0.011679712</text:p>
          </table:table-cell>
          <table:table-cell table:style-name="ce1" table:formula="of:=[.$B421]" office:value-type="float" office:value="0.000000183" calcext:value-type="float">
            <text:p>1.83E-07</text:p>
          </table:table-cell>
          <table:table-cell/>
          <table:table-cell table:formula="of:=[.$C55]" office:value-type="float" office:value="10060" calcext:value-type="float">
            <text:p>10060</text:p>
          </table:table-cell>
          <table:table-cell table:formula="of:=[.$C116]" office:value-type="float" office:value="10111" calcext:value-type="float">
            <text:p>10111</text:p>
          </table:table-cell>
          <table:table-cell table:formula="of:=[.$C177]" office:value-type="float" office:value="10132" calcext:value-type="float">
            <text:p>10132</text:p>
          </table:table-cell>
          <table:table-cell table:formula="of:=[.$C238]" office:value-type="float" office:value="10192" calcext:value-type="float">
            <text:p>10192</text:p>
          </table:table-cell>
          <table:table-cell table:formula="of:=[.$C299]" office:value-type="float" office:value="10024" calcext:value-type="float">
            <text:p>10024</text:p>
          </table:table-cell>
          <table:table-cell table:formula="of:=[.$C360]" office:value-type="float" office:value="10059" calcext:value-type="float">
            <text:p>10059</text:p>
          </table:table-cell>
          <table:table-cell table:formula="of:=[.$C421]" office:value-type="float" office:value="10156" calcext:value-type="float">
            <text:p>10156</text:p>
          </table:table-cell>
          <table:table-cell/>
          <table:table-cell table:formula="of:=[.$D55]" office:value-type="float" office:value="4218" calcext:value-type="float">
            <text:p>4218</text:p>
          </table:table-cell>
          <table:table-cell table:formula="of:=[.$D116]" office:value-type="float" office:value="3246" calcext:value-type="float">
            <text:p>3246</text:p>
          </table:table-cell>
          <table:table-cell table:formula="of:=[.$D177]" office:value-type="float" office:value="2345" calcext:value-type="float">
            <text:p>2345</text:p>
          </table:table-cell>
          <table:table-cell table:formula="of:=[.$D238]" office:value-type="float" office:value="1785" calcext:value-type="float">
            <text:p>1785</text:p>
          </table:table-cell>
          <table:table-cell table:formula="of:=[.$D299]" office:value-type="float" office:value="28169" calcext:value-type="float">
            <text:p>28169</text:p>
          </table:table-cell>
          <table:table-cell table:formula="of:=[.$D360]" office:value-type="float" office:value="8974" calcext:value-type="float">
            <text:p>8974</text:p>
          </table:table-cell>
          <table:table-cell table:formula="of:=[.$D421]"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39173" calcext:value-type="float">
            <text:p>0.071939173</text:p>
          </table:table-cell>
          <table:table-cell office:value-type="float" office:value="10030" calcext:value-type="float">
            <text:p>10030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$B56]" office:value-type="float" office:value="0.0719078207" calcext:value-type="float">
            <text:p>0.0719078207</text:p>
          </table:table-cell>
          <table:table-cell table:formula="of:=[.$B117]" office:value-type="float" office:value="0.0865971051" calcext:value-type="float">
            <text:p>0.0865971051</text:p>
          </table:table-cell>
          <table:table-cell table:style-name="ce1" table:formula="of:=[.$B178]" office:value-type="float" office:value="0.0071991285" calcext:value-type="float">
            <text:p>7.20E-03</text:p>
          </table:table-cell>
          <table:table-cell table:formula="of:=[.$B239]" office:value-type="float" office:value="0.0106979287" calcext:value-type="float">
            <text:p>0.0106979287</text:p>
          </table:table-cell>
          <table:table-cell table:formula="of:=[.$B300]" office:value-type="float" office:value="0.0047148077" calcext:value-type="float">
            <text:p>0.0047148077</text:p>
          </table:table-cell>
          <table:table-cell table:formula="of:=[.$B361]" office:value-type="float" office:value="0.0116794492" calcext:value-type="float">
            <text:p>0.0116794492</text:p>
          </table:table-cell>
          <table:table-cell table:style-name="ce1" table:formula="of:=[.$B422]" office:value-type="float" office:value="0.000000181" calcext:value-type="float">
            <text:p>1.81E-07</text:p>
          </table:table-cell>
          <table:table-cell/>
          <table:table-cell table:formula="of:=[.$C56]" office:value-type="float" office:value="10100" calcext:value-type="float">
            <text:p>10100</text:p>
          </table:table-cell>
          <table:table-cell table:formula="of:=[.$C117]" office:value-type="float" office:value="10106" calcext:value-type="float">
            <text:p>10106</text:p>
          </table:table-cell>
          <table:table-cell table:formula="of:=[.$C178]" office:value-type="float" office:value="10064" calcext:value-type="float">
            <text:p>10064</text:p>
          </table:table-cell>
          <table:table-cell table:formula="of:=[.$C239]" office:value-type="float" office:value="10064" calcext:value-type="float">
            <text:p>10064</text:p>
          </table:table-cell>
          <table:table-cell table:formula="of:=[.$C300]" office:value-type="float" office:value="10004" calcext:value-type="float">
            <text:p>10004</text:p>
          </table:table-cell>
          <table:table-cell table:formula="of:=[.$C361]" office:value-type="float" office:value="10020" calcext:value-type="float">
            <text:p>10020</text:p>
          </table:table-cell>
          <table:table-cell table:formula="of:=[.$C422]" office:value-type="float" office:value="10184" calcext:value-type="float">
            <text:p>10184</text:p>
          </table:table-cell>
          <table:table-cell/>
          <table:table-cell table:formula="of:=[.$D56]" office:value-type="float" office:value="4298" calcext:value-type="float">
            <text:p>4298</text:p>
          </table:table-cell>
          <table:table-cell table:formula="of:=[.$D117]" office:value-type="float" office:value="3306" calcext:value-type="float">
            <text:p>3306</text:p>
          </table:table-cell>
          <table:table-cell table:formula="of:=[.$D178]" office:value-type="float" office:value="2386" calcext:value-type="float">
            <text:p>2386</text:p>
          </table:table-cell>
          <table:table-cell table:formula="of:=[.$D239]" office:value-type="float" office:value="1816" calcext:value-type="float">
            <text:p>1816</text:p>
          </table:table-cell>
          <table:table-cell table:formula="of:=[.$D300]" office:value-type="float" office:value="28686" calcext:value-type="float">
            <text:p>28686</text:p>
          </table:table-cell>
          <table:table-cell table:formula="of:=[.$D361]" office:value-type="float" office:value="9142" calcext:value-type="float">
            <text:p>9142</text:p>
          </table:table-cell>
          <table:table-cell table:formula="of:=[.$D422]" office:value-type="float" office:value="2403" calcext:value-type="float">
            <text:p>240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476189" calcext:value-type="float">
            <text:p>0.0719476189</text:p>
          </table:table-cell>
          <table:table-cell office:value-type="float" office:value="10067" calcext:value-type="float">
            <text:p>10067</text:p>
          </table:table-cell>
          <table:table-cell office:value-type="float" office:value="4448" calcext:value-type="float">
            <text:p>4448</text:p>
          </table:table-cell>
          <table:table-cell/>
          <table:table-cell table:formula="of:=[.$B57]" office:value-type="float" office:value="0.071939173" calcext:value-type="float">
            <text:p>0.071939173</text:p>
          </table:table-cell>
          <table:table-cell table:formula="of:=[.$B118]" office:value-type="float" office:value="0.0870689797" calcext:value-type="float">
            <text:p>0.0870689797</text:p>
          </table:table-cell>
          <table:table-cell table:style-name="ce1" table:formula="of:=[.$B179]" office:value-type="float" office:value="0.0046589722" calcext:value-type="float">
            <text:p>4.66E-03</text:p>
          </table:table-cell>
          <table:table-cell table:formula="of:=[.$B240]" office:value-type="float" office:value="0.0106208754" calcext:value-type="float">
            <text:p>0.0106208754</text:p>
          </table:table-cell>
          <table:table-cell table:formula="of:=[.$B301]" office:value-type="float" office:value="0.0046482276" calcext:value-type="float">
            <text:p>0.0046482276</text:p>
          </table:table-cell>
          <table:table-cell table:formula="of:=[.$B362]" office:value-type="float" office:value="0.0116791903" calcext:value-type="float">
            <text:p>0.0116791903</text:p>
          </table:table-cell>
          <table:table-cell table:style-name="ce1" table:formula="of:=[.$B423]" office:value-type="float" office:value="0.000000179" calcext:value-type="float">
            <text:p>1.79E-07</text:p>
          </table:table-cell>
          <table:table-cell/>
          <table:table-cell table:formula="of:=[.$C57]" office:value-type="float" office:value="10030" calcext:value-type="float">
            <text:p>10030</text:p>
          </table:table-cell>
          <table:table-cell table:formula="of:=[.$C118]" office:value-type="float" office:value="10065" calcext:value-type="float">
            <text:p>10065</text:p>
          </table:table-cell>
          <table:table-cell table:formula="of:=[.$C179]" office:value-type="float" office:value="10193" calcext:value-type="float">
            <text:p>10193</text:p>
          </table:table-cell>
          <table:table-cell table:formula="of:=[.$C240]" office:value-type="float" office:value="10259" calcext:value-type="float">
            <text:p>10259</text:p>
          </table:table-cell>
          <table:table-cell table:formula="of:=[.$C301]" office:value-type="float" office:value="10008" calcext:value-type="float">
            <text:p>10008</text:p>
          </table:table-cell>
          <table:table-cell table:formula="of:=[.$C362]" office:value-type="float" office:value="10059" calcext:value-type="float">
            <text:p>10059</text:p>
          </table:table-cell>
          <table:table-cell table:formula="of:=[.$C423]" office:value-type="float" office:value="10048" calcext:value-type="float">
            <text:p>10048</text:p>
          </table:table-cell>
          <table:table-cell/>
          <table:table-cell table:formula="of:=[.$D57]" office:value-type="float" office:value="4372" calcext:value-type="float">
            <text:p>4372</text:p>
          </table:table-cell>
          <table:table-cell table:formula="of:=[.$D118]" office:value-type="float" office:value="3363" calcext:value-type="float">
            <text:p>3363</text:p>
          </table:table-cell>
          <table:table-cell table:formula="of:=[.$D179]" office:value-type="float" office:value="2428" calcext:value-type="float">
            <text:p>2428</text:p>
          </table:table-cell>
          <table:table-cell table:formula="of:=[.$D240]" office:value-type="float" office:value="1848" calcext:value-type="float">
            <text:p>1848</text:p>
          </table:table-cell>
          <table:table-cell table:formula="of:=[.$D301]" office:value-type="float" office:value="29273" calcext:value-type="float">
            <text:p>29273</text:p>
          </table:table-cell>
          <table:table-cell table:formula="of:=[.$D362]" office:value-type="float" office:value="9313" calcext:value-type="float">
            <text:p>9313</text:p>
          </table:table-cell>
          <table:table-cell table:formula="of:=[.$D423]"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365028" calcext:value-type="float">
            <text:p>0.0719365028</text:p>
          </table:table-cell>
          <table:table-cell office:value-type="float" office:value="10063" calcext:value-type="float">
            <text:p>10063</text:p>
          </table:table-cell>
          <table:table-cell office:value-type="float" office:value="4529" calcext:value-type="float">
            <text:p>4529</text:p>
          </table:table-cell>
          <table:table-cell/>
          <table:table-cell table:formula="of:=[.$B58]" office:value-type="float" office:value="0.0719476189" calcext:value-type="float">
            <text:p>0.0719476189</text:p>
          </table:table-cell>
          <table:table-cell table:formula="of:=[.$B119]" office:value-type="float" office:value="0.0873019627" calcext:value-type="float">
            <text:p>0.0873019627</text:p>
          </table:table-cell>
          <table:table-cell table:style-name="ce1" table:formula="of:=[.$B180]" office:value-type="float" office:value="0.0050349738" calcext:value-type="float">
            <text:p>5.03E-03</text:p>
          </table:table-cell>
          <table:table-cell table:formula="of:=[.$B241]" office:value-type="float" office:value="0.011601553" calcext:value-type="float">
            <text:p>0.011601553</text:p>
          </table:table-cell>
          <table:table-cell table:formula="of:=[.$B302]" office:value-type="float" office:value="0.0045812872" calcext:value-type="float">
            <text:p>0.0045812872</text:p>
          </table:table-cell>
          <table:table-cell table:formula="of:=[.$B363]" office:value-type="float" office:value="0.0116790077" calcext:value-type="float">
            <text:p>0.0116790077</text:p>
          </table:table-cell>
          <table:table-cell table:style-name="ce1" table:formula="of:=[.$B424]" office:value-type="float" office:value="0.000000178" calcext:value-type="float">
            <text:p>1.78E-07</text:p>
          </table:table-cell>
          <table:table-cell/>
          <table:table-cell table:formula="of:=[.$C58]" office:value-type="float" office:value="10067" calcext:value-type="float">
            <text:p>10067</text:p>
          </table:table-cell>
          <table:table-cell table:formula="of:=[.$C119]" office:value-type="float" office:value="10057" calcext:value-type="float">
            <text:p>10057</text:p>
          </table:table-cell>
          <table:table-cell table:formula="of:=[.$C180]" office:value-type="float" office:value="10195" calcext:value-type="float">
            <text:p>10195</text:p>
          </table:table-cell>
          <table:table-cell table:formula="of:=[.$C241]" office:value-type="float" office:value="10249" calcext:value-type="float">
            <text:p>10249</text:p>
          </table:table-cell>
          <table:table-cell table:formula="of:=[.$C302]" office:value-type="float" office:value="10003" calcext:value-type="float">
            <text:p>10003</text:p>
          </table:table-cell>
          <table:table-cell table:formula="of:=[.$C363]" office:value-type="float" office:value="10042" calcext:value-type="float">
            <text:p>10042</text:p>
          </table:table-cell>
          <table:table-cell table:formula="of:=[.$C424]" office:value-type="float" office:value="10105" calcext:value-type="float">
            <text:p>10105</text:p>
          </table:table-cell>
          <table:table-cell/>
          <table:table-cell table:formula="of:=[.$D58]" office:value-type="float" office:value="4448" calcext:value-type="float">
            <text:p>4448</text:p>
          </table:table-cell>
          <table:table-cell table:formula="of:=[.$D119]" office:value-type="float" office:value="3422" calcext:value-type="float">
            <text:p>3422</text:p>
          </table:table-cell>
          <table:table-cell table:formula="of:=[.$D180]" office:value-type="float" office:value="2472" calcext:value-type="float">
            <text:p>2472</text:p>
          </table:table-cell>
          <table:table-cell table:formula="of:=[.$D241]" office:value-type="float" office:value="1880" calcext:value-type="float">
            <text:p>1880</text:p>
          </table:table-cell>
          <table:table-cell table:formula="of:=[.$D302]" office:value-type="float" office:value="29769" calcext:value-type="float">
            <text:p>29769</text:p>
          </table:table-cell>
          <table:table-cell table:formula="of:=[.$D363]" office:value-type="float" office:value="9491" calcext:value-type="float">
            <text:p>9491</text:p>
          </table:table-cell>
          <table:table-cell table:formula="of:=[.$D424]"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399907" calcext:value-type="float">
            <text:p>0.0719399907</text:p>
          </table:table-cell>
          <table:table-cell office:value-type="float" office:value="10056" calcext:value-type="float">
            <text:p>10056</text:p>
          </table:table-cell>
          <table:table-cell office:value-type="float" office:value="4608" calcext:value-type="float">
            <text:p>4608</text:p>
          </table:table-cell>
          <table:table-cell/>
          <table:table-cell table:formula="of:=[.$B59]" office:value-type="float" office:value="0.0719365028" calcext:value-type="float">
            <text:p>0.0719365028</text:p>
          </table:table-cell>
          <table:table-cell table:formula="of:=[.$B120]" office:value-type="float" office:value="0.0878981845" calcext:value-type="float">
            <text:p>0.0878981845</text:p>
          </table:table-cell>
          <table:table-cell table:formula="of:=[.$B181]" office:value-type="float" office:value="0.0037055729" calcext:value-type="float">
            <text:p>0.0037055729</text:p>
          </table:table-cell>
          <table:table-cell table:formula="of:=[.$B242]" office:value-type="float" office:value="0.0141110381" calcext:value-type="float">
            <text:p>0.0141110381</text:p>
          </table:table-cell>
          <table:table-cell table:formula="of:=[.$B303]" office:value-type="float" office:value="0.0045248277" calcext:value-type="float">
            <text:p>0.0045248277</text:p>
          </table:table-cell>
          <table:table-cell table:formula="of:=[.$B364]" office:value-type="float" office:value="0.0116787839" calcext:value-type="float">
            <text:p>0.0116787839</text:p>
          </table:table-cell>
          <table:table-cell table:style-name="ce1" table:formula="of:=[.$B425]" office:value-type="float" office:value="0.000000176" calcext:value-type="float">
            <text:p>1.76E-07</text:p>
          </table:table-cell>
          <table:table-cell/>
          <table:table-cell table:formula="of:=[.$C59]" office:value-type="float" office:value="10063" calcext:value-type="float">
            <text:p>10063</text:p>
          </table:table-cell>
          <table:table-cell table:formula="of:=[.$C120]" office:value-type="float" office:value="10115" calcext:value-type="float">
            <text:p>10115</text:p>
          </table:table-cell>
          <table:table-cell table:formula="of:=[.$C181]" office:value-type="float" office:value="10132" calcext:value-type="float">
            <text:p>10132</text:p>
          </table:table-cell>
          <table:table-cell table:formula="of:=[.$C242]" office:value-type="float" office:value="10182" calcext:value-type="float">
            <text:p>10182</text:p>
          </table:table-cell>
          <table:table-cell table:formula="of:=[.$C303]" office:value-type="float" office:value="10012" calcext:value-type="float">
            <text:p>10012</text:p>
          </table:table-cell>
          <table:table-cell table:formula="of:=[.$C364]" office:value-type="float" office:value="10050" calcext:value-type="float">
            <text:p>10050</text:p>
          </table:table-cell>
          <table:table-cell table:formula="of:=[.$C425]" office:value-type="float" office:value="10048" calcext:value-type="float">
            <text:p>10048</text:p>
          </table:table-cell>
          <table:table-cell/>
          <table:table-cell table:formula="of:=[.$D59]" office:value-type="float" office:value="4529" calcext:value-type="float">
            <text:p>4529</text:p>
          </table:table-cell>
          <table:table-cell table:formula="of:=[.$D120]" office:value-type="float" office:value="3483" calcext:value-type="float">
            <text:p>3483</text:p>
          </table:table-cell>
          <table:table-cell table:formula="of:=[.$D181]" office:value-type="float" office:value="2516" calcext:value-type="float">
            <text:p>2516</text:p>
          </table:table-cell>
          <table:table-cell table:formula="of:=[.$D242]" office:value-type="float" office:value="1913" calcext:value-type="float">
            <text:p>1913</text:p>
          </table:table-cell>
          <table:table-cell table:formula="of:=[.$D303]" office:value-type="float" office:value="30334" calcext:value-type="float">
            <text:p>30334</text:p>
          </table:table-cell>
          <table:table-cell table:formula="of:=[.$D364]" office:value-type="float" office:value="9656" calcext:value-type="float">
            <text:p>9656</text:p>
          </table:table-cell>
          <table:table-cell table:formula="of:=[.$D425]"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19469412" calcext:value-type="float">
            <text:p>0.0719469412</text:p>
          </table:table-cell>
          <table:table-cell office:value-type="float" office:value="10085" calcext:value-type="float">
            <text:p>10085</text:p>
          </table:table-cell>
          <table:table-cell office:value-type="float" office:value="4683" calcext:value-type="float">
            <text:p>4683</text:p>
          </table:table-cell>
          <table:table-cell/>
          <table:table-cell table:formula="of:=[.$B60]" office:value-type="float" office:value="0.0719399907" calcext:value-type="float">
            <text:p>0.0719399907</text:p>
          </table:table-cell>
          <table:table-cell table:formula="of:=[.$B121]" office:value-type="float" office:value="0.0879450872" calcext:value-type="float">
            <text:p>0.0879450872</text:p>
          </table:table-cell>
          <table:table-cell table:style-name="ce1" table:formula="of:=[.$B182]" office:value-type="float" office:value="0.0049895868" calcext:value-type="float">
            <text:p>4.99E-03</text:p>
          </table:table-cell>
          <table:table-cell table:formula="of:=[.$B243]" office:value-type="float" office:value="0.0120338563" calcext:value-type="float">
            <text:p>0.0120338563</text:p>
          </table:table-cell>
          <table:table-cell table:formula="of:=[.$B304]" office:value-type="float" office:value="0.0044654351" calcext:value-type="float">
            <text:p>0.0044654351</text:p>
          </table:table-cell>
          <table:table-cell table:formula="of:=[.$B365]" office:value-type="float" office:value="0.0116785131" calcext:value-type="float">
            <text:p>0.0116785131</text:p>
          </table:table-cell>
          <table:table-cell table:style-name="ce1" table:formula="of:=[.$B426]" office:value-type="float" office:value="0.000000174" calcext:value-type="float">
            <text:p>1.74E-07</text:p>
          </table:table-cell>
          <table:table-cell/>
          <table:table-cell table:formula="of:=[.$C60]" office:value-type="float" office:value="10056" calcext:value-type="float">
            <text:p>10056</text:p>
          </table:table-cell>
          <table:table-cell table:formula="of:=[.$C121]" office:value-type="float" office:value="10084" calcext:value-type="float">
            <text:p>10084</text:p>
          </table:table-cell>
          <table:table-cell table:formula="of:=[.$C182]" office:value-type="float" office:value="10097" calcext:value-type="float">
            <text:p>10097</text:p>
          </table:table-cell>
          <table:table-cell table:formula="of:=[.$C243]" office:value-type="float" office:value="10355" calcext:value-type="float">
            <text:p>10355</text:p>
          </table:table-cell>
          <table:table-cell table:formula="of:=[.$C304]" office:value-type="float" office:value="10004" calcext:value-type="float">
            <text:p>10004</text:p>
          </table:table-cell>
          <table:table-cell table:formula="of:=[.$C365]" office:value-type="float" office:value="10041" calcext:value-type="float">
            <text:p>10041</text:p>
          </table:table-cell>
          <table:table-cell table:formula="of:=[.$C426]" office:value-type="float" office:value="10129" calcext:value-type="float">
            <text:p>10129</text:p>
          </table:table-cell>
          <table:table-cell/>
          <table:table-cell table:formula="of:=[.$D60]" office:value-type="float" office:value="4608" calcext:value-type="float">
            <text:p>4608</text:p>
          </table:table-cell>
          <table:table-cell table:formula="of:=[.$D121]" office:value-type="float" office:value="3541" calcext:value-type="float">
            <text:p>3541</text:p>
          </table:table-cell>
          <table:table-cell table:formula="of:=[.$D182]" office:value-type="float" office:value="2560" calcext:value-type="float">
            <text:p>2560</text:p>
          </table:table-cell>
          <table:table-cell table:formula="of:=[.$D243]" office:value-type="float" office:value="1948" calcext:value-type="float">
            <text:p>1948</text:p>
          </table:table-cell>
          <table:table-cell table:formula="of:=[.$D304]" office:value-type="float" office:value="30874" calcext:value-type="float">
            <text:p>30874</text:p>
          </table:table-cell>
          <table:table-cell table:formula="of:=[.$D365]" office:value-type="float" office:value="9827" calcext:value-type="float">
            <text:p>9827</text:p>
          </table:table-cell>
          <table:table-cell table:formula="of:=[.$D426]"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1.1928479065" calcext:value-type="float">
            <text:p>1.19284790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1]" office:value-type="float" office:value="0.0719469412" calcext:value-type="float">
            <text:p>0.0719469412</text:p>
          </table:table-cell>
          <table:table-cell table:formula="of:=[.$B122]" office:value-type="float" office:value="0.0879829125" calcext:value-type="float">
            <text:p>0.0879829125</text:p>
          </table:table-cell>
          <table:table-cell table:style-name="ce1" table:formula="of:=[.$B183]" office:value-type="float" office:value="0.0039586468" calcext:value-type="float">
            <text:p>3.96E-03</text:p>
          </table:table-cell>
          <table:table-cell table:formula="of:=[.$B244]" office:value-type="float" office:value="0.0128138569" calcext:value-type="float">
            <text:p>0.0128138569</text:p>
          </table:table-cell>
          <table:table-cell table:formula="of:=[.$B305]" office:value-type="float" office:value="0.0044103503" calcext:value-type="float">
            <text:p>0.0044103503</text:p>
          </table:table-cell>
          <table:table-cell table:formula="of:=[.$B366]" office:value-type="float" office:value="0.0116782253" calcext:value-type="float">
            <text:p>0.0116782253</text:p>
          </table:table-cell>
          <table:table-cell table:style-name="ce1" table:formula="of:=[.$B427]" office:value-type="float" office:value="0.000000173" calcext:value-type="float">
            <text:p>1.73E-07</text:p>
          </table:table-cell>
          <table:table-cell/>
          <table:table-cell table:formula="of:=[.$C61]" office:value-type="float" office:value="10085" calcext:value-type="float">
            <text:p>10085</text:p>
          </table:table-cell>
          <table:table-cell table:formula="of:=[.$C122]" office:value-type="float" office:value="10063" calcext:value-type="float">
            <text:p>10063</text:p>
          </table:table-cell>
          <table:table-cell table:formula="of:=[.$C183]" office:value-type="float" office:value="10062" calcext:value-type="float">
            <text:p>10062</text:p>
          </table:table-cell>
          <table:table-cell table:formula="of:=[.$C244]" office:value-type="float" office:value="10114" calcext:value-type="float">
            <text:p>10114</text:p>
          </table:table-cell>
          <table:table-cell table:formula="of:=[.$C305]" office:value-type="float" office:value="10022" calcext:value-type="float">
            <text:p>10022</text:p>
          </table:table-cell>
          <table:table-cell table:formula="of:=[.$C366]" office:value-type="float" office:value="10014" calcext:value-type="float">
            <text:p>10014</text:p>
          </table:table-cell>
          <table:table-cell table:formula="of:=[.$C427]" office:value-type="float" office:value="10022" calcext:value-type="float">
            <text:p>10022</text:p>
          </table:table-cell>
          <table:table-cell/>
          <table:table-cell table:formula="of:=[.$D61]" office:value-type="float" office:value="4683" calcext:value-type="float">
            <text:p>4683</text:p>
          </table:table-cell>
          <table:table-cell table:formula="of:=[.$D122]" office:value-type="float" office:value="3601" calcext:value-type="float">
            <text:p>3601</text:p>
          </table:table-cell>
          <table:table-cell table:formula="of:=[.$D183]" office:value-type="float" office:value="2602" calcext:value-type="float">
            <text:p>2602</text:p>
          </table:table-cell>
          <table:table-cell table:formula="of:=[.$D244]" office:value-type="float" office:value="1978" calcext:value-type="float">
            <text:p>1978</text:p>
          </table:table-cell>
          <table:table-cell table:formula="of:=[.$D305]" office:value-type="float" office:value="31361" calcext:value-type="float">
            <text:p>31361</text:p>
          </table:table-cell>
          <table:table-cell table:formula="of:=[.$D366]" office:value-type="float" office:value="9996" calcext:value-type="float">
            <text:p>9996</text:p>
          </table:table-cell>
          <table:table-cell table:formula="of:=[.$D427]"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54805046" calcext:value-type="float">
            <text:p>0.0654805046</text:p>
          </table:table-cell>
          <table:table-cell office:value-type="float" office:value="10052" calcext:value-type="float">
            <text:p>10052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35718" calcext:value-type="float">
            <text:p>0.06035718</text:p>
          </table:table-cell>
          <table:table-cell office:value-type="float" office:value="10120" calcext:value-type="float">
            <text:p>10120</text:p>
          </table:table-cell>
          <table:table-cell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8685545" calcext:value-type="float">
            <text:p>0.058685545</text:p>
          </table:table-cell>
          <table:table-cell office:value-type="float" office:value="10153" calcext:value-type="float">
            <text:p>10153</text:p>
          </table:table-cell>
          <table:table-cell office:value-type="float" office:value="183" calcext:value-type="float">
            <text:p>1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91921326" calcext:value-type="float">
            <text:p>0.0591921326</text:p>
          </table:table-cell>
          <table:table-cell office:value-type="float" office:value="10038" calcext:value-type="float">
            <text:p>10038</text:p>
          </table:table-cell>
          <table:table-cell office:value-type="float" office:value="241" calcext:value-type="float">
            <text:p>2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2312229" calcext:value-type="float">
            <text:p>0.0602312229</text:p>
          </table:table-cell>
          <table:table-cell office:value-type="float" office:value="10072" calcext:value-type="float">
            <text:p>10072</text:p>
          </table:table-cell>
          <table:table-cell office:value-type="float" office:value="300" calcext:value-type="float">
            <text:p>3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97482701" calcext:value-type="float">
            <text:p>0.0597482701</text:p>
          </table:table-cell>
          <table:table-cell office:value-type="float" office:value="10061" calcext:value-type="float">
            <text:p>10061</text:p>
          </table:table-cell>
          <table:table-cell office:value-type="float" office:value="359" calcext:value-type="float">
            <text:p>3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95849921" calcext:value-type="float">
            <text:p>0.0595849921</text:p>
          </table:table-cell>
          <table:table-cell office:value-type="float" office:value="10049" calcext:value-type="float">
            <text:p>10049</text:p>
          </table:table-cell>
          <table:table-cell office:value-type="float" office:value="419" calcext:value-type="float">
            <text:p>4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6335547" calcext:value-type="float">
            <text:p>0.0606335547</text:p>
          </table:table-cell>
          <table:table-cell office:value-type="float" office:value="10119" calcext:value-type="float">
            <text:p>10119</text:p>
          </table:table-cell>
          <table:table-cell office:value-type="float" office:value="478" calcext:value-type="float">
            <text:p>4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2352931" calcext:value-type="float">
            <text:p>0.062352931</text:p>
          </table:table-cell>
          <table:table-cell office:value-type="float" office:value="10151" calcext:value-type="float">
            <text:p>10151</text:p>
          </table:table-cell>
          <table:table-cell office:value-type="float" office:value="540" calcext:value-type="float">
            <text:p>5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26033781" calcext:value-type="float">
            <text:p>0.0626033781</text:p>
          </table:table-cell>
          <table:table-cell office:value-type="float" office:value="10090" calcext:value-type="float">
            <text:p>10090</text:p>
          </table:table-cell>
          <table:table-cell office:value-type="float" office:value="599" calcext:value-type="float">
            <text:p>5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36391013" calcext:value-type="float">
            <text:p>0.0636391013</text:p>
          </table:table-cell>
          <table:table-cell office:value-type="float" office:value="10102" calcext:value-type="float">
            <text:p>10102</text:p>
          </table:table-cell>
          <table:table-cell office:value-type="float" office:value="660" calcext:value-type="float">
            <text:p>6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52609304" calcext:value-type="float">
            <text:p>0.0652609304</text:p>
          </table:table-cell>
          <table:table-cell office:value-type="float" office:value="10139" calcext:value-type="float">
            <text:p>10139</text:p>
          </table:table-cell>
          <table:table-cell office:value-type="float" office:value="719" calcext:value-type="float">
            <text:p>7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57956032" calcext:value-type="float">
            <text:p>0.0657956032</text:p>
          </table:table-cell>
          <table:table-cell office:value-type="float" office:value="10097" calcext:value-type="float">
            <text:p>10097</text:p>
          </table:table-cell>
          <table:table-cell office:value-type="float" office:value="782" calcext:value-type="float">
            <text:p>7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60684413" calcext:value-type="float">
            <text:p>0.0660684413</text:p>
          </table:table-cell>
          <table:table-cell office:value-type="float" office:value="10143" calcext:value-type="float">
            <text:p>10143</text:p>
          </table:table-cell>
          <table:table-cell office:value-type="float" office:value="841" calcext:value-type="float">
            <text:p>8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64046443" calcext:value-type="float">
            <text:p>0.0664046443</text:p>
          </table:table-cell>
          <table:table-cell office:value-type="float" office:value="10141" calcext:value-type="float">
            <text:p>10141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75040802" calcext:value-type="float">
            <text:p>0.0675040802</text:p>
          </table:table-cell>
          <table:table-cell office:value-type="float" office:value="10158" calcext:value-type="float">
            <text:p>10158</text:p>
          </table:table-cell>
          <table:table-cell office:value-type="float" office:value="960" calcext:value-type="float">
            <text:p>9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85298486" calcext:value-type="float">
            <text:p>0.0685298486</text:p>
          </table:table-cell>
          <table:table-cell office:value-type="float" office:value="10195" calcext:value-type="float">
            <text:p>10195</text:p>
          </table:table-cell>
          <table:table-cell office:value-type="float" office:value="1021" calcext:value-type="float">
            <text:p>10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94770007" calcext:value-type="float">
            <text:p>0.0694770007</text:p>
          </table:table-cell>
          <table:table-cell office:value-type="float" office:value="10063" calcext:value-type="float">
            <text:p>10063</text:p>
          </table:table-cell>
          <table:table-cell office:value-type="float" office:value="1081" calcext:value-type="float">
            <text:p>10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02210905" calcext:value-type="float">
            <text:p>0.0702210905</text:p>
          </table:table-cell>
          <table:table-cell office:value-type="float" office:value="10101" calcext:value-type="float">
            <text:p>10101</text:p>
          </table:table-cell>
          <table:table-cell office:value-type="float" office:value="1145" calcext:value-type="float">
            <text:p>1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1338411" calcext:value-type="float">
            <text:p>0.071338411</text:p>
          </table:table-cell>
          <table:table-cell office:value-type="float" office:value="10102" calcext:value-type="float">
            <text:p>10102</text:p>
          </table:table-cell>
          <table:table-cell office:value-type="float" office:value="1207" calcext:value-type="float">
            <text:p>1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24287736" calcext:value-type="float">
            <text:p>0.0724287736</text:p>
          </table:table-cell>
          <table:table-cell office:value-type="float" office:value="10032" calcext:value-type="float">
            <text:p>10032</text:p>
          </table:table-cell>
          <table:table-cell office:value-type="float" office:value="1266" calcext:value-type="float">
            <text:p>12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29687561" calcext:value-type="float">
            <text:p>0.0729687561</text:p>
          </table:table-cell>
          <table:table-cell office:value-type="float" office:value="10063" calcext:value-type="float">
            <text:p>10063</text:p>
          </table:table-cell>
          <table:table-cell office:value-type="float" office:value="1331" calcext:value-type="float">
            <text:p>13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34664411" calcext:value-type="float">
            <text:p>0.0734664411</text:p>
          </table:table-cell>
          <table:table-cell office:value-type="float" office:value="10044" calcext:value-type="float">
            <text:p>10044</text:p>
          </table:table-cell>
          <table:table-cell office:value-type="float" office:value="1390" calcext:value-type="float">
            <text:p>13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46090086" calcext:value-type="float">
            <text:p>0.0746090086</text:p>
          </table:table-cell>
          <table:table-cell office:value-type="float" office:value="10043" calcext:value-type="float">
            <text:p>10043</text:p>
          </table:table-cell>
          <table:table-cell office:value-type="float" office:value="1448" calcext:value-type="float">
            <text:p>14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51375901" calcext:value-type="float">
            <text:p>0.0751375901</text:p>
          </table:table-cell>
          <table:table-cell office:value-type="float" office:value="10156" calcext:value-type="float">
            <text:p>10156</text:p>
          </table:table-cell>
          <table:table-cell office:value-type="float" office:value="1510" calcext:value-type="float">
            <text:p>15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52792662" calcext:value-type="float">
            <text:p>0.0752792662</text:p>
          </table:table-cell>
          <table:table-cell office:value-type="float" office:value="10169" calcext:value-type="float">
            <text:p>10169</text:p>
          </table:table-cell>
          <table:table-cell office:value-type="float" office:value="1569" calcext:value-type="float">
            <text:p>15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58710118" calcext:value-type="float">
            <text:p>0.0758710118</text:p>
          </table:table-cell>
          <table:table-cell office:value-type="float" office:value="10004" calcext:value-type="float">
            <text:p>10004</text:p>
          </table:table-cell>
          <table:table-cell office:value-type="float" office:value="1628" calcext:value-type="float">
            <text:p>16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60795426" calcext:value-type="float">
            <text:p>0.0760795426</text:p>
          </table:table-cell>
          <table:table-cell office:value-type="float" office:value="10028" calcext:value-type="float">
            <text:p>10028</text:p>
          </table:table-cell>
          <table:table-cell office:value-type="float" office:value="1687" calcext:value-type="float">
            <text:p>16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69470518" calcext:value-type="float">
            <text:p>0.0769470518</text:p>
          </table:table-cell>
          <table:table-cell office:value-type="float" office:value="10118" calcext:value-type="float">
            <text:p>10118</text:p>
          </table:table-cell>
          <table:table-cell office:value-type="float" office:value="1746" calcext:value-type="float">
            <text:p>17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73079965" calcext:value-type="float">
            <text:p>0.0773079965</text:p>
          </table:table-cell>
          <table:table-cell office:value-type="float" office:value="10022" calcext:value-type="float">
            <text:p>10022</text:p>
          </table:table-cell>
          <table:table-cell office:value-type="float" office:value="1803" calcext:value-type="float">
            <text:p>18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73033702" calcext:value-type="float">
            <text:p>0.0773033702</text:p>
          </table:table-cell>
          <table:table-cell office:value-type="float" office:value="10170" calcext:value-type="float">
            <text:p>10170</text:p>
          </table:table-cell>
          <table:table-cell office:value-type="float" office:value="1863" calcext:value-type="float">
            <text:p>1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75588028" calcext:value-type="float">
            <text:p>0.0775588028</text:p>
          </table:table-cell>
          <table:table-cell office:value-type="float" office:value="10105" calcext:value-type="float">
            <text:p>10105</text:p>
          </table:table-cell>
          <table:table-cell office:value-type="float" office:value="1922" calcext:value-type="float">
            <text:p>19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83917347" calcext:value-type="float">
            <text:p>0.0783917347</text:p>
          </table:table-cell>
          <table:table-cell office:value-type="float" office:value="10071" calcext:value-type="float">
            <text:p>10071</text:p>
          </table:table-cell>
          <table:table-cell office:value-type="float" office:value="1982" calcext:value-type="float">
            <text:p>19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86909676" calcext:value-type="float">
            <text:p>0.0786909676</text:p>
          </table:table-cell>
          <table:table-cell office:value-type="float" office:value="10043" calcext:value-type="float">
            <text:p>10043</text:p>
          </table:table-cell>
          <table:table-cell office:value-type="float" office:value="2042" calcext:value-type="float">
            <text:p>20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87999016" calcext:value-type="float">
            <text:p>0.0787999016</text:p>
          </table:table-cell>
          <table:table-cell office:value-type="float" office:value="10130" calcext:value-type="float">
            <text:p>10130</text:p>
          </table:table-cell>
          <table:table-cell office:value-type="float" office:value="2100" calcext:value-type="float">
            <text:p>2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91508404" calcext:value-type="float">
            <text:p>0.0791508404</text:p>
          </table:table-cell>
          <table:table-cell office:value-type="float" office:value="10179" calcext:value-type="float">
            <text:p>10179</text:p>
          </table:table-cell>
          <table:table-cell office:value-type="float" office:value="2161" calcext:value-type="float">
            <text:p>21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9144529" calcext:value-type="float">
            <text:p>0.079144529</text:p>
          </table:table-cell>
          <table:table-cell office:value-type="float" office:value="10053" calcext:value-type="float">
            <text:p>10053</text:p>
          </table:table-cell>
          <table:table-cell office:value-type="float" office:value="2223" calcext:value-type="float">
            <text:p>2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98607487" calcext:value-type="float">
            <text:p>0.0798607487</text:p>
          </table:table-cell>
          <table:table-cell office:value-type="float" office:value="10013" calcext:value-type="float">
            <text:p>10013</text:p>
          </table:table-cell>
          <table:table-cell office:value-type="float" office:value="2283" calcext:value-type="float">
            <text:p>22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06986553" calcext:value-type="float">
            <text:p>0.0806986553</text:p>
          </table:table-cell>
          <table:table-cell office:value-type="float" office:value="10113" calcext:value-type="float">
            <text:p>10113</text:p>
          </table:table-cell>
          <table:table-cell office:value-type="float" office:value="2343" calcext:value-type="float">
            <text:p>23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13088247" calcext:value-type="float">
            <text:p>0.0813088247</text:p>
          </table:table-cell>
          <table:table-cell office:value-type="float" office:value="10007" calcext:value-type="float">
            <text:p>10007</text:p>
          </table:table-cell>
          <table:table-cell office:value-type="float" office:value="2404" calcext:value-type="float">
            <text:p>24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15551543" calcext:value-type="float">
            <text:p>0.0815551543</text:p>
          </table:table-cell>
          <table:table-cell office:value-type="float" office:value="10114" calcext:value-type="float">
            <text:p>10114</text:p>
          </table:table-cell>
          <table:table-cell office:value-type="float" office:value="2461" calcext:value-type="float">
            <text:p>24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1835753" calcext:value-type="float">
            <text:p>0.081835753</text:p>
          </table:table-cell>
          <table:table-cell office:value-type="float" office:value="10120" calcext:value-type="float">
            <text:p>10120</text:p>
          </table:table-cell>
          <table:table-cell office:value-type="float" office:value="2523" calcext:value-type="float">
            <text:p>25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22977596" calcext:value-type="float">
            <text:p>0.0822977596</text:p>
          </table:table-cell>
          <table:table-cell office:value-type="float" office:value="10151" calcext:value-type="float">
            <text:p>10151</text:p>
          </table:table-cell>
          <table:table-cell office:value-type="float" office:value="2583" calcext:value-type="float">
            <text:p>25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2821538" calcext:value-type="float">
            <text:p>0.082821538</text:p>
          </table:table-cell>
          <table:table-cell office:value-type="float" office:value="10121" calcext:value-type="float">
            <text:p>10121</text:p>
          </table:table-cell>
          <table:table-cell office:value-type="float" office:value="2643" calcext:value-type="float">
            <text:p>26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33991272" calcext:value-type="float">
            <text:p>0.0833991272</text:p>
          </table:table-cell>
          <table:table-cell office:value-type="float" office:value="10114" calcext:value-type="float">
            <text:p>10114</text:p>
          </table:table-cell>
          <table:table-cell office:value-type="float" office:value="2703" calcext:value-type="float">
            <text:p>27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4230402" calcext:value-type="float">
            <text:p>0.084230402</text:p>
          </table:table-cell>
          <table:table-cell office:value-type="float" office:value="10079" calcext:value-type="float">
            <text:p>10079</text:p>
          </table:table-cell>
          <table:table-cell office:value-type="float" office:value="2767" calcext:value-type="float">
            <text:p>27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42115597" calcext:value-type="float">
            <text:p>0.0842115597</text:p>
          </table:table-cell>
          <table:table-cell office:value-type="float" office:value="10050" calcext:value-type="float">
            <text:p>10050</text:p>
          </table:table-cell>
          <table:table-cell office:value-type="float" office:value="2824" calcext:value-type="float">
            <text:p>2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41804249" calcext:value-type="float">
            <text:p>0.0841804249</text:p>
          </table:table-cell>
          <table:table-cell office:value-type="float" office:value="10020" calcext:value-type="float">
            <text:p>10020</text:p>
          </table:table-cell>
          <table:table-cell office:value-type="float" office:value="2881" calcext:value-type="float">
            <text:p>28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39335559" calcext:value-type="float">
            <text:p>0.0839335559</text:p>
          </table:table-cell>
          <table:table-cell office:value-type="float" office:value="10060" calcext:value-type="float">
            <text:p>10060</text:p>
          </table:table-cell>
          <table:table-cell office:value-type="float" office:value="2940" calcext:value-type="float">
            <text:p>29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40766188" calcext:value-type="float">
            <text:p>0.0840766188</text:p>
          </table:table-cell>
          <table:table-cell office:value-type="float" office:value="10175" calcext:value-type="float">
            <text:p>10175</text:p>
          </table:table-cell>
          <table:table-cell office:value-type="float" office:value="3003" calcext:value-type="float">
            <text:p>30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46741332" calcext:value-type="float">
            <text:p>0.0846741332</text:p>
          </table:table-cell>
          <table:table-cell office:value-type="float" office:value="10119" calcext:value-type="float">
            <text:p>10119</text:p>
          </table:table-cell>
          <table:table-cell office:value-type="float" office:value="3061" calcext:value-type="float">
            <text:p>30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54238904" calcext:value-type="float">
            <text:p>0.0854238904</text:p>
          </table:table-cell>
          <table:table-cell office:value-type="float" office:value="10052" calcext:value-type="float">
            <text:p>10052</text:p>
          </table:table-cell>
          <table:table-cell office:value-type="float" office:value="3126" calcext:value-type="float">
            <text:p>3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58381795" calcext:value-type="float">
            <text:p>0.0858381795</text:p>
          </table:table-cell>
          <table:table-cell office:value-type="float" office:value="10147" calcext:value-type="float">
            <text:p>10147</text:p>
          </table:table-cell>
          <table:table-cell office:value-type="float" office:value="3186" calcext:value-type="float">
            <text:p>31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62357468" calcext:value-type="float">
            <text:p>0.0862357468</text:p>
          </table:table-cell>
          <table:table-cell office:value-type="float" office:value="10111" calcext:value-type="float">
            <text:p>10111</text:p>
          </table:table-cell>
          <table:table-cell office:value-type="float" office:value="3246" calcext:value-type="float">
            <text:p>32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65971051" calcext:value-type="float">
            <text:p>0.0865971051</text:p>
          </table:table-cell>
          <table:table-cell office:value-type="float" office:value="10106" calcext:value-type="float">
            <text:p>10106</text:p>
          </table:table-cell>
          <table:table-cell office:value-type="float" office:value="3306" calcext:value-type="float">
            <text:p>33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70689797" calcext:value-type="float">
            <text:p>0.0870689797</text:p>
          </table:table-cell>
          <table:table-cell office:value-type="float" office:value="10065" calcext:value-type="float">
            <text:p>10065</text:p>
          </table:table-cell>
          <table:table-cell office:value-type="float" office:value="3363" calcext:value-type="float">
            <text:p>33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73019627" calcext:value-type="float">
            <text:p>0.0873019627</text:p>
          </table:table-cell>
          <table:table-cell office:value-type="float" office:value="10057" calcext:value-type="float">
            <text:p>10057</text:p>
          </table:table-cell>
          <table:table-cell office:value-type="float" office:value="3422" calcext:value-type="float">
            <text:p>34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78981845" calcext:value-type="float">
            <text:p>0.0878981845</text:p>
          </table:table-cell>
          <table:table-cell office:value-type="float" office:value="10115" calcext:value-type="float">
            <text:p>10115</text:p>
          </table:table-cell>
          <table:table-cell office:value-type="float" office:value="3483" calcext:value-type="float">
            <text:p>34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79450872" calcext:value-type="float">
            <text:p>0.0879450872</text:p>
          </table:table-cell>
          <table:table-cell office:value-type="float" office:value="10084" calcext:value-type="float">
            <text:p>10084</text:p>
          </table:table-cell>
          <table:table-cell office:value-type="float" office:value="3541" calcext:value-type="float">
            <text:p>35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879829125" calcext:value-type="float">
            <text:p>0.0879829125</text:p>
          </table:table-cell>
          <table:table-cell office:value-type="float" office:value="10063" calcext:value-type="float">
            <text:p>10063</text:p>
          </table:table-cell>
          <table:table-cell office:value-type="float" office:value="3601" calcext:value-type="float">
            <text:p>36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1" calcext:value-type="float">
            <text:p>0.8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4123099" calcext:value-type="float">
            <text:p>0.0044123099</text:p>
          </table:table-cell>
          <table:table-cell office:value-type="float" office:value="10143" calcext:value-type="float">
            <text:p>10143</text:p>
          </table:table-cell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4279585" calcext:value-type="float">
            <text:p>0.0014279585</text:p>
          </table:table-cell>
          <table:table-cell office:value-type="float" office:value="10050" calcext:value-type="float">
            <text:p>10050</text:p>
          </table:table-cell>
          <table:table-cell office:value-type="float" office:value="91" calcext:value-type="float">
            <text:p>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299369" calcext:value-type="float">
            <text:p>0.0021299369</text:p>
          </table:table-cell>
          <table:table-cell office:value-type="float" office:value="10195" calcext:value-type="float">
            <text:p>10195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0156002" calcext:value-type="float">
            <text:p>0.0030156002</text:p>
          </table:table-cell>
          <table:table-cell office:value-type="float" office:value="10163" calcext:value-type="float">
            <text:p>10163</text:p>
          </table:table-cell>
          <table:table-cell office:value-type="float" office:value="194" calcext:value-type="float">
            <text:p>1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398137" calcext:value-type="float">
            <text:p>0.0013398137</text:p>
          </table:table-cell>
          <table:table-cell office:value-type="float" office:value="10088" calcext:value-type="float">
            <text:p>10088</text:p>
          </table:table-cell>
          <table:table-cell office:value-type="float" office:value="239" calcext:value-type="float">
            <text:p>2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771428" calcext:value-type="float">
            <text:p>0.0011771428</text:p>
          </table:table-cell>
          <table:table-cell office:value-type="float" office:value="10046" calcext:value-type="float">
            <text:p>10046</text:p>
          </table:table-cell>
          <table:table-cell office:value-type="float" office:value="283" calcext:value-type="float">
            <text:p>2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72" calcext:value-type="float">
            <text:p>6.72E-04</text:p>
          </table:table-cell>
          <table:table-cell office:value-type="float" office:value="10152" calcext:value-type="float">
            <text:p>10152</text:p>
          </table:table-cell>
          <table:table-cell office:value-type="float" office:value="326" calcext:value-type="float">
            <text:p>3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8" calcext:value-type="float">
            <text:p>5.80E-04</text:p>
          </table:table-cell>
          <table:table-cell office:value-type="float" office:value="10093" calcext:value-type="float">
            <text:p>10093</text:p>
          </table:table-cell>
          <table:table-cell office:value-type="float" office:value="370" calcext:value-type="float">
            <text:p>3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3022862" calcext:value-type="float">
            <text:p>0.0023022862</text:p>
          </table:table-cell>
          <table:table-cell office:value-type="float" office:value="10227" calcext:value-type="float">
            <text:p>10227</text:p>
          </table:table-cell>
          <table:table-cell office:value-type="float" office:value="413" calcext:value-type="float">
            <text:p>4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97" calcext:value-type="float">
            <text:p>4.97E-04</text:p>
          </table:table-cell>
          <table:table-cell office:value-type="float" office:value="10009" calcext:value-type="float">
            <text:p>10009</text:p>
          </table:table-cell>
          <table:table-cell office:value-type="float" office:value="451" calcext:value-type="float">
            <text:p>4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" calcext:value-type="float">
            <text:p>6.00E-04</text:p>
          </table:table-cell>
          <table:table-cell office:value-type="float" office:value="10047" calcext:value-type="float">
            <text:p>10047</text:p>
          </table:table-cell>
          <table:table-cell office:value-type="float" office:value="491" calcext:value-type="float">
            <text:p>4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18" calcext:value-type="float">
            <text:p>5.18E-04</text:p>
          </table:table-cell>
          <table:table-cell office:value-type="float" office:value="10088" calcext:value-type="float">
            <text:p>10088</text:p>
          </table:table-cell>
          <table:table-cell office:value-type="float" office:value="534" calcext:value-type="float">
            <text:p>5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391" calcext:value-type="float">
            <text:p>3.91E-04</text:p>
          </table:table-cell>
          <table:table-cell office:value-type="float" office:value="10244" calcext:value-type="float">
            <text:p>10244</text:p>
          </table:table-cell>
          <table:table-cell office:value-type="float" office:value="578" calcext:value-type="float">
            <text:p>5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3" calcext:value-type="float">
            <text:p>4.30E-04</text:p>
          </table:table-cell>
          <table:table-cell office:value-type="float" office:value="10059" calcext:value-type="float">
            <text:p>10059</text:p>
          </table:table-cell>
          <table:table-cell office:value-type="float" office:value="625" calcext:value-type="float">
            <text:p>6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4278656" calcext:value-type="float">
            <text:p>0.0014278656</text:p>
          </table:table-cell>
          <table:table-cell office:value-type="float" office:value="10198" calcext:value-type="float">
            <text:p>10198</text:p>
          </table:table-cell>
          <table:table-cell office:value-type="float" office:value="672" calcext:value-type="float">
            <text:p>6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6727202" calcext:value-type="float">
            <text:p>0.0026727202</text:p>
          </table:table-cell>
          <table:table-cell office:value-type="float" office:value="10206" calcext:value-type="float">
            <text:p>10206</text:p>
          </table:table-cell>
          <table:table-cell office:value-type="float" office:value="716" calcext:value-type="float">
            <text:p>7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11405" calcext:value-type="float">
            <text:p>0.001311405</text:p>
          </table:table-cell>
          <table:table-cell office:value-type="float" office:value="10153" calcext:value-type="float">
            <text:p>10153</text:p>
          </table:table-cell>
          <table:table-cell office:value-type="float" office:value="759" calcext:value-type="float">
            <text:p>7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368" calcext:value-type="float">
            <text:p>3.68E-04</text:p>
          </table:table-cell>
          <table:table-cell office:value-type="float" office:value="10014" calcext:value-type="float">
            <text:p>10014</text:p>
          </table:table-cell>
          <table:table-cell office:value-type="float" office:value="803" calcext:value-type="float">
            <text:p>8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53" calcext:value-type="float">
            <text:p>5.53E-04</text:p>
          </table:table-cell>
          <table:table-cell office:value-type="float" office:value="10219" calcext:value-type="float">
            <text:p>10219</text:p>
          </table:table-cell>
          <table:table-cell office:value-type="float" office:value="845" calcext:value-type="float">
            <text:p>8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7" calcext:value-type="float">
            <text:p>7.70E-04</text:p>
          </table:table-cell>
          <table:table-cell office:value-type="float" office:value="10136" calcext:value-type="float">
            <text:p>10136</text:p>
          </table:table-cell>
          <table:table-cell office:value-type="float" office:value="888" calcext:value-type="float">
            <text:p>8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753883" calcext:value-type="float">
            <text:p>0.0010753883</text:p>
          </table:table-cell>
          <table:table-cell office:value-type="float" office:value="10208" calcext:value-type="float">
            <text:p>10208</text:p>
          </table:table-cell>
          <table:table-cell office:value-type="float" office:value="931" calcext:value-type="float">
            <text:p>9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75" calcext:value-type="float">
            <text:p>4.75E-04</text:p>
          </table:table-cell>
          <table:table-cell office:value-type="float" office:value="10053" calcext:value-type="float">
            <text:p>10053</text:p>
          </table:table-cell>
          <table:table-cell office:value-type="float" office:value="973" calcext:value-type="float">
            <text:p>9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239" calcext:value-type="float">
            <text:p>2.39E-04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" calcext:value-type="float">
            <text:p>10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357" calcext:value-type="float">
            <text:p>3.57E-04</text:p>
          </table:table-cell>
          <table:table-cell office:value-type="float" office:value="10126" calcext:value-type="float">
            <text:p>10126</text:p>
          </table:table-cell>
          <table:table-cell office:value-type="float" office:value="1062" calcext:value-type="float">
            <text:p>10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5602901" calcext:value-type="float">
            <text:p>0.0015602901</text:p>
          </table:table-cell>
          <table:table-cell office:value-type="float" office:value="10064" calcext:value-type="float">
            <text:p>10064</text:p>
          </table:table-cell>
          <table:table-cell office:value-type="float" office:value="1105" calcext:value-type="float">
            <text:p>11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83" calcext:value-type="float">
            <text:p>4.83E-04</text:p>
          </table:table-cell>
          <table:table-cell office:value-type="float" office:value="10200" calcext:value-type="float">
            <text:p>10200</text:p>
          </table:table-cell>
          <table:table-cell office:value-type="float" office:value="1147" calcext:value-type="float">
            <text:p>11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875082" calcext:value-type="float">
            <text:p>0.0018875082</text:p>
          </table:table-cell>
          <table:table-cell office:value-type="float" office:value="10019" calcext:value-type="float">
            <text:p>10019</text:p>
          </table:table-cell>
          <table:table-cell office:value-type="float" office:value="1191" calcext:value-type="float">
            <text:p>11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68" calcext:value-type="float">
            <text:p>9.68E-04</text:p>
          </table:table-cell>
          <table:table-cell office:value-type="float" office:value="10128" calcext:value-type="float">
            <text:p>10128</text:p>
          </table:table-cell>
          <table:table-cell office:value-type="float" office:value="1233" calcext:value-type="float">
            <text:p>12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33" calcext:value-type="float">
            <text:p>9.33E-04</text:p>
          </table:table-cell>
          <table:table-cell office:value-type="float" office:value="10193" calcext:value-type="float">
            <text:p>10193</text:p>
          </table:table-cell>
          <table:table-cell office:value-type="float" office:value="1277" calcext:value-type="float">
            <text:p>12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7545532" calcext:value-type="float">
            <text:p>0.0027545532</text:p>
          </table:table-cell>
          <table:table-cell office:value-type="float" office:value="10137" calcext:value-type="float">
            <text:p>10137</text:p>
          </table:table-cell>
          <table:table-cell office:value-type="float" office:value="1319" calcext:value-type="float">
            <text:p>13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019396" calcext:value-type="float">
            <text:p>0.0013019396</text:p>
          </table:table-cell>
          <table:table-cell office:value-type="float" office:value="10128" calcext:value-type="float">
            <text:p>10128</text:p>
          </table:table-cell>
          <table:table-cell office:value-type="float" office:value="1361" calcext:value-type="float">
            <text:p>13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42613" calcext:value-type="float">
            <text:p>0.001342613</text:p>
          </table:table-cell>
          <table:table-cell office:value-type="float" office:value="10140" calcext:value-type="float">
            <text:p>10140</text:p>
          </table:table-cell>
          <table:table-cell office:value-type="float" office:value="1404" calcext:value-type="float">
            <text:p>14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45" calcext:value-type="float">
            <text:p>6.45E-04</text:p>
          </table:table-cell>
          <table:table-cell office:value-type="float" office:value="10141" calcext:value-type="float">
            <text:p>10141</text:p>
          </table:table-cell>
          <table:table-cell office:value-type="float" office:value="1448" calcext:value-type="float">
            <text:p>14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361268" calcext:value-type="float">
            <text:p>0.0013361268</text:p>
          </table:table-cell>
          <table:table-cell office:value-type="float" office:value="10140" calcext:value-type="float">
            <text:p>10140</text:p>
          </table:table-cell>
          <table:table-cell office:value-type="float" office:value="1491" calcext:value-type="float">
            <text:p>14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703568" calcext:value-type="float">
            <text:p>0.0013703568</text:p>
          </table:table-cell>
          <table:table-cell office:value-type="float" office:value="10215" calcext:value-type="float">
            <text:p>10215</text:p>
          </table:table-cell>
          <table:table-cell office:value-type="float" office:value="1533" calcext:value-type="float">
            <text:p>1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696938" calcext:value-type="float">
            <text:p>0.0010696938</text:p>
          </table:table-cell>
          <table:table-cell office:value-type="float" office:value="10187" calcext:value-type="float">
            <text:p>10187</text:p>
          </table:table-cell>
          <table:table-cell office:value-type="float" office:value="1576" calcext:value-type="float">
            <text:p>15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1384057" calcext:value-type="float">
            <text:p>0.0051384057</text:p>
          </table:table-cell>
          <table:table-cell office:value-type="float" office:value="10201" calcext:value-type="float">
            <text:p>10201</text:p>
          </table:table-cell>
          <table:table-cell office:value-type="float" office:value="1618" calcext:value-type="float">
            <text:p>16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3119553" calcext:value-type="float">
            <text:p>0.0033119553</text:p>
          </table:table-cell>
          <table:table-cell office:value-type="float" office:value="10165" calcext:value-type="float">
            <text:p>10165</text:p>
          </table:table-cell>
          <table:table-cell office:value-type="float" office:value="1660" calcext:value-type="float">
            <text:p>16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25213242" calcext:value-type="float">
            <text:p>2.52E-03</text:p>
          </table:table-cell>
          <table:table-cell office:value-type="float" office:value="10074" calcext:value-type="float">
            <text:p>10074</text:p>
          </table:table-cell>
          <table:table-cell office:value-type="float" office:value="1702" calcext:value-type="float">
            <text:p>17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86" calcext:value-type="float">
            <text:p>9.86E-04</text:p>
          </table:table-cell>
          <table:table-cell office:value-type="float" office:value="10072" calcext:value-type="float">
            <text:p>10072</text:p>
          </table:table-cell>
          <table:table-cell office:value-type="float" office:value="1746" calcext:value-type="float">
            <text:p>17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75" calcext:value-type="float">
            <text:p>7.75E-04</text:p>
          </table:table-cell>
          <table:table-cell office:value-type="float" office:value="10010" calcext:value-type="float">
            <text:p>10010</text:p>
          </table:table-cell>
          <table:table-cell office:value-type="float" office:value="1789" calcext:value-type="float">
            <text:p>17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55" calcext:value-type="float">
            <text:p>5.55E-04</text:p>
          </table:table-cell>
          <table:table-cell office:value-type="float" office:value="10159" calcext:value-type="float">
            <text:p>10159</text:p>
          </table:table-cell>
          <table:table-cell office:value-type="float" office:value="1833" calcext:value-type="float">
            <text:p>18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0101558" calcext:value-type="float">
            <text:p>1.01E-03</text:p>
          </table:table-cell>
          <table:table-cell office:value-type="float" office:value="10211" calcext:value-type="float">
            <text:p>10211</text:p>
          </table:table-cell>
          <table:table-cell office:value-type="float" office:value="1876" calcext:value-type="float">
            <text:p>18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12" calcext:value-type="float">
            <text:p>5.12E-04</text:p>
          </table:table-cell>
          <table:table-cell office:value-type="float" office:value="10096" calcext:value-type="float">
            <text:p>10096</text:p>
          </table:table-cell>
          <table:table-cell office:value-type="float" office:value="1922" calcext:value-type="float">
            <text:p>19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16" calcext:value-type="float">
            <text:p>6.16E-04</text:p>
          </table:table-cell>
          <table:table-cell office:value-type="float" office:value="10186" calcext:value-type="float">
            <text:p>10186</text:p>
          </table:table-cell>
          <table:table-cell office:value-type="float" office:value="1965" calcext:value-type="float">
            <text:p>19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12" calcext:value-type="float">
            <text:p>5.12E-04</text:p>
          </table:table-cell>
          <table:table-cell office:value-type="float" office:value="10018" calcext:value-type="float">
            <text:p>10018</text:p>
          </table:table-cell>
          <table:table-cell office:value-type="float" office:value="2006" calcext:value-type="float">
            <text:p>20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53" calcext:value-type="float">
            <text:p>4.53E-04</text:p>
          </table:table-cell>
          <table:table-cell office:value-type="float" office:value="10118" calcext:value-type="float">
            <text:p>10118</text:p>
          </table:table-cell>
          <table:table-cell office:value-type="float" office:value="2050" calcext:value-type="float">
            <text:p>20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03" calcext:value-type="float">
            <text:p>4.03E-04</text:p>
          </table:table-cell>
          <table:table-cell office:value-type="float" office:value="10093" calcext:value-type="float">
            <text:p>10093</text:p>
          </table:table-cell>
          <table:table-cell office:value-type="float" office:value="2092" calcext:value-type="float">
            <text:p>20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83" calcext:value-type="float">
            <text:p>4.83E-04</text:p>
          </table:table-cell>
          <table:table-cell office:value-type="float" office:value="10028" calcext:value-type="float">
            <text:p>10028</text:p>
          </table:table-cell>
          <table:table-cell office:value-type="float" office:value="2133" calcext:value-type="float">
            <text:p>2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4378922" calcext:value-type="float">
            <text:p>1.44E-03</text:p>
          </table:table-cell>
          <table:table-cell office:value-type="float" office:value="10042" calcext:value-type="float">
            <text:p>10042</text:p>
          </table:table-cell>
          <table:table-cell office:value-type="float" office:value="2175" calcext:value-type="float">
            <text:p>2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91" calcext:value-type="float">
            <text:p>7.91E-04</text:p>
          </table:table-cell>
          <table:table-cell office:value-type="float" office:value="10034" calcext:value-type="float">
            <text:p>10034</text:p>
          </table:table-cell>
          <table:table-cell office:value-type="float" office:value="2217" calcext:value-type="float">
            <text:p>2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42672034" calcext:value-type="float">
            <text:p>4.27E-03</text:p>
          </table:table-cell>
          <table:table-cell office:value-type="float" office:value="10000" calcext:value-type="float">
            <text:p>10000</text:p>
          </table:table-cell>
          <table:table-cell office:value-type="float" office:value="2261" calcext:value-type="float">
            <text:p>2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120044318" calcext:value-type="float">
            <text:p>1.20E-02</text:p>
          </table:table-cell>
          <table:table-cell office:value-type="float" office:value="10044" calcext:value-type="float">
            <text:p>10044</text:p>
          </table:table-cell>
          <table:table-cell office:value-type="float" office:value="2303" calcext:value-type="float">
            <text:p>23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7108914" calcext:value-type="float">
            <text:p>7.11E-03</text:p>
          </table:table-cell>
          <table:table-cell office:value-type="float" office:value="10132" calcext:value-type="float">
            <text:p>10132</text:p>
          </table:table-cell>
          <table:table-cell office:value-type="float" office:value="2345" calcext:value-type="float">
            <text:p>23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71991285" calcext:value-type="float">
            <text:p>7.20E-03</text:p>
          </table:table-cell>
          <table:table-cell office:value-type="float" office:value="10064" calcext:value-type="float">
            <text:p>10064</text:p>
          </table:table-cell>
          <table:table-cell office:value-type="float" office:value="2386" calcext:value-type="float">
            <text:p>23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46589722" calcext:value-type="float">
            <text:p>4.66E-03</text:p>
          </table:table-cell>
          <table:table-cell office:value-type="float" office:value="10193" calcext:value-type="float">
            <text:p>10193</text:p>
          </table:table-cell>
          <table:table-cell office:value-type="float" office:value="2428" calcext:value-type="float">
            <text:p>24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50349738" calcext:value-type="float">
            <text:p>5.03E-03</text:p>
          </table:table-cell>
          <table:table-cell office:value-type="float" office:value="10195" calcext:value-type="float">
            <text:p>10195</text:p>
          </table:table-cell>
          <table:table-cell office:value-type="float" office:value="2472" calcext:value-type="float">
            <text:p>24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7055729" calcext:value-type="float">
            <text:p>0.0037055729</text:p>
          </table:table-cell>
          <table:table-cell office:value-type="float" office:value="10132" calcext:value-type="float">
            <text:p>10132</text:p>
          </table:table-cell>
          <table:table-cell office:value-type="float" office:value="2516" calcext:value-type="float">
            <text:p>25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49895868" calcext:value-type="float">
            <text:p>4.99E-03</text:p>
          </table:table-cell>
          <table:table-cell office:value-type="float" office:value="10097" calcext:value-type="float">
            <text:p>10097</text:p>
          </table:table-cell>
          <table:table-cell office:value-type="float" office:value="2560" calcext:value-type="float">
            <text:p>2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39586468" calcext:value-type="float">
            <text:p>3.96E-03</text:p>
          </table:table-cell>
          <table:table-cell office:value-type="float" office:value="10062" calcext:value-type="float">
            <text:p>10062</text:p>
          </table:table-cell>
          <table:table-cell office:value-type="float" office:value="2602" calcext:value-type="float">
            <text:p>26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.9789835869" calcext:value-type="float">
            <text:p>1.9789835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038244476" calcext:value-type="float">
            <text:p>0.1038244476</text:p>
          </table:table-cell>
          <table:table-cell office:value-type="float" office:value="10129" calcext:value-type="float">
            <text:p>10129</text:p>
          </table:table-cell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7329114" calcext:value-type="float">
            <text:p>0.0737329114</text:p>
          </table:table-cell>
          <table:table-cell office:value-type="float" office:value="10027" calcext:value-type="float">
            <text:p>10027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82252832" calcext:value-type="float">
            <text:p>0.0682252832</text:p>
          </table:table-cell>
          <table:table-cell office:value-type="float" office:value="10158" calcext:value-type="float">
            <text:p>10158</text:p>
          </table:table-cell>
          <table:table-cell office:value-type="float" office:value="99" calcext:value-type="float">
            <text:p>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46412399" calcext:value-type="float">
            <text:p>0.0646412399</text:p>
          </table:table-cell>
          <table:table-cell office:value-type="float" office:value="10001" calcext:value-type="float">
            <text:p>10001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4804628" calcext:value-type="float">
            <text:p>0.0564804628</text:p>
          </table:table-cell>
          <table:table-cell office:value-type="float" office:value="10197" calcext:value-type="float">
            <text:p>10197</text:p>
          </table:table-cell>
          <table:table-cell office:value-type="float" office:value="165" calcext:value-type="float">
            <text:p>1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7310498" calcext:value-type="float">
            <text:p>0.0577310498</text:p>
          </table:table-cell>
          <table:table-cell office:value-type="float" office:value="10204" calcext:value-type="float">
            <text:p>10204</text:p>
          </table:table-cell>
          <table:table-cell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2260206" calcext:value-type="float">
            <text:p>0.0562260206</text:p>
          </table:table-cell>
          <table:table-cell office:value-type="float" office:value="10073" calcext:value-type="float">
            <text:p>10073</text:p>
          </table:table-cell>
          <table:table-cell office:value-type="float" office:value="232" calcext:value-type="float">
            <text:p>2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22568066" calcext:value-type="float">
            <text:p>0.0522568066</text:p>
          </table:table-cell>
          <table:table-cell office:value-type="float" office:value="10329" calcext:value-type="float">
            <text:p>10329</text:p>
          </table:table-cell>
          <table:table-cell office:value-type="float" office:value="266" calcext:value-type="float">
            <text:p>2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82282967" calcext:value-type="float">
            <text:p>0.0482282967</text:p>
          </table:table-cell>
          <table:table-cell office:value-type="float" office:value="10114" calcext:value-type="float">
            <text:p>10114</text:p>
          </table:table-cell>
          <table:table-cell office:value-type="float" office:value="299" calcext:value-type="float">
            <text:p>2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12749358" calcext:value-type="float">
            <text:p>0.0512749358</text:p>
          </table:table-cell>
          <table:table-cell office:value-type="float" office:value="10282" calcext:value-type="float">
            <text:p>10282</text:p>
          </table:table-cell>
          <table:table-cell office:value-type="float" office:value="332" calcext:value-type="float">
            <text:p>3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62023004" calcext:value-type="float">
            <text:p>0.0462023004</text:p>
          </table:table-cell>
          <table:table-cell office:value-type="float" office:value="10218" calcext:value-type="float">
            <text:p>10218</text:p>
          </table:table-cell>
          <table:table-cell office:value-type="float" office:value="366" calcext:value-type="float">
            <text:p>3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56959228" calcext:value-type="float">
            <text:p>0.0456959228</text:p>
          </table:table-cell>
          <table:table-cell office:value-type="float" office:value="10278" calcext:value-type="float">
            <text:p>10278</text:p>
          </table:table-cell>
          <table:table-cell office:value-type="float" office:value="399" calcext:value-type="float">
            <text:p>3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90580269" calcext:value-type="float">
            <text:p>0.0490580269</text:p>
          </table:table-cell>
          <table:table-cell office:value-type="float" office:value="10015" calcext:value-type="float">
            <text:p>10015</text:p>
          </table:table-cell>
          <table:table-cell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86468424" calcext:value-type="float">
            <text:p>0.0386468424</text:p>
          </table:table-cell>
          <table:table-cell office:value-type="float" office:value="10010" calcext:value-type="float">
            <text:p>10010</text:p>
          </table:table-cell>
          <table:table-cell office:value-type="float" office:value="466" calcext:value-type="float">
            <text:p>4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30295219" calcext:value-type="float">
            <text:p>0.0430295219</text:p>
          </table:table-cell>
          <table:table-cell office:value-type="float" office:value="10280" calcext:value-type="float">
            <text:p>10280</text:p>
          </table:table-cell>
          <table:table-cell office:value-type="float" office:value="500" calcext:value-type="float">
            <text:p>5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39984738" calcext:value-type="float">
            <text:p>0.0439984738</text:p>
          </table:table-cell>
          <table:table-cell office:value-type="float" office:value="10164" calcext:value-type="float">
            <text:p>10164</text:p>
          </table:table-cell>
          <table:table-cell office:value-type="float" office:value="535" calcext:value-type="float">
            <text:p>5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2440038" calcext:value-type="float">
            <text:p>0.042440038</text:p>
          </table:table-cell>
          <table:table-cell office:value-type="float" office:value="10221" calcext:value-type="float">
            <text:p>10221</text:p>
          </table:table-cell>
          <table:table-cell office:value-type="float" office:value="569" calcext:value-type="float">
            <text:p>5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96031634" calcext:value-type="float">
            <text:p>0.0396031634</text:p>
          </table:table-cell>
          <table:table-cell office:value-type="float" office:value="10036" calcext:value-type="float">
            <text:p>10036</text:p>
          </table:table-cell>
          <table:table-cell office:value-type="float" office:value="602" calcext:value-type="float">
            <text:p>6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82172185" calcext:value-type="float">
            <text:p>0.0382172185</text:p>
          </table:table-cell>
          <table:table-cell office:value-type="float" office:value="10146" calcext:value-type="float">
            <text:p>10146</text:p>
          </table:table-cell>
          <table:table-cell office:value-type="float" office:value="636" calcext:value-type="float">
            <text:p>6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05797822" calcext:value-type="float">
            <text:p>0.0305797822</text:p>
          </table:table-cell>
          <table:table-cell office:value-type="float" office:value="10024" calcext:value-type="float">
            <text:p>10024</text:p>
          </table:table-cell>
          <table:table-cell office:value-type="float" office:value="670" calcext:value-type="float">
            <text:p>6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33224325" calcext:value-type="float">
            <text:p>0.0333224325</text:p>
          </table:table-cell>
          <table:table-cell office:value-type="float" office:value="10222" calcext:value-type="float">
            <text:p>10222</text:p>
          </table:table-cell>
          <table:table-cell office:value-type="float" office:value="703" calcext:value-type="float">
            <text:p>7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30530579" calcext:value-type="float">
            <text:p>0.0330530579</text:p>
          </table:table-cell>
          <table:table-cell office:value-type="float" office:value="10247" calcext:value-type="float">
            <text:p>10247</text:p>
          </table:table-cell>
          <table:table-cell office:value-type="float" office:value="736" calcext:value-type="float">
            <text:p>7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34891121" calcext:value-type="float">
            <text:p>0.0334891121</text:p>
          </table:table-cell>
          <table:table-cell office:value-type="float" office:value="10132" calcext:value-type="float">
            <text:p>10132</text:p>
          </table:table-cell>
          <table:table-cell office:value-type="float" office:value="770" calcext:value-type="float">
            <text:p>7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02053499" calcext:value-type="float">
            <text:p>0.0302053499</text:p>
          </table:table-cell>
          <table:table-cell office:value-type="float" office:value="10250" calcext:value-type="float">
            <text:p>10250</text:p>
          </table:table-cell>
          <table:table-cell office:value-type="float" office:value="803" calcext:value-type="float">
            <text:p>8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70397152" calcext:value-type="float">
            <text:p>0.0270397152</text:p>
          </table:table-cell>
          <table:table-cell office:value-type="float" office:value="10224" calcext:value-type="float">
            <text:p>10224</text:p>
          </table:table-cell>
          <table:table-cell office:value-type="float" office:value="836" calcext:value-type="float">
            <text:p>8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65936136" calcext:value-type="float">
            <text:p>0.0265936136</text:p>
          </table:table-cell>
          <table:table-cell office:value-type="float" office:value="10108" calcext:value-type="float">
            <text:p>10108</text:p>
          </table:table-cell>
          <table:table-cell office:value-type="float" office:value="869" calcext:value-type="float">
            <text:p>8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54511274" calcext:value-type="float">
            <text:p>0.0254511274</text:p>
          </table:table-cell>
          <table:table-cell office:value-type="float" office:value="10274" calcext:value-type="float">
            <text:p>10274</text:p>
          </table:table-cell>
          <table:table-cell office:value-type="float" office:value="902" calcext:value-type="float">
            <text:p>9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24622536" calcext:value-type="float">
            <text:p>0.0224622536</text:p>
          </table:table-cell>
          <table:table-cell office:value-type="float" office:value="10197" calcext:value-type="float">
            <text:p>10197</text:p>
          </table:table-cell>
          <table:table-cell office:value-type="float" office:value="936" calcext:value-type="float">
            <text:p>9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32666281" calcext:value-type="float">
            <text:p>0.0232666281</text:p>
          </table:table-cell>
          <table:table-cell office:value-type="float" office:value="10199" calcext:value-type="float">
            <text:p>10199</text:p>
          </table:table-cell>
          <table:table-cell office:value-type="float" office:value="970" calcext:value-type="float">
            <text:p>9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91425613" calcext:value-type="float">
            <text:p>0.0191425613</text:p>
          </table:table-cell>
          <table:table-cell office:value-type="float" office:value="10119" calcext:value-type="float">
            <text:p>10119</text:p>
          </table:table-cell>
          <table:table-cell office:value-type="float" office:value="1003" calcext:value-type="float">
            <text:p>10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68637684" calcext:value-type="float">
            <text:p>0.0168637684</text:p>
          </table:table-cell>
          <table:table-cell office:value-type="float" office:value="10241" calcext:value-type="float">
            <text:p>10241</text:p>
          </table:table-cell>
          <table:table-cell office:value-type="float" office:value="1036" calcext:value-type="float">
            <text:p>10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54118934" calcext:value-type="float">
            <text:p>0.0154118934</text:p>
          </table:table-cell>
          <table:table-cell office:value-type="float" office:value="10284" calcext:value-type="float">
            <text:p>10284</text:p>
          </table:table-cell>
          <table:table-cell office:value-type="float" office:value="1070" calcext:value-type="float">
            <text:p>10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7604081" calcext:value-type="float">
            <text:p>0.017604081</text:p>
          </table:table-cell>
          <table:table-cell office:value-type="float" office:value="10149" calcext:value-type="float">
            <text:p>10149</text:p>
          </table:table-cell>
          <table:table-cell office:value-type="float" office:value="1102" calcext:value-type="float">
            <text:p>11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44089475" calcext:value-type="float">
            <text:p>0.0144089475</text:p>
          </table:table-cell>
          <table:table-cell office:value-type="float" office:value="10067" calcext:value-type="float">
            <text:p>10067</text:p>
          </table:table-cell>
          <table:table-cell office:value-type="float" office:value="1135" calcext:value-type="float">
            <text:p>11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51696162" calcext:value-type="float">
            <text:p>0.0151696162</text:p>
          </table:table-cell>
          <table:table-cell office:value-type="float" office:value="10294" calcext:value-type="float">
            <text:p>10294</text:p>
          </table:table-cell>
          <table:table-cell office:value-type="float" office:value="1169" calcext:value-type="float">
            <text:p>11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51619299" calcext:value-type="float">
            <text:p>0.0151619299</text:p>
          </table:table-cell>
          <table:table-cell office:value-type="float" office:value="10061" calcext:value-type="float">
            <text:p>10061</text:p>
          </table:table-cell>
          <table:table-cell office:value-type="float" office:value="1201" calcext:value-type="float">
            <text:p>12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69274379" calcext:value-type="float">
            <text:p>0.0169274379</text:p>
          </table:table-cell>
          <table:table-cell office:value-type="float" office:value="10009" calcext:value-type="float">
            <text:p>10009</text:p>
          </table:table-cell>
          <table:table-cell office:value-type="float" office:value="1234" calcext:value-type="float">
            <text:p>12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51027638" calcext:value-type="float">
            <text:p>0.0151027638</text:p>
          </table:table-cell>
          <table:table-cell office:value-type="float" office:value="10073" calcext:value-type="float">
            <text:p>10073</text:p>
          </table:table-cell>
          <table:table-cell office:value-type="float" office:value="1267" calcext:value-type="float">
            <text:p>12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47577291" calcext:value-type="float">
            <text:p>0.0147577291</text:p>
          </table:table-cell>
          <table:table-cell office:value-type="float" office:value="10136" calcext:value-type="float">
            <text:p>10136</text:p>
          </table:table-cell>
          <table:table-cell office:value-type="float" office:value="1300" calcext:value-type="float">
            <text:p>13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66793899" calcext:value-type="float">
            <text:p>0.0166793899</text:p>
          </table:table-cell>
          <table:table-cell office:value-type="float" office:value="10010" calcext:value-type="float">
            <text:p>10010</text:p>
          </table:table-cell>
          <table:table-cell office:value-type="float" office:value="1332" calcext:value-type="float">
            <text:p>13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57304007" calcext:value-type="float">
            <text:p>0.0157304007</text:p>
          </table:table-cell>
          <table:table-cell office:value-type="float" office:value="10120" calcext:value-type="float">
            <text:p>10120</text:p>
          </table:table-cell>
          <table:table-cell office:value-type="float" office:value="1364" calcext:value-type="float">
            <text:p>13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37628081" calcext:value-type="float">
            <text:p>0.0137628081</text:p>
          </table:table-cell>
          <table:table-cell office:value-type="float" office:value="10240" calcext:value-type="float">
            <text:p>10240</text:p>
          </table:table-cell>
          <table:table-cell office:value-type="float" office:value="1396" calcext:value-type="float">
            <text:p>13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38407722" calcext:value-type="float">
            <text:p>0.0138407722</text:p>
          </table:table-cell>
          <table:table-cell office:value-type="float" office:value="10218" calcext:value-type="float">
            <text:p>10218</text:p>
          </table:table-cell>
          <table:table-cell office:value-type="float" office:value="1428" calcext:value-type="float">
            <text:p>14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43571674" calcext:value-type="float">
            <text:p>0.0143571674</text:p>
          </table:table-cell>
          <table:table-cell office:value-type="float" office:value="10162" calcext:value-type="float">
            <text:p>10162</text:p>
          </table:table-cell>
          <table:table-cell office:value-type="float" office:value="1460" calcext:value-type="float">
            <text:p>14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23630591" calcext:value-type="float">
            <text:p>0.0123630591</text:p>
          </table:table-cell>
          <table:table-cell office:value-type="float" office:value="10117" calcext:value-type="float">
            <text:p>10117</text:p>
          </table:table-cell>
          <table:table-cell office:value-type="float" office:value="1492" calcext:value-type="float">
            <text:p>14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55078819" calcext:value-type="float">
            <text:p>0.0155078819</text:p>
          </table:table-cell>
          <table:table-cell office:value-type="float" office:value="10097" calcext:value-type="float">
            <text:p>10097</text:p>
          </table:table-cell>
          <table:table-cell office:value-type="float" office:value="1525" calcext:value-type="float">
            <text:p>15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35129114" calcext:value-type="float">
            <text:p>0.0135129114</text:p>
          </table:table-cell>
          <table:table-cell office:value-type="float" office:value="10271" calcext:value-type="float">
            <text:p>10271</text:p>
          </table:table-cell>
          <table:table-cell office:value-type="float" office:value="1558" calcext:value-type="float">
            <text:p>1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28114381" calcext:value-type="float">
            <text:p>0.0128114381</text:p>
          </table:table-cell>
          <table:table-cell office:value-type="float" office:value="10160" calcext:value-type="float">
            <text:p>10160</text:p>
          </table:table-cell>
          <table:table-cell office:value-type="float" office:value="1589" calcext:value-type="float">
            <text:p>15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12509944" calcext:value-type="float">
            <text:p>0.0112509944</text:p>
          </table:table-cell>
          <table:table-cell office:value-type="float" office:value="10119" calcext:value-type="float">
            <text:p>10119</text:p>
          </table:table-cell>
          <table:table-cell office:value-type="float" office:value="1620" calcext:value-type="float">
            <text:p>16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03298759" calcext:value-type="float">
            <text:p>0.0103298759</text:p>
          </table:table-cell>
          <table:table-cell office:value-type="float" office:value="10288" calcext:value-type="float">
            <text:p>10288</text:p>
          </table:table-cell>
          <table:table-cell office:value-type="float" office:value="1652" calcext:value-type="float">
            <text:p>16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17951829" calcext:value-type="float">
            <text:p>0.0117951829</text:p>
          </table:table-cell>
          <table:table-cell office:value-type="float" office:value="10182" calcext:value-type="float">
            <text:p>10182</text:p>
          </table:table-cell>
          <table:table-cell office:value-type="float" office:value="1688" calcext:value-type="float">
            <text:p>16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19467006" calcext:value-type="float">
            <text:p>0.0119467006</text:p>
          </table:table-cell>
          <table:table-cell office:value-type="float" office:value="10187" calcext:value-type="float">
            <text:p>10187</text:p>
          </table:table-cell>
          <table:table-cell office:value-type="float" office:value="1721" calcext:value-type="float">
            <text:p>17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07945593" calcext:value-type="float">
            <text:p>0.0107945593</text:p>
          </table:table-cell>
          <table:table-cell office:value-type="float" office:value="10282" calcext:value-type="float">
            <text:p>10282</text:p>
          </table:table-cell>
          <table:table-cell office:value-type="float" office:value="1754" calcext:value-type="float">
            <text:p>17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03577381" calcext:value-type="float">
            <text:p>0.0103577381</text:p>
          </table:table-cell>
          <table:table-cell office:value-type="float" office:value="10192" calcext:value-type="float">
            <text:p>10192</text:p>
          </table:table-cell>
          <table:table-cell office:value-type="float" office:value="1785" calcext:value-type="float">
            <text:p>17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06979287" calcext:value-type="float">
            <text:p>0.0106979287</text:p>
          </table:table-cell>
          <table:table-cell office:value-type="float" office:value="10064" calcext:value-type="float">
            <text:p>10064</text:p>
          </table:table-cell>
          <table:table-cell office:value-type="float" office:value="1816" calcext:value-type="float">
            <text:p>18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06208754" calcext:value-type="float">
            <text:p>0.0106208754</text:p>
          </table:table-cell>
          <table:table-cell office:value-type="float" office:value="10259" calcext:value-type="float">
            <text:p>10259</text:p>
          </table:table-cell>
          <table:table-cell office:value-type="float" office:value="1848" calcext:value-type="float">
            <text:p>18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1601553" calcext:value-type="float">
            <text:p>0.011601553</text:p>
          </table:table-cell>
          <table:table-cell office:value-type="float" office:value="10249" calcext:value-type="float">
            <text:p>10249</text:p>
          </table:table-cell>
          <table:table-cell office:value-type="float" office:value="1880" calcext:value-type="float">
            <text:p>18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41110381" calcext:value-type="float">
            <text:p>0.0141110381</text:p>
          </table:table-cell>
          <table:table-cell office:value-type="float" office:value="10182" calcext:value-type="float">
            <text:p>10182</text:p>
          </table:table-cell>
          <table:table-cell office:value-type="float" office:value="1913" calcext:value-type="float">
            <text:p>19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20338563" calcext:value-type="float">
            <text:p>0.0120338563</text:p>
          </table:table-cell>
          <table:table-cell office:value-type="float" office:value="10355" calcext:value-type="float">
            <text:p>10355</text:p>
          </table:table-cell>
          <table:table-cell office:value-type="float" office:value="1948" calcext:value-type="float">
            <text:p>19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28138569" calcext:value-type="float">
            <text:p>0.0128138569</text:p>
          </table:table-cell>
          <table:table-cell office:value-type="float" office:value="10114" calcext:value-type="float">
            <text:p>10114</text:p>
          </table:table-cell>
          <table:table-cell office:value-type="float" office:value="1978" calcext:value-type="float">
            <text:p>19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2.8272832548" calcext:value-type="float">
            <text:p>2.8272832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06741834" calcext:value-type="float">
            <text:p>0.0306741834</text:p>
          </table:table-cell>
          <table:table-cell office:value-type="float" office:value="10001" calcext:value-type="float">
            <text:p>10001</text:p>
          </table:table-cell>
          <table:table-cell office:value-type="float" office:value="556" calcext:value-type="float">
            <text:p>5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6987696" calcext:value-type="float">
            <text:p>0.0216987696</text:p>
          </table:table-cell>
          <table:table-cell office:value-type="float" office:value="10006" calcext:value-type="float">
            <text:p>10006</text:p>
          </table:table-cell>
          <table:table-cell office:value-type="float" office:value="1103" calcext:value-type="float">
            <text:p>1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86780625" calcext:value-type="float">
            <text:p>0.0186780625</text:p>
          </table:table-cell>
          <table:table-cell office:value-type="float" office:value="10023" calcext:value-type="float">
            <text:p>10023</text:p>
          </table:table-cell>
          <table:table-cell office:value-type="float" office:value="1635" calcext:value-type="float">
            <text:p>16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71279332" calcext:value-type="float">
            <text:p>0.0171279332</text:p>
          </table:table-cell>
          <table:table-cell office:value-type="float" office:value="10010" calcext:value-type="float">
            <text:p>10010</text:p>
          </table:table-cell>
          <table:table-cell office:value-type="float" office:value="2108" calcext:value-type="float">
            <text:p>21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55043686" calcext:value-type="float">
            <text:p>0.0155043686</text:p>
          </table:table-cell>
          <table:table-cell office:value-type="float" office:value="10012" calcext:value-type="float">
            <text:p>10012</text:p>
          </table:table-cell>
          <table:table-cell office:value-type="float" office:value="2665" calcext:value-type="float">
            <text:p>26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30892436" calcext:value-type="float">
            <text:p>0.0130892436</text:p>
          </table:table-cell>
          <table:table-cell office:value-type="float" office:value="10016" calcext:value-type="float">
            <text:p>10016</text:p>
          </table:table-cell>
          <table:table-cell office:value-type="float" office:value="3151" calcext:value-type="float">
            <text:p>31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21721643" calcext:value-type="float">
            <text:p>0.0121721643</text:p>
          </table:table-cell>
          <table:table-cell office:value-type="float" office:value="10009" calcext:value-type="float">
            <text:p>10009</text:p>
          </table:table-cell>
          <table:table-cell office:value-type="float" office:value="3724" calcext:value-type="float">
            <text:p>37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14401635" calcext:value-type="float">
            <text:p>0.0114401635</text:p>
          </table:table-cell>
          <table:table-cell office:value-type="float" office:value="10017" calcext:value-type="float">
            <text:p>10017</text:p>
          </table:table-cell>
          <table:table-cell office:value-type="float" office:value="4277" calcext:value-type="float">
            <text:p>42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09336213" calcext:value-type="float">
            <text:p>0.0109336213</text:p>
          </table:table-cell>
          <table:table-cell office:value-type="float" office:value="10005" calcext:value-type="float">
            <text:p>10005</text:p>
          </table:table-cell>
          <table:table-cell office:value-type="float" office:value="4751" calcext:value-type="float">
            <text:p>47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04022871" calcext:value-type="float">
            <text:p>0.0104022871</text:p>
          </table:table-cell>
          <table:table-cell office:value-type="float" office:value="10001" calcext:value-type="float">
            <text:p>10001</text:p>
          </table:table-cell>
          <table:table-cell office:value-type="float" office:value="5256" calcext:value-type="float">
            <text:p>52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96225081" calcext:value-type="float">
            <text:p>0.0096225081</text:p>
          </table:table-cell>
          <table:table-cell office:value-type="float" office:value="10005" calcext:value-type="float">
            <text:p>10005</text:p>
          </table:table-cell>
          <table:table-cell office:value-type="float" office:value="5830" calcext:value-type="float">
            <text:p>58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90605436" calcext:value-type="float">
            <text:p>0.0090605436</text:p>
          </table:table-cell>
          <table:table-cell office:value-type="float" office:value="10011" calcext:value-type="float">
            <text:p>10011</text:p>
          </table:table-cell>
          <table:table-cell office:value-type="float" office:value="6305" calcext:value-type="float">
            <text:p>63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86465805" calcext:value-type="float">
            <text:p>0.0086465805</text:p>
          </table:table-cell>
          <table:table-cell office:value-type="float" office:value="10008" calcext:value-type="float">
            <text:p>10008</text:p>
          </table:table-cell>
          <table:table-cell office:value-type="float" office:value="6832" calcext:value-type="float">
            <text:p>68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82387805" calcext:value-type="float">
            <text:p>0.0082387805</text:p>
          </table:table-cell>
          <table:table-cell office:value-type="float" office:value="10024" calcext:value-type="float">
            <text:p>10024</text:p>
          </table:table-cell>
          <table:table-cell office:value-type="float" office:value="7377" calcext:value-type="float">
            <text:p>73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79610847" calcext:value-type="float">
            <text:p>0.0079610847</text:p>
          </table:table-cell>
          <table:table-cell office:value-type="float" office:value="10004" calcext:value-type="float">
            <text:p>10004</text:p>
          </table:table-cell>
          <table:table-cell office:value-type="float" office:value="7845" calcext:value-type="float">
            <text:p>78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76840232" calcext:value-type="float">
            <text:p>0.0076840232</text:p>
          </table:table-cell>
          <table:table-cell office:value-type="float" office:value="10004" calcext:value-type="float">
            <text:p>10004</text:p>
          </table:table-cell>
          <table:table-cell office:value-type="float" office:value="8443" calcext:value-type="float">
            <text:p>84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74895041" calcext:value-type="float">
            <text:p>0.0074895041</text:p>
          </table:table-cell>
          <table:table-cell office:value-type="float" office:value="10006" calcext:value-type="float">
            <text:p>10006</text:p>
          </table:table-cell>
          <table:table-cell office:value-type="float" office:value="8966" calcext:value-type="float">
            <text:p>89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73230677" calcext:value-type="float">
            <text:p>0.0073230677</text:p>
          </table:table-cell>
          <table:table-cell office:value-type="float" office:value="10006" calcext:value-type="float">
            <text:p>10006</text:p>
          </table:table-cell>
          <table:table-cell office:value-type="float" office:value="9451" calcext:value-type="float">
            <text:p>94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71436324" calcext:value-type="float">
            <text:p>0.0071436324</text:p>
          </table:table-cell>
          <table:table-cell office:value-type="float" office:value="10008" calcext:value-type="float">
            <text:p>10008</text:p>
          </table:table-cell>
          <table:table-cell office:value-type="float" office:value="9999" calcext:value-type="float">
            <text:p>99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9972819" calcext:value-type="float">
            <text:p>0.0069972819</text:p>
          </table:table-cell>
          <table:table-cell office:value-type="float" office:value="10011" calcext:value-type="float">
            <text:p>10011</text:p>
          </table:table-cell>
          <table:table-cell office:value-type="float" office:value="10540" calcext:value-type="float">
            <text:p>105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8717271" calcext:value-type="float">
            <text:p>0.0068717271</text:p>
          </table:table-cell>
          <table:table-cell office:value-type="float" office:value="10003" calcext:value-type="float">
            <text:p>10003</text:p>
          </table:table-cell>
          <table:table-cell office:value-type="float" office:value="11060" calcext:value-type="float">
            <text:p>110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7551509" calcext:value-type="float">
            <text:p>0.0067551509</text:p>
          </table:table-cell>
          <table:table-cell office:value-type="float" office:value="10016" calcext:value-type="float">
            <text:p>10016</text:p>
          </table:table-cell>
          <table:table-cell office:value-type="float" office:value="11586" calcext:value-type="float">
            <text:p>115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6460356" calcext:value-type="float">
            <text:p>0.0066460356</text:p>
          </table:table-cell>
          <table:table-cell office:value-type="float" office:value="10001" calcext:value-type="float">
            <text:p>10001</text:p>
          </table:table-cell>
          <table:table-cell office:value-type="float" office:value="12103" calcext:value-type="float">
            <text:p>12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5469607" calcext:value-type="float">
            <text:p>0.0065469607</text:p>
          </table:table-cell>
          <table:table-cell office:value-type="float" office:value="10010" calcext:value-type="float">
            <text:p>10010</text:p>
          </table:table-cell>
          <table:table-cell office:value-type="float" office:value="12622" calcext:value-type="float">
            <text:p>126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4557208" calcext:value-type="float">
            <text:p>0.0064557208</text:p>
          </table:table-cell>
          <table:table-cell office:value-type="float" office:value="10004" calcext:value-type="float">
            <text:p>10004</text:p>
          </table:table-cell>
          <table:table-cell office:value-type="float" office:value="13156" calcext:value-type="float">
            <text:p>131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3715689" calcext:value-type="float">
            <text:p>0.0063715689</text:p>
          </table:table-cell>
          <table:table-cell office:value-type="float" office:value="10021" calcext:value-type="float">
            <text:p>10021</text:p>
          </table:table-cell>
          <table:table-cell office:value-type="float" office:value="13684" calcext:value-type="float">
            <text:p>136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2914527" calcext:value-type="float">
            <text:p>0.0062914527</text:p>
          </table:table-cell>
          <table:table-cell office:value-type="float" office:value="10033" calcext:value-type="float">
            <text:p>10033</text:p>
          </table:table-cell>
          <table:table-cell office:value-type="float" office:value="14202" calcext:value-type="float">
            <text:p>14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2191143" calcext:value-type="float">
            <text:p>0.0062191143</text:p>
          </table:table-cell>
          <table:table-cell office:value-type="float" office:value="10001" calcext:value-type="float">
            <text:p>10001</text:p>
          </table:table-cell>
          <table:table-cell office:value-type="float" office:value="14684" calcext:value-type="float">
            <text:p>146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1423789" calcext:value-type="float">
            <text:p>0.0061423789</text:p>
          </table:table-cell>
          <table:table-cell office:value-type="float" office:value="10010" calcext:value-type="float">
            <text:p>10010</text:p>
          </table:table-cell>
          <table:table-cell office:value-type="float" office:value="15243" calcext:value-type="float">
            <text:p>152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60683469" calcext:value-type="float">
            <text:p>0.0060683469</text:p>
          </table:table-cell>
          <table:table-cell office:value-type="float" office:value="10014" calcext:value-type="float">
            <text:p>10014</text:p>
          </table:table-cell>
          <table:table-cell office:value-type="float" office:value="15773" calcext:value-type="float">
            <text:p>157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96345" calcext:value-type="float">
            <text:p>0.00596345</text:p>
          </table:table-cell>
          <table:table-cell office:value-type="float" office:value="10010" calcext:value-type="float">
            <text:p>10010</text:p>
          </table:table-cell>
          <table:table-cell office:value-type="float" office:value="16306" calcext:value-type="float">
            <text:p>163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9017835" calcext:value-type="float">
            <text:p>0.0059017835</text:p>
          </table:table-cell>
          <table:table-cell office:value-type="float" office:value="10015" calcext:value-type="float">
            <text:p>10015</text:p>
          </table:table-cell>
          <table:table-cell office:value-type="float" office:value="16799" calcext:value-type="float">
            <text:p>167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8431936" calcext:value-type="float">
            <text:p>0.0058431936</text:p>
          </table:table-cell>
          <table:table-cell office:value-type="float" office:value="10000" calcext:value-type="float">
            <text:p>10000</text:p>
          </table:table-cell>
          <table:table-cell office:value-type="float" office:value="17294" calcext:value-type="float">
            <text:p>172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7609422" calcext:value-type="float">
            <text:p>0.0057609422</text:p>
          </table:table-cell>
          <table:table-cell office:value-type="float" office:value="10001" calcext:value-type="float">
            <text:p>10001</text:p>
          </table:table-cell>
          <table:table-cell office:value-type="float" office:value="17802" calcext:value-type="float">
            <text:p>178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6990994" calcext:value-type="float">
            <text:p>0.0056990994</text:p>
          </table:table-cell>
          <table:table-cell office:value-type="float" office:value="10004" calcext:value-type="float">
            <text:p>10004</text:p>
          </table:table-cell>
          <table:table-cell office:value-type="float" office:value="18345" calcext:value-type="float">
            <text:p>183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6493403" calcext:value-type="float">
            <text:p>0.0056493403</text:p>
          </table:table-cell>
          <table:table-cell office:value-type="float" office:value="10002" calcext:value-type="float">
            <text:p>10002</text:p>
          </table:table-cell>
          <table:table-cell office:value-type="float" office:value="18823" calcext:value-type="float">
            <text:p>188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5975518" calcext:value-type="float">
            <text:p>0.0055975518</text:p>
          </table:table-cell>
          <table:table-cell office:value-type="float" office:value="10003" calcext:value-type="float">
            <text:p>10003</text:p>
          </table:table-cell>
          <table:table-cell office:value-type="float" office:value="19337" calcext:value-type="float">
            <text:p>193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5503447" calcext:value-type="float">
            <text:p>0.0055503447</text:p>
          </table:table-cell>
          <table:table-cell office:value-type="float" office:value="10018" calcext:value-type="float">
            <text:p>10018</text:p>
          </table:table-cell>
          <table:table-cell office:value-type="float" office:value="19826" calcext:value-type="float">
            <text:p>198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504287" calcext:value-type="float">
            <text:p>0.005504287</text:p>
          </table:table-cell>
          <table:table-cell office:value-type="float" office:value="10006" calcext:value-type="float">
            <text:p>10006</text:p>
          </table:table-cell>
          <table:table-cell office:value-type="float" office:value="20335" calcext:value-type="float">
            <text:p>203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4605594" calcext:value-type="float">
            <text:p>0.0054605594</text:p>
          </table:table-cell>
          <table:table-cell office:value-type="float" office:value="10029" calcext:value-type="float">
            <text:p>10029</text:p>
          </table:table-cell>
          <table:table-cell office:value-type="float" office:value="20833" calcext:value-type="float">
            <text:p>208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415183" calcext:value-type="float">
            <text:p>0.005415183</text:p>
          </table:table-cell>
          <table:table-cell office:value-type="float" office:value="10022" calcext:value-type="float">
            <text:p>10022</text:p>
          </table:table-cell>
          <table:table-cell office:value-type="float" office:value="21363" calcext:value-type="float">
            <text:p>213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3763051" calcext:value-type="float">
            <text:p>0.0053763051</text:p>
          </table:table-cell>
          <table:table-cell office:value-type="float" office:value="10007" calcext:value-type="float">
            <text:p>10007</text:p>
          </table:table-cell>
          <table:table-cell office:value-type="float" office:value="21838" calcext:value-type="float">
            <text:p>218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3247529" calcext:value-type="float">
            <text:p>0.0053247529</text:p>
          </table:table-cell>
          <table:table-cell office:value-type="float" office:value="10010" calcext:value-type="float">
            <text:p>10010</text:p>
          </table:table-cell>
          <table:table-cell office:value-type="float" office:value="22429" calcext:value-type="float">
            <text:p>224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2529999" calcext:value-type="float">
            <text:p>0.005252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22962" calcext:value-type="float">
            <text:p>229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2083262" calcext:value-type="float">
            <text:p>0.0052083262</text:p>
          </table:table-cell>
          <table:table-cell office:value-type="float" office:value="10002" calcext:value-type="float">
            <text:p>10002</text:p>
          </table:table-cell>
          <table:table-cell office:value-type="float" office:value="23512" calcext:value-type="float">
            <text:p>235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1669788" calcext:value-type="float">
            <text:p>0.0051669788</text:p>
          </table:table-cell>
          <table:table-cell office:value-type="float" office:value="10002" calcext:value-type="float">
            <text:p>10002</text:p>
          </table:table-cell>
          <table:table-cell office:value-type="float" office:value="24036" calcext:value-type="float">
            <text:p>240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124306" calcext:value-type="float">
            <text:p>0.005124306</text:p>
          </table:table-cell>
          <table:table-cell office:value-type="float" office:value="10001" calcext:value-type="float">
            <text:p>10001</text:p>
          </table:table-cell>
          <table:table-cell office:value-type="float" office:value="24596" calcext:value-type="float">
            <text:p>245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0876865" calcext:value-type="float">
            <text:p>0.0050876865</text:p>
          </table:table-cell>
          <table:table-cell office:value-type="float" office:value="10017" calcext:value-type="float">
            <text:p>10017</text:p>
          </table:table-cell>
          <table:table-cell office:value-type="float" office:value="25063" calcext:value-type="float">
            <text:p>250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0455112" calcext:value-type="float">
            <text:p>0.0050455112</text:p>
          </table:table-cell>
          <table:table-cell office:value-type="float" office:value="10014" calcext:value-type="float">
            <text:p>10014</text:p>
          </table:table-cell>
          <table:table-cell office:value-type="float" office:value="25596" calcext:value-type="float">
            <text:p>255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50010121" calcext:value-type="float">
            <text:p>0.0050010121</text:p>
          </table:table-cell>
          <table:table-cell office:value-type="float" office:value="10007" calcext:value-type="float">
            <text:p>10007</text:p>
          </table:table-cell>
          <table:table-cell office:value-type="float" office:value="26136" calcext:value-type="float">
            <text:p>261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9129399" calcext:value-type="float">
            <text:p>0.0049129399</text:p>
          </table:table-cell>
          <table:table-cell office:value-type="float" office:value="10003" calcext:value-type="float">
            <text:p>10003</text:p>
          </table:table-cell>
          <table:table-cell office:value-type="float" office:value="26646" calcext:value-type="float">
            <text:p>266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8564478" calcext:value-type="float">
            <text:p>0.0048564478</text:p>
          </table:table-cell>
          <table:table-cell office:value-type="float" office:value="10027" calcext:value-type="float">
            <text:p>10027</text:p>
          </table:table-cell>
          <table:table-cell office:value-type="float" office:value="27179" calcext:value-type="float">
            <text:p>27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8086103" calcext:value-type="float">
            <text:p>0.0048086103</text:p>
          </table:table-cell>
          <table:table-cell office:value-type="float" office:value="10023" calcext:value-type="float">
            <text:p>10023</text:p>
          </table:table-cell>
          <table:table-cell office:value-type="float" office:value="27675" calcext:value-type="float">
            <text:p>276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7617717" calcext:value-type="float">
            <text:p>0.0047617717</text:p>
          </table:table-cell>
          <table:table-cell office:value-type="float" office:value="10024" calcext:value-type="float">
            <text:p>10024</text:p>
          </table:table-cell>
          <table:table-cell office:value-type="float" office:value="28169" calcext:value-type="float">
            <text:p>281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7148077" calcext:value-type="float">
            <text:p>0.0047148077</text:p>
          </table:table-cell>
          <table:table-cell office:value-type="float" office:value="10004" calcext:value-type="float">
            <text:p>10004</text:p>
          </table:table-cell>
          <table:table-cell office:value-type="float" office:value="28686" calcext:value-type="float">
            <text:p>286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6482276" calcext:value-type="float">
            <text:p>0.0046482276</text:p>
          </table:table-cell>
          <table:table-cell office:value-type="float" office:value="10008" calcext:value-type="float">
            <text:p>10008</text:p>
          </table:table-cell>
          <table:table-cell office:value-type="float" office:value="29273" calcext:value-type="float">
            <text:p>292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5812872" calcext:value-type="float">
            <text:p>0.0045812872</text:p>
          </table:table-cell>
          <table:table-cell office:value-type="float" office:value="10003" calcext:value-type="float">
            <text:p>10003</text:p>
          </table:table-cell>
          <table:table-cell office:value-type="float" office:value="29769" calcext:value-type="float">
            <text:p>297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5248277" calcext:value-type="float">
            <text:p>0.0045248277</text:p>
          </table:table-cell>
          <table:table-cell office:value-type="float" office:value="10012" calcext:value-type="float">
            <text:p>10012</text:p>
          </table:table-cell>
          <table:table-cell office:value-type="float" office:value="30334" calcext:value-type="float">
            <text:p>303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4654351" calcext:value-type="float">
            <text:p>0.0044654351</text:p>
          </table:table-cell>
          <table:table-cell office:value-type="float" office:value="10004" calcext:value-type="float">
            <text:p>10004</text:p>
          </table:table-cell>
          <table:table-cell office:value-type="float" office:value="30874" calcext:value-type="float">
            <text:p>308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044103503" calcext:value-type="float">
            <text:p>0.0044103503</text:p>
          </table:table-cell>
          <table:table-cell office:value-type="float" office:value="10022" calcext:value-type="float">
            <text:p>10022</text:p>
          </table:table-cell>
          <table:table-cell office:value-type="float" office:value="31361" calcext:value-type="float">
            <text:p>313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413818343" calcext:value-type="float">
            <text:p>0.413818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89894818" calcext:value-type="float">
            <text:p>0.1789894818</text:p>
          </table:table-cell>
          <table:table-cell office:value-type="float" office:value="10032" calcext:value-type="float">
            <text:p>10032</text:p>
          </table:table-cell>
          <table:table-cell office:value-type="float" office:value="174" calcext:value-type="float">
            <text:p>1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11693902" calcext:value-type="float">
            <text:p>0.0811693902</text:p>
          </table:table-cell>
          <table:table-cell office:value-type="float" office:value="10018" calcext:value-type="float">
            <text:p>10018</text:p>
          </table:table-cell>
          <table:table-cell office:value-type="float" office:value="342" calcext:value-type="float">
            <text:p>3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95406411" calcext:value-type="float">
            <text:p>0.0395406411</text:p>
          </table:table-cell>
          <table:table-cell office:value-type="float" office:value="10056" calcext:value-type="float">
            <text:p>10056</text:p>
          </table:table-cell>
          <table:table-cell office:value-type="float" office:value="503" calcext:value-type="float">
            <text:p>5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72565079" calcext:value-type="float">
            <text:p>0.0272565079</text:p>
          </table:table-cell>
          <table:table-cell office:value-type="float" office:value="10044" calcext:value-type="float">
            <text:p>10044</text:p>
          </table:table-cell>
          <table:table-cell office:value-type="float" office:value="672" calcext:value-type="float">
            <text:p>6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27188601" calcext:value-type="float">
            <text:p>0.0227188601</text:p>
          </table:table-cell>
          <table:table-cell office:value-type="float" office:value="10067" calcext:value-type="float">
            <text:p>10067</text:p>
          </table:table-cell>
          <table:table-cell office:value-type="float" office:value="841" calcext:value-type="float">
            <text:p>8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94453842" calcext:value-type="float">
            <text:p>0.0194453842</text:p>
          </table:table-cell>
          <table:table-cell office:value-type="float" office:value="10004" calcext:value-type="float">
            <text:p>10004</text:p>
          </table:table-cell>
          <table:table-cell office:value-type="float" office:value="1001" calcext:value-type="float">
            <text:p>10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7046921" calcext:value-type="float">
            <text:p>0.017046921</text:p>
          </table:table-cell>
          <table:table-cell office:value-type="float" office:value="10048" calcext:value-type="float">
            <text:p>10048</text:p>
          </table:table-cell>
          <table:table-cell office:value-type="float" office:value="1159" calcext:value-type="float">
            <text:p>1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55238435" calcext:value-type="float">
            <text:p>0.0155238435</text:p>
          </table:table-cell>
          <table:table-cell office:value-type="float" office:value="10065" calcext:value-type="float">
            <text:p>10065</text:p>
          </table:table-cell>
          <table:table-cell office:value-type="float" office:value="1326" calcext:value-type="float">
            <text:p>13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47876536" calcext:value-type="float">
            <text:p>0.0147876536</text:p>
          </table:table-cell>
          <table:table-cell office:value-type="float" office:value="10055" calcext:value-type="float">
            <text:p>10055</text:p>
          </table:table-cell>
          <table:table-cell office:value-type="float" office:value="1493" calcext:value-type="float">
            <text:p>14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44386171" calcext:value-type="float">
            <text:p>0.0144386171</text:p>
          </table:table-cell>
          <table:table-cell office:value-type="float" office:value="10045" calcext:value-type="float">
            <text:p>10045</text:p>
          </table:table-cell>
          <table:table-cell office:value-type="float" office:value="1660" calcext:value-type="float">
            <text:p>16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40267542" calcext:value-type="float">
            <text:p>0.0140267542</text:p>
          </table:table-cell>
          <table:table-cell office:value-type="float" office:value="10053" calcext:value-type="float">
            <text:p>10053</text:p>
          </table:table-cell>
          <table:table-cell office:value-type="float" office:value="1821" calcext:value-type="float">
            <text:p>18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39248339" calcext:value-type="float">
            <text:p>0.0139248339</text:p>
          </table:table-cell>
          <table:table-cell office:value-type="float" office:value="10034" calcext:value-type="float">
            <text:p>10034</text:p>
          </table:table-cell>
          <table:table-cell office:value-type="float" office:value="1983" calcext:value-type="float">
            <text:p>19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37011664" calcext:value-type="float">
            <text:p>0.0137011664</text:p>
          </table:table-cell>
          <table:table-cell office:value-type="float" office:value="10027" calcext:value-type="float">
            <text:p>10027</text:p>
          </table:table-cell>
          <table:table-cell office:value-type="float" office:value="2162" calcext:value-type="float">
            <text:p>21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35559826" calcext:value-type="float">
            <text:p>0.0135559826</text:p>
          </table:table-cell>
          <table:table-cell office:value-type="float" office:value="10034" calcext:value-type="float">
            <text:p>10034</text:p>
          </table:table-cell>
          <table:table-cell office:value-type="float" office:value="2326" calcext:value-type="float">
            <text:p>23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33496659" calcext:value-type="float">
            <text:p>0.0133496659</text:p>
          </table:table-cell>
          <table:table-cell office:value-type="float" office:value="10053" calcext:value-type="float">
            <text:p>10053</text:p>
          </table:table-cell>
          <table:table-cell office:value-type="float" office:value="2491" calcext:value-type="float">
            <text:p>24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31555485" calcext:value-type="float">
            <text:p>0.0131555485</text:p>
          </table:table-cell>
          <table:table-cell office:value-type="float" office:value="10060" calcext:value-type="float">
            <text:p>10060</text:p>
          </table:table-cell>
          <table:table-cell office:value-type="float" office:value="2664" calcext:value-type="float">
            <text:p>26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30703421" calcext:value-type="float">
            <text:p>0.0130703421</text:p>
          </table:table-cell>
          <table:table-cell office:value-type="float" office:value="10045" calcext:value-type="float">
            <text:p>10045</text:p>
          </table:table-cell>
          <table:table-cell office:value-type="float" office:value="2831" calcext:value-type="float">
            <text:p>28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8574599" calcext:value-type="float">
            <text:p>0.0128574599</text:p>
          </table:table-cell>
          <table:table-cell office:value-type="float" office:value="10017" calcext:value-type="float">
            <text:p>10017</text:p>
          </table:table-cell>
          <table:table-cell office:value-type="float" office:value="2993" calcext:value-type="float">
            <text:p>29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4374493" calcext:value-type="float">
            <text:p>0.0124374493</text:p>
          </table:table-cell>
          <table:table-cell office:value-type="float" office:value="10049" calcext:value-type="float">
            <text:p>10049</text:p>
          </table:table-cell>
          <table:table-cell office:value-type="float" office:value="3161" calcext:value-type="float">
            <text:p>31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4207796" calcext:value-type="float">
            <text:p>0.0124207796</text:p>
          </table:table-cell>
          <table:table-cell office:value-type="float" office:value="10003" calcext:value-type="float">
            <text:p>10003</text:p>
          </table:table-cell>
          <table:table-cell office:value-type="float" office:value="3327" calcext:value-type="float">
            <text:p>33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411897" calcext:value-type="float">
            <text:p>0.012411897</text:p>
          </table:table-cell>
          <table:table-cell office:value-type="float" office:value="10037" calcext:value-type="float">
            <text:p>10037</text:p>
          </table:table-cell>
          <table:table-cell office:value-type="float" office:value="3483" calcext:value-type="float">
            <text:p>34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4064965" calcext:value-type="float">
            <text:p>0.0124064965</text:p>
          </table:table-cell>
          <table:table-cell office:value-type="float" office:value="10015" calcext:value-type="float">
            <text:p>10015</text:p>
          </table:table-cell>
          <table:table-cell office:value-type="float" office:value="3647" calcext:value-type="float">
            <text:p>36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3972238" calcext:value-type="float">
            <text:p>0.0123972238</text:p>
          </table:table-cell>
          <table:table-cell office:value-type="float" office:value="10075" calcext:value-type="float">
            <text:p>10075</text:p>
          </table:table-cell>
          <table:table-cell office:value-type="float" office:value="3826" calcext:value-type="float">
            <text:p>38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2051541" calcext:value-type="float">
            <text:p>0.012051541</text:p>
          </table:table-cell>
          <table:table-cell office:value-type="float" office:value="10065" calcext:value-type="float">
            <text:p>10065</text:p>
          </table:table-cell>
          <table:table-cell office:value-type="float" office:value="3990" calcext:value-type="float">
            <text:p>39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9849725" calcext:value-type="float">
            <text:p>0.0119849725</text:p>
          </table:table-cell>
          <table:table-cell office:value-type="float" office:value="10046" calcext:value-type="float">
            <text:p>10046</text:p>
          </table:table-cell>
          <table:table-cell office:value-type="float" office:value="4154" calcext:value-type="float">
            <text:p>41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53933" calcext:value-type="float">
            <text:p>0.011753933</text:p>
          </table:table-cell>
          <table:table-cell office:value-type="float" office:value="10049" calcext:value-type="float">
            <text:p>10049</text:p>
          </table:table-cell>
          <table:table-cell office:value-type="float" office:value="4319" calcext:value-type="float">
            <text:p>43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413409" calcext:value-type="float">
            <text:p>0.0117413409</text:p>
          </table:table-cell>
          <table:table-cell office:value-type="float" office:value="10036" calcext:value-type="float">
            <text:p>10036</text:p>
          </table:table-cell>
          <table:table-cell office:value-type="float" office:value="4486" calcext:value-type="float">
            <text:p>44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318814" calcext:value-type="float">
            <text:p>0.0117318814</text:p>
          </table:table-cell>
          <table:table-cell office:value-type="float" office:value="10012" calcext:value-type="float">
            <text:p>10012</text:p>
          </table:table-cell>
          <table:table-cell office:value-type="float" office:value="4658" calcext:value-type="float">
            <text:p>46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250834" calcext:value-type="float">
            <text:p>0.0117250834</text:p>
          </table:table-cell>
          <table:table-cell office:value-type="float" office:value="10050" calcext:value-type="float">
            <text:p>10050</text:p>
          </table:table-cell>
          <table:table-cell office:value-type="float" office:value="4825" calcext:value-type="float">
            <text:p>48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189213" calcext:value-type="float">
            <text:p>0.0117189213</text:p>
          </table:table-cell>
          <table:table-cell office:value-type="float" office:value="10016" calcext:value-type="float">
            <text:p>10016</text:p>
          </table:table-cell>
          <table:table-cell office:value-type="float" office:value="4996" calcext:value-type="float">
            <text:p>49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150002" calcext:value-type="float">
            <text:p>0.0117150002</text:p>
          </table:table-cell>
          <table:table-cell office:value-type="float" office:value="10016" calcext:value-type="float">
            <text:p>10016</text:p>
          </table:table-cell>
          <table:table-cell office:value-type="float" office:value="5171" calcext:value-type="float">
            <text:p>5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114084" calcext:value-type="float">
            <text:p>0.0117114084</text:p>
          </table:table-cell>
          <table:table-cell office:value-type="float" office:value="10019" calcext:value-type="float">
            <text:p>10019</text:p>
          </table:table-cell>
          <table:table-cell office:value-type="float" office:value="5327" calcext:value-type="float">
            <text:p>53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058696" calcext:value-type="float">
            <text:p>0.0117058696</text:p>
          </table:table-cell>
          <table:table-cell office:value-type="float" office:value="10023" calcext:value-type="float">
            <text:p>10023</text:p>
          </table:table-cell>
          <table:table-cell office:value-type="float" office:value="5497" calcext:value-type="float">
            <text:p>54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027468" calcext:value-type="float">
            <text:p>0.0117027468</text:p>
          </table:table-cell>
          <table:table-cell office:value-type="float" office:value="10043" calcext:value-type="float">
            <text:p>10043</text:p>
          </table:table-cell>
          <table:table-cell office:value-type="float" office:value="5676" calcext:value-type="float">
            <text:p>56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7004011" calcext:value-type="float">
            <text:p>0.0117004011</text:p>
          </table:table-cell>
          <table:table-cell office:value-type="float" office:value="10021" calcext:value-type="float">
            <text:p>10021</text:p>
          </table:table-cell>
          <table:table-cell office:value-type="float" office:value="5842" calcext:value-type="float">
            <text:p>58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981399" calcext:value-type="float">
            <text:p>0.0116981399</text:p>
          </table:table-cell>
          <table:table-cell office:value-type="float" office:value="10036" calcext:value-type="float">
            <text:p>10036</text:p>
          </table:table-cell>
          <table:table-cell office:value-type="float" office:value="6001" calcext:value-type="float">
            <text:p>60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960063" calcext:value-type="float">
            <text:p>0.0116960063</text:p>
          </table:table-cell>
          <table:table-cell office:value-type="float" office:value="10018" calcext:value-type="float">
            <text:p>10018</text:p>
          </table:table-cell>
          <table:table-cell office:value-type="float" office:value="6162" calcext:value-type="float">
            <text:p>61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945363" calcext:value-type="float">
            <text:p>0.0116945363</text:p>
          </table:table-cell>
          <table:table-cell office:value-type="float" office:value="10010" calcext:value-type="float">
            <text:p>10010</text:p>
          </table:table-cell>
          <table:table-cell office:value-type="float" office:value="6324" calcext:value-type="float">
            <text:p>63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93017" calcext:value-type="float">
            <text:p>0.011693017</text:p>
          </table:table-cell>
          <table:table-cell office:value-type="float" office:value="10021" calcext:value-type="float">
            <text:p>10021</text:p>
          </table:table-cell>
          <table:table-cell office:value-type="float" office:value="6495" calcext:value-type="float">
            <text:p>64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920665" calcext:value-type="float">
            <text:p>0.0116920665</text:p>
          </table:table-cell>
          <table:table-cell office:value-type="float" office:value="10013" calcext:value-type="float">
            <text:p>10013</text:p>
          </table:table-cell>
          <table:table-cell office:value-type="float" office:value="6651" calcext:value-type="float">
            <text:p>66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910187" calcext:value-type="float">
            <text:p>0.0116910187</text:p>
          </table:table-cell>
          <table:table-cell office:value-type="float" office:value="10004" calcext:value-type="float">
            <text:p>10004</text:p>
          </table:table-cell>
          <table:table-cell office:value-type="float" office:value="6816" calcext:value-type="float">
            <text:p>68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76641" calcext:value-type="float">
            <text:p>0.0116876641</text:p>
          </table:table-cell>
          <table:table-cell office:value-type="float" office:value="10035" calcext:value-type="float">
            <text:p>10035</text:p>
          </table:table-cell>
          <table:table-cell office:value-type="float" office:value="6974" calcext:value-type="float">
            <text:p>69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459" calcext:value-type="float">
            <text:p>0.01168459</text:p>
          </table:table-cell>
          <table:table-cell office:value-type="float" office:value="10017" calcext:value-type="float">
            <text:p>10017</text:p>
          </table:table-cell>
          <table:table-cell office:value-type="float" office:value="7151" calcext:value-type="float">
            <text:p>71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40179" calcext:value-type="float">
            <text:p>0.0116840179</text:p>
          </table:table-cell>
          <table:table-cell office:value-type="float" office:value="10030" calcext:value-type="float">
            <text:p>10030</text:p>
          </table:table-cell>
          <table:table-cell office:value-type="float" office:value="7315" calcext:value-type="float">
            <text:p>73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33373" calcext:value-type="float">
            <text:p>0.0116833373</text:p>
          </table:table-cell>
          <table:table-cell office:value-type="float" office:value="10034" calcext:value-type="float">
            <text:p>10034</text:p>
          </table:table-cell>
          <table:table-cell office:value-type="float" office:value="7484" calcext:value-type="float">
            <text:p>74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28595" calcext:value-type="float">
            <text:p>0.0116828595</text:p>
          </table:table-cell>
          <table:table-cell office:value-type="float" office:value="10040" calcext:value-type="float">
            <text:p>10040</text:p>
          </table:table-cell>
          <table:table-cell office:value-type="float" office:value="7644" calcext:value-type="float">
            <text:p>76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22975" calcext:value-type="float">
            <text:p>0.0116822975</text:p>
          </table:table-cell>
          <table:table-cell office:value-type="float" office:value="10003" calcext:value-type="float">
            <text:p>10003</text:p>
          </table:table-cell>
          <table:table-cell office:value-type="float" office:value="7807" calcext:value-type="float">
            <text:p>78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17535" calcext:value-type="float">
            <text:p>0.0116817535</text:p>
          </table:table-cell>
          <table:table-cell office:value-type="float" office:value="10051" calcext:value-type="float">
            <text:p>10051</text:p>
          </table:table-cell>
          <table:table-cell office:value-type="float" office:value="7970" calcext:value-type="float">
            <text:p>79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13477" calcext:value-type="float">
            <text:p>0.0116813477</text:p>
          </table:table-cell>
          <table:table-cell office:value-type="float" office:value="10015" calcext:value-type="float">
            <text:p>10015</text:p>
          </table:table-cell>
          <table:table-cell office:value-type="float" office:value="8148" calcext:value-type="float">
            <text:p>81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09654" calcext:value-type="float">
            <text:p>0.0116809654</text:p>
          </table:table-cell>
          <table:table-cell office:value-type="float" office:value="10069" calcext:value-type="float">
            <text:p>10069</text:p>
          </table:table-cell>
          <table:table-cell office:value-type="float" office:value="8326" calcext:value-type="float">
            <text:p>83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05766" calcext:value-type="float">
            <text:p>0.0116805766</text:p>
          </table:table-cell>
          <table:table-cell office:value-type="float" office:value="10046" calcext:value-type="float">
            <text:p>10046</text:p>
          </table:table-cell>
          <table:table-cell office:value-type="float" office:value="8490" calcext:value-type="float">
            <text:p>84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802492" calcext:value-type="float">
            <text:p>0.0116802492</text:p>
          </table:table-cell>
          <table:table-cell office:value-type="float" office:value="10042" calcext:value-type="float">
            <text:p>10042</text:p>
          </table:table-cell>
          <table:table-cell office:value-type="float" office:value="8656" calcext:value-type="float">
            <text:p>86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99818" calcext:value-type="float">
            <text:p>0.0116799818</text:p>
          </table:table-cell>
          <table:table-cell office:value-type="float" office:value="10039" calcext:value-type="float">
            <text:p>10039</text:p>
          </table:table-cell>
          <table:table-cell office:value-type="float" office:value="8811" calcext:value-type="float">
            <text:p>88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9712" calcext:value-type="float">
            <text:p>0.011679712</text:p>
          </table:table-cell>
          <table:table-cell office:value-type="float" office:value="10059" calcext:value-type="float">
            <text:p>10059</text:p>
          </table:table-cell>
          <table:table-cell office:value-type="float" office:value="8974" calcext:value-type="float">
            <text:p>89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94492" calcext:value-type="float">
            <text:p>0.0116794492</text:p>
          </table:table-cell>
          <table:table-cell office:value-type="float" office:value="10020" calcext:value-type="float">
            <text:p>10020</text:p>
          </table:table-cell>
          <table:table-cell office:value-type="float" office:value="9142" calcext:value-type="float">
            <text:p>9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91903" calcext:value-type="float">
            <text:p>0.0116791903</text:p>
          </table:table-cell>
          <table:table-cell office:value-type="float" office:value="10059" calcext:value-type="float">
            <text:p>10059</text:p>
          </table:table-cell>
          <table:table-cell office:value-type="float" office:value="9313" calcext:value-type="float">
            <text:p>93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90077" calcext:value-type="float">
            <text:p>0.0116790077</text:p>
          </table:table-cell>
          <table:table-cell office:value-type="float" office:value="10042" calcext:value-type="float">
            <text:p>10042</text:p>
          </table:table-cell>
          <table:table-cell office:value-type="float" office:value="9491" calcext:value-type="float">
            <text:p>94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87839" calcext:value-type="float">
            <text:p>0.0116787839</text:p>
          </table:table-cell>
          <table:table-cell office:value-type="float" office:value="10050" calcext:value-type="float">
            <text:p>10050</text:p>
          </table:table-cell>
          <table:table-cell office:value-type="float" office:value="9656" calcext:value-type="float">
            <text:p>96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85131" calcext:value-type="float">
            <text:p>0.0116785131</text:p>
          </table:table-cell>
          <table:table-cell office:value-type="float" office:value="10041" calcext:value-type="float">
            <text:p>10041</text:p>
          </table:table-cell>
          <table:table-cell office:value-type="float" office:value="9827" calcext:value-type="float">
            <text:p>98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116782253" calcext:value-type="float">
            <text:p>0.0116782253</text:p>
          </table:table-cell>
          <table:table-cell office:value-type="float" office:value="10014" calcext:value-type="float">
            <text:p>10014</text:p>
          </table:table-cell>
          <table:table-cell office:value-type="float" office:value="9996" calcext:value-type="float">
            <text:p>99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057744757" calcext:value-type="float">
            <text:p>0.4057744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265615659" calcext:value-type="float">
            <text:p>0.0265615659</text:p>
          </table:table-cell>
          <table:table-cell office:value-type="float" office:value="10078" calcext:value-type="float">
            <text:p>10078</text:p>
          </table:table-cell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2889334" calcext:value-type="float">
            <text:p>0.0032889334</text:p>
          </table:table-cell>
          <table:table-cell office:value-type="float" office:value="10124" calcext:value-type="float">
            <text:p>10124</text:p>
          </table:table-cell>
          <table:table-cell office:value-type="float" office:value="89" calcext:value-type="float">
            <text:p>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476" calcext:value-type="float">
            <text:p>4.76E-05</text:p>
          </table:table-cell>
          <table:table-cell office:value-type="float" office:value="10059" calcext:value-type="float">
            <text:p>10059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13" calcext:value-type="float">
            <text:p>6.13E-06</text:p>
          </table:table-cell>
          <table:table-cell office:value-type="float" office:value="10154" calcext:value-type="float">
            <text:p>10154</text:p>
          </table:table-cell>
          <table:table-cell office:value-type="float" office:value="177" calcext:value-type="float">
            <text:p>1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3" calcext:value-type="float">
            <text:p>3.30E-06</text:p>
          </table:table-cell>
          <table:table-cell office:value-type="float" office:value="10104" calcext:value-type="float">
            <text:p>10104</text:p>
          </table:table-cell>
          <table:table-cell office:value-type="float" office:value="220" calcext:value-type="float">
            <text:p>2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25" calcext:value-type="float">
            <text:p>2.25E-06</text:p>
          </table:table-cell>
          <table:table-cell office:value-type="float" office:value="10204" calcext:value-type="float">
            <text:p>10204</text:p>
          </table:table-cell>
          <table:table-cell office:value-type="float" office:value="265" calcext:value-type="float">
            <text:p>2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173" calcext:value-type="float">
            <text:p>1.73E-06</text:p>
          </table:table-cell>
          <table:table-cell office:value-type="float" office:value="10068" calcext:value-type="float">
            <text:p>10068</text:p>
          </table:table-cell>
          <table:table-cell office:value-type="float" office:value="309" calcext:value-type="float">
            <text:p>3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139" calcext:value-type="float">
            <text:p>1.39E-06</text:p>
          </table:table-cell>
          <table:table-cell office:value-type="float" office:value="10023" calcext:value-type="float">
            <text:p>10023</text:p>
          </table:table-cell>
          <table:table-cell office:value-type="float" office:value="353" calcext:value-type="float">
            <text:p>3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116" calcext:value-type="float">
            <text:p>1.16E-06</text:p>
          </table:table-cell>
          <table:table-cell office:value-type="float" office:value="10072" calcext:value-type="float">
            <text:p>10072</text:p>
          </table:table-cell>
          <table:table-cell office:value-type="float" office:value="397" calcext:value-type="float">
            <text:p>3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997" calcext:value-type="float">
            <text:p>9.97E-07</text:p>
          </table:table-cell>
          <table:table-cell office:value-type="float" office:value="10222" calcext:value-type="float">
            <text:p>10222</text:p>
          </table:table-cell>
          <table:table-cell office:value-type="float" office:value="441" calcext:value-type="float">
            <text:p>4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881" calcext:value-type="float">
            <text:p>8.81E-07</text:p>
          </table:table-cell>
          <table:table-cell office:value-type="float" office:value="10067" calcext:value-type="float">
            <text:p>10067</text:p>
          </table:table-cell>
          <table:table-cell office:value-type="float" office:value="483" calcext:value-type="float">
            <text:p>4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782" calcext:value-type="float">
            <text:p>7.82E-07</text:p>
          </table:table-cell>
          <table:table-cell office:value-type="float" office:value="10003" calcext:value-type="float">
            <text:p>10003</text:p>
          </table:table-cell>
          <table:table-cell office:value-type="float" office:value="526" calcext:value-type="float">
            <text:p>5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705" calcext:value-type="float">
            <text:p>7.05E-07</text:p>
          </table:table-cell>
          <table:table-cell office:value-type="float" office:value="10028" calcext:value-type="float">
            <text:p>10028</text:p>
          </table:table-cell>
          <table:table-cell office:value-type="float" office:value="569" calcext:value-type="float">
            <text:p>5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638" calcext:value-type="float">
            <text:p>6.38E-07</text:p>
          </table:table-cell>
          <table:table-cell office:value-type="float" office:value="10035" calcext:value-type="float">
            <text:p>10035</text:p>
          </table:table-cell>
          <table:table-cell office:value-type="float" office:value="611" calcext:value-type="float">
            <text:p>6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583" calcext:value-type="float">
            <text:p>5.83E-07</text:p>
          </table:table-cell>
          <table:table-cell office:value-type="float" office:value="10021" calcext:value-type="float">
            <text:p>10021</text:p>
          </table:table-cell>
          <table:table-cell office:value-type="float" office:value="653" calcext:value-type="float">
            <text:p>6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535" calcext:value-type="float">
            <text:p>5.35E-07</text:p>
          </table:table-cell>
          <table:table-cell office:value-type="float" office:value="10024" calcext:value-type="float">
            <text:p>10024</text:p>
          </table:table-cell>
          <table:table-cell office:value-type="float" office:value="696" calcext:value-type="float">
            <text:p>6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497" calcext:value-type="float">
            <text:p>4.97E-07</text:p>
          </table:table-cell>
          <table:table-cell office:value-type="float" office:value="10156" calcext:value-type="float">
            <text:p>10156</text:p>
          </table:table-cell>
          <table:table-cell office:value-type="float" office:value="738" calcext:value-type="float">
            <text:p>7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467" calcext:value-type="float">
            <text:p>4.67E-07</text:p>
          </table:table-cell>
          <table:table-cell office:value-type="float" office:value="10024" calcext:value-type="float">
            <text:p>10024</text:p>
          </table:table-cell>
          <table:table-cell office:value-type="float" office:value="781" calcext:value-type="float">
            <text:p>7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437" calcext:value-type="float">
            <text:p>4.37E-07</text:p>
          </table:table-cell>
          <table:table-cell office:value-type="float" office:value="10164" calcext:value-type="float">
            <text:p>10164</text:p>
          </table:table-cell>
          <table:table-cell office:value-type="float" office:value="825" calcext:value-type="float">
            <text:p>8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414" calcext:value-type="float">
            <text:p>4.14E-07</text:p>
          </table:table-cell>
          <table:table-cell office:value-type="float" office:value="10180" calcext:value-type="float">
            <text:p>10180</text:p>
          </table:table-cell>
          <table:table-cell office:value-type="float" office:value="868" calcext:value-type="float">
            <text:p>8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95" calcext:value-type="float">
            <text:p>3.95E-07</text:p>
          </table:table-cell>
          <table:table-cell office:value-type="float" office:value="10112" calcext:value-type="float">
            <text:p>10112</text:p>
          </table:table-cell>
          <table:table-cell office:value-type="float" office:value="912" calcext:value-type="float">
            <text:p>9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79" calcext:value-type="float">
            <text:p>3.79E-07</text:p>
          </table:table-cell>
          <table:table-cell office:value-type="float" office:value="10110" calcext:value-type="float">
            <text:p>10110</text:p>
          </table:table-cell>
          <table:table-cell office:value-type="float" office:value="956" calcext:value-type="float">
            <text:p>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62" calcext:value-type="float">
            <text:p>3.62E-07</text:p>
          </table:table-cell>
          <table:table-cell office:value-type="float" office:value="10115" calcext:value-type="float">
            <text:p>10115</text:p>
          </table:table-cell>
          <table:table-cell office:value-type="float" office:value="999" calcext:value-type="float">
            <text:p>9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5" calcext:value-type="float">
            <text:p>3.50E-07</text:p>
          </table:table-cell>
          <table:table-cell office:value-type="float" office:value="10042" calcext:value-type="float">
            <text:p>10042</text:p>
          </table:table-cell>
          <table:table-cell office:value-type="float" office:value="1041" calcext:value-type="float">
            <text:p>10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36" calcext:value-type="float">
            <text:p>3.36E-07</text:p>
          </table:table-cell>
          <table:table-cell office:value-type="float" office:value="10088" calcext:value-type="float">
            <text:p>10088</text:p>
          </table:table-cell>
          <table:table-cell office:value-type="float" office:value="1086" calcext:value-type="float">
            <text:p>10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23" calcext:value-type="float">
            <text:p>3.23E-07</text:p>
          </table:table-cell>
          <table:table-cell office:value-type="float" office:value="10100" calcext:value-type="float">
            <text:p>10100</text:p>
          </table:table-cell>
          <table:table-cell office:value-type="float" office:value="1128" calcext:value-type="float">
            <text:p>11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13" calcext:value-type="float">
            <text:p>3.13E-07</text:p>
          </table:table-cell>
          <table:table-cell office:value-type="float" office:value="10015" calcext:value-type="float">
            <text:p>10015</text:p>
          </table:table-cell>
          <table:table-cell office:value-type="float" office:value="1172" calcext:value-type="float">
            <text:p>11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302" calcext:value-type="float">
            <text:p>3.02E-07</text:p>
          </table:table-cell>
          <table:table-cell office:value-type="float" office:value="10068" calcext:value-type="float">
            <text:p>10068</text:p>
          </table:table-cell>
          <table:table-cell office:value-type="float" office:value="1215" calcext:value-type="float">
            <text:p>1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93" calcext:value-type="float">
            <text:p>2.93E-07</text:p>
          </table:table-cell>
          <table:table-cell office:value-type="float" office:value="10120" calcext:value-type="float">
            <text:p>10120</text:p>
          </table:table-cell>
          <table:table-cell office:value-type="float" office:value="1257" calcext:value-type="float">
            <text:p>12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84" calcext:value-type="float">
            <text:p>2.84E-07</text:p>
          </table:table-cell>
          <table:table-cell office:value-type="float" office:value="10137" calcext:value-type="float">
            <text:p>10137</text:p>
          </table:table-cell>
          <table:table-cell office:value-type="float" office:value="1301" calcext:value-type="float">
            <text:p>13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76" calcext:value-type="float">
            <text:p>2.76E-07</text:p>
          </table:table-cell>
          <table:table-cell office:value-type="float" office:value="10001" calcext:value-type="float">
            <text:p>10001</text:p>
          </table:table-cell>
          <table:table-cell office:value-type="float" office:value="1344" calcext:value-type="float">
            <text:p>13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68" calcext:value-type="float">
            <text:p>2.68E-07</text:p>
          </table:table-cell>
          <table:table-cell office:value-type="float" office:value="10130" calcext:value-type="float">
            <text:p>10130</text:p>
          </table:table-cell>
          <table:table-cell office:value-type="float" office:value="1387" calcext:value-type="float">
            <text:p>13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62" calcext:value-type="float">
            <text:p>2.62E-07</text:p>
          </table:table-cell>
          <table:table-cell office:value-type="float" office:value="10208" calcext:value-type="float">
            <text:p>10208</text:p>
          </table:table-cell>
          <table:table-cell office:value-type="float" office:value="1432" calcext:value-type="float">
            <text:p>1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55" calcext:value-type="float">
            <text:p>2.55E-07</text:p>
          </table:table-cell>
          <table:table-cell office:value-type="float" office:value="10006" calcext:value-type="float">
            <text:p>10006</text:p>
          </table:table-cell>
          <table:table-cell office:value-type="float" office:value="1476" calcext:value-type="float">
            <text:p>14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48" calcext:value-type="float">
            <text:p>2.48E-07</text:p>
          </table:table-cell>
          <table:table-cell office:value-type="float" office:value="10105" calcext:value-type="float">
            <text:p>10105</text:p>
          </table:table-cell>
          <table:table-cell office:value-type="float" office:value="1518" calcext:value-type="float">
            <text:p>15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43" calcext:value-type="float">
            <text:p>2.43E-07</text:p>
          </table:table-cell>
          <table:table-cell office:value-type="float" office:value="10154" calcext:value-type="float">
            <text:p>10154</text:p>
          </table:table-cell>
          <table:table-cell office:value-type="float" office:value="1561" calcext:value-type="float">
            <text:p>15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38" calcext:value-type="float">
            <text:p>2.38E-07</text:p>
          </table:table-cell>
          <table:table-cell office:value-type="float" office:value="10168" calcext:value-type="float">
            <text:p>10168</text:p>
          </table:table-cell>
          <table:table-cell office:value-type="float" office:value="1604" calcext:value-type="float">
            <text:p>16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34" calcext:value-type="float">
            <text:p>2.34E-07</text:p>
          </table:table-cell>
          <table:table-cell office:value-type="float" office:value="10123" calcext:value-type="float">
            <text:p>10123</text:p>
          </table:table-cell>
          <table:table-cell office:value-type="float" office:value="1648" calcext:value-type="float">
            <text:p>16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29" calcext:value-type="float">
            <text:p>2.29E-07</text:p>
          </table:table-cell>
          <table:table-cell office:value-type="float" office:value="10094" calcext:value-type="float">
            <text:p>10094</text:p>
          </table:table-cell>
          <table:table-cell office:value-type="float" office:value="1693" calcext:value-type="float">
            <text:p>16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24" calcext:value-type="float">
            <text:p>2.24E-07</text:p>
          </table:table-cell>
          <table:table-cell office:value-type="float" office:value="10205" calcext:value-type="float">
            <text:p>10205</text:p>
          </table:table-cell>
          <table:table-cell office:value-type="float" office:value="1738" calcext:value-type="float">
            <text:p>17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2" calcext:value-type="float">
            <text:p>2.20E-07</text:p>
          </table:table-cell>
          <table:table-cell office:value-type="float" office:value="10005" calcext:value-type="float">
            <text:p>10005</text:p>
          </table:table-cell>
          <table:table-cell office:value-type="float" office:value="1779" calcext:value-type="float">
            <text:p>17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17" calcext:value-type="float">
            <text:p>2.17E-07</text:p>
          </table:table-cell>
          <table:table-cell office:value-type="float" office:value="10060" calcext:value-type="float">
            <text:p>10060</text:p>
          </table:table-cell>
          <table:table-cell office:value-type="float" office:value="1822" calcext:value-type="float">
            <text:p>18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14" calcext:value-type="float">
            <text:p>2.14E-07</text:p>
          </table:table-cell>
          <table:table-cell office:value-type="float" office:value="10185" calcext:value-type="float">
            <text:p>10185</text:p>
          </table:table-cell>
          <table:table-cell office:value-type="float" office:value="1873" calcext:value-type="float">
            <text:p>18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11" calcext:value-type="float">
            <text:p>2.11E-07</text:p>
          </table:table-cell>
          <table:table-cell office:value-type="float" office:value="10123" calcext:value-type="float">
            <text:p>10123</text:p>
          </table:table-cell>
          <table:table-cell office:value-type="float" office:value="1920" calcext:value-type="float">
            <text:p>19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07" calcext:value-type="float">
            <text:p>2.07E-07</text:p>
          </table:table-cell>
          <table:table-cell office:value-type="float" office:value="10111" calcext:value-type="float">
            <text:p>10111</text:p>
          </table:table-cell>
          <table:table-cell office:value-type="float" office:value="1965" calcext:value-type="float">
            <text:p>19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03" calcext:value-type="float">
            <text:p>2.03E-07</text:p>
          </table:table-cell>
          <table:table-cell office:value-type="float" office:value="10199" calcext:value-type="float">
            <text:p>10199</text:p>
          </table:table-cell>
          <table:table-cell office:value-type="float" office:value="2009" calcext:value-type="float">
            <text:p>20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203" calcext:value-type="float">
            <text:p>2.03E-07</text:p>
          </table:table-cell>
          <table:table-cell office:value-type="float" office:value="10033" calcext:value-type="float">
            <text:p>10033</text:p>
          </table:table-cell>
          <table:table-cell office:value-type="float" office:value="2052" calcext:value-type="float">
            <text:p>20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98" calcext:value-type="float">
            <text:p>1.98E-07</text:p>
          </table:table-cell>
          <table:table-cell office:value-type="float" office:value="10083" calcext:value-type="float">
            <text:p>10083</text:p>
          </table:table-cell>
          <table:table-cell office:value-type="float" office:value="2095" calcext:value-type="float">
            <text:p>20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96" calcext:value-type="float">
            <text:p>1.96E-07</text:p>
          </table:table-cell>
          <table:table-cell office:value-type="float" office:value="10057" calcext:value-type="float">
            <text:p>10057</text:p>
          </table:table-cell>
          <table:table-cell office:value-type="float" office:value="2141" calcext:value-type="float">
            <text:p>21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93" calcext:value-type="float">
            <text:p>1.93E-07</text:p>
          </table:table-cell>
          <table:table-cell office:value-type="float" office:value="10153" calcext:value-type="float">
            <text:p>10153</text:p>
          </table:table-cell>
          <table:table-cell office:value-type="float" office:value="2184" calcext:value-type="float">
            <text:p>2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91" calcext:value-type="float">
            <text:p>1.91E-07</text:p>
          </table:table-cell>
          <table:table-cell office:value-type="float" office:value="10120" calcext:value-type="float">
            <text:p>10120</text:p>
          </table:table-cell>
          <table:table-cell office:value-type="float" office:value="2228" calcext:value-type="float">
            <text:p>2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87" calcext:value-type="float">
            <text:p>1.87E-07</text:p>
          </table:table-cell>
          <table:table-cell office:value-type="float" office:value="10100" calcext:value-type="float">
            <text:p>10100</text:p>
          </table:table-cell>
          <table:table-cell office:value-type="float" office:value="2272" calcext:value-type="float">
            <text:p>2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85" calcext:value-type="float">
            <text:p>1.85E-07</text:p>
          </table:table-cell>
          <table:table-cell office:value-type="float" office:value="10113" calcext:value-type="float">
            <text:p>10113</text:p>
          </table:table-cell>
          <table:table-cell office:value-type="float" office:value="2316" calcext:value-type="float">
            <text:p>2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83" calcext:value-type="float">
            <text:p>1.83E-07</text:p>
          </table:table-cell>
          <table:table-cell office:value-type="float" office:value="10156" calcext:value-type="float">
            <text:p>10156</text:p>
          </table:table-cell>
          <table:table-cell office:value-type="float" office:value="2359" calcext:value-type="float">
            <text:p>23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81" calcext:value-type="float">
            <text:p>1.81E-07</text:p>
          </table:table-cell>
          <table:table-cell office:value-type="float" office:value="10184" calcext:value-type="float">
            <text:p>10184</text:p>
          </table:table-cell>
          <table:table-cell office:value-type="float" office:value="2403" calcext:value-type="float">
            <text:p>24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79" calcext:value-type="float">
            <text:p>1.79E-07</text:p>
          </table:table-cell>
          <table:table-cell office:value-type="float" office:value="10048" calcext:value-type="float">
            <text:p>10048</text:p>
          </table:table-cell>
          <table:table-cell office:value-type="float" office:value="2444" calcext:value-type="float">
            <text:p>24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78" calcext:value-type="float">
            <text:p>1.78E-07</text:p>
          </table:table-cell>
          <table:table-cell office:value-type="float" office:value="10105" calcext:value-type="float">
            <text:p>10105</text:p>
          </table:table-cell>
          <table:table-cell office:value-type="float" office:value="2486" calcext:value-type="float">
            <text:p>24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76" calcext:value-type="float">
            <text:p>1.76E-07</text:p>
          </table:table-cell>
          <table:table-cell office:value-type="float" office:value="10048" calcext:value-type="float">
            <text:p>10048</text:p>
          </table:table-cell>
          <table:table-cell office:value-type="float" office:value="2529" calcext:value-type="float">
            <text:p>25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74" calcext:value-type="float">
            <text:p>1.74E-07</text:p>
          </table:table-cell>
          <table:table-cell office:value-type="float" office:value="10129" calcext:value-type="float">
            <text:p>10129</text:p>
          </table:table-cell>
          <table:table-cell office:value-type="float" office:value="2571" calcext:value-type="float">
            <text:p>25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0173" calcext:value-type="float">
            <text:p>1.73E-07</text:p>
          </table:table-cell>
          <table:table-cell office:value-type="float" office:value="10022" calcext:value-type="float">
            <text:p>10022</text:p>
          </table:table-cell>
          <table:table-cell office:value-type="float" office:value="2615" calcext:value-type="float">
            <text:p>2615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2:27:10.2343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15:51.645430000</meta:creation-date>
    <dc:date>2017-02-18T12:29:09.497336000</dc:date>
    <meta:editing-duration>PT39M16S</meta:editing-duration>
    <meta:editing-cycles>17</meta:editing-cycles>
    <meta:generator>LibreOffice/5.1.6.2$MacOSX_X86_64 LibreOffice_project/07ac168c60a517dba0f0d7bc7540f5afa45f0909</meta:generator>
    <meta:document-statistic meta:table-count="1" meta:cell-count="3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7.298cm" svg:y="0.422cm" chart:style-name="ch2">
          <text:p>Neural Network Training Time</text:p>
        </chart:title>
        <chart:legend chart:legend-position="bottom" svg:x="2.798cm" svg:y="13.037cm" style:legend-expansion="wide" chart:style-name="ch3"/>
        <chart:plot-area chart:style-name="ch4" table:cell-range-address="Sheet2.F1:Sheet2.L62" chart:data-source-has-labels="row" svg:x="1.426cm" svg:y="1.513cm" svg:width="18.955cm" svg:height="10.257cm">
          <chartooo:coordinate-region svg:x="2.153cm" svg:y="1.712cm" svg:width="18.089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677cm" chart:style-name="ch7">
              <text:p>Network Error</text:p>
            </chart:title>
            <chart:grid chart:style-name="ch8" chart:class="major"/>
          </chart:axis>
          <chart:series chart:style-name="ch9" chart:values-cell-range-address="Sheet2.F2:Sheet2.F62" chart:label-cell-address="Sheet2.F1:Sheet2.F1" chart:class="chart:line">
            <chart:data-point chart:repeated="61"/>
          </chart:series>
          <chart:series chart:style-name="ch10" chart:values-cell-range-address="Sheet2.G2:Sheet2.G62" chart:label-cell-address="Sheet2.G1:Sheet2.G1" chart:class="chart:line">
            <chart:data-point chart:repeated="61"/>
          </chart:series>
          <chart:series chart:style-name="ch11" chart:values-cell-range-address="Sheet2.H2:Sheet2.H62" chart:label-cell-address="Sheet2.H1:Sheet2.H1" chart:class="chart:line">
            <chart:data-point chart:repeated="61"/>
          </chart:series>
          <chart:series chart:style-name="ch12" chart:values-cell-range-address="Sheet2.I2:Sheet2.I62" chart:label-cell-address="Sheet2.I1:Sheet2.I1" chart:class="chart:line">
            <chart:data-point chart:repeated="61"/>
          </chart:series>
          <chart:series chart:style-name="ch13" chart:values-cell-range-address="Sheet2.J2:Sheet2.J62" chart:label-cell-address="Sheet2.J1:Sheet2.J1" chart:class="chart:line">
            <chart:data-point chart:repeated="61"/>
          </chart:series>
          <chart:series chart:style-name="ch14" chart:values-cell-range-address="Sheet2.K2:Sheet2.K62" chart:label-cell-address="Sheet2.K1:Sheet2.K1" chart:class="chart:line">
            <chart:data-point chart:repeated="61"/>
          </chart:series>
          <chart:series chart:style-name="ch15" chart:values-cell-range-address="Sheet2.L2:Sheet2.L62" chart:label-cell-address="Sheet2.L1:Sheet2.L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F1:Sheet2.F1</svg:desc>
                </draw:g>
              </table:table-cell>
              <table:table-cell office:value-type="string">
                <text:p>Exponent Regulated Sine</text:p>
                <draw:g>
                  <svg:desc>Sheet2.G1:Sheet2.G1</svg:desc>
                </draw:g>
              </table:table-cell>
              <table:table-cell office:value-type="string">
                <text:p>Sigmoid</text:p>
                <draw:g>
                  <svg:desc>Sheet2.H1:Sheet2.H1</svg:desc>
                </draw:g>
              </table:table-cell>
              <table:table-cell office:value-type="string">
                <text:p>Bipolar Sigmoid</text:p>
                <draw:g>
                  <svg:desc>Sheet2.I1:Sheet2.I1</svg:desc>
                </draw:g>
              </table:table-cell>
              <table:table-cell office:value-type="string">
                <text:p>Logarithm</text:p>
                <draw:g>
                  <svg:desc>Sheet2.J1:Sheet2.J1</svg:desc>
                </draw:g>
              </table:table-cell>
              <table:table-cell office:value-type="string">
                <text:p>Hyperbolic Tangent</text:p>
                <draw:g>
                  <svg:desc>Sheet2.K1:Sheet2.K1</svg:desc>
                </draw:g>
              </table:table-cell>
              <table:table-cell office:value-type="string">
                <text:p>Elliott Symmetric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18119603">
                <text:p>1.0318119603</text:p>
                <draw:g>
                  <svg:desc>Sheet2.F2:Sheet2.F62</svg:desc>
                </draw:g>
              </table:table-cell>
              <table:table-cell office:value-type="float" office:value="1.1928479065">
                <text:p>1.1928479065</text:p>
                <draw:g>
                  <svg:desc>Sheet2.G2:Sheet2.G62</svg:desc>
                </draw:g>
              </table:table-cell>
              <table:table-cell office:value-type="float" office:value="0.8821">
                <text:p>0.8821</text:p>
                <draw:g>
                  <svg:desc>Sheet2.H2:Sheet2.H62</svg:desc>
                </draw:g>
              </table:table-cell>
              <table:table-cell office:value-type="float" office:value="1.9789835869">
                <text:p>1.9789835869</text:p>
                <draw:g>
                  <svg:desc>Sheet2.I2:Sheet2.I62</svg:desc>
                </draw:g>
              </table:table-cell>
              <table:table-cell office:value-type="float" office:value="2.8272832548">
                <text:p>2.8272832548</text:p>
                <draw:g>
                  <svg:desc>Sheet2.J2:Sheet2.J62</svg:desc>
                </draw:g>
              </table:table-cell>
              <table:table-cell office:value-type="float" office:value="0.413818343">
                <text:p>0.413818343</text:p>
                <draw:g>
                  <svg:desc>Sheet2.K2:Sheet2.K62</svg:desc>
                </draw:g>
              </table:table-cell>
              <table:table-cell office:value-type="float" office:value="0.4057744757">
                <text:p>0.4057744757</text:p>
                <draw:g>
                  <svg:desc>Sheet2.L2:Sheet2.L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4003861">
                <text:p>0.0864003861</text:p>
              </table:table-cell>
              <table:table-cell office:value-type="float" office:value="0.0654805046">
                <text:p>0.0654805046</text:p>
              </table:table-cell>
              <table:table-cell office:value-type="float" office:value="0.0044123099">
                <text:p>0.0044123099</text:p>
              </table:table-cell>
              <table:table-cell office:value-type="float" office:value="0.1038244476">
                <text:p>0.1038244476</text:p>
              </table:table-cell>
              <table:table-cell office:value-type="float" office:value="0.0306741834">
                <text:p>0.0306741834</text:p>
              </table:table-cell>
              <table:table-cell office:value-type="float" office:value="0.1789894818">
                <text:p>0.1789894818</text:p>
              </table:table-cell>
              <table:table-cell office:value-type="float" office:value="0.0265615659">
                <text:p>0.0265615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71685801">
                <text:p>0.0771685801</text:p>
              </table:table-cell>
              <table:table-cell office:value-type="float" office:value="0.06035718">
                <text:p>0.06035718</text:p>
              </table:table-cell>
              <table:table-cell office:value-type="float" office:value="0.0014279585">
                <text:p>0.0014279585</text:p>
              </table:table-cell>
              <table:table-cell office:value-type="float" office:value="0.0737329114">
                <text:p>0.0737329114</text:p>
              </table:table-cell>
              <table:table-cell office:value-type="float" office:value="0.0216987696">
                <text:p>0.0216987696</text:p>
              </table:table-cell>
              <table:table-cell office:value-type="float" office:value="0.0811693902">
                <text:p>0.0811693902</text:p>
              </table:table-cell>
              <table:table-cell office:value-type="float" office:value="0.0032889334">
                <text:p>0.0032889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4645807">
                <text:p>0.0734645807</text:p>
              </table:table-cell>
              <table:table-cell office:value-type="float" office:value="0.058685545">
                <text:p>0.058685545</text:p>
              </table:table-cell>
              <table:table-cell office:value-type="float" office:value="0.0021299369">
                <text:p>0.0021299369</text:p>
              </table:table-cell>
              <table:table-cell office:value-type="float" office:value="0.0682252832">
                <text:p>0.0682252832</text:p>
              </table:table-cell>
              <table:table-cell office:value-type="float" office:value="0.0186780625">
                <text:p>0.0186780625</text:p>
              </table:table-cell>
              <table:table-cell office:value-type="float" office:value="0.0395406411">
                <text:p>0.0395406411</text:p>
              </table:table-cell>
              <table:table-cell office:value-type="float" office:value="0.0000476">
                <text:p>0.000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9575149">
                <text:p>0.0719575149</text:p>
              </table:table-cell>
              <table:table-cell office:value-type="float" office:value="0.0591921326">
                <text:p>0.0591921326</text:p>
              </table:table-cell>
              <table:table-cell office:value-type="float" office:value="0.0030156002">
                <text:p>0.0030156002</text:p>
              </table:table-cell>
              <table:table-cell office:value-type="float" office:value="0.0646412399">
                <text:p>0.0646412399</text:p>
              </table:table-cell>
              <table:table-cell office:value-type="float" office:value="0.0171279332">
                <text:p>0.0171279332</text:p>
              </table:table-cell>
              <table:table-cell office:value-type="float" office:value="0.0272565079">
                <text:p>0.0272565079</text:p>
              </table:table-cell>
              <table:table-cell office:value-type="float" office:value="0.00000613">
                <text:p>0.00000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2194353">
                <text:p>0.0712194353</text:p>
              </table:table-cell>
              <table:table-cell office:value-type="float" office:value="0.0602312229">
                <text:p>0.0602312229</text:p>
              </table:table-cell>
              <table:table-cell office:value-type="float" office:value="0.0013398137">
                <text:p>0.0013398137</text:p>
              </table:table-cell>
              <table:table-cell office:value-type="float" office:value="0.0564804628">
                <text:p>0.0564804628</text:p>
              </table:table-cell>
              <table:table-cell office:value-type="float" office:value="0.0155043686">
                <text:p>0.0155043686</text:p>
              </table:table-cell>
              <table:table-cell office:value-type="float" office:value="0.0227188601">
                <text:p>0.0227188601</text:p>
              </table:table-cell>
              <table:table-cell office:value-type="float" office:value="0.0000033">
                <text:p>0.0000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5935369">
                <text:p>0.0705935369</text:p>
              </table:table-cell>
              <table:table-cell office:value-type="float" office:value="0.0597482701">
                <text:p>0.0597482701</text:p>
              </table:table-cell>
              <table:table-cell office:value-type="float" office:value="0.0011771428">
                <text:p>0.0011771428</text:p>
              </table:table-cell>
              <table:table-cell office:value-type="float" office:value="0.0577310498">
                <text:p>0.0577310498</text:p>
              </table:table-cell>
              <table:table-cell office:value-type="float" office:value="0.0130892436">
                <text:p>0.0130892436</text:p>
              </table:table-cell>
              <table:table-cell office:value-type="float" office:value="0.0194453842">
                <text:p>0.0194453842</text:p>
              </table:table-cell>
              <table:table-cell office:value-type="float" office:value="0.00000225">
                <text:p>0.00000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4909109">
                <text:p>0.0704909109</text:p>
              </table:table-cell>
              <table:table-cell office:value-type="float" office:value="0.0595849921">
                <text:p>0.0595849921</text:p>
              </table:table-cell>
              <table:table-cell office:value-type="float" office:value="0.000672">
                <text:p>0.000672</text:p>
              </table:table-cell>
              <table:table-cell office:value-type="float" office:value="0.0562260206">
                <text:p>0.0562260206</text:p>
              </table:table-cell>
              <table:table-cell office:value-type="float" office:value="0.0121721643">
                <text:p>0.0121721643</text:p>
              </table:table-cell>
              <table:table-cell office:value-type="float" office:value="0.017046921">
                <text:p>0.017046921</text:p>
              </table:table-cell>
              <table:table-cell office:value-type="float" office:value="0.00000173">
                <text:p>0.00000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08418008">
                <text:p>0.0708418008</text:p>
              </table:table-cell>
              <table:table-cell office:value-type="float" office:value="0.0606335547">
                <text:p>0.0606335547</text:p>
              </table:table-cell>
              <table:table-cell office:value-type="float" office:value="0.00058">
                <text:p>0.00058</text:p>
              </table:table-cell>
              <table:table-cell office:value-type="float" office:value="0.0522568066">
                <text:p>0.0522568066</text:p>
              </table:table-cell>
              <table:table-cell office:value-type="float" office:value="0.0114401635">
                <text:p>0.0114401635</text:p>
              </table:table-cell>
              <table:table-cell office:value-type="float" office:value="0.0155238435">
                <text:p>0.0155238435</text:p>
              </table:table-cell>
              <table:table-cell office:value-type="float" office:value="0.00000139">
                <text:p>0.00000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8272309">
                <text:p>0.0708272309</text:p>
              </table:table-cell>
              <table:table-cell office:value-type="float" office:value="0.062352931">
                <text:p>0.062352931</text:p>
              </table:table-cell>
              <table:table-cell office:value-type="float" office:value="0.0023022862">
                <text:p>0.0023022862</text:p>
              </table:table-cell>
              <table:table-cell office:value-type="float" office:value="0.0482282967">
                <text:p>0.0482282967</text:p>
              </table:table-cell>
              <table:table-cell office:value-type="float" office:value="0.0109336213">
                <text:p>0.0109336213</text:p>
              </table:table-cell>
              <table:table-cell office:value-type="float" office:value="0.0147876536">
                <text:p>0.0147876536</text:p>
              </table:table-cell>
              <table:table-cell office:value-type="float" office:value="0.00000116">
                <text:p>0.00000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7974424">
                <text:p>0.0707974424</text:p>
              </table:table-cell>
              <table:table-cell office:value-type="float" office:value="0.0626033781">
                <text:p>0.0626033781</text:p>
              </table:table-cell>
              <table:table-cell office:value-type="float" office:value="0.000497">
                <text:p>0.000497</text:p>
              </table:table-cell>
              <table:table-cell office:value-type="float" office:value="0.0512749358">
                <text:p>0.0512749358</text:p>
              </table:table-cell>
              <table:table-cell office:value-type="float" office:value="0.0104022871">
                <text:p>0.0104022871</text:p>
              </table:table-cell>
              <table:table-cell office:value-type="float" office:value="0.0144386171">
                <text:p>0.0144386171</text:p>
              </table:table-cell>
              <table:table-cell office:value-type="float" office:value="0.000000997">
                <text:p>0.000000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6983423">
                <text:p>0.0706983423</text:p>
              </table:table-cell>
              <table:table-cell office:value-type="float" office:value="0.0636391013">
                <text:p>0.0636391013</text:p>
              </table:table-cell>
              <table:table-cell office:value-type="float" office:value="0.0006">
                <text:p>0.0006</text:p>
              </table:table-cell>
              <table:table-cell office:value-type="float" office:value="0.0462023004">
                <text:p>0.0462023004</text:p>
              </table:table-cell>
              <table:table-cell office:value-type="float" office:value="0.0096225081">
                <text:p>0.0096225081</text:p>
              </table:table-cell>
              <table:table-cell office:value-type="float" office:value="0.0140267542">
                <text:p>0.0140267542</text:p>
              </table:table-cell>
              <table:table-cell office:value-type="float" office:value="0.000000881">
                <text:p>0.000000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05776094">
                <text:p>0.0705776094</text:p>
              </table:table-cell>
              <table:table-cell office:value-type="float" office:value="0.0652609304">
                <text:p>0.0652609304</text:p>
              </table:table-cell>
              <table:table-cell office:value-type="float" office:value="0.000518">
                <text:p>0.000518</text:p>
              </table:table-cell>
              <table:table-cell office:value-type="float" office:value="0.0456959228">
                <text:p>0.0456959228</text:p>
              </table:table-cell>
              <table:table-cell office:value-type="float" office:value="0.0090605436">
                <text:p>0.0090605436</text:p>
              </table:table-cell>
              <table:table-cell office:value-type="float" office:value="0.0139248339">
                <text:p>0.0139248339</text:p>
              </table:table-cell>
              <table:table-cell office:value-type="float" office:value="0.000000782">
                <text:p>0.000000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5756186">
                <text:p>0.0705756186</text:p>
              </table:table-cell>
              <table:table-cell office:value-type="float" office:value="0.0657956032">
                <text:p>0.0657956032</text:p>
              </table:table-cell>
              <table:table-cell office:value-type="float" office:value="0.000391">
                <text:p>0.000391</text:p>
              </table:table-cell>
              <table:table-cell office:value-type="float" office:value="0.0490580269">
                <text:p>0.0490580269</text:p>
              </table:table-cell>
              <table:table-cell office:value-type="float" office:value="0.0086465805">
                <text:p>0.0086465805</text:p>
              </table:table-cell>
              <table:table-cell office:value-type="float" office:value="0.0137011664">
                <text:p>0.0137011664</text:p>
              </table:table-cell>
              <table:table-cell office:value-type="float" office:value="0.000000705">
                <text:p>0.000000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07763657">
                <text:p>0.0707763657</text:p>
              </table:table-cell>
              <table:table-cell office:value-type="float" office:value="0.0660684413">
                <text:p>0.0660684413</text:p>
              </table:table-cell>
              <table:table-cell office:value-type="float" office:value="0.00043">
                <text:p>0.00043</text:p>
              </table:table-cell>
              <table:table-cell office:value-type="float" office:value="0.0386468424">
                <text:p>0.0386468424</text:p>
              </table:table-cell>
              <table:table-cell office:value-type="float" office:value="0.0082387805">
                <text:p>0.0082387805</text:p>
              </table:table-cell>
              <table:table-cell office:value-type="float" office:value="0.0135559826">
                <text:p>0.0135559826</text:p>
              </table:table-cell>
              <table:table-cell office:value-type="float" office:value="0.000000638">
                <text:p>0.000000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7962627">
                <text:p>0.0707962627</text:p>
              </table:table-cell>
              <table:table-cell office:value-type="float" office:value="0.0664046443">
                <text:p>0.0664046443</text:p>
              </table:table-cell>
              <table:table-cell office:value-type="float" office:value="0.0014278656">
                <text:p>0.0014278656</text:p>
              </table:table-cell>
              <table:table-cell office:value-type="float" office:value="0.0430295219">
                <text:p>0.0430295219</text:p>
              </table:table-cell>
              <table:table-cell office:value-type="float" office:value="0.0079610847">
                <text:p>0.0079610847</text:p>
              </table:table-cell>
              <table:table-cell office:value-type="float" office:value="0.0133496659">
                <text:p>0.0133496659</text:p>
              </table:table-cell>
              <table:table-cell office:value-type="float" office:value="0.000000583">
                <text:p>0.000000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9328358">
                <text:p>0.0709328358</text:p>
              </table:table-cell>
              <table:table-cell office:value-type="float" office:value="0.0675040802">
                <text:p>0.0675040802</text:p>
              </table:table-cell>
              <table:table-cell office:value-type="float" office:value="0.0026727202">
                <text:p>0.0026727202</text:p>
              </table:table-cell>
              <table:table-cell office:value-type="float" office:value="0.0439984738">
                <text:p>0.0439984738</text:p>
              </table:table-cell>
              <table:table-cell office:value-type="float" office:value="0.0076840232">
                <text:p>0.0076840232</text:p>
              </table:table-cell>
              <table:table-cell office:value-type="float" office:value="0.0131555485">
                <text:p>0.0131555485</text:p>
              </table:table-cell>
              <table:table-cell office:value-type="float" office:value="0.000000535">
                <text:p>0.000000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0416392">
                <text:p>0.0710416392</text:p>
              </table:table-cell>
              <table:table-cell office:value-type="float" office:value="0.0685298486">
                <text:p>0.0685298486</text:p>
              </table:table-cell>
              <table:table-cell office:value-type="float" office:value="0.001311405">
                <text:p>0.001311405</text:p>
              </table:table-cell>
              <table:table-cell office:value-type="float" office:value="0.042440038">
                <text:p>0.042440038</text:p>
              </table:table-cell>
              <table:table-cell office:value-type="float" office:value="0.0074895041">
                <text:p>0.0074895041</text:p>
              </table:table-cell>
              <table:table-cell office:value-type="float" office:value="0.0130703421">
                <text:p>0.0130703421</text:p>
              </table:table-cell>
              <table:table-cell office:value-type="float" office:value="0.000000497">
                <text:p>0.000000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10642624">
                <text:p>0.0710642624</text:p>
              </table:table-cell>
              <table:table-cell office:value-type="float" office:value="0.0694770007">
                <text:p>0.0694770007</text:p>
              </table:table-cell>
              <table:table-cell office:value-type="float" office:value="0.000368">
                <text:p>0.000368</text:p>
              </table:table-cell>
              <table:table-cell office:value-type="float" office:value="0.0396031634">
                <text:p>0.0396031634</text:p>
              </table:table-cell>
              <table:table-cell office:value-type="float" office:value="0.0073230677">
                <text:p>0.0073230677</text:p>
              </table:table-cell>
              <table:table-cell office:value-type="float" office:value="0.0128574599">
                <text:p>0.0128574599</text:p>
              </table:table-cell>
              <table:table-cell office:value-type="float" office:value="0.000000467">
                <text:p>0.000000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031952">
                <text:p>0.071031952</text:p>
              </table:table-cell>
              <table:table-cell office:value-type="float" office:value="0.0702210905">
                <text:p>0.0702210905</text:p>
              </table:table-cell>
              <table:table-cell office:value-type="float" office:value="0.000553">
                <text:p>0.000553</text:p>
              </table:table-cell>
              <table:table-cell office:value-type="float" office:value="0.0382172185">
                <text:p>0.0382172185</text:p>
              </table:table-cell>
              <table:table-cell office:value-type="float" office:value="0.0071436324">
                <text:p>0.0071436324</text:p>
              </table:table-cell>
              <table:table-cell office:value-type="float" office:value="0.0124374493">
                <text:p>0.0124374493</text:p>
              </table:table-cell>
              <table:table-cell office:value-type="float" office:value="0.000000437">
                <text:p>0.0000004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10995087">
                <text:p>0.0710995087</text:p>
              </table:table-cell>
              <table:table-cell office:value-type="float" office:value="0.071338411">
                <text:p>0.071338411</text:p>
              </table:table-cell>
              <table:table-cell office:value-type="float" office:value="0.00077">
                <text:p>0.00077</text:p>
              </table:table-cell>
              <table:table-cell office:value-type="float" office:value="0.0305797822">
                <text:p>0.0305797822</text:p>
              </table:table-cell>
              <table:table-cell office:value-type="float" office:value="0.0069972819">
                <text:p>0.0069972819</text:p>
              </table:table-cell>
              <table:table-cell office:value-type="float" office:value="0.0124207796">
                <text:p>0.0124207796</text:p>
              </table:table-cell>
              <table:table-cell office:value-type="float" office:value="0.000000414">
                <text:p>0.00000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11356363">
                <text:p>0.0711356363</text:p>
              </table:table-cell>
              <table:table-cell office:value-type="float" office:value="0.0724287736">
                <text:p>0.0724287736</text:p>
              </table:table-cell>
              <table:table-cell office:value-type="float" office:value="0.0010753883">
                <text:p>0.0010753883</text:p>
              </table:table-cell>
              <table:table-cell office:value-type="float" office:value="0.0333224325">
                <text:p>0.0333224325</text:p>
              </table:table-cell>
              <table:table-cell office:value-type="float" office:value="0.0068717271">
                <text:p>0.0068717271</text:p>
              </table:table-cell>
              <table:table-cell office:value-type="float" office:value="0.012411897">
                <text:p>0.012411897</text:p>
              </table:table-cell>
              <table:table-cell office:value-type="float" office:value="0.000000395">
                <text:p>0.000000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2274997">
                <text:p>0.0712274997</text:p>
              </table:table-cell>
              <table:table-cell office:value-type="float" office:value="0.0729687561">
                <text:p>0.0729687561</text:p>
              </table:table-cell>
              <table:table-cell office:value-type="float" office:value="0.000475">
                <text:p>0.000475</text:p>
              </table:table-cell>
              <table:table-cell office:value-type="float" office:value="0.0330530579">
                <text:p>0.0330530579</text:p>
              </table:table-cell>
              <table:table-cell office:value-type="float" office:value="0.0067551509">
                <text:p>0.0067551509</text:p>
              </table:table-cell>
              <table:table-cell office:value-type="float" office:value="0.0124064965">
                <text:p>0.0124064965</text:p>
              </table:table-cell>
              <table:table-cell office:value-type="float" office:value="0.000000379">
                <text:p>0.000000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3134229">
                <text:p>0.0713134229</text:p>
              </table:table-cell>
              <table:table-cell office:value-type="float" office:value="0.0734664411">
                <text:p>0.0734664411</text:p>
              </table:table-cell>
              <table:table-cell office:value-type="float" office:value="0.000239">
                <text:p>0.000239</text:p>
              </table:table-cell>
              <table:table-cell office:value-type="float" office:value="0.0334891121">
                <text:p>0.0334891121</text:p>
              </table:table-cell>
              <table:table-cell office:value-type="float" office:value="0.0066460356">
                <text:p>0.0066460356</text:p>
              </table:table-cell>
              <table:table-cell office:value-type="float" office:value="0.0123972238">
                <text:p>0.0123972238</text:p>
              </table:table-cell>
              <table:table-cell office:value-type="float" office:value="0.000000362">
                <text:p>0.000000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13782263">
                <text:p>0.0713782263</text:p>
              </table:table-cell>
              <table:table-cell office:value-type="float" office:value="0.0746090086">
                <text:p>0.0746090086</text:p>
              </table:table-cell>
              <table:table-cell office:value-type="float" office:value="0.000357">
                <text:p>0.000357</text:p>
              </table:table-cell>
              <table:table-cell office:value-type="float" office:value="0.0302053499">
                <text:p>0.0302053499</text:p>
              </table:table-cell>
              <table:table-cell office:value-type="float" office:value="0.0065469607">
                <text:p>0.0065469607</text:p>
              </table:table-cell>
              <table:table-cell office:value-type="float" office:value="0.012051541">
                <text:p>0.012051541</text:p>
              </table:table-cell>
              <table:table-cell office:value-type="float" office:value="0.00000035">
                <text:p>0.00000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4170067">
                <text:p>0.0714170067</text:p>
              </table:table-cell>
              <table:table-cell office:value-type="float" office:value="0.0751375901">
                <text:p>0.0751375901</text:p>
              </table:table-cell>
              <table:table-cell office:value-type="float" office:value="0.0015602901">
                <text:p>0.0015602901</text:p>
              </table:table-cell>
              <table:table-cell office:value-type="float" office:value="0.0270397152">
                <text:p>0.0270397152</text:p>
              </table:table-cell>
              <table:table-cell office:value-type="float" office:value="0.0064557208">
                <text:p>0.0064557208</text:p>
              </table:table-cell>
              <table:table-cell office:value-type="float" office:value="0.0119849725">
                <text:p>0.0119849725</text:p>
              </table:table-cell>
              <table:table-cell office:value-type="float" office:value="0.000000336">
                <text:p>0.000000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4269362">
                <text:p>0.0714269362</text:p>
              </table:table-cell>
              <table:table-cell office:value-type="float" office:value="0.0752792662">
                <text:p>0.0752792662</text:p>
              </table:table-cell>
              <table:table-cell office:value-type="float" office:value="0.000483">
                <text:p>0.000483</text:p>
              </table:table-cell>
              <table:table-cell office:value-type="float" office:value="0.0265936136">
                <text:p>0.0265936136</text:p>
              </table:table-cell>
              <table:table-cell office:value-type="float" office:value="0.0063715689">
                <text:p>0.0063715689</text:p>
              </table:table-cell>
              <table:table-cell office:value-type="float" office:value="0.011753933">
                <text:p>0.011753933</text:p>
              </table:table-cell>
              <table:table-cell office:value-type="float" office:value="0.000000323">
                <text:p>0.000000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4372165">
                <text:p>0.0714372165</text:p>
              </table:table-cell>
              <table:table-cell office:value-type="float" office:value="0.0758710118">
                <text:p>0.0758710118</text:p>
              </table:table-cell>
              <table:table-cell office:value-type="float" office:value="0.0018875082">
                <text:p>0.0018875082</text:p>
              </table:table-cell>
              <table:table-cell office:value-type="float" office:value="0.0254511274">
                <text:p>0.0254511274</text:p>
              </table:table-cell>
              <table:table-cell office:value-type="float" office:value="0.0062914527">
                <text:p>0.0062914527</text:p>
              </table:table-cell>
              <table:table-cell office:value-type="float" office:value="0.0117413409">
                <text:p>0.0117413409</text:p>
              </table:table-cell>
              <table:table-cell office:value-type="float" office:value="0.000000313">
                <text:p>0.000000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14575277">
                <text:p>0.0714575277</text:p>
              </table:table-cell>
              <table:table-cell office:value-type="float" office:value="0.0760795426">
                <text:p>0.0760795426</text:p>
              </table:table-cell>
              <table:table-cell office:value-type="float" office:value="0.000968">
                <text:p>0.000968</text:p>
              </table:table-cell>
              <table:table-cell office:value-type="float" office:value="0.0224622536">
                <text:p>0.0224622536</text:p>
              </table:table-cell>
              <table:table-cell office:value-type="float" office:value="0.0062191143">
                <text:p>0.0062191143</text:p>
              </table:table-cell>
              <table:table-cell office:value-type="float" office:value="0.0117318814">
                <text:p>0.0117318814</text:p>
              </table:table-cell>
              <table:table-cell office:value-type="float" office:value="0.000000302">
                <text:p>0.000000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14604379">
                <text:p>0.0714604379</text:p>
              </table:table-cell>
              <table:table-cell office:value-type="float" office:value="0.0769470518">
                <text:p>0.0769470518</text:p>
              </table:table-cell>
              <table:table-cell office:value-type="float" office:value="0.000933">
                <text:p>0.000933</text:p>
              </table:table-cell>
              <table:table-cell office:value-type="float" office:value="0.0232666281">
                <text:p>0.0232666281</text:p>
              </table:table-cell>
              <table:table-cell office:value-type="float" office:value="0.0061423789">
                <text:p>0.0061423789</text:p>
              </table:table-cell>
              <table:table-cell office:value-type="float" office:value="0.0117250834">
                <text:p>0.0117250834</text:p>
              </table:table-cell>
              <table:table-cell office:value-type="float" office:value="0.000000293">
                <text:p>0.0000002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4846852">
                <text:p>0.0714846852</text:p>
              </table:table-cell>
              <table:table-cell office:value-type="float" office:value="0.0773079965">
                <text:p>0.0773079965</text:p>
              </table:table-cell>
              <table:table-cell office:value-type="float" office:value="0.0027545532">
                <text:p>0.0027545532</text:p>
              </table:table-cell>
              <table:table-cell office:value-type="float" office:value="0.0191425613">
                <text:p>0.0191425613</text:p>
              </table:table-cell>
              <table:table-cell office:value-type="float" office:value="0.0060683469">
                <text:p>0.0060683469</text:p>
              </table:table-cell>
              <table:table-cell office:value-type="float" office:value="0.0117189213">
                <text:p>0.0117189213</text:p>
              </table:table-cell>
              <table:table-cell office:value-type="float" office:value="0.000000284">
                <text:p>0.000000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5124672">
                <text:p>0.0715124672</text:p>
              </table:table-cell>
              <table:table-cell office:value-type="float" office:value="0.0773033702">
                <text:p>0.0773033702</text:p>
              </table:table-cell>
              <table:table-cell office:value-type="float" office:value="0.0013019396">
                <text:p>0.0013019396</text:p>
              </table:table-cell>
              <table:table-cell office:value-type="float" office:value="0.0168637684">
                <text:p>0.0168637684</text:p>
              </table:table-cell>
              <table:table-cell office:value-type="float" office:value="0.00596345">
                <text:p>0.00596345</text:p>
              </table:table-cell>
              <table:table-cell office:value-type="float" office:value="0.0117150002">
                <text:p>0.0117150002</text:p>
              </table:table-cell>
              <table:table-cell office:value-type="float" office:value="0.000000276">
                <text:p>0.000000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15411405">
                <text:p>0.0715411405</text:p>
              </table:table-cell>
              <table:table-cell office:value-type="float" office:value="0.0775588028">
                <text:p>0.0775588028</text:p>
              </table:table-cell>
              <table:table-cell office:value-type="float" office:value="0.001342613">
                <text:p>0.001342613</text:p>
              </table:table-cell>
              <table:table-cell office:value-type="float" office:value="0.0154118934">
                <text:p>0.0154118934</text:p>
              </table:table-cell>
              <table:table-cell office:value-type="float" office:value="0.0059017835">
                <text:p>0.0059017835</text:p>
              </table:table-cell>
              <table:table-cell office:value-type="float" office:value="0.0117114084">
                <text:p>0.0117114084</text:p>
              </table:table-cell>
              <table:table-cell office:value-type="float" office:value="0.000000268">
                <text:p>0.000000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15657223">
                <text:p>0.0715657223</text:p>
              </table:table-cell>
              <table:table-cell office:value-type="float" office:value="0.0783917347">
                <text:p>0.0783917347</text:p>
              </table:table-cell>
              <table:table-cell office:value-type="float" office:value="0.000645">
                <text:p>0.000645</text:p>
              </table:table-cell>
              <table:table-cell office:value-type="float" office:value="0.017604081">
                <text:p>0.017604081</text:p>
              </table:table-cell>
              <table:table-cell office:value-type="float" office:value="0.0058431936">
                <text:p>0.0058431936</text:p>
              </table:table-cell>
              <table:table-cell office:value-type="float" office:value="0.0117058696">
                <text:p>0.0117058696</text:p>
              </table:table-cell>
              <table:table-cell office:value-type="float" office:value="0.000000262">
                <text:p>0.000000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15828787">
                <text:p>0.0715828787</text:p>
              </table:table-cell>
              <table:table-cell office:value-type="float" office:value="0.0786909676">
                <text:p>0.0786909676</text:p>
              </table:table-cell>
              <table:table-cell office:value-type="float" office:value="0.0013361268">
                <text:p>0.0013361268</text:p>
              </table:table-cell>
              <table:table-cell office:value-type="float" office:value="0.0144089475">
                <text:p>0.0144089475</text:p>
              </table:table-cell>
              <table:table-cell office:value-type="float" office:value="0.0057609422">
                <text:p>0.0057609422</text:p>
              </table:table-cell>
              <table:table-cell office:value-type="float" office:value="0.0117027468">
                <text:p>0.0117027468</text:p>
              </table:table-cell>
              <table:table-cell office:value-type="float" office:value="0.000000255">
                <text:p>0.000000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16021077">
                <text:p>0.0716021077</text:p>
              </table:table-cell>
              <table:table-cell office:value-type="float" office:value="0.0787999016">
                <text:p>0.0787999016</text:p>
              </table:table-cell>
              <table:table-cell office:value-type="float" office:value="0.0013703568">
                <text:p>0.0013703568</text:p>
              </table:table-cell>
              <table:table-cell office:value-type="float" office:value="0.0151696162">
                <text:p>0.0151696162</text:p>
              </table:table-cell>
              <table:table-cell office:value-type="float" office:value="0.0056990994">
                <text:p>0.0056990994</text:p>
              </table:table-cell>
              <table:table-cell office:value-type="float" office:value="0.0117004011">
                <text:p>0.0117004011</text:p>
              </table:table-cell>
              <table:table-cell office:value-type="float" office:value="0.000000248">
                <text:p>0.000000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16358688">
                <text:p>0.0716358688</text:p>
              </table:table-cell>
              <table:table-cell office:value-type="float" office:value="0.0791508404">
                <text:p>0.0791508404</text:p>
              </table:table-cell>
              <table:table-cell office:value-type="float" office:value="0.0010696938">
                <text:p>0.0010696938</text:p>
              </table:table-cell>
              <table:table-cell office:value-type="float" office:value="0.0151619299">
                <text:p>0.0151619299</text:p>
              </table:table-cell>
              <table:table-cell office:value-type="float" office:value="0.0056493403">
                <text:p>0.0056493403</text:p>
              </table:table-cell>
              <table:table-cell office:value-type="float" office:value="0.0116981399">
                <text:p>0.0116981399</text:p>
              </table:table-cell>
              <table:table-cell office:value-type="float" office:value="0.000000243">
                <text:p>0.000000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16573997">
                <text:p>0.0716573997</text:p>
              </table:table-cell>
              <table:table-cell office:value-type="float" office:value="0.079144529">
                <text:p>0.079144529</text:p>
              </table:table-cell>
              <table:table-cell office:value-type="float" office:value="0.0051384057">
                <text:p>0.0051384057</text:p>
              </table:table-cell>
              <table:table-cell office:value-type="float" office:value="0.0169274379">
                <text:p>0.0169274379</text:p>
              </table:table-cell>
              <table:table-cell office:value-type="float" office:value="0.0055975518">
                <text:p>0.0055975518</text:p>
              </table:table-cell>
              <table:table-cell office:value-type="float" office:value="0.0116960063">
                <text:p>0.0116960063</text:p>
              </table:table-cell>
              <table:table-cell office:value-type="float" office:value="0.000000238">
                <text:p>0.000000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17063578">
                <text:p>0.0717063578</text:p>
              </table:table-cell>
              <table:table-cell office:value-type="float" office:value="0.0798607487">
                <text:p>0.0798607487</text:p>
              </table:table-cell>
              <table:table-cell office:value-type="float" office:value="0.0033119553">
                <text:p>0.0033119553</text:p>
              </table:table-cell>
              <table:table-cell office:value-type="float" office:value="0.0151027638">
                <text:p>0.0151027638</text:p>
              </table:table-cell>
              <table:table-cell office:value-type="float" office:value="0.0055503447">
                <text:p>0.0055503447</text:p>
              </table:table-cell>
              <table:table-cell office:value-type="float" office:value="0.0116945363">
                <text:p>0.0116945363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7348518">
                <text:p>0.0717348518</text:p>
              </table:table-cell>
              <table:table-cell office:value-type="float" office:value="0.0806986553">
                <text:p>0.0806986553</text:p>
              </table:table-cell>
              <table:table-cell office:value-type="float" office:value="0.0025213242">
                <text:p>0.0025213242</text:p>
              </table:table-cell>
              <table:table-cell office:value-type="float" office:value="0.0147577291">
                <text:p>0.0147577291</text:p>
              </table:table-cell>
              <table:table-cell office:value-type="float" office:value="0.005504287">
                <text:p>0.005504287</text:p>
              </table:table-cell>
              <table:table-cell office:value-type="float" office:value="0.011693017">
                <text:p>0.011693017</text:p>
              </table:table-cell>
              <table:table-cell office:value-type="float" office:value="0.000000229">
                <text:p>0.000000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17658419">
                <text:p>0.0717658419</text:p>
              </table:table-cell>
              <table:table-cell office:value-type="float" office:value="0.0813088247">
                <text:p>0.0813088247</text:p>
              </table:table-cell>
              <table:table-cell office:value-type="float" office:value="0.000986">
                <text:p>0.000986</text:p>
              </table:table-cell>
              <table:table-cell office:value-type="float" office:value="0.0166793899">
                <text:p>0.0166793899</text:p>
              </table:table-cell>
              <table:table-cell office:value-type="float" office:value="0.0054605594">
                <text:p>0.0054605594</text:p>
              </table:table-cell>
              <table:table-cell office:value-type="float" office:value="0.0116920665">
                <text:p>0.0116920665</text:p>
              </table:table-cell>
              <table:table-cell office:value-type="float" office:value="0.000000224">
                <text:p>0.000000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7643563">
                <text:p>0.0717643563</text:p>
              </table:table-cell>
              <table:table-cell office:value-type="float" office:value="0.0815551543">
                <text:p>0.0815551543</text:p>
              </table:table-cell>
              <table:table-cell office:value-type="float" office:value="0.000775">
                <text:p>0.000775</text:p>
              </table:table-cell>
              <table:table-cell office:value-type="float" office:value="0.0157304007">
                <text:p>0.0157304007</text:p>
              </table:table-cell>
              <table:table-cell office:value-type="float" office:value="0.005415183">
                <text:p>0.005415183</text:p>
              </table:table-cell>
              <table:table-cell office:value-type="float" office:value="0.0116910187">
                <text:p>0.0116910187</text:p>
              </table:table-cell>
              <table:table-cell office:value-type="float" office:value="0.00000022">
                <text:p>0.00000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17784391">
                <text:p>0.0717784391</text:p>
              </table:table-cell>
              <table:table-cell office:value-type="float" office:value="0.081835753">
                <text:p>0.081835753</text:p>
              </table:table-cell>
              <table:table-cell office:value-type="float" office:value="0.000555">
                <text:p>0.000555</text:p>
              </table:table-cell>
              <table:table-cell office:value-type="float" office:value="0.0137628081">
                <text:p>0.0137628081</text:p>
              </table:table-cell>
              <table:table-cell office:value-type="float" office:value="0.0053763051">
                <text:p>0.0053763051</text:p>
              </table:table-cell>
              <table:table-cell office:value-type="float" office:value="0.0116876641">
                <text:p>0.0116876641</text:p>
              </table:table-cell>
              <table:table-cell office:value-type="float" office:value="0.000000217">
                <text:p>0.000000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1790121">
                <text:p>0.071790121</text:p>
              </table:table-cell>
              <table:table-cell office:value-type="float" office:value="0.0822977596">
                <text:p>0.0822977596</text:p>
              </table:table-cell>
              <table:table-cell office:value-type="float" office:value="0.0010101558">
                <text:p>0.0010101558</text:p>
              </table:table-cell>
              <table:table-cell office:value-type="float" office:value="0.0138407722">
                <text:p>0.0138407722</text:p>
              </table:table-cell>
              <table:table-cell office:value-type="float" office:value="0.0053247529">
                <text:p>0.0053247529</text:p>
              </table:table-cell>
              <table:table-cell office:value-type="float" office:value="0.01168459">
                <text:p>0.01168459</text:p>
              </table:table-cell>
              <table:table-cell office:value-type="float" office:value="0.000000214">
                <text:p>0.000000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8001755">
                <text:p>0.0718001755</text:p>
              </table:table-cell>
              <table:table-cell office:value-type="float" office:value="0.082821538">
                <text:p>0.082821538</text:p>
              </table:table-cell>
              <table:table-cell office:value-type="float" office:value="0.000512">
                <text:p>0.000512</text:p>
              </table:table-cell>
              <table:table-cell office:value-type="float" office:value="0.0143571674">
                <text:p>0.0143571674</text:p>
              </table:table-cell>
              <table:table-cell office:value-type="float" office:value="0.0052529999">
                <text:p>0.0052529999</text:p>
              </table:table-cell>
              <table:table-cell office:value-type="float" office:value="0.0116840179">
                <text:p>0.0116840179</text:p>
              </table:table-cell>
              <table:table-cell office:value-type="float" office:value="0.000000211">
                <text:p>0.000000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1817237">
                <text:p>0.071817237</text:p>
              </table:table-cell>
              <table:table-cell office:value-type="float" office:value="0.0833991272">
                <text:p>0.0833991272</text:p>
              </table:table-cell>
              <table:table-cell office:value-type="float" office:value="0.000616">
                <text:p>0.000616</text:p>
              </table:table-cell>
              <table:table-cell office:value-type="float" office:value="0.0123630591">
                <text:p>0.0123630591</text:p>
              </table:table-cell>
              <table:table-cell office:value-type="float" office:value="0.0052083262">
                <text:p>0.0052083262</text:p>
              </table:table-cell>
              <table:table-cell office:value-type="float" office:value="0.0116833373">
                <text:p>0.0116833373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18271049">
                <text:p>0.0718271049</text:p>
              </table:table-cell>
              <table:table-cell office:value-type="float" office:value="0.084230402">
                <text:p>0.084230402</text:p>
              </table:table-cell>
              <table:table-cell office:value-type="float" office:value="0.000512">
                <text:p>0.000512</text:p>
              </table:table-cell>
              <table:table-cell office:value-type="float" office:value="0.0155078819">
                <text:p>0.0155078819</text:p>
              </table:table-cell>
              <table:table-cell office:value-type="float" office:value="0.0051669788">
                <text:p>0.0051669788</text:p>
              </table:table-cell>
              <table:table-cell office:value-type="float" office:value="0.0116828595">
                <text:p>0.0116828595</text:p>
              </table:table-cell>
              <table:table-cell office:value-type="float" office:value="0.000000203">
                <text:p>0.000000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8512449">
                <text:p>0.0718512449</text:p>
              </table:table-cell>
              <table:table-cell office:value-type="float" office:value="0.0842115597">
                <text:p>0.0842115597</text:p>
              </table:table-cell>
              <table:table-cell office:value-type="float" office:value="0.000453">
                <text:p>0.000453</text:p>
              </table:table-cell>
              <table:table-cell office:value-type="float" office:value="0.0135129114">
                <text:p>0.0135129114</text:p>
              </table:table-cell>
              <table:table-cell office:value-type="float" office:value="0.005124306">
                <text:p>0.005124306</text:p>
              </table:table-cell>
              <table:table-cell office:value-type="float" office:value="0.0116822975">
                <text:p>0.0116822975</text:p>
              </table:table-cell>
              <table:table-cell office:value-type="float" office:value="0.000000203">
                <text:p>0.000000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186357">
                <text:p>0.07186357</text:p>
              </table:table-cell>
              <table:table-cell office:value-type="float" office:value="0.0841804249">
                <text:p>0.0841804249</text:p>
              </table:table-cell>
              <table:table-cell office:value-type="float" office:value="0.000403">
                <text:p>0.000403</text:p>
              </table:table-cell>
              <table:table-cell office:value-type="float" office:value="0.0128114381">
                <text:p>0.0128114381</text:p>
              </table:table-cell>
              <table:table-cell office:value-type="float" office:value="0.0050876865">
                <text:p>0.0050876865</text:p>
              </table:table-cell>
              <table:table-cell office:value-type="float" office:value="0.0116817535">
                <text:p>0.0116817535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18367196">
                <text:p>0.0718367196</text:p>
              </table:table-cell>
              <table:table-cell office:value-type="float" office:value="0.0839335559">
                <text:p>0.0839335559</text:p>
              </table:table-cell>
              <table:table-cell office:value-type="float" office:value="0.000483">
                <text:p>0.000483</text:p>
              </table:table-cell>
              <table:table-cell office:value-type="float" office:value="0.0112509944">
                <text:p>0.0112509944</text:p>
              </table:table-cell>
              <table:table-cell office:value-type="float" office:value="0.0050455112">
                <text:p>0.0050455112</text:p>
              </table:table-cell>
              <table:table-cell office:value-type="float" office:value="0.0116813477">
                <text:p>0.0116813477</text:p>
              </table:table-cell>
              <table:table-cell office:value-type="float" office:value="0.000000196">
                <text:p>0.000000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18509503">
                <text:p>0.0718509503</text:p>
              </table:table-cell>
              <table:table-cell office:value-type="float" office:value="0.0840766188">
                <text:p>0.0840766188</text:p>
              </table:table-cell>
              <table:table-cell office:value-type="float" office:value="0.0014378922">
                <text:p>0.0014378922</text:p>
              </table:table-cell>
              <table:table-cell office:value-type="float" office:value="0.0103298759">
                <text:p>0.0103298759</text:p>
              </table:table-cell>
              <table:table-cell office:value-type="float" office:value="0.0050010121">
                <text:p>0.0050010121</text:p>
              </table:table-cell>
              <table:table-cell office:value-type="float" office:value="0.0116809654">
                <text:p>0.0116809654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18542582">
                <text:p>0.0718542582</text:p>
              </table:table-cell>
              <table:table-cell office:value-type="float" office:value="0.0846741332">
                <text:p>0.0846741332</text:p>
              </table:table-cell>
              <table:table-cell office:value-type="float" office:value="0.000791">
                <text:p>0.000791</text:p>
              </table:table-cell>
              <table:table-cell office:value-type="float" office:value="0.0117951829">
                <text:p>0.0117951829</text:p>
              </table:table-cell>
              <table:table-cell office:value-type="float" office:value="0.0049129399">
                <text:p>0.0049129399</text:p>
              </table:table-cell>
              <table:table-cell office:value-type="float" office:value="0.0116805766">
                <text:p>0.0116805766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1823205">
                <text:p>0.071823205</text:p>
              </table:table-cell>
              <table:table-cell office:value-type="float" office:value="0.0854238904">
                <text:p>0.0854238904</text:p>
              </table:table-cell>
              <table:table-cell office:value-type="float" office:value="0.0042672034">
                <text:p>0.0042672034</text:p>
              </table:table-cell>
              <table:table-cell office:value-type="float" office:value="0.0119467006">
                <text:p>0.0119467006</text:p>
              </table:table-cell>
              <table:table-cell office:value-type="float" office:value="0.0048564478">
                <text:p>0.0048564478</text:p>
              </table:table-cell>
              <table:table-cell office:value-type="float" office:value="0.0116802492">
                <text:p>0.0116802492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18536988">
                <text:p>0.0718536988</text:p>
              </table:table-cell>
              <table:table-cell office:value-type="float" office:value="0.0858381795">
                <text:p>0.0858381795</text:p>
              </table:table-cell>
              <table:table-cell office:value-type="float" office:value="0.0120044318">
                <text:p>0.0120044318</text:p>
              </table:table-cell>
              <table:table-cell office:value-type="float" office:value="0.0107945593">
                <text:p>0.0107945593</text:p>
              </table:table-cell>
              <table:table-cell office:value-type="float" office:value="0.0048086103">
                <text:p>0.0048086103</text:p>
              </table:table-cell>
              <table:table-cell office:value-type="float" office:value="0.0116799818">
                <text:p>0.0116799818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18681656">
                <text:p>0.0718681656</text:p>
              </table:table-cell>
              <table:table-cell office:value-type="float" office:value="0.0862357468">
                <text:p>0.0862357468</text:p>
              </table:table-cell>
              <table:table-cell office:value-type="float" office:value="0.007108914">
                <text:p>0.007108914</text:p>
              </table:table-cell>
              <table:table-cell office:value-type="float" office:value="0.0103577381">
                <text:p>0.0103577381</text:p>
              </table:table-cell>
              <table:table-cell office:value-type="float" office:value="0.0047617717">
                <text:p>0.0047617717</text:p>
              </table:table-cell>
              <table:table-cell office:value-type="float" office:value="0.011679712">
                <text:p>0.011679712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19078207">
                <text:p>0.0719078207</text:p>
              </table:table-cell>
              <table:table-cell office:value-type="float" office:value="0.0865971051">
                <text:p>0.0865971051</text:p>
              </table:table-cell>
              <table:table-cell office:value-type="float" office:value="0.0071991285">
                <text:p>0.0071991285</text:p>
              </table:table-cell>
              <table:table-cell office:value-type="float" office:value="0.0106979287">
                <text:p>0.0106979287</text:p>
              </table:table-cell>
              <table:table-cell office:value-type="float" office:value="0.0047148077">
                <text:p>0.0047148077</text:p>
              </table:table-cell>
              <table:table-cell office:value-type="float" office:value="0.0116794492">
                <text:p>0.011679449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1939173">
                <text:p>0.071939173</text:p>
              </table:table-cell>
              <table:table-cell office:value-type="float" office:value="0.0870689797">
                <text:p>0.0870689797</text:p>
              </table:table-cell>
              <table:table-cell office:value-type="float" office:value="0.0046589722">
                <text:p>0.0046589722</text:p>
              </table:table-cell>
              <table:table-cell office:value-type="float" office:value="0.0106208754">
                <text:p>0.0106208754</text:p>
              </table:table-cell>
              <table:table-cell office:value-type="float" office:value="0.0046482276">
                <text:p>0.0046482276</text:p>
              </table:table-cell>
              <table:table-cell office:value-type="float" office:value="0.0116791903">
                <text:p>0.0116791903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9476189">
                <text:p>0.0719476189</text:p>
              </table:table-cell>
              <table:table-cell office:value-type="float" office:value="0.0873019627">
                <text:p>0.0873019627</text:p>
              </table:table-cell>
              <table:table-cell office:value-type="float" office:value="0.0050349738">
                <text:p>0.0050349738</text:p>
              </table:table-cell>
              <table:table-cell office:value-type="float" office:value="0.011601553">
                <text:p>0.011601553</text:p>
              </table:table-cell>
              <table:table-cell office:value-type="float" office:value="0.0045812872">
                <text:p>0.0045812872</text:p>
              </table:table-cell>
              <table:table-cell office:value-type="float" office:value="0.0116790077">
                <text:p>0.0116790077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19365028">
                <text:p>0.0719365028</text:p>
              </table:table-cell>
              <table:table-cell office:value-type="float" office:value="0.0878981845">
                <text:p>0.0878981845</text:p>
              </table:table-cell>
              <table:table-cell office:value-type="float" office:value="0.0037055729">
                <text:p>0.0037055729</text:p>
              </table:table-cell>
              <table:table-cell office:value-type="float" office:value="0.0141110381">
                <text:p>0.0141110381</text:p>
              </table:table-cell>
              <table:table-cell office:value-type="float" office:value="0.0045248277">
                <text:p>0.0045248277</text:p>
              </table:table-cell>
              <table:table-cell office:value-type="float" office:value="0.0116787839">
                <text:p>0.0116787839</text:p>
              </table:table-cell>
              <table:table-cell office:value-type="float" office:value="0.000000176">
                <text:p>0.000000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19399907">
                <text:p>0.0719399907</text:p>
              </table:table-cell>
              <table:table-cell office:value-type="float" office:value="0.0879450872">
                <text:p>0.0879450872</text:p>
              </table:table-cell>
              <table:table-cell office:value-type="float" office:value="0.0049895868">
                <text:p>0.0049895868</text:p>
              </table:table-cell>
              <table:table-cell office:value-type="float" office:value="0.0120338563">
                <text:p>0.0120338563</text:p>
              </table:table-cell>
              <table:table-cell office:value-type="float" office:value="0.0044654351">
                <text:p>0.0044654351</text:p>
              </table:table-cell>
              <table:table-cell office:value-type="float" office:value="0.0116785131">
                <text:p>0.0116785131</text:p>
              </table:table-cell>
              <table:table-cell office:value-type="float" office:value="0.000000174">
                <text:p>0.0000001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19469412">
                <text:p>0.0719469412</text:p>
              </table:table-cell>
              <table:table-cell office:value-type="float" office:value="0.0879829125">
                <text:p>0.0879829125</text:p>
              </table:table-cell>
              <table:table-cell office:value-type="float" office:value="0.0039586468">
                <text:p>0.0039586468</text:p>
              </table:table-cell>
              <table:table-cell office:value-type="float" office:value="0.0128138569">
                <text:p>0.0128138569</text:p>
              </table:table-cell>
              <table:table-cell office:value-type="float" office:value="0.0044103503">
                <text:p>0.0044103503</text:p>
              </table:table-cell>
              <table:table-cell office:value-type="float" office:value="0.0116782253">
                <text:p>0.0116782253</text:p>
              </table:table-cell>
              <table:table-cell office:value-type="float" office:value="0.000000173">
                <text:p>0.000000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5.751cm" svg:y="0.422cm" chart:style-name="ch2">
          <text:p>Neural Network Training Single Epoche Time</text:p>
        </chart:title>
        <chart:legend chart:legend-position="bottom" svg:x="2.798cm" svg:y="13.037cm" style:legend-expansion="wide" chart:style-name="ch3"/>
        <chart:plot-area chart:style-name="ch4" table:cell-range-address="Sheet2.N1:Sheet2.T62" chart:data-source-has-labels="row" svg:x="1.426cm" svg:y="1.513cm" svg:width="18.955cm" svg:height="10.257cm">
          <chartooo:coordinate-region svg:x="2.63cm" svg:y="1.712cm" svg:width="17.611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571cm" chart:style-name="ch7">
              <text:p>One Second</text:p>
            </chart:title>
            <chart:grid chart:style-name="ch8" chart:class="major"/>
          </chart:axis>
          <chart:series chart:style-name="ch9" chart:values-cell-range-address="Sheet2.N2:Sheet2.N62" chart:label-cell-address="Sheet2.N1:Sheet2.N1" chart:class="chart:line">
            <chart:data-point chart:repeated="61"/>
          </chart:series>
          <chart:series chart:style-name="ch10" chart:values-cell-range-address="Sheet2.O2:Sheet2.O62" chart:label-cell-address="Sheet2.O1:Sheet2.O1" chart:class="chart:line">
            <chart:data-point chart:repeated="61"/>
          </chart:series>
          <chart:series chart:style-name="ch11" chart:values-cell-range-address="Sheet2.P2:Sheet2.P62" chart:label-cell-address="Sheet2.P1:Sheet2.P1" chart:class="chart:line">
            <chart:data-point chart:repeated="61"/>
          </chart:series>
          <chart:series chart:style-name="ch12" chart:values-cell-range-address="Sheet2.Q2:Sheet2.Q62" chart:label-cell-address="Sheet2.Q1:Sheet2.Q1" chart:class="chart:line">
            <chart:data-point chart:repeated="61"/>
          </chart:series>
          <chart:series chart:style-name="ch13" chart:values-cell-range-address="Sheet2.R2:Sheet2.R62" chart:label-cell-address="Sheet2.R1:Sheet2.R1" chart:class="chart:line">
            <chart:data-point chart:repeated="61"/>
          </chart:series>
          <chart:series chart:style-name="ch14" chart:values-cell-range-address="Sheet2.S2:Sheet2.S62" chart:label-cell-address="Sheet2.S1:Sheet2.S1" chart:class="chart:line">
            <chart:data-point chart:repeated="61"/>
          </chart:series>
          <chart:series chart:style-name="ch15" chart:values-cell-range-address="Sheet2.T2:Sheet2.T62" chart:label-cell-address="Sheet2.T1:Sheet2.T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N1:Sheet2.N1</svg:desc>
                </draw:g>
              </table:table-cell>
              <table:table-cell office:value-type="string">
                <text:p>Exponent Regulated Sine</text:p>
                <draw:g>
                  <svg:desc>Sheet2.O1:Sheet2.O1</svg:desc>
                </draw:g>
              </table:table-cell>
              <table:table-cell office:value-type="string">
                <text:p>Sigmoid</text:p>
                <draw:g>
                  <svg:desc>Sheet2.P1:Sheet2.P1</svg:desc>
                </draw:g>
              </table:table-cell>
              <table:table-cell office:value-type="string">
                <text:p>Bipolar Sigmoid</text:p>
                <draw:g>
                  <svg:desc>Sheet2.Q1:Sheet2.Q1</svg:desc>
                </draw:g>
              </table:table-cell>
              <table:table-cell office:value-type="string">
                <text:p>Logarithm</text:p>
                <draw:g>
                  <svg:desc>Sheet2.R1:Sheet2.R1</svg:desc>
                </draw:g>
              </table:table-cell>
              <table:table-cell office:value-type="string">
                <text:p>Hyperbolic Tangent</text:p>
                <draw:g>
                  <svg:desc>Sheet2.S1:Sheet2.S1</svg:desc>
                </draw:g>
              </table:table-cell>
              <table:table-cell office:value-type="string">
                <text:p>Elliott Symmetric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N2:Sheet2.N62</svg:desc>
                </draw:g>
              </table:table-cell>
              <table:table-cell office:value-type="float" office:value="10001">
                <text:p>10001</text:p>
                <draw:g>
                  <svg:desc>Sheet2.O2:Sheet2.O62</svg:desc>
                </draw:g>
              </table:table-cell>
              <table:table-cell office:value-type="float" office:value="10002">
                <text:p>10002</text:p>
                <draw:g>
                  <svg:desc>Sheet2.P2:Sheet2.P62</svg:desc>
                </draw:g>
              </table:table-cell>
              <table:table-cell office:value-type="float" office:value="10003">
                <text:p>10003</text:p>
                <draw:g>
                  <svg:desc>Sheet2.Q2:Sheet2.Q62</svg:desc>
                </draw:g>
              </table:table-cell>
              <table:table-cell office:value-type="float" office:value="10004">
                <text:p>10004</text:p>
                <draw:g>
                  <svg:desc>Sheet2.R2:Sheet2.R62</svg:desc>
                </draw:g>
              </table:table-cell>
              <table:table-cell office:value-type="float" office:value="10005">
                <text:p>10005</text:p>
                <draw:g>
                  <svg:desc>Sheet2.S2:Sheet2.S62</svg:desc>
                </draw:g>
              </table:table-cell>
              <table:table-cell office:value-type="float" office:value="10006">
                <text:p>10006</text:p>
                <draw:g>
                  <svg:desc>Sheet2.T2:Sheet2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14">
                <text:p>10114</text:p>
              </table:table-cell>
              <table:table-cell office:value-type="float" office:value="10052">
                <text:p>10052</text:p>
              </table:table-cell>
              <table:table-cell office:value-type="float" office:value="10143">
                <text:p>10143</text:p>
              </table:table-cell>
              <table:table-cell office:value-type="float" office:value="10129">
                <text:p>10129</text:p>
              </table:table-cell>
              <table:table-cell office:value-type="float" office:value="10001">
                <text:p>10001</text:p>
              </table:table-cell>
              <table:table-cell office:value-type="float" office:value="10032">
                <text:p>10032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3">
                <text:p>10093</text:p>
              </table:table-cell>
              <table:table-cell office:value-type="float" office:value="10120">
                <text:p>10120</text:p>
              </table:table-cell>
              <table:table-cell office:value-type="float" office:value="10050">
                <text:p>10050</text:p>
              </table:table-cell>
              <table:table-cell office:value-type="float" office:value="10027">
                <text:p>10027</text:p>
              </table:table-cell>
              <table:table-cell office:value-type="float" office:value="10006">
                <text:p>10006</text:p>
              </table:table-cell>
              <table:table-cell office:value-type="float" office:value="10018">
                <text:p>10018</text:p>
              </table:table-cell>
              <table:table-cell office:value-type="float" office:value="10124">
                <text:p>10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29">
                <text:p>10029</text:p>
              </table:table-cell>
              <table:table-cell office:value-type="float" office:value="10153">
                <text:p>10153</text:p>
              </table:table-cell>
              <table:table-cell office:value-type="float" office:value="10195">
                <text:p>10195</text:p>
              </table:table-cell>
              <table:table-cell office:value-type="float" office:value="10158">
                <text:p>10158</text:p>
              </table:table-cell>
              <table:table-cell office:value-type="float" office:value="10023">
                <text:p>10023</text:p>
              </table:table-cell>
              <table:table-cell office:value-type="float" office:value="10056">
                <text:p>100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78">
                <text:p>10078</text:p>
              </table:table-cell>
              <table:table-cell office:value-type="float" office:value="10038">
                <text:p>10038</text:p>
              </table:table-cell>
              <table:table-cell office:value-type="float" office:value="10163">
                <text:p>10163</text:p>
              </table:table-cell>
              <table:table-cell office:value-type="float" office:value="10001">
                <text:p>10001</text:p>
              </table:table-cell>
              <table:table-cell office:value-type="float" office:value="10010">
                <text:p>10010</text:p>
              </table:table-cell>
              <table:table-cell office:value-type="float" office:value="10044">
                <text:p>10044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46">
                <text:p>10046</text:p>
              </table:table-cell>
              <table:table-cell office:value-type="float" office:value="10072">
                <text:p>10072</text:p>
              </table:table-cell>
              <table:table-cell office:value-type="float" office:value="10088">
                <text:p>10088</text:p>
              </table:table-cell>
              <table:table-cell office:value-type="float" office:value="10197">
                <text:p>10197</text:p>
              </table:table-cell>
              <table:table-cell office:value-type="float" office:value="10012">
                <text:p>10012</text:p>
              </table:table-cell>
              <table:table-cell office:value-type="float" office:value="10067">
                <text:p>10067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3">
                <text:p>10073</text:p>
              </table:table-cell>
              <table:table-cell office:value-type="float" office:value="10061">
                <text:p>10061</text:p>
              </table:table-cell>
              <table:table-cell office:value-type="float" office:value="10046">
                <text:p>10046</text:p>
              </table:table-cell>
              <table:table-cell office:value-type="float" office:value="10204">
                <text:p>10204</text:p>
              </table:table-cell>
              <table:table-cell office:value-type="float" office:value="10016">
                <text:p>10016</text:p>
              </table:table-cell>
              <table:table-cell office:value-type="float" office:value="10004">
                <text:p>10004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7">
                <text:p>10087</text:p>
              </table:table-cell>
              <table:table-cell office:value-type="float" office:value="10049">
                <text:p>10049</text:p>
              </table:table-cell>
              <table:table-cell office:value-type="float" office:value="10152">
                <text:p>10152</text:p>
              </table:table-cell>
              <table:table-cell office:value-type="float" office:value="10073">
                <text:p>10073</text:p>
              </table:table-cell>
              <table:table-cell office:value-type="float" office:value="10009">
                <text:p>10009</text:p>
              </table:table-cell>
              <table:table-cell office:value-type="float" office:value="10048">
                <text:p>10048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91">
                <text:p>10091</text:p>
              </table:table-cell>
              <table:table-cell office:value-type="float" office:value="10119">
                <text:p>10119</text:p>
              </table:table-cell>
              <table:table-cell office:value-type="float" office:value="10093">
                <text:p>10093</text:p>
              </table:table-cell>
              <table:table-cell office:value-type="float" office:value="10329">
                <text:p>10329</text:p>
              </table:table-cell>
              <table:table-cell office:value-type="float" office:value="10017">
                <text:p>10017</text:p>
              </table:table-cell>
              <table:table-cell office:value-type="float" office:value="10065">
                <text:p>10065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4">
                <text:p>10004</text:p>
              </table:table-cell>
              <table:table-cell office:value-type="float" office:value="10151">
                <text:p>10151</text:p>
              </table:table-cell>
              <table:table-cell office:value-type="float" office:value="10227">
                <text:p>10227</text:p>
              </table:table-cell>
              <table:table-cell office:value-type="float" office:value="10114">
                <text:p>10114</text:p>
              </table:table-cell>
              <table:table-cell office:value-type="float" office:value="10005">
                <text:p>10005</text:p>
              </table:table-cell>
              <table:table-cell office:value-type="float" office:value="10055">
                <text:p>10055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31">
                <text:p>10031</text:p>
              </table:table-cell>
              <table:table-cell office:value-type="float" office:value="10090">
                <text:p>10090</text:p>
              </table:table-cell>
              <table:table-cell office:value-type="float" office:value="10009">
                <text:p>10009</text:p>
              </table:table-cell>
              <table:table-cell office:value-type="float" office:value="10282">
                <text:p>10282</text:p>
              </table:table-cell>
              <table:table-cell office:value-type="float" office:value="10001">
                <text:p>10001</text:p>
              </table:table-cell>
              <table:table-cell office:value-type="float" office:value="10045">
                <text:p>10045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6">
                <text:p>10106</text:p>
              </table:table-cell>
              <table:table-cell office:value-type="float" office:value="10102">
                <text:p>10102</text:p>
              </table:table-cell>
              <table:table-cell office:value-type="float" office:value="10047">
                <text:p>10047</text:p>
              </table:table-cell>
              <table:table-cell office:value-type="float" office:value="10218">
                <text:p>10218</text:p>
              </table:table-cell>
              <table:table-cell office:value-type="float" office:value="10005">
                <text:p>10005</text:p>
              </table:table-cell>
              <table:table-cell office:value-type="float" office:value="10053">
                <text:p>10053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81">
                <text:p>10081</text:p>
              </table:table-cell>
              <table:table-cell office:value-type="float" office:value="10139">
                <text:p>10139</text:p>
              </table:table-cell>
              <table:table-cell office:value-type="float" office:value="10088">
                <text:p>10088</text:p>
              </table:table-cell>
              <table:table-cell office:value-type="float" office:value="10278">
                <text:p>10278</text:p>
              </table:table-cell>
              <table:table-cell office:value-type="float" office:value="10011">
                <text:p>10011</text:p>
              </table:table-cell>
              <table:table-cell office:value-type="float" office:value="10034">
                <text:p>1003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2">
                <text:p>10042</text:p>
              </table:table-cell>
              <table:table-cell office:value-type="float" office:value="10097">
                <text:p>10097</text:p>
              </table:table-cell>
              <table:table-cell office:value-type="float" office:value="10244">
                <text:p>10244</text:p>
              </table:table-cell>
              <table:table-cell office:value-type="float" office:value="10015">
                <text:p>10015</text:p>
              </table:table-cell>
              <table:table-cell office:value-type="float" office:value="10008">
                <text:p>10008</text:p>
              </table:table-cell>
              <table:table-cell office:value-type="float" office:value="10027">
                <text:p>10027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34">
                <text:p>10034</text:p>
              </table:table-cell>
              <table:table-cell office:value-type="float" office:value="10143">
                <text:p>10143</text:p>
              </table:table-cell>
              <table:table-cell office:value-type="float" office:value="10059">
                <text:p>10059</text:p>
              </table:table-cell>
              <table:table-cell office:value-type="float" office:value="10010">
                <text:p>10010</text:p>
              </table:table-cell>
              <table:table-cell office:value-type="float" office:value="10024">
                <text:p>10024</text:p>
              </table:table-cell>
              <table:table-cell office:value-type="float" office:value="10034">
                <text:p>10034</text:p>
              </table:table-cell>
              <table:table-cell office:value-type="float" office:value="10035">
                <text:p>10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41">
                <text:p>10041</text:p>
              </table:table-cell>
              <table:table-cell office:value-type="float" office:value="10141">
                <text:p>10141</text:p>
              </table:table-cell>
              <table:table-cell office:value-type="float" office:value="10198">
                <text:p>10198</text:p>
              </table:table-cell>
              <table:table-cell office:value-type="float" office:value="10280">
                <text:p>10280</text:p>
              </table:table-cell>
              <table:table-cell office:value-type="float" office:value="10004">
                <text:p>10004</text:p>
              </table:table-cell>
              <table:table-cell office:value-type="float" office:value="10053">
                <text:p>10053</text:p>
              </table:table-cell>
              <table:table-cell office:value-type="float" office:value="10021">
                <text:p>1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70">
                <text:p>10070</text:p>
              </table:table-cell>
              <table:table-cell office:value-type="float" office:value="10158">
                <text:p>10158</text:p>
              </table:table-cell>
              <table:table-cell office:value-type="float" office:value="10206">
                <text:p>10206</text:p>
              </table:table-cell>
              <table:table-cell office:value-type="float" office:value="10164">
                <text:p>10164</text:p>
              </table:table-cell>
              <table:table-cell office:value-type="float" office:value="10004">
                <text:p>10004</text:p>
              </table:table-cell>
              <table:table-cell office:value-type="float" office:value="10060">
                <text:p>10060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2">
                <text:p>10012</text:p>
              </table:table-cell>
              <table:table-cell office:value-type="float" office:value="10195">
                <text:p>10195</text:p>
              </table:table-cell>
              <table:table-cell office:value-type="float" office:value="10153">
                <text:p>10153</text:p>
              </table:table-cell>
              <table:table-cell office:value-type="float" office:value="10221">
                <text:p>10221</text:p>
              </table:table-cell>
              <table:table-cell office:value-type="float" office:value="10006">
                <text:p>10006</text:p>
              </table:table-cell>
              <table:table-cell office:value-type="float" office:value="10045">
                <text:p>10045</text:p>
              </table:table-cell>
              <table:table-cell office:value-type="float" office:value="10156">
                <text:p>10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1">
                <text:p>10031</text:p>
              </table:table-cell>
              <table:table-cell office:value-type="float" office:value="10063">
                <text:p>10063</text:p>
              </table:table-cell>
              <table:table-cell office:value-type="float" office:value="10014">
                <text:p>10014</text:p>
              </table:table-cell>
              <table:table-cell office:value-type="float" office:value="10036">
                <text:p>10036</text:p>
              </table:table-cell>
              <table:table-cell office:value-type="float" office:value="10006">
                <text:p>10006</text:p>
              </table:table-cell>
              <table:table-cell office:value-type="float" office:value="10017">
                <text:p>10017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76">
                <text:p>10076</text:p>
              </table:table-cell>
              <table:table-cell office:value-type="float" office:value="10101">
                <text:p>10101</text:p>
              </table:table-cell>
              <table:table-cell office:value-type="float" office:value="10219">
                <text:p>10219</text:p>
              </table:table-cell>
              <table:table-cell office:value-type="float" office:value="10146">
                <text:p>10146</text:p>
              </table:table-cell>
              <table:table-cell office:value-type="float" office:value="10008">
                <text:p>10008</text:p>
              </table:table-cell>
              <table:table-cell office:value-type="float" office:value="10049">
                <text:p>10049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2">
                <text:p>10042</text:p>
              </table:table-cell>
              <table:table-cell office:value-type="float" office:value="10102">
                <text:p>10102</text:p>
              </table:table-cell>
              <table:table-cell office:value-type="float" office:value="10136">
                <text:p>10136</text:p>
              </table:table-cell>
              <table:table-cell office:value-type="float" office:value="10024">
                <text:p>10024</text:p>
              </table:table-cell>
              <table:table-cell office:value-type="float" office:value="10011">
                <text:p>10011</text:p>
              </table:table-cell>
              <table:table-cell office:value-type="float" office:value="10003">
                <text:p>10003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28">
                <text:p>10028</text:p>
              </table:table-cell>
              <table:table-cell office:value-type="float" office:value="10032">
                <text:p>10032</text:p>
              </table:table-cell>
              <table:table-cell office:value-type="float" office:value="10208">
                <text:p>10208</text:p>
              </table:table-cell>
              <table:table-cell office:value-type="float" office:value="10222">
                <text:p>10222</text:p>
              </table:table-cell>
              <table:table-cell office:value-type="float" office:value="10003">
                <text:p>10003</text:p>
              </table:table-cell>
              <table:table-cell office:value-type="float" office:value="10037">
                <text:p>10037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56">
                <text:p>10056</text:p>
              </table:table-cell>
              <table:table-cell office:value-type="float" office:value="10063">
                <text:p>10063</text:p>
              </table:table-cell>
              <table:table-cell office:value-type="float" office:value="10053">
                <text:p>10053</text:p>
              </table:table-cell>
              <table:table-cell office:value-type="float" office:value="10247">
                <text:p>10247</text:p>
              </table:table-cell>
              <table:table-cell office:value-type="float" office:value="10016">
                <text:p>10016</text:p>
              </table:table-cell>
              <table:table-cell office:value-type="float" office:value="10015">
                <text:p>10015</text:p>
              </table:table-cell>
              <table:table-cell office:value-type="float" office:value="10110">
                <text:p>10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52">
                <text:p>10052</text:p>
              </table:table-cell>
              <table:table-cell office:value-type="float" office:value="10044">
                <text:p>10044</text:p>
              </table:table-cell>
              <table:table-cell office:value-type="float" office:value="10194">
                <text:p>10194</text:p>
              </table:table-cell>
              <table:table-cell office:value-type="float" office:value="10132">
                <text:p>10132</text:p>
              </table:table-cell>
              <table:table-cell office:value-type="float" office:value="10001">
                <text:p>10001</text:p>
              </table:table-cell>
              <table:table-cell office:value-type="float" office:value="10075">
                <text:p>10075</text:p>
              </table:table-cell>
              <table:table-cell office:value-type="float" office:value="10115">
                <text:p>10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08">
                <text:p>10108</text:p>
              </table:table-cell>
              <table:table-cell office:value-type="float" office:value="10043">
                <text:p>10043</text:p>
              </table:table-cell>
              <table:table-cell office:value-type="float" office:value="10126">
                <text:p>10126</text:p>
              </table:table-cell>
              <table:table-cell office:value-type="float" office:value="10250">
                <text:p>10250</text:p>
              </table:table-cell>
              <table:table-cell office:value-type="float" office:value="10010">
                <text:p>10010</text:p>
              </table:table-cell>
              <table:table-cell office:value-type="float" office:value="10065">
                <text:p>10065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56">
                <text:p>10056</text:p>
              </table:table-cell>
              <table:table-cell office:value-type="float" office:value="10156">
                <text:p>10156</text:p>
              </table:table-cell>
              <table:table-cell office:value-type="float" office:value="10064">
                <text:p>10064</text:p>
              </table:table-cell>
              <table:table-cell office:value-type="float" office:value="10224">
                <text:p>10224</text:p>
              </table:table-cell>
              <table:table-cell office:value-type="float" office:value="10004">
                <text:p>10004</text:p>
              </table:table-cell>
              <table:table-cell office:value-type="float" office:value="10046">
                <text:p>10046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60">
                <text:p>10060</text:p>
              </table:table-cell>
              <table:table-cell office:value-type="float" office:value="10169">
                <text:p>10169</text:p>
              </table:table-cell>
              <table:table-cell office:value-type="float" office:value="10200">
                <text:p>10200</text:p>
              </table:table-cell>
              <table:table-cell office:value-type="float" office:value="10108">
                <text:p>10108</text:p>
              </table:table-cell>
              <table:table-cell office:value-type="float" office:value="10021">
                <text:p>10021</text:p>
              </table:table-cell>
              <table:table-cell office:value-type="float" office:value="10049">
                <text:p>10049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16">
                <text:p>10016</text:p>
              </table:table-cell>
              <table:table-cell office:value-type="float" office:value="10004">
                <text:p>10004</text:p>
              </table:table-cell>
              <table:table-cell office:value-type="float" office:value="10019">
                <text:p>10019</text:p>
              </table:table-cell>
              <table:table-cell office:value-type="float" office:value="10274">
                <text:p>10274</text:p>
              </table:table-cell>
              <table:table-cell office:value-type="float" office:value="10033">
                <text:p>10033</text:p>
              </table:table-cell>
              <table:table-cell office:value-type="float" office:value="10036">
                <text:p>10036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94">
                <text:p>10094</text:p>
              </table:table-cell>
              <table:table-cell office:value-type="float" office:value="10028">
                <text:p>10028</text:p>
              </table:table-cell>
              <table:table-cell office:value-type="float" office:value="10128">
                <text:p>10128</text:p>
              </table:table-cell>
              <table:table-cell office:value-type="float" office:value="10197">
                <text:p>10197</text:p>
              </table:table-cell>
              <table:table-cell office:value-type="float" office:value="10001">
                <text:p>10001</text:p>
              </table:table-cell>
              <table:table-cell office:value-type="float" office:value="10012">
                <text:p>1001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84">
                <text:p>10084</text:p>
              </table:table-cell>
              <table:table-cell office:value-type="float" office:value="10118">
                <text:p>10118</text:p>
              </table:table-cell>
              <table:table-cell office:value-type="float" office:value="10193">
                <text:p>10193</text:p>
              </table:table-cell>
              <table:table-cell office:value-type="float" office:value="10199">
                <text:p>10199</text:p>
              </table:table-cell>
              <table:table-cell office:value-type="float" office:value="10010">
                <text:p>10010</text:p>
              </table:table-cell>
              <table:table-cell office:value-type="float" office:value="10050">
                <text:p>10050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73">
                <text:p>10073</text:p>
              </table:table-cell>
              <table:table-cell office:value-type="float" office:value="10022">
                <text:p>10022</text:p>
              </table:table-cell>
              <table:table-cell office:value-type="float" office:value="10137">
                <text:p>10137</text:p>
              </table:table-cell>
              <table:table-cell office:value-type="float" office:value="10119">
                <text:p>10119</text:p>
              </table:table-cell>
              <table:table-cell office:value-type="float" office:value="10014">
                <text:p>10014</text:p>
              </table:table-cell>
              <table:table-cell office:value-type="float" office:value="10016">
                <text:p>10016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4">
                <text:p>10104</text:p>
              </table:table-cell>
              <table:table-cell office:value-type="float" office:value="10170">
                <text:p>10170</text:p>
              </table:table-cell>
              <table:table-cell office:value-type="float" office:value="10128">
                <text:p>10128</text:p>
              </table:table-cell>
              <table:table-cell office:value-type="float" office:value="10241">
                <text:p>10241</text:p>
              </table:table-cell>
              <table:table-cell office:value-type="float" office:value="10010">
                <text:p>10010</text:p>
              </table:table-cell>
              <table:table-cell office:value-type="float" office:value="10016">
                <text:p>10016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72">
                <text:p>10072</text:p>
              </table:table-cell>
              <table:table-cell office:value-type="float" office:value="10105">
                <text:p>10105</text:p>
              </table:table-cell>
              <table:table-cell office:value-type="float" office:value="10140">
                <text:p>10140</text:p>
              </table:table-cell>
              <table:table-cell office:value-type="float" office:value="10284">
                <text:p>10284</text:p>
              </table:table-cell>
              <table:table-cell office:value-type="float" office:value="10015">
                <text:p>10015</text:p>
              </table:table-cell>
              <table:table-cell office:value-type="float" office:value="10019">
                <text:p>10019</text:p>
              </table:table-cell>
              <table:table-cell office:value-type="float" office:value="10130">
                <text:p>10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22">
                <text:p>10022</text:p>
              </table:table-cell>
              <table:table-cell office:value-type="float" office:value="10071">
                <text:p>10071</text:p>
              </table:table-cell>
              <table:table-cell office:value-type="float" office:value="10141">
                <text:p>10141</text:p>
              </table:table-cell>
              <table:table-cell office:value-type="float" office:value="10149">
                <text:p>10149</text:p>
              </table:table-cell>
              <table:table-cell office:value-type="float" office:value="10000">
                <text:p>10000</text:p>
              </table:table-cell>
              <table:table-cell office:value-type="float" office:value="10023">
                <text:p>10023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10">
                <text:p>10010</text:p>
              </table:table-cell>
              <table:table-cell office:value-type="float" office:value="10043">
                <text:p>10043</text:p>
              </table:table-cell>
              <table:table-cell office:value-type="float" office:value="10140">
                <text:p>10140</text:p>
              </table:table-cell>
              <table:table-cell office:value-type="float" office:value="10067">
                <text:p>10067</text:p>
              </table:table-cell>
              <table:table-cell office:value-type="float" office:value="10001">
                <text:p>10001</text:p>
              </table:table-cell>
              <table:table-cell office:value-type="float" office:value="10043">
                <text:p>10043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18">
                <text:p>10118</text:p>
              </table:table-cell>
              <table:table-cell office:value-type="float" office:value="10130">
                <text:p>10130</text:p>
              </table:table-cell>
              <table:table-cell office:value-type="float" office:value="10215">
                <text:p>10215</text:p>
              </table:table-cell>
              <table:table-cell office:value-type="float" office:value="10294">
                <text:p>10294</text:p>
              </table:table-cell>
              <table:table-cell office:value-type="float" office:value="10004">
                <text:p>10004</text:p>
              </table:table-cell>
              <table:table-cell office:value-type="float" office:value="10021">
                <text:p>10021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33">
                <text:p>10033</text:p>
              </table:table-cell>
              <table:table-cell office:value-type="float" office:value="10179">
                <text:p>10179</text:p>
              </table:table-cell>
              <table:table-cell office:value-type="float" office:value="10187">
                <text:p>10187</text:p>
              </table:table-cell>
              <table:table-cell office:value-type="float" office:value="10061">
                <text:p>10061</text:p>
              </table:table-cell>
              <table:table-cell office:value-type="float" office:value="10002">
                <text:p>10002</text:p>
              </table:table-cell>
              <table:table-cell office:value-type="float" office:value="10036">
                <text:p>10036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42">
                <text:p>10042</text:p>
              </table:table-cell>
              <table:table-cell office:value-type="float" office:value="10053">
                <text:p>10053</text:p>
              </table:table-cell>
              <table:table-cell office:value-type="float" office:value="10201">
                <text:p>10201</text:p>
              </table:table-cell>
              <table:table-cell office:value-type="float" office:value="10009">
                <text:p>10009</text:p>
              </table:table-cell>
              <table:table-cell office:value-type="float" office:value="10003">
                <text:p>10003</text:p>
              </table:table-cell>
              <table:table-cell office:value-type="float" office:value="10018">
                <text:p>10018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15">
                <text:p>10015</text:p>
              </table:table-cell>
              <table:table-cell office:value-type="float" office:value="10013">
                <text:p>10013</text:p>
              </table:table-cell>
              <table:table-cell office:value-type="float" office:value="10165">
                <text:p>10165</text:p>
              </table:table-cell>
              <table:table-cell office:value-type="float" office:value="10073">
                <text:p>10073</text:p>
              </table:table-cell>
              <table:table-cell office:value-type="float" office:value="10018">
                <text:p>10018</text:p>
              </table:table-cell>
              <table:table-cell office:value-type="float" office:value="10010">
                <text:p>1001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37">
                <text:p>10037</text:p>
              </table:table-cell>
              <table:table-cell office:value-type="float" office:value="10113">
                <text:p>10113</text:p>
              </table:table-cell>
              <table:table-cell office:value-type="float" office:value="10074">
                <text:p>10074</text:p>
              </table:table-cell>
              <table:table-cell office:value-type="float" office:value="10136">
                <text:p>10136</text:p>
              </table:table-cell>
              <table:table-cell office:value-type="float" office:value="10006">
                <text:p>10006</text:p>
              </table:table-cell>
              <table:table-cell office:value-type="float" office:value="10021">
                <text:p>10021</text:p>
              </table:table-cell>
              <table:table-cell office:value-type="float" office:value="10094">
                <text:p>10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43">
                <text:p>10043</text:p>
              </table:table-cell>
              <table:table-cell office:value-type="float" office:value="10007">
                <text:p>10007</text:p>
              </table:table-cell>
              <table:table-cell office:value-type="float" office:value="10072">
                <text:p>10072</text:p>
              </table:table-cell>
              <table:table-cell office:value-type="float" office:value="10010">
                <text:p>10010</text:p>
              </table:table-cell>
              <table:table-cell office:value-type="float" office:value="10029">
                <text:p>10029</text:p>
              </table:table-cell>
              <table:table-cell office:value-type="float" office:value="10013">
                <text:p>10013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16">
                <text:p>10016</text:p>
              </table:table-cell>
              <table:table-cell office:value-type="float" office:value="10114">
                <text:p>10114</text:p>
              </table:table-cell>
              <table:table-cell office:value-type="float" office:value="10010">
                <text:p>10010</text:p>
              </table:table-cell>
              <table:table-cell office:value-type="float" office:value="10120">
                <text:p>10120</text:p>
              </table:table-cell>
              <table:table-cell office:value-type="float" office:value="10022">
                <text:p>10022</text:p>
              </table:table-cell>
              <table:table-cell office:value-type="float" office:value="10004">
                <text:p>10004</text:p>
              </table:table-cell>
              <table:table-cell office:value-type="float" office:value="10005">
                <text:p>10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32">
                <text:p>10032</text:p>
              </table:table-cell>
              <table:table-cell office:value-type="float" office:value="10120">
                <text:p>10120</text:p>
              </table:table-cell>
              <table:table-cell office:value-type="float" office:value="10159">
                <text:p>10159</text:p>
              </table:table-cell>
              <table:table-cell office:value-type="float" office:value="10240">
                <text:p>10240</text:p>
              </table:table-cell>
              <table:table-cell office:value-type="float" office:value="10007">
                <text:p>10007</text:p>
              </table:table-cell>
              <table:table-cell office:value-type="float" office:value="10035">
                <text:p>10035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87">
                <text:p>10087</text:p>
              </table:table-cell>
              <table:table-cell office:value-type="float" office:value="10151">
                <text:p>10151</text:p>
              </table:table-cell>
              <table:table-cell office:value-type="float" office:value="10211">
                <text:p>10211</text:p>
              </table:table-cell>
              <table:table-cell office:value-type="float" office:value="10218">
                <text:p>10218</text:p>
              </table:table-cell>
              <table:table-cell office:value-type="float" office:value="10010">
                <text:p>10010</text:p>
              </table:table-cell>
              <table:table-cell office:value-type="float" office:value="10017">
                <text:p>10017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12">
                <text:p>10112</text:p>
              </table:table-cell>
              <table:table-cell office:value-type="float" office:value="10121">
                <text:p>10121</text:p>
              </table:table-cell>
              <table:table-cell office:value-type="float" office:value="10096">
                <text:p>10096</text:p>
              </table:table-cell>
              <table:table-cell office:value-type="float" office:value="10162">
                <text:p>10162</text:p>
              </table:table-cell>
              <table:table-cell office:value-type="float" office:value="10000">
                <text:p>10000</text:p>
              </table:table-cell>
              <table:table-cell office:value-type="float" office:value="10030">
                <text:p>1003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20">
                <text:p>10020</text:p>
              </table:table-cell>
              <table:table-cell office:value-type="float" office:value="10114">
                <text:p>10114</text:p>
              </table:table-cell>
              <table:table-cell office:value-type="float" office:value="10186">
                <text:p>10186</text:p>
              </table:table-cell>
              <table:table-cell office:value-type="float" office:value="10117">
                <text:p>10117</text:p>
              </table:table-cell>
              <table:table-cell office:value-type="float" office:value="10002">
                <text:p>10002</text:p>
              </table:table-cell>
              <table:table-cell office:value-type="float" office:value="10034">
                <text:p>10034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34">
                <text:p>10034</text:p>
              </table:table-cell>
              <table:table-cell office:value-type="float" office:value="10079">
                <text:p>10079</text:p>
              </table:table-cell>
              <table:table-cell office:value-type="float" office:value="10018">
                <text:p>10018</text:p>
              </table:table-cell>
              <table:table-cell office:value-type="float" office:value="10097">
                <text:p>10097</text:p>
              </table:table-cell>
              <table:table-cell office:value-type="float" office:value="10002">
                <text:p>10002</text:p>
              </table:table-cell>
              <table:table-cell office:value-type="float" office:value="10040">
                <text:p>10040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31">
                <text:p>10031</text:p>
              </table:table-cell>
              <table:table-cell office:value-type="float" office:value="10050">
                <text:p>10050</text:p>
              </table:table-cell>
              <table:table-cell office:value-type="float" office:value="10118">
                <text:p>10118</text:p>
              </table:table-cell>
              <table:table-cell office:value-type="float" office:value="10271">
                <text:p>10271</text:p>
              </table:table-cell>
              <table:table-cell office:value-type="float" office:value="10001">
                <text:p>10001</text:p>
              </table:table-cell>
              <table:table-cell office:value-type="float" office:value="10003">
                <text:p>10003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38">
                <text:p>10038</text:p>
              </table:table-cell>
              <table:table-cell office:value-type="float" office:value="10020">
                <text:p>10020</text:p>
              </table:table-cell>
              <table:table-cell office:value-type="float" office:value="10093">
                <text:p>10093</text:p>
              </table:table-cell>
              <table:table-cell office:value-type="float" office:value="10160">
                <text:p>10160</text:p>
              </table:table-cell>
              <table:table-cell office:value-type="float" office:value="10017">
                <text:p>10017</text:p>
              </table:table-cell>
              <table:table-cell office:value-type="float" office:value="10051">
                <text:p>10051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62">
                <text:p>10062</text:p>
              </table:table-cell>
              <table:table-cell office:value-type="float" office:value="10060">
                <text:p>10060</text:p>
              </table:table-cell>
              <table:table-cell office:value-type="float" office:value="10028">
                <text:p>10028</text:p>
              </table:table-cell>
              <table:table-cell office:value-type="float" office:value="10119">
                <text:p>10119</text:p>
              </table:table-cell>
              <table:table-cell office:value-type="float" office:value="10014">
                <text:p>10014</text:p>
              </table:table-cell>
              <table:table-cell office:value-type="float" office:value="10015">
                <text:p>10015</text:p>
              </table:table-cell>
              <table:table-cell office:value-type="float" office:value="10057">
                <text:p>100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20">
                <text:p>10120</text:p>
              </table:table-cell>
              <table:table-cell office:value-type="float" office:value="10175">
                <text:p>10175</text:p>
              </table:table-cell>
              <table:table-cell office:value-type="float" office:value="10042">
                <text:p>10042</text:p>
              </table:table-cell>
              <table:table-cell office:value-type="float" office:value="10288">
                <text:p>10288</text:p>
              </table:table-cell>
              <table:table-cell office:value-type="float" office:value="10007">
                <text:p>10007</text:p>
              </table:table-cell>
              <table:table-cell office:value-type="float" office:value="10069">
                <text:p>10069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77">
                <text:p>10077</text:p>
              </table:table-cell>
              <table:table-cell office:value-type="float" office:value="10119">
                <text:p>10119</text:p>
              </table:table-cell>
              <table:table-cell office:value-type="float" office:value="10034">
                <text:p>10034</text:p>
              </table:table-cell>
              <table:table-cell office:value-type="float" office:value="10182">
                <text:p>10182</text:p>
              </table:table-cell>
              <table:table-cell office:value-type="float" office:value="10003">
                <text:p>10003</text:p>
              </table:table-cell>
              <table:table-cell office:value-type="float" office:value="10046">
                <text:p>10046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97">
                <text:p>10097</text:p>
              </table:table-cell>
              <table:table-cell office:value-type="float" office:value="10052">
                <text:p>10052</text:p>
              </table:table-cell>
              <table:table-cell office:value-type="float" office:value="10000">
                <text:p>10000</text:p>
              </table:table-cell>
              <table:table-cell office:value-type="float" office:value="10187">
                <text:p>10187</text:p>
              </table:table-cell>
              <table:table-cell office:value-type="float" office:value="10027">
                <text:p>10027</text:p>
              </table:table-cell>
              <table:table-cell office:value-type="float" office:value="10042">
                <text:p>10042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15">
                <text:p>10115</text:p>
              </table:table-cell>
              <table:table-cell office:value-type="float" office:value="10147">
                <text:p>10147</text:p>
              </table:table-cell>
              <table:table-cell office:value-type="float" office:value="10044">
                <text:p>10044</text:p>
              </table:table-cell>
              <table:table-cell office:value-type="float" office:value="10282">
                <text:p>10282</text:p>
              </table:table-cell>
              <table:table-cell office:value-type="float" office:value="10023">
                <text:p>10023</text:p>
              </table:table-cell>
              <table:table-cell office:value-type="float" office:value="10039">
                <text:p>10039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60">
                <text:p>10060</text:p>
              </table:table-cell>
              <table:table-cell office:value-type="float" office:value="10111">
                <text:p>10111</text:p>
              </table:table-cell>
              <table:table-cell office:value-type="float" office:value="10132">
                <text:p>10132</text:p>
              </table:table-cell>
              <table:table-cell office:value-type="float" office:value="10192">
                <text:p>10192</text:p>
              </table:table-cell>
              <table:table-cell office:value-type="float" office:value="10024">
                <text:p>10024</text:p>
              </table:table-cell>
              <table:table-cell office:value-type="float" office:value="10059">
                <text:p>10059</text:p>
              </table:table-cell>
              <table:table-cell office:value-type="float" office:value="10156">
                <text:p>10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00">
                <text:p>10100</text:p>
              </table:table-cell>
              <table:table-cell office:value-type="float" office:value="10106">
                <text:p>10106</text:p>
              </table:table-cell>
              <table:table-cell office:value-type="float" office:value="10064">
                <text:p>10064</text:p>
              </table:table-cell>
              <table:table-cell office:value-type="float" office:value="10064">
                <text:p>10064</text:p>
              </table:table-cell>
              <table:table-cell office:value-type="float" office:value="10004">
                <text:p>10004</text:p>
              </table:table-cell>
              <table:table-cell office:value-type="float" office:value="10020">
                <text:p>10020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30">
                <text:p>10030</text:p>
              </table:table-cell>
              <table:table-cell office:value-type="float" office:value="10065">
                <text:p>10065</text:p>
              </table:table-cell>
              <table:table-cell office:value-type="float" office:value="10193">
                <text:p>10193</text:p>
              </table:table-cell>
              <table:table-cell office:value-type="float" office:value="10259">
                <text:p>10259</text:p>
              </table:table-cell>
              <table:table-cell office:value-type="float" office:value="10008">
                <text:p>10008</text:p>
              </table:table-cell>
              <table:table-cell office:value-type="float" office:value="10059">
                <text:p>10059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67">
                <text:p>10067</text:p>
              </table:table-cell>
              <table:table-cell office:value-type="float" office:value="10057">
                <text:p>10057</text:p>
              </table:table-cell>
              <table:table-cell office:value-type="float" office:value="10195">
                <text:p>10195</text:p>
              </table:table-cell>
              <table:table-cell office:value-type="float" office:value="10249">
                <text:p>10249</text:p>
              </table:table-cell>
              <table:table-cell office:value-type="float" office:value="10003">
                <text:p>10003</text:p>
              </table:table-cell>
              <table:table-cell office:value-type="float" office:value="10042">
                <text:p>100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63">
                <text:p>10063</text:p>
              </table:table-cell>
              <table:table-cell office:value-type="float" office:value="10115">
                <text:p>10115</text:p>
              </table:table-cell>
              <table:table-cell office:value-type="float" office:value="10132">
                <text:p>10132</text:p>
              </table:table-cell>
              <table:table-cell office:value-type="float" office:value="10182">
                <text:p>10182</text:p>
              </table:table-cell>
              <table:table-cell office:value-type="float" office:value="10012">
                <text:p>10012</text:p>
              </table:table-cell>
              <table:table-cell office:value-type="float" office:value="10050">
                <text:p>10050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56">
                <text:p>10056</text:p>
              </table:table-cell>
              <table:table-cell office:value-type="float" office:value="10084">
                <text:p>10084</text:p>
              </table:table-cell>
              <table:table-cell office:value-type="float" office:value="10097">
                <text:p>10097</text:p>
              </table:table-cell>
              <table:table-cell office:value-type="float" office:value="10355">
                <text:p>10355</text:p>
              </table:table-cell>
              <table:table-cell office:value-type="float" office:value="10004">
                <text:p>10004</text:p>
              </table:table-cell>
              <table:table-cell office:value-type="float" office:value="10041">
                <text:p>10041</text:p>
              </table:table-cell>
              <table:table-cell office:value-type="float" office:value="10129">
                <text:p>10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85">
                <text:p>10085</text:p>
              </table:table-cell>
              <table:table-cell office:value-type="float" office:value="10063">
                <text:p>10063</text:p>
              </table:table-cell>
              <table:table-cell office:value-type="float" office:value="10062">
                <text:p>10062</text:p>
              </table:table-cell>
              <table:table-cell office:value-type="float" office:value="10114">
                <text:p>10114</text:p>
              </table:table-cell>
              <table:table-cell office:value-type="float" office:value="10022">
                <text:p>10022</text:p>
              </table:table-cell>
              <table:table-cell office:value-type="float" office:value="10014">
                <text:p>10014</text:p>
              </table:table-cell>
              <table:table-cell office:value-type="float" office:value="10022">
                <text:p>1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6.902cm" svg:y="0.422cm" chart:style-name="ch2">
          <text:p>Neural Network Training Epoches</text:p>
        </chart:title>
        <chart:legend chart:legend-position="bottom" svg:x="2.798cm" svg:y="13.037cm" style:legend-expansion="wide" chart:style-name="ch3"/>
        <chart:plot-area chart:style-name="ch4" table:cell-range-address="Sheet2.V1:Sheet2.AB62" chart:data-source-has-labels="row" svg:x="1.426cm" svg:y="1.513cm" svg:width="18.955cm" svg:height="10.257cm">
          <chartooo:coordinate-region svg:x="2.63cm" svg:y="1.712cm" svg:width="17.611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307cm" chart:style-name="ch7">
              <text:p>Epoches</text:p>
            </chart:title>
            <chart:grid chart:style-name="ch8" chart:class="major"/>
          </chart:axis>
          <chart:series chart:style-name="ch9" chart:values-cell-range-address="Sheet2.V2:Sheet2.V62" chart:label-cell-address="Sheet2.V1:Sheet2.V1" chart:class="chart:line">
            <chart:data-point chart:repeated="61"/>
          </chart:series>
          <chart:series chart:style-name="ch10" chart:values-cell-range-address="Sheet2.W2:Sheet2.W62" chart:label-cell-address="Sheet2.W1:Sheet2.W1" chart:class="chart:line">
            <chart:data-point chart:repeated="61"/>
          </chart:series>
          <chart:series chart:style-name="ch11" chart:values-cell-range-address="Sheet2.X2:Sheet2.X62" chart:label-cell-address="Sheet2.X1:Sheet2.X1" chart:class="chart:line">
            <chart:data-point chart:repeated="61"/>
          </chart:series>
          <chart:series chart:style-name="ch12" chart:values-cell-range-address="Sheet2.Y2:Sheet2.Y62" chart:label-cell-address="Sheet2.Y1:Sheet2.Y1" chart:class="chart:line">
            <chart:data-point chart:repeated="61"/>
          </chart:series>
          <chart:series chart:style-name="ch13" chart:values-cell-range-address="Sheet2.Z2:Sheet2.Z62" chart:label-cell-address="Sheet2.Z1:Sheet2.Z1" chart:class="chart:line">
            <chart:data-point chart:repeated="61"/>
          </chart:series>
          <chart:series chart:style-name="ch14" chart:values-cell-range-address="Sheet2.AA2:Sheet2.AA62" chart:label-cell-address="Sheet2.AA1:Sheet2.AA1" chart:class="chart:line">
            <chart:data-point chart:repeated="61"/>
          </chart:series>
          <chart:series chart:style-name="ch15" chart:values-cell-range-address="Sheet2.AB2:Sheet2.AB62" chart:label-cell-address="Sheet2.AB1:Sheet2.AB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V1:Sheet2.V1</svg:desc>
                </draw:g>
              </table:table-cell>
              <table:table-cell office:value-type="string">
                <text:p>Exponent Regulated Sine</text:p>
                <draw:g>
                  <svg:desc>Sheet2.W1:Sheet2.W1</svg:desc>
                </draw:g>
              </table:table-cell>
              <table:table-cell office:value-type="string">
                <text:p>Sigmoid</text:p>
                <draw:g>
                  <svg:desc>Sheet2.X1:Sheet2.X1</svg:desc>
                </draw:g>
              </table:table-cell>
              <table:table-cell office:value-type="string">
                <text:p>Bipolar Sigmoid</text:p>
                <draw:g>
                  <svg:desc>Sheet2.Y1:Sheet2.Y1</svg:desc>
                </draw:g>
              </table:table-cell>
              <table:table-cell office:value-type="string">
                <text:p>Logarithm</text:p>
                <draw:g>
                  <svg:desc>Sheet2.Z1:Sheet2.Z1</svg:desc>
                </draw:g>
              </table:table-cell>
              <table:table-cell office:value-type="string">
                <text:p>Hyperbolic Tangent</text:p>
                <draw:g>
                  <svg:desc>Sheet2.AA1:Sheet2.AA1</svg:desc>
                </draw:g>
              </table:table-cell>
              <table:table-cell office:value-type="string">
                <text:p>Elliott Symmetric</text:p>
                <draw:g>
                  <svg:desc>Sheet2.AB1:Sheet2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V2:Sheet2.V62</svg:desc>
                </draw:g>
              </table:table-cell>
              <table:table-cell office:value-type="float" office:value="0">
                <text:p>0</text:p>
                <draw:g>
                  <svg:desc>Sheet2.W2:Sheet2.W62</svg:desc>
                </draw:g>
              </table:table-cell>
              <table:table-cell office:value-type="float" office:value="0">
                <text:p>0</text:p>
                <draw:g>
                  <svg:desc>Sheet2.X2:Sheet2.X62</svg:desc>
                </draw:g>
              </table:table-cell>
              <table:table-cell office:value-type="float" office:value="0">
                <text:p>0</text:p>
                <draw:g>
                  <svg:desc>Sheet2.Y2:Sheet2.Y62</svg:desc>
                </draw:g>
              </table:table-cell>
              <table:table-cell office:value-type="float" office:value="0">
                <text:p>0</text:p>
                <draw:g>
                  <svg:desc>Sheet2.Z2:Sheet2.Z62</svg:desc>
                </draw:g>
              </table:table-cell>
              <table:table-cell office:value-type="float" office:value="0">
                <text:p>0</text:p>
                <draw:g>
                  <svg:desc>Sheet2.AA2:Sheet2.AA62</svg:desc>
                </draw:g>
              </table:table-cell>
              <table:table-cell office:value-type="float" office:value="0">
                <text:p>0</text:p>
                <draw:g>
                  <svg:desc>Sheet2.AB2:Sheet2.A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556">
                <text:p>556</text:p>
              </table:table-cell>
              <table:table-cell office:value-type="float" office:value="174">
                <text:p>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  <table:table-cell office:value-type="float" office:value="66">
                <text:p>66</text:p>
              </table:table-cell>
              <table:table-cell office:value-type="float" office:value="1103">
                <text:p>1103</text:p>
              </table:table-cell>
              <table:table-cell office:value-type="float" office:value="342">
                <text:p>3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183">
                <text:p>183</text:p>
              </table:table-cell>
              <table:table-cell office:value-type="float" office:value="137">
                <text:p>137</text:p>
              </table:table-cell>
              <table:table-cell office:value-type="float" office:value="99">
                <text:p>99</text:p>
              </table:table-cell>
              <table:table-cell office:value-type="float" office:value="1635">
                <text:p>1635</text:p>
              </table:table-cell>
              <table:table-cell office:value-type="float" office:value="503">
                <text:p>5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241">
                <text:p>241</text:p>
              </table:table-cell>
              <table:table-cell office:value-type="float" office:value="194">
                <text:p>194</text:p>
              </table:table-cell>
              <table:table-cell office:value-type="float" office:value="132">
                <text:p>132</text:p>
              </table:table-cell>
              <table:table-cell office:value-type="float" office:value="2108">
                <text:p>2108</text:p>
              </table:table-cell>
              <table:table-cell office:value-type="float" office:value="672">
                <text:p>67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300">
                <text:p>300</text:p>
              </table:table-cell>
              <table:table-cell office:value-type="float" office:value="239">
                <text:p>239</text:p>
              </table:table-cell>
              <table:table-cell office:value-type="float" office:value="165">
                <text:p>165</text:p>
              </table:table-cell>
              <table:table-cell office:value-type="float" office:value="2665">
                <text:p>2665</text:p>
              </table:table-cell>
              <table:table-cell office:value-type="float" office:value="841">
                <text:p>8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8">
                <text:p>488</text:p>
              </table:table-cell>
              <table:table-cell office:value-type="float" office:value="359">
                <text:p>359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3151">
                <text:p>3151</text:p>
              </table:table-cell>
              <table:table-cell office:value-type="float" office:value="1001">
                <text:p>100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9">
                <text:p>569</text:p>
              </table:table-cell>
              <table:table-cell office:value-type="float" office:value="419">
                <text:p>419</text:p>
              </table:table-cell>
              <table:table-cell office:value-type="float" office:value="326">
                <text:p>326</text:p>
              </table:table-cell>
              <table:table-cell office:value-type="float" office:value="232">
                <text:p>232</text:p>
              </table:table-cell>
              <table:table-cell office:value-type="float" office:value="3724">
                <text:p>3724</text:p>
              </table:table-cell>
              <table:table-cell office:value-type="float" office:value="1159">
                <text:p>115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478">
                <text:p>478</text:p>
              </table:table-cell>
              <table:table-cell office:value-type="float" office:value="370">
                <text:p>370</text:p>
              </table:table-cell>
              <table:table-cell office:value-type="float" office:value="266">
                <text:p>266</text:p>
              </table:table-cell>
              <table:table-cell office:value-type="float" office:value="4277">
                <text:p>4277</text:p>
              </table:table-cell>
              <table:table-cell office:value-type="float" office:value="1326">
                <text:p>132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0">
                <text:p>730</text:p>
              </table:table-cell>
              <table:table-cell office:value-type="float" office:value="540">
                <text:p>540</text:p>
              </table:table-cell>
              <table:table-cell office:value-type="float" office:value="413">
                <text:p>413</text:p>
              </table:table-cell>
              <table:table-cell office:value-type="float" office:value="299">
                <text:p>299</text:p>
              </table:table-cell>
              <table:table-cell office:value-type="float" office:value="4751">
                <text:p>4751</text:p>
              </table:table-cell>
              <table:table-cell office:value-type="float" office:value="1493">
                <text:p>1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9">
                <text:p>809</text:p>
              </table:table-cell>
              <table:table-cell office:value-type="float" office:value="599">
                <text:p>599</text:p>
              </table:table-cell>
              <table:table-cell office:value-type="float" office:value="451">
                <text:p>451</text:p>
              </table:table-cell>
              <table:table-cell office:value-type="float" office:value="332">
                <text:p>332</text:p>
              </table:table-cell>
              <table:table-cell office:value-type="float" office:value="5256">
                <text:p>5256</text:p>
              </table:table-cell>
              <table:table-cell office:value-type="float" office:value="1660">
                <text:p>16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5">
                <text:p>885</text:p>
              </table:table-cell>
              <table:table-cell office:value-type="float" office:value="660">
                <text:p>660</text:p>
              </table:table-cell>
              <table:table-cell office:value-type="float" office:value="491">
                <text:p>491</text:p>
              </table:table-cell>
              <table:table-cell office:value-type="float" office:value="366">
                <text:p>366</text:p>
              </table:table-cell>
              <table:table-cell office:value-type="float" office:value="5830">
                <text:p>5830</text:p>
              </table:table-cell>
              <table:table-cell office:value-type="float" office:value="1821">
                <text:p>182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0">
                <text:p>960</text:p>
              </table:table-cell>
              <table:table-cell office:value-type="float" office:value="719">
                <text:p>719</text:p>
              </table:table-cell>
              <table:table-cell office:value-type="float" office:value="534">
                <text:p>534</text:p>
              </table:table-cell>
              <table:table-cell office:value-type="float" office:value="399">
                <text:p>399</text:p>
              </table:table-cell>
              <table:table-cell office:value-type="float" office:value="6305">
                <text:p>6305</text:p>
              </table:table-cell>
              <table:table-cell office:value-type="float" office:value="1983">
                <text:p>198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8">
                <text:p>1038</text:p>
              </table:table-cell>
              <table:table-cell office:value-type="float" office:value="782">
                <text:p>782</text:p>
              </table:table-cell>
              <table:table-cell office:value-type="float" office:value="578">
                <text:p>578</text:p>
              </table:table-cell>
              <table:table-cell office:value-type="float" office:value="432">
                <text:p>432</text:p>
              </table:table-cell>
              <table:table-cell office:value-type="float" office:value="6832">
                <text:p>6832</text:p>
              </table:table-cell>
              <table:table-cell office:value-type="float" office:value="2162">
                <text:p>216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6">
                <text:p>1116</text:p>
              </table:table-cell>
              <table:table-cell office:value-type="float" office:value="841">
                <text:p>841</text:p>
              </table:table-cell>
              <table:table-cell office:value-type="float" office:value="625">
                <text:p>625</text:p>
              </table:table-cell>
              <table:table-cell office:value-type="float" office:value="466">
                <text:p>466</text:p>
              </table:table-cell>
              <table:table-cell office:value-type="float" office:value="7377">
                <text:p>7377</text:p>
              </table:table-cell>
              <table:table-cell office:value-type="float" office:value="2326">
                <text:p>232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2">
                <text:p>1192</text:p>
              </table:table-cell>
              <table:table-cell office:value-type="float" office:value="900">
                <text:p>900</text:p>
              </table:table-cell>
              <table:table-cell office:value-type="float" office:value="672">
                <text:p>672</text:p>
              </table:table-cell>
              <table:table-cell office:value-type="float" office:value="500">
                <text:p>500</text:p>
              </table:table-cell>
              <table:table-cell office:value-type="float" office:value="7845">
                <text:p>7845</text:p>
              </table:table-cell>
              <table:table-cell office:value-type="float" office:value="2491">
                <text:p>249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3">
                <text:p>1273</text:p>
              </table:table-cell>
              <table:table-cell office:value-type="float" office:value="960">
                <text:p>960</text:p>
              </table:table-cell>
              <table:table-cell office:value-type="float" office:value="716">
                <text:p>716</text:p>
              </table:table-cell>
              <table:table-cell office:value-type="float" office:value="535">
                <text:p>535</text:p>
              </table:table-cell>
              <table:table-cell office:value-type="float" office:value="8443">
                <text:p>8443</text:p>
              </table:table-cell>
              <table:table-cell office:value-type="float" office:value="2664">
                <text:p>266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1">
                <text:p>1351</text:p>
              </table:table-cell>
              <table:table-cell office:value-type="float" office:value="1021">
                <text:p>1021</text:p>
              </table:table-cell>
              <table:table-cell office:value-type="float" office:value="759">
                <text:p>759</text:p>
              </table:table-cell>
              <table:table-cell office:value-type="float" office:value="569">
                <text:p>569</text:p>
              </table:table-cell>
              <table:table-cell office:value-type="float" office:value="8966">
                <text:p>8966</text:p>
              </table:table-cell>
              <table:table-cell office:value-type="float" office:value="2831">
                <text:p>283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8">
                <text:p>1428</text:p>
              </table:table-cell>
              <table:table-cell office:value-type="float" office:value="1081">
                <text:p>1081</text:p>
              </table:table-cell>
              <table:table-cell office:value-type="float" office:value="803">
                <text:p>803</text:p>
              </table:table-cell>
              <table:table-cell office:value-type="float" office:value="602">
                <text:p>602</text:p>
              </table:table-cell>
              <table:table-cell office:value-type="float" office:value="9451">
                <text:p>9451</text:p>
              </table:table-cell>
              <table:table-cell office:value-type="float" office:value="2993">
                <text:p>299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7">
                <text:p>1507</text:p>
              </table:table-cell>
              <table:table-cell office:value-type="float" office:value="1145">
                <text:p>1145</text:p>
              </table:table-cell>
              <table:table-cell office:value-type="float" office:value="845">
                <text:p>845</text:p>
              </table:table-cell>
              <table:table-cell office:value-type="float" office:value="636">
                <text:p>636</text:p>
              </table:table-cell>
              <table:table-cell office:value-type="float" office:value="9999">
                <text:p>9999</text:p>
              </table:table-cell>
              <table:table-cell office:value-type="float" office:value="3161">
                <text:p>316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7">
                <text:p>1587</text:p>
              </table:table-cell>
              <table:table-cell office:value-type="float" office:value="1207">
                <text:p>1207</text:p>
              </table:table-cell>
              <table:table-cell office:value-type="float" office:value="888">
                <text:p>888</text:p>
              </table:table-cell>
              <table:table-cell office:value-type="float" office:value="670">
                <text:p>670</text:p>
              </table:table-cell>
              <table:table-cell office:value-type="float" office:value="10540">
                <text:p>10540</text:p>
              </table:table-cell>
              <table:table-cell office:value-type="float" office:value="3327">
                <text:p>332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4">
                <text:p>1664</text:p>
              </table:table-cell>
              <table:table-cell office:value-type="float" office:value="1266">
                <text:p>1266</text:p>
              </table:table-cell>
              <table:table-cell office:value-type="float" office:value="931">
                <text:p>931</text:p>
              </table:table-cell>
              <table:table-cell office:value-type="float" office:value="703">
                <text:p>703</text:p>
              </table:table-cell>
              <table:table-cell office:value-type="float" office:value="11060">
                <text:p>11060</text:p>
              </table:table-cell>
              <table:table-cell office:value-type="float" office:value="3483">
                <text:p>348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2">
                <text:p>1742</text:p>
              </table:table-cell>
              <table:table-cell office:value-type="float" office:value="1331">
                <text:p>1331</text:p>
              </table:table-cell>
              <table:table-cell office:value-type="float" office:value="973">
                <text:p>973</text:p>
              </table:table-cell>
              <table:table-cell office:value-type="float" office:value="736">
                <text:p>736</text:p>
              </table:table-cell>
              <table:table-cell office:value-type="float" office:value="11586">
                <text:p>11586</text:p>
              </table:table-cell>
              <table:table-cell office:value-type="float" office:value="3647">
                <text:p>364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8">
                <text:p>1818</text:p>
              </table:table-cell>
              <table:table-cell office:value-type="float" office:value="1390">
                <text:p>1390</text:p>
              </table:table-cell>
              <table:table-cell office:value-type="float" office:value="1019">
                <text:p>1019</text:p>
              </table:table-cell>
              <table:table-cell office:value-type="float" office:value="770">
                <text:p>770</text:p>
              </table:table-cell>
              <table:table-cell office:value-type="float" office:value="12103">
                <text:p>12103</text:p>
              </table:table-cell>
              <table:table-cell office:value-type="float" office:value="3826">
                <text:p>382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5">
                <text:p>1895</text:p>
              </table:table-cell>
              <table:table-cell office:value-type="float" office:value="1448">
                <text:p>1448</text:p>
              </table:table-cell>
              <table:table-cell office:value-type="float" office:value="1062">
                <text:p>1062</text:p>
              </table:table-cell>
              <table:table-cell office:value-type="float" office:value="803">
                <text:p>803</text:p>
              </table:table-cell>
              <table:table-cell office:value-type="float" office:value="12622">
                <text:p>12622</text:p>
              </table:table-cell>
              <table:table-cell office:value-type="float" office:value="3990">
                <text:p>399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5">
                <text:p>1975</text:p>
              </table:table-cell>
              <table:table-cell office:value-type="float" office:value="1510">
                <text:p>1510</text:p>
              </table:table-cell>
              <table:table-cell office:value-type="float" office:value="1105">
                <text:p>1105</text:p>
              </table:table-cell>
              <table:table-cell office:value-type="float" office:value="836">
                <text:p>836</text:p>
              </table:table-cell>
              <table:table-cell office:value-type="float" office:value="13156">
                <text:p>13156</text:p>
              </table:table-cell>
              <table:table-cell office:value-type="float" office:value="4154">
                <text:p>415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3">
                <text:p>2053</text:p>
              </table:table-cell>
              <table:table-cell office:value-type="float" office:value="1569">
                <text:p>1569</text:p>
              </table:table-cell>
              <table:table-cell office:value-type="float" office:value="1147">
                <text:p>1147</text:p>
              </table:table-cell>
              <table:table-cell office:value-type="float" office:value="869">
                <text:p>869</text:p>
              </table:table-cell>
              <table:table-cell office:value-type="float" office:value="13684">
                <text:p>13684</text:p>
              </table:table-cell>
              <table:table-cell office:value-type="float" office:value="4319">
                <text:p>431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4">
                <text:p>2134</text:p>
              </table:table-cell>
              <table:table-cell office:value-type="float" office:value="1628">
                <text:p>1628</text:p>
              </table:table-cell>
              <table:table-cell office:value-type="float" office:value="1191">
                <text:p>1191</text:p>
              </table:table-cell>
              <table:table-cell office:value-type="float" office:value="902">
                <text:p>902</text:p>
              </table:table-cell>
              <table:table-cell office:value-type="float" office:value="14202">
                <text:p>14202</text:p>
              </table:table-cell>
              <table:table-cell office:value-type="float" office:value="4486">
                <text:p>4486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09">
                <text:p>2209</text:p>
              </table:table-cell>
              <table:table-cell office:value-type="float" office:value="1687">
                <text:p>1687</text:p>
              </table:table-cell>
              <table:table-cell office:value-type="float" office:value="1233">
                <text:p>1233</text:p>
              </table:table-cell>
              <table:table-cell office:value-type="float" office:value="936">
                <text:p>936</text:p>
              </table:table-cell>
              <table:table-cell office:value-type="float" office:value="14684">
                <text:p>14684</text:p>
              </table:table-cell>
              <table:table-cell office:value-type="float" office:value="4658">
                <text:p>465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84">
                <text:p>2284</text:p>
              </table:table-cell>
              <table:table-cell office:value-type="float" office:value="1746">
                <text:p>1746</text:p>
              </table:table-cell>
              <table:table-cell office:value-type="float" office:value="1277">
                <text:p>1277</text:p>
              </table:table-cell>
              <table:table-cell office:value-type="float" office:value="970">
                <text:p>970</text:p>
              </table:table-cell>
              <table:table-cell office:value-type="float" office:value="15243">
                <text:p>15243</text:p>
              </table:table-cell>
              <table:table-cell office:value-type="float" office:value="4825">
                <text:p>482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62">
                <text:p>2362</text:p>
              </table:table-cell>
              <table:table-cell office:value-type="float" office:value="1803">
                <text:p>1803</text:p>
              </table:table-cell>
              <table:table-cell office:value-type="float" office:value="1319">
                <text:p>1319</text:p>
              </table:table-cell>
              <table:table-cell office:value-type="float" office:value="1003">
                <text:p>1003</text:p>
              </table:table-cell>
              <table:table-cell office:value-type="float" office:value="15773">
                <text:p>15773</text:p>
              </table:table-cell>
              <table:table-cell office:value-type="float" office:value="4996">
                <text:p>499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9">
                <text:p>2439</text:p>
              </table:table-cell>
              <table:table-cell office:value-type="float" office:value="1863">
                <text:p>1863</text:p>
              </table:table-cell>
              <table:table-cell office:value-type="float" office:value="1361">
                <text:p>1361</text:p>
              </table:table-cell>
              <table:table-cell office:value-type="float" office:value="1036">
                <text:p>1036</text:p>
              </table:table-cell>
              <table:table-cell office:value-type="float" office:value="16306">
                <text:p>16306</text:p>
              </table:table-cell>
              <table:table-cell office:value-type="float" office:value="5171">
                <text:p>5171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16">
                <text:p>2516</text:p>
              </table:table-cell>
              <table:table-cell office:value-type="float" office:value="1922">
                <text:p>1922</text:p>
              </table:table-cell>
              <table:table-cell office:value-type="float" office:value="1404">
                <text:p>1404</text:p>
              </table:table-cell>
              <table:table-cell office:value-type="float" office:value="1070">
                <text:p>1070</text:p>
              </table:table-cell>
              <table:table-cell office:value-type="float" office:value="16799">
                <text:p>16799</text:p>
              </table:table-cell>
              <table:table-cell office:value-type="float" office:value="5327">
                <text:p>5327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6">
                <text:p>2596</text:p>
              </table:table-cell>
              <table:table-cell office:value-type="float" office:value="1982">
                <text:p>1982</text:p>
              </table:table-cell>
              <table:table-cell office:value-type="float" office:value="1448">
                <text:p>1448</text:p>
              </table:table-cell>
              <table:table-cell office:value-type="float" office:value="1102">
                <text:p>1102</text:p>
              </table:table-cell>
              <table:table-cell office:value-type="float" office:value="17294">
                <text:p>17294</text:p>
              </table:table-cell>
              <table:table-cell office:value-type="float" office:value="5497">
                <text:p>549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2">
                <text:p>2672</text:p>
              </table:table-cell>
              <table:table-cell office:value-type="float" office:value="2042">
                <text:p>2042</text:p>
              </table:table-cell>
              <table:table-cell office:value-type="float" office:value="1491">
                <text:p>1491</text:p>
              </table:table-cell>
              <table:table-cell office:value-type="float" office:value="1135">
                <text:p>1135</text:p>
              </table:table-cell>
              <table:table-cell office:value-type="float" office:value="17802">
                <text:p>17802</text:p>
              </table:table-cell>
              <table:table-cell office:value-type="float" office:value="5676">
                <text:p>56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7">
                <text:p>2747</text:p>
              </table:table-cell>
              <table:table-cell office:value-type="float" office:value="2100">
                <text:p>2100</text:p>
              </table:table-cell>
              <table:table-cell office:value-type="float" office:value="1533">
                <text:p>1533</text:p>
              </table:table-cell>
              <table:table-cell office:value-type="float" office:value="1169">
                <text:p>1169</text:p>
              </table:table-cell>
              <table:table-cell office:value-type="float" office:value="18345">
                <text:p>18345</text:p>
              </table:table-cell>
              <table:table-cell office:value-type="float" office:value="5842">
                <text:p>584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21">
                <text:p>2821</text:p>
              </table:table-cell>
              <table:table-cell office:value-type="float" office:value="2161">
                <text:p>2161</text:p>
              </table:table-cell>
              <table:table-cell office:value-type="float" office:value="1576">
                <text:p>1576</text:p>
              </table:table-cell>
              <table:table-cell office:value-type="float" office:value="1201">
                <text:p>1201</text:p>
              </table:table-cell>
              <table:table-cell office:value-type="float" office:value="18823">
                <text:p>18823</text:p>
              </table:table-cell>
              <table:table-cell office:value-type="float" office:value="6001">
                <text:p>600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5">
                <text:p>2895</text:p>
              </table:table-cell>
              <table:table-cell office:value-type="float" office:value="2223">
                <text:p>2223</text:p>
              </table:table-cell>
              <table:table-cell office:value-type="float" office:value="1618">
                <text:p>1618</text:p>
              </table:table-cell>
              <table:table-cell office:value-type="float" office:value="1234">
                <text:p>1234</text:p>
              </table:table-cell>
              <table:table-cell office:value-type="float" office:value="19337">
                <text:p>19337</text:p>
              </table:table-cell>
              <table:table-cell office:value-type="float" office:value="6162">
                <text:p>6162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71">
                <text:p>2971</text:p>
              </table:table-cell>
              <table:table-cell office:value-type="float" office:value="2283">
                <text:p>2283</text:p>
              </table:table-cell>
              <table:table-cell office:value-type="float" office:value="1660">
                <text:p>1660</text:p>
              </table:table-cell>
              <table:table-cell office:value-type="float" office:value="1267">
                <text:p>1267</text:p>
              </table:table-cell>
              <table:table-cell office:value-type="float" office:value="19826">
                <text:p>19826</text:p>
              </table:table-cell>
              <table:table-cell office:value-type="float" office:value="6324">
                <text:p>6324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47">
                <text:p>3047</text:p>
              </table:table-cell>
              <table:table-cell office:value-type="float" office:value="2343">
                <text:p>2343</text:p>
              </table:table-cell>
              <table:table-cell office:value-type="float" office:value="1702">
                <text:p>1702</text:p>
              </table:table-cell>
              <table:table-cell office:value-type="float" office:value="1300">
                <text:p>1300</text:p>
              </table:table-cell>
              <table:table-cell office:value-type="float" office:value="20335">
                <text:p>20335</text:p>
              </table:table-cell>
              <table:table-cell office:value-type="float" office:value="6495">
                <text:p>6495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23">
                <text:p>3123</text:p>
              </table:table-cell>
              <table:table-cell office:value-type="float" office:value="2404">
                <text:p>2404</text:p>
              </table:table-cell>
              <table:table-cell office:value-type="float" office:value="1746">
                <text:p>1746</text:p>
              </table:table-cell>
              <table:table-cell office:value-type="float" office:value="1332">
                <text:p>1332</text:p>
              </table:table-cell>
              <table:table-cell office:value-type="float" office:value="20833">
                <text:p>20833</text:p>
              </table:table-cell>
              <table:table-cell office:value-type="float" office:value="6651">
                <text:p>6651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8">
                <text:p>3198</text:p>
              </table:table-cell>
              <table:table-cell office:value-type="float" office:value="2461">
                <text:p>2461</text:p>
              </table:table-cell>
              <table:table-cell office:value-type="float" office:value="1789">
                <text:p>1789</text:p>
              </table:table-cell>
              <table:table-cell office:value-type="float" office:value="1364">
                <text:p>1364</text:p>
              </table:table-cell>
              <table:table-cell office:value-type="float" office:value="21363">
                <text:p>21363</text:p>
              </table:table-cell>
              <table:table-cell office:value-type="float" office:value="6816">
                <text:p>6816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6">
                <text:p>3276</text:p>
              </table:table-cell>
              <table:table-cell office:value-type="float" office:value="2523">
                <text:p>2523</text:p>
              </table:table-cell>
              <table:table-cell office:value-type="float" office:value="1833">
                <text:p>1833</text:p>
              </table:table-cell>
              <table:table-cell office:value-type="float" office:value="1396">
                <text:p>1396</text:p>
              </table:table-cell>
              <table:table-cell office:value-type="float" office:value="21838">
                <text:p>21838</text:p>
              </table:table-cell>
              <table:table-cell office:value-type="float" office:value="6974">
                <text:p>6974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57">
                <text:p>3357</text:p>
              </table:table-cell>
              <table:table-cell office:value-type="float" office:value="2583">
                <text:p>2583</text:p>
              </table:table-cell>
              <table:table-cell office:value-type="float" office:value="1876">
                <text:p>1876</text:p>
              </table:table-cell>
              <table:table-cell office:value-type="float" office:value="1428">
                <text:p>1428</text:p>
              </table:table-cell>
              <table:table-cell office:value-type="float" office:value="22429">
                <text:p>22429</text:p>
              </table:table-cell>
              <table:table-cell office:value-type="float" office:value="7151">
                <text:p>715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36">
                <text:p>3436</text:p>
              </table:table-cell>
              <table:table-cell office:value-type="float" office:value="2643">
                <text:p>2643</text:p>
              </table:table-cell>
              <table:table-cell office:value-type="float" office:value="1922">
                <text:p>1922</text:p>
              </table:table-cell>
              <table:table-cell office:value-type="float" office:value="1460">
                <text:p>1460</text:p>
              </table:table-cell>
              <table:table-cell office:value-type="float" office:value="22962">
                <text:p>22962</text:p>
              </table:table-cell>
              <table:table-cell office:value-type="float" office:value="7315">
                <text:p>7315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16">
                <text:p>3516</text:p>
              </table:table-cell>
              <table:table-cell office:value-type="float" office:value="2703">
                <text:p>2703</text:p>
              </table:table-cell>
              <table:table-cell office:value-type="float" office:value="1965">
                <text:p>1965</text:p>
              </table:table-cell>
              <table:table-cell office:value-type="float" office:value="1492">
                <text:p>1492</text:p>
              </table:table-cell>
              <table:table-cell office:value-type="float" office:value="23512">
                <text:p>23512</text:p>
              </table:table-cell>
              <table:table-cell office:value-type="float" office:value="7484">
                <text:p>7484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94">
                <text:p>3594</text:p>
              </table:table-cell>
              <table:table-cell office:value-type="float" office:value="2767">
                <text:p>2767</text:p>
              </table:table-cell>
              <table:table-cell office:value-type="float" office:value="2006">
                <text:p>2006</text:p>
              </table:table-cell>
              <table:table-cell office:value-type="float" office:value="1525">
                <text:p>1525</text:p>
              </table:table-cell>
              <table:table-cell office:value-type="float" office:value="24036">
                <text:p>24036</text:p>
              </table:table-cell>
              <table:table-cell office:value-type="float" office:value="7644">
                <text:p>764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73">
                <text:p>3673</text:p>
              </table:table-cell>
              <table:table-cell office:value-type="float" office:value="2824">
                <text:p>2824</text:p>
              </table:table-cell>
              <table:table-cell office:value-type="float" office:value="2050">
                <text:p>2050</text:p>
              </table:table-cell>
              <table:table-cell office:value-type="float" office:value="1558">
                <text:p>1558</text:p>
              </table:table-cell>
              <table:table-cell office:value-type="float" office:value="24596">
                <text:p>24596</text:p>
              </table:table-cell>
              <table:table-cell office:value-type="float" office:value="7807">
                <text:p>780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52">
                <text:p>3752</text:p>
              </table:table-cell>
              <table:table-cell office:value-type="float" office:value="2881">
                <text:p>2881</text:p>
              </table:table-cell>
              <table:table-cell office:value-type="float" office:value="2092">
                <text:p>2092</text:p>
              </table:table-cell>
              <table:table-cell office:value-type="float" office:value="1589">
                <text:p>1589</text:p>
              </table:table-cell>
              <table:table-cell office:value-type="float" office:value="25063">
                <text:p>25063</text:p>
              </table:table-cell>
              <table:table-cell office:value-type="float" office:value="7970">
                <text:p>797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30">
                <text:p>3830</text:p>
              </table:table-cell>
              <table:table-cell office:value-type="float" office:value="2940">
                <text:p>2940</text:p>
              </table:table-cell>
              <table:table-cell office:value-type="float" office:value="2133">
                <text:p>2133</text:p>
              </table:table-cell>
              <table:table-cell office:value-type="float" office:value="1620">
                <text:p>1620</text:p>
              </table:table-cell>
              <table:table-cell office:value-type="float" office:value="25596">
                <text:p>25596</text:p>
              </table:table-cell>
              <table:table-cell office:value-type="float" office:value="8148">
                <text:p>814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1">
                <text:p>3911</text:p>
              </table:table-cell>
              <table:table-cell office:value-type="float" office:value="3003">
                <text:p>3003</text:p>
              </table:table-cell>
              <table:table-cell office:value-type="float" office:value="2175">
                <text:p>2175</text:p>
              </table:table-cell>
              <table:table-cell office:value-type="float" office:value="1652">
                <text:p>1652</text:p>
              </table:table-cell>
              <table:table-cell office:value-type="float" office:value="26136">
                <text:p>26136</text:p>
              </table:table-cell>
              <table:table-cell office:value-type="float" office:value="8326">
                <text:p>832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86">
                <text:p>3986</text:p>
              </table:table-cell>
              <table:table-cell office:value-type="float" office:value="3061">
                <text:p>3061</text:p>
              </table:table-cell>
              <table:table-cell office:value-type="float" office:value="2217">
                <text:p>2217</text:p>
              </table:table-cell>
              <table:table-cell office:value-type="float" office:value="1688">
                <text:p>1688</text:p>
              </table:table-cell>
              <table:table-cell office:value-type="float" office:value="26646">
                <text:p>26646</text:p>
              </table:table-cell>
              <table:table-cell office:value-type="float" office:value="8490">
                <text:p>849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65">
                <text:p>4065</text:p>
              </table:table-cell>
              <table:table-cell office:value-type="float" office:value="3126">
                <text:p>3126</text:p>
              </table:table-cell>
              <table:table-cell office:value-type="float" office:value="2261">
                <text:p>2261</text:p>
              </table:table-cell>
              <table:table-cell office:value-type="float" office:value="1721">
                <text:p>1721</text:p>
              </table:table-cell>
              <table:table-cell office:value-type="float" office:value="27179">
                <text:p>27179</text:p>
              </table:table-cell>
              <table:table-cell office:value-type="float" office:value="8656">
                <text:p>8656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42">
                <text:p>4142</text:p>
              </table:table-cell>
              <table:table-cell office:value-type="float" office:value="3186">
                <text:p>3186</text:p>
              </table:table-cell>
              <table:table-cell office:value-type="float" office:value="2303">
                <text:p>2303</text:p>
              </table:table-cell>
              <table:table-cell office:value-type="float" office:value="1754">
                <text:p>1754</text:p>
              </table:table-cell>
              <table:table-cell office:value-type="float" office:value="27675">
                <text:p>27675</text:p>
              </table:table-cell>
              <table:table-cell office:value-type="float" office:value="8811">
                <text:p>8811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18">
                <text:p>4218</text:p>
              </table:table-cell>
              <table:table-cell office:value-type="float" office:value="3246">
                <text:p>3246</text:p>
              </table:table-cell>
              <table:table-cell office:value-type="float" office:value="2345">
                <text:p>2345</text:p>
              </table:table-cell>
              <table:table-cell office:value-type="float" office:value="1785">
                <text:p>1785</text:p>
              </table:table-cell>
              <table:table-cell office:value-type="float" office:value="28169">
                <text:p>28169</text:p>
              </table:table-cell>
              <table:table-cell office:value-type="float" office:value="8974">
                <text:p>8974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98">
                <text:p>4298</text:p>
              </table:table-cell>
              <table:table-cell office:value-type="float" office:value="3306">
                <text:p>3306</text:p>
              </table:table-cell>
              <table:table-cell office:value-type="float" office:value="2386">
                <text:p>2386</text:p>
              </table:table-cell>
              <table:table-cell office:value-type="float" office:value="1816">
                <text:p>1816</text:p>
              </table:table-cell>
              <table:table-cell office:value-type="float" office:value="28686">
                <text:p>28686</text:p>
              </table:table-cell>
              <table:table-cell office:value-type="float" office:value="9142">
                <text:p>9142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72">
                <text:p>4372</text:p>
              </table:table-cell>
              <table:table-cell office:value-type="float" office:value="3363">
                <text:p>3363</text:p>
              </table:table-cell>
              <table:table-cell office:value-type="float" office:value="2428">
                <text:p>2428</text:p>
              </table:table-cell>
              <table:table-cell office:value-type="float" office:value="1848">
                <text:p>1848</text:p>
              </table:table-cell>
              <table:table-cell office:value-type="float" office:value="29273">
                <text:p>29273</text:p>
              </table:table-cell>
              <table:table-cell office:value-type="float" office:value="9313">
                <text:p>9313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8">
                <text:p>4448</text:p>
              </table:table-cell>
              <table:table-cell office:value-type="float" office:value="3422">
                <text:p>3422</text:p>
              </table:table-cell>
              <table:table-cell office:value-type="float" office:value="2472">
                <text:p>2472</text:p>
              </table:table-cell>
              <table:table-cell office:value-type="float" office:value="1880">
                <text:p>1880</text:p>
              </table:table-cell>
              <table:table-cell office:value-type="float" office:value="29769">
                <text:p>29769</text:p>
              </table:table-cell>
              <table:table-cell office:value-type="float" office:value="9491">
                <text:p>9491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9">
                <text:p>4529</text:p>
              </table:table-cell>
              <table:table-cell office:value-type="float" office:value="3483">
                <text:p>3483</text:p>
              </table:table-cell>
              <table:table-cell office:value-type="float" office:value="2516">
                <text:p>2516</text:p>
              </table:table-cell>
              <table:table-cell office:value-type="float" office:value="1913">
                <text:p>1913</text:p>
              </table:table-cell>
              <table:table-cell office:value-type="float" office:value="30334">
                <text:p>30334</text:p>
              </table:table-cell>
              <table:table-cell office:value-type="float" office:value="9656">
                <text:p>9656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08">
                <text:p>4608</text:p>
              </table:table-cell>
              <table:table-cell office:value-type="float" office:value="3541">
                <text:p>3541</text:p>
              </table:table-cell>
              <table:table-cell office:value-type="float" office:value="2560">
                <text:p>2560</text:p>
              </table:table-cell>
              <table:table-cell office:value-type="float" office:value="1948">
                <text:p>1948</text:p>
              </table:table-cell>
              <table:table-cell office:value-type="float" office:value="30874">
                <text:p>30874</text:p>
              </table:table-cell>
              <table:table-cell office:value-type="float" office:value="9827">
                <text:p>982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83">
                <text:p>4683</text:p>
              </table:table-cell>
              <table:table-cell office:value-type="float" office:value="3601">
                <text:p>3601</text:p>
              </table:table-cell>
              <table:table-cell office:value-type="float" office:value="2602">
                <text:p>2602</text:p>
              </table:table-cell>
              <table:table-cell office:value-type="float" office:value="1978">
                <text:p>1978</text:p>
              </table:table-cell>
              <table:table-cell office:value-type="float" office:value="31361">
                <text:p>31361</text:p>
              </table:table-cell>
              <table:table-cell office:value-type="float" office:value="9996">
                <text:p>9996</text:p>
              </table:table-cell>
              <table:table-cell office:value-type="float" office:value="2615">
                <text:p>2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